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onsolas1" svg:font-family="Consolas"/>
    <style:font-face style:name="Source Code Pro1" svg:font-family="'Source Code Pro'"/>
    <style:font-face style:name="Calibri1" svg:font-family="Calibri" style:font-pitch="variable"/>
    <style:font-face style:name="Consolas" svg:font-family="Consolas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cccccc" draw:textarea-horizontal-align="justify" draw:textarea-vertical-align="middle" draw:auto-grow-height="false" fo:min-height="1.15cm" fo:min-width="5.1cm"/>
      <style:paragraph-properties style:writing-mode="lr-tb"/>
    </style:style>
    <style:style style:name="gr2" style:family="graphic" style:parent-style-name="standard">
      <style:graphic-properties svg:stroke-color="#ffffff" draw:fill-color="#cccccc" draw:textarea-horizontal-align="justify" draw:textarea-vertical-align="middle" draw:auto-grow-height="false" fo:min-height="1.35cm" fo:min-width="5.1cm"/>
    </style:style>
    <style:style style:name="gr3" style:family="graphic" style:parent-style-name="standard">
      <style:graphic-properties svg:stroke-color="#ffb66c" draw:fill-color="#b85c00" draw:textarea-horizontal-align="justify" draw:textarea-vertical-align="middle" draw:auto-grow-height="false" fo:min-height="0.75cm" fo:min-width="1.7cm"/>
    </style:style>
    <style:style style:name="gr4" style:family="graphic" style:parent-style-name="standard">
      <style:graphic-properties svg:stroke-color="#cccccc" draw:fill-color="#00a933" draw:textarea-horizontal-align="justify" draw:textarea-vertical-align="middle" draw:auto-grow-height="false" fo:min-height="0.75cm" fo:min-width="1.7cm"/>
      <style:paragraph-properties style:writing-mode="lr-tb"/>
    </style:style>
    <style:style style:name="gr5" style:family="graphic" style:parent-style-name="standard">
      <style:graphic-properties svg:stroke-color="#cccccc" draw:fill-color="#2a6099" draw:textarea-horizontal-align="justify" draw:textarea-vertical-align="middle" draw:auto-grow-height="false" fo:min-height="0.75cm" fo:min-width="1.7cm"/>
      <style:paragraph-properties style:writing-mode="lr-tb"/>
    </style:style>
    <style:style style:name="gr6" style:family="graphic" style:parent-style-name="objectwithoutfill">
      <style:graphic-properties svg:stroke-color="#111111" draw:marker-end="Arrow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5cm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974cm"/>
      <style:paragraph-properties style:writing-mode="lr-tb"/>
    </style:style>
    <style:style style:name="gr12" style:family="graphic" style:parent-style-name="standard">
      <style:graphic-properties svg:stroke-color="#ffffff" draw:fill-color="#cccccc" draw:textarea-horizontal-align="justify" draw:textarea-vertical-align="middle" draw:auto-grow-height="false" fo:min-height="2.35cm" fo:min-width="2.1cm"/>
      <style:paragraph-properties style:writing-mode="lr-tb"/>
    </style:style>
    <style:style style:name="gr13" style:family="graphic" style:parent-style-name="standard">
      <style:graphic-properties svg:stroke-color="#ffffff" draw:fill-color="#b4c7dc" draw:textarea-horizontal-align="justify" draw:textarea-vertical-align="middle" draw:auto-grow-height="false" fo:min-height="0.55cm" fo:min-width="2.1cm"/>
      <style:paragraph-properties style:writing-mode="lr-tb"/>
    </style:style>
    <style:style style:name="gr14" style:family="graphic" style:parent-style-name="standard">
      <style:graphic-properties svg:stroke-color="#ffffff" draw:fill-color="#afd095" draw:textarea-horizontal-align="justify" draw:textarea-vertical-align="middle" draw:auto-grow-height="false" fo:min-height="0.55cm" fo:min-width="2.1cm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16" style:family="graphic" style:parent-style-name="standard" style:list-style-name="L2">
      <style:graphic-properties draw:stroke="solid" svg:stroke-width="0cm" svg:stroke-color="#ffffff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svg:stroke-color="#ffffff" draw:fill-color="#cccccc" draw:textarea-horizontal-align="justify" draw:textarea-vertical-align="middle" draw:auto-grow-height="false" fo:min-height="0.75cm" fo:min-width="2.1cm"/>
      <style:paragraph-properties style:writing-mode="lr-tb"/>
    </style:style>
    <style:style style:name="gr18" style:family="graphic" style:parent-style-name="standard" style:list-style-name="L2">
      <style:graphic-properties draw:stroke="solid" svg:stroke-width="0cm" svg:stroke-color="#ffffff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0" style:family="graphic" style:parent-style-name="standard" style:list-style-name="L2">
      <style:graphic-properties draw:stroke="solid" svg:stroke-width="0cm" svg:stroke-color="#ffffff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2">
      <style:graphic-properties draw:stroke="solid" svg:stroke-width="0cm" svg:stroke-color="#ffffff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>
      <style:graphic-properties draw:stroke="solid" svg:stroke-width="0.035cm" svg:stroke-color="#ffffff" svg:stroke-opacity="0%" draw:stroke-linejoin="miter" svg:stroke-linecap="butt" draw:fill="solid" draw:fill-color="#c00000" draw:textarea-vertical-align="middle" draw:auto-grow-height="false" draw:fit-to-size="false" style:shrink-to-fit="false" fo:min-height="3.096cm" fo:min-width="2.658cm" fo:padding-top="0.125cm" fo:padding-bottom="0.125cm" fo:padding-left="0.25cm" fo:padding-right="0.25cm" fo:wrap-option="wrap"/>
    </style:style>
    <style:style style:name="gr23" style:family="graphic" style:parent-style-name="standard" style:list-style-name="L2">
      <style:graphic-properties draw:stroke="solid" svg:stroke-width="0cm" svg:stroke-color="#ffffff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33cm"/>
      <style:paragraph-properties style:writing-mode="lr-tb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3.329cm"/>
      <style:paragraph-properties style:writing-mode="lr-tb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7cm" fo:min-width="2.644cm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4.993cm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708cm"/>
      <style:paragraph-properties style:writing-mode="lr-tb"/>
    </style:style>
    <style:style style:name="gr5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7cm" fo:min-width="4.815cm"/>
      <style:paragraph-properties style:writing-mode="lr-tb"/>
    </style:style>
    <style:style style:name="gr5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>
      <style:graphic-properties svg:stroke-color="#ffffff" draw:fill-color="#cccccc" draw:textarea-horizontal-align="justify" draw:textarea-vertical-align="middle" draw:auto-grow-height="false" fo:min-height="0.55cm" fo:min-width="2.1cm"/>
      <style:paragraph-properties style:writing-mode="lr-tb"/>
    </style:style>
    <style:style style:name="gr61" style:family="graphic" style:parent-style-name="standard">
      <style:graphic-properties draw:stroke="solid"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6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4.574cm"/>
      <style:paragraph-properties style:writing-mode="lr-tb"/>
    </style:style>
    <style:style style:name="gr6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>
      <style:graphic-properties svg:stroke-color="#ffffff" draw:fill-color="#cccccc" draw:textarea-horizontal-align="justify" draw:textarea-vertical-align="middle" draw:auto-grow-height="false" fo:min-height="0.55cm" fo:min-width="1.9cm"/>
      <style:paragraph-properties style:writing-mode="lr-tb"/>
    </style:style>
    <style:style style:name="gr72" style:family="graphic" style:parent-style-name="standard">
      <style:graphic-properties svg:stroke-color="#000000" draw:marker-end="Arrow" draw:textarea-vertical-align="middle"/>
    </style:style>
    <style:style style:name="gr7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698cm"/>
      <style:paragraph-properties style:writing-mode="lr-tb"/>
    </style:style>
    <style:style style:name="gr7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8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7cm" fo:min-width="3.888cm"/>
      <style:paragraph-properties style:writing-mode="lr-tb"/>
    </style:style>
    <style:style style:name="gr9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4.472cm"/>
      <style:paragraph-properties style:writing-mode="lr-tb"/>
    </style:style>
    <style:style style:name="gr9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4.345cm"/>
      <style:paragraph-properties style:writing-mode="lr-tb"/>
    </style:style>
    <style:style style:name="gr9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7.296cm"/>
      <style:paragraph-properties style:writing-mode="lr-tb"/>
    </style:style>
    <style:style style:name="gr104" style:family="graphic" style:parent-style-name="standard">
      <style:graphic-properties draw:stroke="solid" svg:stroke-width="0.035cm" svg:stroke-color="#111111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2.872cm"/>
      <style:paragraph-properties style:writing-mode="lr-tb"/>
    </style:style>
    <style:style style:name="gr1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text-align="center" fo:text-indent="0cm" style:writing-mode="lr-tb"/>
    </style:style>
    <style:style style:name="P3" style:family="paragraph">
      <loext:graphic-properties draw:fill-color="#cccccc"/>
      <style:paragraph-properties fo:margin-left="0cm" fo:margin-right="0cm" fo:margin-top="0cm" fo:margin-bottom="0cm" fo:text-align="center" fo:text-indent="0cm" style:writing-mode="lr-tb"/>
    </style:style>
    <style:style style:name="P4" style:family="paragraph">
      <loext:graphic-properties draw:fill-color="#cccccc"/>
      <style:paragraph-properties fo:text-align="center"/>
    </style:style>
    <style:style style:name="P5" style:family="paragraph">
      <loext:graphic-properties draw:fill-color="#b85c00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00a933"/>
      <style:paragraph-properties fo:text-align="center" style:writing-mode="lr-tb"/>
    </style:style>
    <style:style style:name="P8" style:family="paragraph">
      <loext:graphic-properties draw:fill-color="#2a6099"/>
      <style:paragraph-properties fo:text-align="center" style:writing-mode="lr-tb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000000" fo:font-weight="bold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22pt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style:paragraph-properties fo:text-align="start"/>
    </style:style>
    <style:style style:name="P16" style:family="paragraph">
      <style:paragraph-properties fo:text-align="start" style:writing-mode="lr-tb"/>
      <style:text-properties fo:font-size="28pt"/>
    </style:style>
    <style:style style:name="P17" style:family="paragraph">
      <loext:graphic-properties draw:fill="none" draw:fill-color="#ffffff"/>
      <style:paragraph-properties style:writing-mode="lr-tb"/>
      <style:text-properties fo:color="#ff0000" fo:font-size="15pt" style:font-size-asian="15pt" style:font-size-complex="15pt"/>
    </style:style>
    <style:style style:name="P18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3pt"/>
    </style:style>
    <style:style style:name="P19" style:family="paragraph">
      <loext:graphic-properties draw:fill="none" draw:fill-color="#ffffff"/>
      <style:paragraph-properties style:writing-mode="lr-tb"/>
      <style:text-properties fo:color="#000000" fo:font-size="15pt" style:font-size-asian="15pt" style:font-size-complex="15pt"/>
    </style:style>
    <style:style style:name="P20" style:family="paragraph">
      <loext:graphic-properties draw:fill-color="#cccccc"/>
      <style:paragraph-properties fo:text-align="center" style:writing-mode="lr-tb"/>
    </style:style>
    <style:style style:name="P21" style:family="paragraph">
      <style:paragraph-properties fo:text-align="center" style:writing-mode="lr-tb"/>
      <style:text-properties fo:font-size="13pt" style:font-size-asian="13pt" style:font-size-complex="13pt"/>
    </style:style>
    <style:style style:name="P22" style:family="paragraph">
      <loext:graphic-properties draw:fill-color="#b4c7dc"/>
      <style:paragraph-properties fo:text-align="center" style:writing-mode="lr-tb"/>
      <style:text-properties fo:font-size="13pt" style:font-size-asian="13pt" style:font-size-complex="13pt"/>
    </style:style>
    <style:style style:name="P23" style:family="paragraph">
      <loext:graphic-properties draw:fill-color="#afd095"/>
      <style:paragraph-properties fo:text-align="center" style:writing-mode="lr-tb"/>
      <style:text-properties fo:font-size="13pt" style:font-size-asian="13pt" style:font-size-complex="13pt"/>
    </style:style>
    <style:style style:name="P24" style:family="paragraph">
      <style:paragraph-properties fo:text-align="center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3pt" style:font-size-asian="13pt" style:font-size-complex="13pt" fo:hyphenate="false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3pt" style:font-size-asian="13pt" style:font-size-complex="13pt" fo:hyphenate="false"/>
    </style:style>
    <style:style style:name="P27" style:family="paragraph">
      <loext:graphic-properties draw:fill="solid" draw:fill-color="#c00000"/>
      <style:paragraph-properties fo:text-align="center" style:font-independent-line-spacing="true"/>
      <style:text-properties fo:font-size="18pt"/>
    </style:style>
    <style:style style:name="P28" style:family="paragraph">
      <style:paragraph-properties fo:margin-left="0cm" fo:margin-right="0cm" fo:margin-top="0cm" fo:margin-bottom="0cm" fo:text-align="center" fo:text-indent="0cm" style:writing-mode="lr-tb"/>
      <style:text-properties fo:font-size="18pt"/>
    </style:style>
    <style:style style:name="P29" style:family="paragraph">
      <loext:graphic-properties draw:fill-color="#cccccc"/>
      <style:paragraph-properties fo:margin-left="0cm" fo:margin-right="0cm" fo:margin-top="0cm" fo:margin-bottom="0cm" fo:text-align="center" fo:text-indent="0cm" style:writing-mode="lr-tb"/>
      <style:text-properties fo:font-size="18pt"/>
    </style:style>
    <style:style style:name="P30" style:family="paragraph">
      <style:paragraph-properties fo:text-align="center" style:writing-mode="lr-tb"/>
      <style:text-properties fo:font-size="18pt"/>
    </style:style>
    <style:style style:name="P31" style:family="paragraph">
      <loext:graphic-properties draw:fill-color="#00a933"/>
      <style:paragraph-properties fo:text-align="center" style:writing-mode="lr-tb"/>
      <style:text-properties fo:font-size="18pt"/>
    </style:style>
    <style:style style:name="P32" style:family="paragraph">
      <loext:graphic-properties draw:fill-color="#2a6099"/>
      <style:paragraph-properties fo:text-align="center" style:writing-mode="lr-tb"/>
      <style:text-properties fo:font-size="18pt"/>
    </style:style>
    <style:style style:name="P33" style:family="paragraph">
      <loext:graphic-properties draw:fill="none" draw:fill-color="#ffffff"/>
      <style:paragraph-properties style:writing-mode="lr-tb"/>
      <style:text-properties fo:color="#000000" fo:font-size="18pt" fo:font-weight="bold"/>
    </style:style>
    <style:style style:name="P34" style:family="paragraph">
      <loext:graphic-properties draw:fill-color="#cccccc"/>
      <style:paragraph-properties fo:text-align="center" style:writing-mode="lr-tb"/>
      <style:text-properties fo:font-size="18pt"/>
    </style:style>
    <style:style style:name="P35" style:family="paragraph">
      <loext:graphic-properties draw:fill-color="#ffffff"/>
      <style:paragraph-properties style:writing-mode="lr-tb"/>
      <style:text-properties fo:font-size="20pt"/>
    </style:style>
    <style:style style:name="P3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fo:hyphenate="false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fo:hyphenate="false"/>
    </style:style>
    <style:style style:name="P38" style:family="paragraph">
      <loext:graphic-properties draw:fill="none" draw:fill-color="#ffffff"/>
      <style:paragraph-properties style:writing-mode="lr-tb"/>
    </style:style>
    <style:style style:name="P39" style:family="paragraph">
      <loext:graphic-properties draw:fill="none" draw:fill-color="#ffffff"/>
      <style:paragraph-properties fo:text-align="center" style:writing-mode="lr-tb"/>
      <style:text-properties fo:font-size="13pt"/>
    </style:style>
    <style:style style:name="P4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ff0000" fo:font-size="12pt" fo:hyphenate="false"/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ff0000" fo:font-size="12pt" fo:hyphenate="false"/>
    </style:style>
    <style:style style:name="P4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P43" style:family="paragraph">
      <style:paragraph-properties fo:margin-left="0cm" fo:margin-right="0cm" fo:margin-top="0cm" fo:margin-bottom="0cm" fo:line-height="100%" fo:text-align="start" fo:text-indent="1.27cm" style:punctuation-wrap="hanging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P44" style:family="paragraph">
      <style:paragraph-properties fo:margin-left="1.27cm" fo:margin-right="0cm" fo:margin-top="0cm" fo:margin-bottom="0cm" fo:line-height="100%" fo:text-align="start" fo:text-indent="1.27cm" style:punctuation-wrap="hanging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P45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P4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2pt" fo:hyphenate="false"/>
    </style:style>
    <style:style style:name="P47" style:family="paragraph">
      <loext:graphic-properties draw:fill="none" draw:fill-color="#ffffff"/>
      <style:paragraph-properties style:writing-mode="lr-tb"/>
      <style:text-properties fo:font-size="13pt"/>
    </style:style>
    <style:style style:name="P48" style:family="paragraph">
      <style:paragraph-properties fo:text-align="center" style:writing-mode="lr-tb"/>
      <style:text-properties fo:font-size="18pt" style:font-size-asian="18pt" style:font-size-complex="18pt"/>
    </style:style>
    <style:style style:name="P49" style:family="paragraph">
      <loext:graphic-properties draw:fill-color="#cccccc"/>
      <style:paragraph-properties fo:text-align="center" style:writing-mode="lr-tb"/>
      <style:text-properties fo:font-size="18pt" style:font-size-asian="18pt" style:font-size-complex="18pt"/>
    </style:style>
    <style:style style:name="P50" style:family="paragraph">
      <loext:graphic-properties draw:fill="none" draw:fill-color="#ffffff"/>
      <style:paragraph-properties fo:text-align="center" style:writing-mode="lr-tb"/>
      <style:text-properties fo:font-size="10pt"/>
    </style:style>
    <style:style style:name="P51" style:family="paragraph">
      <loext:graphic-properties draw:fill="none" draw:fill-color="#ffffff"/>
      <style:paragraph-properties fo:text-align="center" style:writing-mode="lr-tb"/>
      <style:text-properties fo:font-size="15pt"/>
    </style:style>
    <style:style style:name="P52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53" style:family="paragraph">
      <style:paragraph-properties fo:text-align="center"/>
      <style:text-properties fo:font-size="13pt"/>
    </style:style>
    <style:style style:name="P54" style:family="paragraph">
      <loext:graphic-properties draw:fill="none" draw:fill-color="#ffffff"/>
      <style:paragraph-properties fo:text-align="center"/>
      <style:text-properties fo:font-size="13pt"/>
    </style:style>
    <style:style style:name="P55" style:family="paragraph">
      <style:text-properties fo:color="#ff0000"/>
    </style:style>
    <style:style style:name="P56" style:family="paragraph">
      <style:text-properties fo:color="#000000"/>
    </style:style>
    <style:style style:name="T1" style:family="text">
      <style:text-properties fo:color="#000000" fo:font-weight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nsolas1" fo:font-size="13pt" fo:letter-spacing="normal" fo:font-style="italic" style:text-underline-style="solid" style:text-underline-width="auto" style:text-underline-color="font-color" fo:font-weight="bold" style:font-name-asian="Consolas1" style:font-size-asian="13pt" style:font-style-asian="italic" style:font-weight-asian="bold" style:font-name-complex="Consolas1" style:font-size-complex="13pt" style:font-style-complex="italic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Source Code Pro1" fo:font-size="13pt" fo:letter-spacing="normal" fo:font-style="normal" style:text-underline-style="none" fo:font-weight="normal" style:font-name-asian="Source Code Pro1" style:font-size-asian="13pt" style:font-style-asian="normal" style:font-weight-asian="normal" style:font-name-complex="Source Code Pro1" style:font-size-complex="13pt" style:font-style-complex="normal" style:font-weight-complex="normal"/>
    </style:style>
    <style:style style:name="T4" style:family="text">
      <style:text-properties fo:font-variant="normal" fo:text-transform="none" fo:color="#ff0000" style:text-line-through-style="none" style:text-line-through-type="none" style:text-position="0% 100%" style:font-name="Consolas1" fo:font-size="13pt" fo:letter-spacing="normal" fo:font-style="normal" style:text-underline-style="none" fo:font-weight="normal" style:font-name-asian="Consolas1" style:font-size-asian="13pt" style:font-style-asian="normal" style:font-weight-asian="normal" style:font-name-complex="Consolas1" style:font-size-complex="13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nsolas1" fo:font-size="13pt" fo:letter-spacing="normal" fo:font-style="normal" style:text-underline-style="none" fo:font-weight="normal" style:font-name-asian="Consolas1" style:font-size-asian="13pt" style:font-style-asian="normal" style:font-weight-asian="normal" style:font-name-complex="Consolas1" style:font-size-complex="13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Source Code Pro1" fo:font-size="22pt" fo:letter-spacing="normal" fo:font-style="normal" style:text-underline-style="none" fo:font-weight="normal" style:font-name-asian="Source Code Pro1" style:font-size-asian="22pt" style:font-style-asian="normal" style:font-weight-asian="normal" style:font-name-complex="Source Code Pro1" style:font-size-complex="22pt" style:font-style-complex="normal" style:font-weight-complex="normal"/>
    </style:style>
    <style:style style:name="T7" style:family="text">
      <style:text-properties fo:font-size="28pt"/>
    </style:style>
    <style:style style:name="T8" style:family="text">
      <style:text-properties fo:color="#ff0000" fo:font-size="15pt" style:font-size-asian="15pt" style:font-size-complex="15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nsolas1" fo:font-size="13pt" fo:letter-spacing="normal" fo:font-style="italic" style:text-underline-style="solid" style:text-underline-width="auto" style:text-underline-color="font-color" fo:font-weight="bold" style:font-name-asian="Consolas1" style:font-size-asian="22pt" style:font-style-asian="italic" style:font-weight-asian="bold" style:font-name-complex="Consolas1" style:font-size-complex="22pt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nsolas1" fo:font-size="13pt" fo:letter-spacing="normal" fo:font-style="normal" style:text-underline-style="none" fo:font-weight="normal" style:font-name-asian="Consolas1" style:font-size-asian="22pt" style:font-style-asian="normal" style:font-weight-asian="normal" style:font-name-complex="Consolas1" style:font-size-complex="22pt" style:font-style-complex="normal" style:font-weight-complex="normal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Consolas1" fo:font-size="13pt" fo:letter-spacing="normal" fo:font-style="normal" style:text-underline-style="none" fo:font-weight="normal" style:font-name-asian="Consolas1" style:font-size-asian="22pt" style:font-style-asian="normal" style:font-weight-asian="normal" style:font-name-complex="Consolas1" style:font-size-complex="22pt" style:font-style-complex="normal" style:font-weight-complex="normal"/>
    </style:style>
    <style:style style:name="T12" style:family="text">
      <style:text-properties fo:color="#000000" fo:font-size="15pt" style:font-size-asian="15pt" style:font-size-complex="15pt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Consolas1" fo:font-size="13pt" fo:letter-spacing="normal" fo:language="pt" fo:country="BR" fo:font-style="normal" style:text-underline-style="none" fo:font-weight="normal" style:font-name-asian="Consolas1" style:font-size-asian="13pt" style:font-style-asian="normal" style:font-weight-asian="normal" style:font-name-complex="Consolas1" style:font-size-complex="13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nsolas1" fo:font-size="13pt" fo:letter-spacing="normal" fo:language="pt" fo:country="BR" fo:font-style="normal" style:text-underline-style="none" fo:font-weight="normal" style:font-name-asian="Consolas1" style:font-size-asian="13pt" style:font-style-asian="normal" style:font-weight-asian="normal" style:font-name-complex="Consolas1" style:font-size-complex="13pt" style:font-style-complex="normal" style:font-weight-complex="normal"/>
    </style:style>
    <style:style style:name="T16" style:family="text">
      <style:text-properties fo:font-size="18pt"/>
    </style:style>
    <style:style style:name="T17" style:family="text">
      <style:text-properties fo:color="#000000" fo:font-size="18pt" fo:font-weight="bold"/>
    </style:style>
    <style:style style:name="T18" style:family="text">
      <style:text-properties fo:font-variant="normal" fo:text-transform="none" fo:color="#ff0000" style:text-line-through-style="none" style:text-line-through-type="none" style:text-position="0% 100%" style:font-name="Consolas1" fo:font-size="12pt" fo:letter-spacing="normal" fo:language="en" fo:country="none" fo:font-style="normal" style:text-underline-style="none" fo:font-weight="normal" style:font-name-asian="Consolas1" style:font-size-asian="14pt" style:font-style-asian="normal" style:font-weight-asian="normal" style:font-name-complex="Consolas1" style:font-size-complex="14pt" style:font-style-complex="normal" style:font-weight-complex="normal"/>
    </style:style>
    <style:style style:name="T19" style:family="text">
      <style:text-properties fo:font-variant="normal" fo:text-transform="none" fo:color="#c00000" style:text-line-through-style="none" style:text-line-through-type="none" style:text-position="0% 100%" style:font-name="Consolas1" fo:font-size="12pt" fo:letter-spacing="normal" fo:language="en" fo:country="none" fo:font-style="normal" style:text-underline-style="none" fo:font-weight="normal" style:font-name-asian="Consolas1" style:font-size-asian="14pt" style:font-style-asian="normal" style:font-weight-asian="normal" style:font-name-complex="Consolas1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nsolas1" fo:font-size="12pt" fo:letter-spacing="normal" fo:language="en" fo:country="none" fo:font-style="normal" style:text-underline-style="none" fo:font-weight="normal" style:font-name-asian="Consolas1" style:font-size-asian="14pt" style:font-style-asian="normal" style:font-weight-asian="normal" style:font-name-complex="Consolas1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12pt" fo:letter-spacing="normal" fo:language="pt" fo:country="BR" fo:font-style="normal" fo:text-shadow="none" style:text-underline-style="none" fo:font-weight="normal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12pt" fo:letter-spacing="normal" fo:language="en" fo:country="none" fo:font-style="normal" fo:text-shadow="none" style:text-underline-style="none" fo:font-weight="normal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nsolas1" fo:font-size="12pt" fo:letter-spacing="normal" fo:language="pt" fo:country="BR" fo:font-style="normal" style:text-underline-style="none" fo:font-weight="normal" style:font-name-asian="Consolas1" style:font-size-asian="14pt" style:font-style-asian="normal" style:font-weight-asian="normal" style:font-name-complex="Consolas1" style:font-size-complex="14pt" style:font-style-complex="normal" style:font-weight-complex="normal"/>
    </style:style>
    <style:style style:name="T24" style:family="text">
      <style:text-properties fo:font-variant="normal" fo:text-transform="none" fo:color="#ff0000" style:text-outline="false" style:text-line-through-style="none" style:text-line-through-type="none" style:text-position="0% 100%" style:font-name="Consolas1" fo:font-size="12pt" fo:letter-spacing="normal" fo:language="pt" fo:country="BR" fo:font-style="normal" fo:text-shadow="none" style:text-underline-style="none" fo:font-weight="normal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0000" style:text-outline="false" style:text-line-through-style="none" style:text-line-through-type="none" style:text-position="0% 100%" style:font-name="Consolas1" fo:font-size="12pt" fo:letter-spacing="normal" fo:language="en" fo:country="none" fo:font-style="normal" fo:text-shadow="none" style:text-underline-style="none" fo:font-weight="normal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3pt"/>
    </style:style>
    <style:style style:name="T27" style:family="text">
      <style:text-properties fo:font-variant="normal" fo:text-transform="none" fo:color="#ff0000" style:text-line-through-style="none" style:text-line-through-type="none" style:text-position="0% 100%" style:font-name="Consolas1" fo:font-size="12pt" fo:letter-spacing="normal" fo:language="pt" fo:country="BR" fo:font-style="normal" style:text-underline-style="none" fo:font-weight="normal" style:font-name-asian="Consolas1" style:font-size-asian="14pt" style:font-style-asian="normal" style:font-weight-asian="normal" style:font-name-complex="Consolas1" style:font-size-complex="1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nsolas1" fo:font-size="12pt" fo:letter-spacing="normal" fo:language="pt" fo:country="BR" fo:font-style="normal" style:text-underline-style="none" fo:font-weight="normal" style:font-name-asian="Consolas1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style:font-name-asian="Consolas1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onsolas1" fo:font-size="13pt" fo:letter-spacing="normal" fo:font-style="italic" style:text-underline-style="solid" style:text-underline-width="auto" style:text-underline-color="font-color" fo:font-weight="bold" style:font-name-asian="Consolas1" style:font-size-asian="20pt" style:font-style-asian="italic" style:font-weight-asian="bold" style:font-name-complex="Consolas1" style:font-size-complex="20pt" style:font-style-complex="italic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nsolas1" fo:font-size="13pt" fo:letter-spacing="normal" fo:font-style="normal" style:text-underline-style="none" fo:font-weight="normal" style:font-name-asian="Consolas1" style:font-size-asian="20pt" style:font-style-asian="normal" style:font-weight-asian="normal" style:font-name-complex="Consolas1" style:font-size-complex="20pt" style:font-style-complex="normal" style:font-weight-complex="normal"/>
    </style:style>
    <style:style style:name="T32" style:family="text">
      <style:text-properties fo:font-variant="normal" fo:text-transform="none" fo:color="#ff0000" style:text-line-through-style="none" style:text-line-through-type="none" style:text-position="0% 100%" style:font-name="Consolas1" fo:font-size="13pt" fo:letter-spacing="normal" fo:font-style="normal" style:text-underline-style="none" fo:font-weight="normal" style:font-name-asian="Consolas1" style:font-size-asian="20pt" style:font-style-asian="normal" style:font-weight-asian="normal" style:font-name-complex="Consolas1" style:font-size-complex="20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Source Code Pro1" fo:font-size="13pt" fo:letter-spacing="normal" fo:font-style="normal" style:text-underline-style="none" fo:font-weight="normal" style:font-name-asian="Source Code Pro1" style:font-size-asian="20pt" style:font-style-asian="normal" style:font-weight-asian="normal" style:font-name-complex="Source Code Pro1" style:font-size-complex="20pt" style:font-style-complex="normal" style:font-weight-complex="normal"/>
    </style:style>
    <style:style style:name="T34" style:family="text">
      <style:text-properties fo:font-size="18pt" style:font-size-asian="18pt" style:font-size-complex="18pt"/>
    </style:style>
    <style:style style:name="T35" style:family="text">
      <style:text-properties fo:font-size="10pt"/>
    </style:style>
    <style:style style:name="T36" style:family="text">
      <style:text-properties fo:font-size="15pt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nsolas1" fo:font-size="20pt" fo:letter-spacing="normal" fo:font-style="normal" style:text-underline-style="none" fo:font-weight="normal" style:font-name-asian="Consolas1" style:font-size-asian="20pt" style:font-style-asian="normal" style:font-weight-asian="normal" style:font-name-complex="Consolas1" style:font-size-complex="20pt" style:font-style-complex="normal" style:font-weight-complex="normal"/>
    </style:style>
    <style:style style:name="T38" style:family="text">
      <style:text-properties fo:font-variant="normal" fo:text-transform="none" fo:color="#274e13" style:text-line-through-style="none" style:text-line-through-type="none" style:text-position="0% 100%" style:font-name="Consolas1" fo:font-size="13pt" fo:letter-spacing="normal" fo:font-style="normal" style:text-underline-style="none" fo:font-weight="normal" style:font-name-asian="Consolas1" style:font-size-asian="20pt" style:font-style-asian="normal" style:font-weight-asian="normal" style:font-name-complex="Consolas1" style:font-size-complex="20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Source Code Pro1" fo:font-size="13pt" fo:letter-spacing="normal" fo:font-style="normal" style:text-underline-style="none" fo:font-weight="normal" style:font-name-asian="Source Code Pro1" style:font-size-asian="22pt" style:font-style-asian="normal" style:font-weight-asian="normal" style:font-name-complex="Source Code Pro1" style:font-size-complex="22pt" style:font-style-complex="normal" style:font-weight-complex="normal"/>
    </style:style>
    <style:style style:name="T40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c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Exercício 1 - Passo 0. Criar lista</text:p>
          </draw:text-box>
        </draw:frame>
        <draw:custom-shape draw:style-name="gr1" draw:text-style-name="P3" draw:layer="layout" svg:width="5.6cm" svg:height="1.4cm" svg:x="10.8cm" svg:y="6.4cm">
          <text:p text:style-name="P2">List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0.8cm" svg:y="7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2cm" svg:height="1cm" svg:x="11.1cm" svg:y="8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2cm" svg:height="1cm" svg:x="11.1cm" svg:y="8.1cm">
          <text:p text:style-name="P6">Início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cm" svg:height="1cm" svg:x="13.9cm" svg:y="8.1cm">
          <text:p text:style-name="P6">Fim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12.2cm" svg:y1="9.1cm" svg:x2="13.2cm" svg:y2="12.4cm">
          <text:p/>
        </draw:line>
        <draw:frame draw:style-name="gr7" draw:text-style-name="P10" draw:layer="layout" svg:width="2.195cm" svg:height="0.962cm" svg:x="12.6cm" svg:y="12.4cm">
          <draw:text-box>
            <text:p><text:span text:style-name="T1">NULL</text:span></text:p>
          </draw:text-box>
        </draw:frame>
        <draw:frame draw:name="Google Shape;766;p55" draw:style-name="gr8" draw:text-style-name="P13" draw:layer="layout" svg:width="7.267cm" svg:height="5.877cm" svg:x="1.2cm" svg:y="3.257cm">
          <draw:text-box>
            <text:p text:style-name="P11"><text:span text:style-name="T2">criarLista():</text:span><text:span text:style-name="T3"><text:line-break/></text:span><text:span text:style-name="T4">inicio ← NULO;</text:span><text:span text:style-name="T5"><text:line-break/></text:span><text:span text:style-name="T5">fim ← NULO;</text:span></text:p>
            <text:p text:style-name="P11"><text:span text:style-name="T5"><text:line-break/></text:span><text:span text:style-name="T5">tamanho ← 0;</text:span></text:p>
            <text:p text:style-name="P12"><text:span text:style-name="T6"/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0. </text:span><text:span text:style-name="T7">Criar lista</text:span></text:p>
          </draw:text-box>
        </draw:frame>
        <draw:custom-shape draw:style-name="gr1" draw:text-style-name="P3" draw:layer="layout" svg:width="5.6cm" svg:height="1.4cm" svg:x="10.8cm" svg:y="6.4cm">
          <text:p text:style-name="P2">List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0.8cm" svg:y="7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2cm" svg:height="1cm" svg:x="11.1cm" svg:y="8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2cm" svg:height="1cm" svg:x="11.1cm" svg:y="8.1cm">
          <text:p text:style-name="P6">Início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cm" svg:height="1cm" svg:x="13.9cm" svg:y="8.1cm">
          <text:p text:style-name="P6">Fim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12.2cm" svg:y1="9.1cm" svg:x2="13.2cm" svg:y2="12.4cm">
          <text:p/>
        </draw:line>
        <draw:frame draw:style-name="gr7" draw:text-style-name="P10" draw:layer="layout" svg:width="2.195cm" svg:height="0.962cm" svg:x="12.6cm" svg:y="12.4cm">
          <draw:text-box>
            <text:p><text:span text:style-name="T1">NULL</text:span></text:p>
          </draw:text-box>
        </draw:frame>
        <draw:frame draw:name="Google Shape;766;p55_0" draw:style-name="gr8" draw:text-style-name="P13" draw:layer="layout" svg:width="7.267cm" svg:height="5.877cm" svg:x="1.2cm" svg:y="3.257cm">
          <draw:text-box>
            <text:p text:style-name="P11"><text:span text:style-name="T2">criarLista():</text:span><text:span text:style-name="T3"><text:line-break/></text:span><text:span text:style-name="T5">inicio ← NULO;</text:span><text:span text:style-name="T5"><text:line-break/></text:span><text:span text:style-name="T4">fim ← NULO;</text:span></text:p>
            <text:p text:style-name="P11"><text:span text:style-name="T5"><text:line-break/></text:span><text:span text:style-name="T5">tamanho ← 0;</text:span></text:p>
            <text:p text:style-name="P12"><text:span text:style-name="T6"/></text:p>
          </draw:text-box>
        </draw:frame>
        <draw:line draw:style-name="gr10" draw:text-style-name="P9" draw:layer="layout" svg:x1="15cm" svg:y1="9.1cm" svg:x2="13.8cm" svg:y2="12.4cm">
          <text:p/>
        </draw:lin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0. </text:span><text:span text:style-name="T7">Criar lista</text:span></text:p>
          </draw:text-box>
        </draw:frame>
        <draw:custom-shape draw:style-name="gr1" draw:text-style-name="P3" draw:layer="layout" svg:width="5.6cm" svg:height="1.4cm" svg:x="10.8cm" svg:y="6.4cm">
          <text:p text:style-name="P2">List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0.8cm" svg:y="7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2cm" svg:height="1cm" svg:x="11.1cm" svg:y="8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2cm" svg:height="1cm" svg:x="11.1cm" svg:y="8.1cm">
          <text:p text:style-name="P6">Início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cm" svg:height="1cm" svg:x="13.9cm" svg:y="8.1cm">
          <text:p text:style-name="P6">Fim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12.2cm" svg:y1="9.1cm" svg:x2="13.2cm" svg:y2="12.4cm">
          <text:p/>
        </draw:line>
        <draw:frame draw:style-name="gr7" draw:text-style-name="P10" draw:layer="layout" svg:width="2.195cm" svg:height="0.962cm" svg:x="12.6cm" svg:y="12.4cm">
          <draw:text-box>
            <text:p><text:span text:style-name="T1">NULL</text:span></text:p>
          </draw:text-box>
        </draw:frame>
        <draw:frame draw:name="Google Shape;766;p55_1" draw:style-name="gr8" draw:text-style-name="P13" draw:layer="layout" svg:width="7.267cm" svg:height="5.877cm" svg:x="1.2cm" svg:y="3.257cm">
          <draw:text-box>
            <text:p text:style-name="P11"><text:span text:style-name="T2">criarLista():</text:span><text:span text:style-name="T3"><text:line-break/></text:span><text:span text:style-name="T5">inicio ← NULO;</text:span><text:span text:style-name="T5"><text:line-break/></text:span><text:span text:style-name="T5">fim ← NULO;</text:span></text:p>
            <text:p text:style-name="P11"><text:span text:style-name="T5"><text:line-break/></text:span><text:span text:style-name="T4">tamanho ← 0;</text:span></text:p>
            <text:p text:style-name="P12"><text:span text:style-name="T6"/></text:p>
          </draw:text-box>
        </draw:frame>
        <draw:line draw:style-name="gr10" draw:text-style-name="P9" draw:layer="layout" svg:x1="15cm" svg:y1="9.1cm" svg:x2="13.8cm" svg:y2="12.4cm">
          <text:p/>
        </draw:line>
        <draw:frame draw:style-name="gr11" draw:text-style-name="P17" draw:layer="layout" svg:width="3.474cm" svg:height="0.839cm" svg:x="1.355cm" svg:y="7.238cm">
          <draw:text-box>
            <text:p><text:span text:style-name="T8">tamanho = 0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1. </text:span><text:span text:style-name="T7">Inserir </text:span><text:span text:style-name="T7">ordenado o </text:span><text:span text:style-name="T7">elemento 2</text:span></text:p>
          </draw:text-box>
        </draw:frame>
        <draw:custom-shape draw:style-name="gr1" draw:text-style-name="P3" draw:layer="layout" svg:width="5.6cm" svg:height="1.4cm" svg:x="10.8cm" svg:y="6.4cm">
          <text:p text:style-name="P2">List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0.8cm" svg:y="7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2cm" svg:height="1cm" svg:x="11.1cm" svg:y="8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2cm" svg:height="1cm" svg:x="11.1cm" svg:y="8.1cm">
          <text:p text:style-name="P6">Início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cm" svg:height="1cm" svg:x="13.9cm" svg:y="8.1cm">
          <text:p text:style-name="P6">Fim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12.2cm" svg:y1="9.1cm" svg:x2="13.2cm" svg:y2="12.4cm">
          <text:p/>
        </draw:line>
        <draw:frame draw:style-name="gr7" draw:text-style-name="P10" draw:layer="layout" svg:width="2.195cm" svg:height="0.962cm" svg:x="12.6cm" svg:y="12.4cm">
          <draw:text-box>
            <text:p><text:span text:style-name="T1">NULL</text:span></text:p>
          </draw:text-box>
        </draw:frame>
        <draw:line draw:style-name="gr10" draw:text-style-name="P9" draw:layer="layout" svg:x1="15cm" svg:y1="9.1cm" svg:x2="13.8cm" svg:y2="12.4cm">
          <text:p/>
        </draw:line>
        <draw:frame draw:name="Google Shape;864;p60" draw:style-name="gr8" draw:text-style-name="P18" draw:layer="layout" svg:width="23.667cm" svg:height="9.277cm" svg:x="1.333cm" svg:y="2.923cm">
          <draw:text-box>
            <text:p text:style-name="P11"><text:span text:style-name="T2">inserirEmListaVazia</text:span><text:span text:style-name="T9">(valor):</text:span><text:span text:style-name="T10"><text:line-break/></text:span><text:span text:style-name="T11">novo ← </text:span><text:span text:style-name="T11">criar_noh(valor);</text:span><text:span text:style-name="T10"> </text:span><text:span text:style-name="T10"><text:line-break/></text:span><text:span text:style-name="T10">inicio ← novo;</text:span><text:span text:style-name="T10"><text:line-break/></text:span><text:span text:style-name="T10">fim ← novo;</text:span></text:p>
            <text:p text:style-name="P11"><text:span text:style-name="T10"><text:line-break/></text:span><text:span text:style-name="T10">tamanho ← 1;</text:span></text:p>
          </draw:text-box>
        </draw:frame>
        <draw:frame draw:style-name="gr11" draw:text-style-name="P19" draw:layer="layout" svg:width="3.474cm" svg:height="0.839cm" svg:x="1.355cm" svg:y="7.238cm">
          <draw:text-box>
            <text:p><text:span text:style-name="T12">tamanho = 0</text:span></text:p>
          </draw:text-box>
        </draw:frame>
        <draw:custom-shape draw:style-name="gr12" draw:text-style-name="P20" draw:layer="layout" svg:width="2.6cm" svg:height="2.6cm" svg:x="19.8cm" svg:y="7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9.8cm" svg:y="7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9.8cm" svg:y="8.8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1.2cm" svg:y1="9.6cm" svg:x2="21.2cm" svg:y2="11.8cm">
          <text:p/>
        </draw:line>
        <draw:frame draw:style-name="gr7" draw:text-style-name="P10" draw:layer="layout" svg:width="2.195cm" svg:height="0.962cm" svg:x="20.005cm" svg:y="11.638cm">
          <draw:text-box>
            <text:p><text:span text:style-name="T1">NUL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draw:frame draw:name="Google Shape;864;p60_0" draw:style-name="gr8" draw:text-style-name="P18" draw:layer="layout" svg:width="23.667cm" svg:height="9.277cm" svg:x="1.333cm" svg:y="2.923cm">
          <draw:text-box>
            <text:p text:style-name="P11"><text:span text:style-name="T2">inserirEmListaVazia</text:span><text:span text:style-name="T9">(valor):</text:span><text:span text:style-name="T10"><text:line-break/></text:span><text:span text:style-name="T10">novo ← </text:span><text:span text:style-name="T10">criar_noh(valor); </text:span><text:span text:style-name="T10"><text:line-break/></text:span><text:span text:style-name="T11">inicio ← novo;</text:span><text:span text:style-name="T10"><text:line-break/></text:span><text:span text:style-name="T10">fim ← novo;</text:span></text:p>
            <text:p text:style-name="P11"><text:span text:style-name="T10"><text:line-break/></text:span><text:span text:style-name="T10">tamanho ← 1;</text:span></text:p>
          </draw:text-box>
        </draw:frame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1. </text:span><text:span text:style-name="T7">Inserir </text:span><text:span text:style-name="T7">ordenado o </text:span><text:span text:style-name="T7">elemento 2</text:span></text:p>
          </draw:text-box>
        </draw:frame>
        <draw:custom-shape draw:style-name="gr1" draw:text-style-name="P3" draw:layer="layout" svg:width="5.6cm" svg:height="1.4cm" svg:x="10.8cm" svg:y="3.238cm">
          <text:p text:style-name="P2">List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0.8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2cm" svg:height="1cm" svg:x="11.1cm" svg:y="4.938cm">
          <text:p text:style-name="P6">Início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cm" svg:height="1cm" svg:x="13.9cm" svg:y="4.938cm">
          <text:p text:style-name="P6">Fim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12.2cm" svg:y1="5.938cm" svg:x2="12.2cm" svg:y2="8.6cm">
          <text:p/>
        </draw:line>
        <draw:frame draw:style-name="gr7" draw:text-style-name="P10" xml:id="id2" draw:id="id2" draw:layer="layout" svg:width="2.195cm" svg:height="0.962cm" svg:x="13.8cm" svg:y="8cm">
          <draw:text-box>
            <text:p><text:span text:style-name="T1">NULL</text:span></text:p>
          </draw:text-box>
        </draw:frame>
        <draw:line draw:style-name="gr10" draw:text-style-name="P9" draw:layer="layout" svg:x1="15cm" svg:y1="5.938cm" svg:x2="15cm" svg:y2="8cm">
          <text:p/>
        </draw:line>
        <draw:frame draw:style-name="gr11" draw:text-style-name="P19" draw:layer="layout" svg:width="3.474cm" svg:height="0.839cm" svg:x="1.355cm" svg:y="7.238cm">
          <draw:text-box>
            <text:p><text:span text:style-name="T12">tamanho = 0</text:span></text:p>
          </draw:text-box>
        </draw:frame>
        <draw:custom-shape draw:style-name="gr12" draw:text-style-name="P20" draw:layer="layout" svg:width="2.6cm" svg:height="2.6cm" svg:x="10.942cm" svg:y="8.522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0.9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1" draw:id="id1" draw:layer="layout" svg:width="2.6cm" svg:height="0.8cm" svg:x="10.9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12.242cm" svg:y1="11.122cm" svg:x2="14.897cm" svg:y2="8.962cm" draw:start-shape="id1" draw:start-glue-point="2" draw:end-shape="id2" draw:end-glue-point="2" svg:d="M12242 11122v501h2655v-2661" svg:viewBox="0 0 2656 2662">
          <text:p/>
        </draw:connector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frame draw:name="Google Shape;864;p60_1" draw:style-name="gr8" draw:text-style-name="P18" draw:layer="layout" svg:width="23.667cm" svg:height="9.277cm" svg:x="1.333cm" svg:y="2.923cm">
          <draw:text-box>
            <text:p text:style-name="P11"><text:span text:style-name="T2">inserirEmListaVazia</text:span><text:span text:style-name="T9">(valor):</text:span><text:span text:style-name="T10"><text:line-break/></text:span><text:span text:style-name="T10">novo ← criar_noh(valor); </text:span><text:span text:style-name="T10"><text:line-break/></text:span><text:span text:style-name="T10">inicio ← novo;</text:span><text:span text:style-name="T10"><text:line-break/></text:span><text:span text:style-name="T11">fim ← novo;</text:span></text:p>
            <text:p text:style-name="P11"><text:span text:style-name="T10"><text:line-break/></text:span><text:span text:style-name="T10">tamanho ← 1;</text:span></text:p>
          </draw:text-box>
        </draw:frame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1. Inserir ordenado o elemento 2</text:span></text:p>
          </draw:text-box>
        </draw:frame>
        <draw:custom-shape draw:style-name="gr1" draw:text-style-name="P3" draw:layer="layout" svg:width="5.6cm" svg:height="1.4cm" svg:x="10.8cm" svg:y="3.238cm">
          <text:p text:style-name="P2">List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0.8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2cm" svg:height="1cm" svg:x="11.1cm" svg:y="4.938cm">
          <text:p text:style-name="P6">Início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cm" svg:height="1cm" svg:x="13.9cm" svg:y="4.938cm">
          <text:p text:style-name="P6">Fim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12.2cm" svg:y1="5.938cm" svg:x2="13cm" svg:y2="8.522cm">
          <text:p/>
        </draw:line>
        <draw:line draw:style-name="gr10" draw:text-style-name="P9" draw:layer="layout" svg:x1="15cm" svg:y1="5.938cm" svg:x2="14.2cm" svg:y2="8.522cm">
          <text:p/>
        </draw:line>
        <draw:frame draw:style-name="gr11" draw:text-style-name="P19" draw:layer="layout" svg:width="3.474cm" svg:height="0.839cm" svg:x="1.355cm" svg:y="7.238cm">
          <draw:text-box>
            <text:p><text:span text:style-name="T12">tamanho = 0</text:span></text:p>
          </draw:text-box>
        </draw:frame>
        <draw:custom-shape draw:style-name="gr12" draw:text-style-name="P20" draw:layer="layout" svg:width="2.6cm" svg:height="2.6cm" svg:x="12.342cm" svg:y="8.522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2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2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195cm" svg:height="0.962cm" svg:x="12.5cm" svg:y="12.3cm">
          <draw:text-box>
            <text:p><text:span text:style-name="T1">NULL</text:span></text:p>
          </draw:text-box>
        </draw:frame>
        <draw:line draw:style-name="gr10" draw:text-style-name="P9" draw:layer="layout" svg:x1="13.6cm" svg:y1="11.122cm" svg:x2="13.6cm" svg:y2="12.4cm">
          <text:p/>
        </draw:lin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frame draw:name="Google Shape;864;p60_2" draw:style-name="gr8" draw:text-style-name="P18" draw:layer="layout" svg:width="23.667cm" svg:height="9.277cm" svg:x="1.333cm" svg:y="2.923cm">
          <draw:text-box>
            <text:p text:style-name="P11"><text:span text:style-name="T2">inserirEmListaVazia</text:span><text:span text:style-name="T9">(valor):</text:span><text:span text:style-name="T10"><text:line-break/></text:span><text:span text:style-name="T10">novo ← criar_noh(valor); </text:span><text:span text:style-name="T10"><text:line-break/></text:span><text:span text:style-name="T10">inicio ← novo;</text:span><text:span text:style-name="T10"><text:line-break/></text:span><text:span text:style-name="T10">fim ← novo;</text:span></text:p>
            <text:p text:style-name="P11"><text:span text:style-name="T10"><text:line-break/></text:span><text:span text:style-name="T11">tamanho ← 1;</text:span></text:p>
          </draw:text-box>
        </draw:frame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1. Inserir ordenado o elemento 2</text:span></text:p>
          </draw:text-box>
        </draw:frame>
        <draw:custom-shape draw:style-name="gr1" draw:text-style-name="P3" draw:layer="layout" svg:width="5.6cm" svg:height="1.4cm" svg:x="10.8cm" svg:y="3.238cm">
          <text:p text:style-name="P2">List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0.8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2cm" svg:height="1cm" svg:x="11.1cm" svg:y="4.938cm">
          <text:p text:style-name="P6">Início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cm" svg:height="1cm" svg:x="13.9cm" svg:y="4.938cm">
          <text:p text:style-name="P6">Fim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12.2cm" svg:y1="5.938cm" svg:x2="13cm" svg:y2="8.522cm">
          <text:p/>
        </draw:line>
        <draw:line draw:style-name="gr10" draw:text-style-name="P9" draw:layer="layout" svg:x1="15cm" svg:y1="5.938cm" svg:x2="14.2cm" svg:y2="8.522cm">
          <text:p/>
        </draw:line>
        <draw:frame draw:style-name="gr11" draw:text-style-name="P17" draw:layer="layout" svg:width="3.474cm" svg:height="0.839cm" svg:x="1.355cm" svg:y="7.238cm">
          <draw:text-box>
            <text:p><text:span text:style-name="T8">tamanho = 1</text:span></text:p>
          </draw:text-box>
        </draw:frame>
        <draw:custom-shape draw:style-name="gr12" draw:text-style-name="P20" draw:layer="layout" svg:width="2.6cm" svg:height="2.6cm" svg:x="12.342cm" svg:y="8.522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2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2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195cm" svg:height="0.962cm" svg:x="12.5cm" svg:y="12.3cm">
          <draw:text-box>
            <text:p><text:span text:style-name="T1">NULL</text:span></text:p>
          </draw:text-box>
        </draw:frame>
        <draw:line draw:style-name="gr10" draw:text-style-name="P9" draw:layer="layout" svg:x1="13.6cm" svg:y1="11.122cm" svg:x2="13.6cm" svg:y2="12.4cm">
          <text:p/>
        </draw:lin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2. Remover elemento 2</text:span></text:p>
          </draw:text-box>
        </draw:frame>
        <draw:custom-shape draw:style-name="gr1" draw:text-style-name="P3" draw:layer="layout" svg:width="5.6cm" svg:height="1.4cm" svg:x="12.4cm" svg:y="3.6cm">
          <text:p text:style-name="P2">List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2.4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2cm" svg:height="1cm" svg:x="12.7cm" svg:y="5.3cm">
          <text:p text:style-name="P6">Início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cm" svg:height="1cm" svg:x="15.5cm" svg:y="5.3cm">
          <text:p text:style-name="P6">Fim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13.8cm" svg:y1="6.3cm" svg:x2="14.6cm" svg:y2="8.884cm">
          <text:p/>
        </draw:line>
        <draw:line draw:style-name="gr10" draw:text-style-name="P9" draw:layer="layout" svg:x1="16.6cm" svg:y1="6.3cm" svg:x2="15.8cm" svg:y2="8.884cm">
          <text:p/>
        </draw:line>
        <draw:frame draw:style-name="gr11" draw:text-style-name="P19" draw:layer="layout" svg:width="3.474cm" svg:height="0.839cm" svg:x="1.326cm" svg:y="7.561cm">
          <draw:text-box>
            <text:p><text:span text:style-name="T12">tamanho = 1</text:span></text:p>
          </draw:text-box>
        </draw:frame>
        <draw:custom-shape draw:style-name="gr12" draw:text-style-name="P20" draw:layer="layout" svg:width="2.6cm" svg:height="2.6cm" svg:x="13.942cm" svg:y="8.884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3.942cm" svg:y="8.884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3.942cm" svg:y="10.684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195cm" svg:height="0.962cm" svg:x="14.1cm" svg:y="12.662cm">
          <draw:text-box>
            <text:p><text:span text:style-name="T1">NULL</text:span></text:p>
          </draw:text-box>
        </draw:frame>
        <draw:line draw:style-name="gr10" draw:text-style-name="P9" draw:layer="layout" svg:x1="15.2cm" svg:y1="11.484cm" svg:x2="15.2cm" svg:y2="12.762cm">
          <text:p/>
        </draw:line>
        <draw:custom-shape draw:name="CaixaDeTexto 36" draw:style-name="gr16" draw:text-style-name="P26" draw:layer="layout" svg:width="8.146cm" svg:height="4.651cm" svg:x="1.254cm" svg:y="2.8cm">
          <text:p text:style-name="P25"><text:span text:style-name="T14">Se (tamanaho = 1){</text:span></text:p>
          <text:p text:style-name="P25"><text:span text:style-name="T14"><text:tab/></text:span><text:span text:style-name="T14">aux = inicio</text:span></text:p>
          <text:p text:style-name="P25"><text:span text:style-name="T15"><text:tab/></text:span><text:span text:style-name="T15">Inicio = null</text:span></text:p>
          <text:p text:style-name="P25"><text:span text:style-name="T15"><text:tab/></text:span><text:span text:style-name="T15">Fim = null</text:span></text:p>
          <text:p text:style-name="P25"><text:span text:style-name="T15"><text:tab/></text:span><text:span text:style-name="T15">delete aux</text:span></text:p>
          <text:p text:style-name="P25"><text:span text:style-name="T15"><text:tab/></text:span><text:span text:style-name="T15">tamanho--</text:span></text:p>
          <text:p text:style-name="P25"><text:span text:style-name="T15"/></text:p>
          <text:p text:style-name="P25"><text:span text:style-name="T1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20" draw:layer="layout" svg:width="2.6cm" svg:height="1cm" svg:x="19.542cm" svg:y="9.684cm">
          <text:p text:style-name="P6">aux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9.542cm" svg:y1="10.2cm" svg:x2="16.542cm" svg:y2="10.2cm">
          <text:p/>
        </draw:lin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2. Remover elemento 2</text:span></text:p>
          </draw:text-box>
        </draw:frame>
        <draw:custom-shape draw:style-name="gr1" draw:text-style-name="P3" draw:layer="layout" svg:width="5.6cm" svg:height="1.4cm" svg:x="12.4cm" svg:y="3.6cm">
          <text:p text:style-name="P2">List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2.4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xml:id="id3" draw:id="id3" draw:layer="layout" svg:width="2.2cm" svg:height="1cm" svg:x="12.7cm" svg:y="5.3cm">
          <text:p text:style-name="P6">Início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cm" svg:height="1cm" svg:x="15.5cm" svg:y="5.3cm">
          <text:p text:style-name="P6">Fim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6.6cm" svg:y1="6.3cm" svg:x2="15.8cm" svg:y2="8.884cm">
          <text:p/>
        </draw:line>
        <draw:frame draw:style-name="gr11" draw:text-style-name="P19" draw:layer="layout" svg:width="3.474cm" svg:height="0.839cm" svg:x="1.326cm" svg:y="7.561cm">
          <draw:text-box>
            <text:p><text:span text:style-name="T12">tamanho = 1</text:span></text:p>
          </draw:text-box>
        </draw:frame>
        <draw:custom-shape draw:style-name="gr12" draw:text-style-name="P20" draw:layer="layout" svg:width="2.6cm" svg:height="2.6cm" svg:x="13.942cm" svg:y="8.884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3.942cm" svg:y="8.884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3.942cm" svg:y="10.684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10" xml:id="id4" draw:id="id4" draw:layer="layout" svg:width="2.195cm" svg:height="0.962cm" svg:x="14.1cm" svg:y="12.662cm">
          <draw:text-box>
            <text:p><text:span text:style-name="T1">NULL</text:span></text:p>
          </draw:text-box>
        </draw:frame>
        <draw:line draw:style-name="gr10" draw:text-style-name="P9" draw:layer="layout" svg:x1="15.2cm" svg:y1="11.484cm" svg:x2="15.2cm" svg:y2="12.762cm">
          <text:p/>
        </draw:line>
        <draw:custom-shape draw:name="CaixaDeTexto 36_0" draw:style-name="gr18" draw:text-style-name="P26" draw:layer="layout" svg:width="7.546cm" svg:height="4.651cm" svg:x="1.254cm" svg:y="2.8cm">
          <text:p text:style-name="P25"><text:span text:style-name="T15">Se (tamanaho = 1){</text:span></text:p>
          <text:p text:style-name="P25"><text:span text:style-name="T15"><text:tab/></text:span><text:span text:style-name="T15">aux = inicio</text:span></text:p>
          <text:p text:style-name="P25"><text:span text:style-name="T14"><text:tab/></text:span><text:span text:style-name="T14">Inicio = null</text:span></text:p>
          <text:p text:style-name="P25"><text:span text:style-name="T15"><text:tab/></text:span><text:span text:style-name="T15">Fim = null</text:span></text:p>
          <text:p text:style-name="P25"><text:span text:style-name="T15"><text:tab/></text:span><text:span text:style-name="T15">delete aux</text:span></text:p>
          <text:p text:style-name="P25"><text:span text:style-name="T15"><text:tab/></text:span><text:span text:style-name="T15">tamanho--</text:span></text:p>
          <text:p text:style-name="P25"><text:span text:style-name="T15"/></text:p>
          <text:p text:style-name="P25"><text:span text:style-name="T1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20" draw:layer="layout" svg:width="2.6cm" svg:height="1cm" svg:x="19.542cm" svg:y="9.684cm">
          <text:p text:style-name="P6">aux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9.542cm" svg:y1="10.2cm" svg:x2="16.542cm" svg:y2="10.2cm">
          <text:p/>
        </draw:line>
        <draw:connector draw:style-name="gr15" draw:text-style-name="P24" draw:layer="layout" svg:x1="12.7cm" svg:y1="5.8cm" svg:x2="14.1cm" svg:y2="13.143cm" draw:start-shape="id3" draw:end-shape="id4" draw:end-glue-point="3" svg:d="M12700 5800h-501v7343h1901" svg:viewBox="0 0 1902 7344">
          <text:p/>
        </draw:connector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2. Remover elemento 2</text:span></text:p>
          </draw:text-box>
        </draw:frame>
        <draw:custom-shape draw:style-name="gr1" draw:text-style-name="P3" draw:layer="layout" svg:width="5.6cm" svg:height="1.4cm" svg:x="12.4cm" svg:y="3.6cm">
          <text:p text:style-name="P2">List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2.4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2cm" svg:height="1cm" svg:x="12.7cm" svg:y="5.3cm">
          <text:p text:style-name="P6">Início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cm" svg:height="1cm" svg:x="15.5cm" svg:y="5.3cm">
          <text:p text:style-name="P6">Fim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6.6cm" svg:y1="6.3cm" svg:x2="15.2cm" svg:y2="8.038cm">
          <text:p/>
        </draw:line>
        <draw:frame draw:style-name="gr11" draw:text-style-name="P19" draw:layer="layout" svg:width="3.474cm" svg:height="0.839cm" svg:x="1.326cm" svg:y="7.561cm">
          <draw:text-box>
            <text:p><text:span text:style-name="T12">tamanho = 1</text:span></text:p>
          </draw:text-box>
        </draw:frame>
        <draw:custom-shape draw:style-name="gr12" draw:text-style-name="P20" draw:layer="layout" svg:width="2.6cm" svg:height="2.6cm" svg:x="19cm" svg:y="9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9cm" svg:y="9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9cm" svg:y="10.8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19" draw:text-style-name="P10" draw:layer="layout" svg:width="2.195cm" svg:height="0.962cm" svg:x="14.005cm" svg:y="8.038cm">
          <draw:text-box>
            <text:p><text:span text:style-name="T1">NULL</text:span></text:p>
          </draw:text-box>
        </draw:frame>
        <draw:line draw:style-name="gr10" draw:text-style-name="P9" draw:layer="layout" svg:x1="20.258cm" svg:y1="11.6cm" svg:x2="20.258cm" svg:y2="12.878cm">
          <text:p/>
        </draw:line>
        <draw:custom-shape draw:name="CaixaDeTexto 36_1" draw:style-name="gr20" draw:text-style-name="P26" draw:layer="layout" svg:width="7.546cm" svg:height="4.651cm" svg:x="1.254cm" svg:y="2.8cm">
          <text:p text:style-name="P25"><text:span text:style-name="T15">Se (tamanaho = 1){</text:span></text:p>
          <text:p text:style-name="P25"><text:span text:style-name="T15"><text:tab/></text:span><text:span text:style-name="T15">aux = inicio</text:span></text:p>
          <text:p text:style-name="P25"><text:span text:style-name="T14"><text:tab/></text:span><text:span text:style-name="T15">Inicio = null</text:span></text:p>
          <text:p text:style-name="P25"><text:span text:style-name="T15"><text:tab/></text:span><text:span text:style-name="T14">Fim = null</text:span></text:p>
          <text:p text:style-name="P25"><text:span text:style-name="T15"><text:tab/></text:span><text:span text:style-name="T15">delete aux</text:span></text:p>
          <text:p text:style-name="P25"><text:span text:style-name="T15"><text:tab/></text:span><text:span text:style-name="T15">tamanho--</text:span></text:p>
          <text:p text:style-name="P25"><text:span text:style-name="T15"/></text:p>
          <text:p text:style-name="P25"><text:span text:style-name="T1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20" draw:layer="layout" svg:width="2.6cm" svg:height="1cm" svg:x="24.6cm" svg:y="9.8cm">
          <text:p text:style-name="P6">aux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4.6cm" svg:y1="10.316cm" svg:x2="21.6cm" svg:y2="10.316cm">
          <text:p/>
        </draw:line>
        <draw:frame draw:style-name="gr7" draw:text-style-name="P10" draw:layer="layout" svg:width="2.195cm" svg:height="0.962cm" svg:x="19.2cm" svg:y="12.638cm">
          <draw:text-box>
            <text:p><text:span text:style-name="T1">NULL</text:span></text:p>
          </draw:text-box>
        </draw:frame>
        <draw:line draw:style-name="gr10" draw:text-style-name="P9" draw:layer="layout" svg:x1="13.8cm" svg:y1="6.3cm" svg:x2="15cm" svg:y2="8.038cm">
          <text:p/>
        </draw:lin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2. Remover elemento 2</text:span></text:p>
          </draw:text-box>
        </draw:frame>
        <draw:custom-shape draw:style-name="gr1" draw:text-style-name="P3" draw:layer="layout" svg:width="5.6cm" svg:height="1.4cm" svg:x="12.4cm" svg:y="3.6cm">
          <text:p text:style-name="P2">List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2.4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2cm" svg:height="1cm" svg:x="12.7cm" svg:y="5.3cm">
          <text:p text:style-name="P6">Início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cm" svg:height="1cm" svg:x="15.5cm" svg:y="5.3cm">
          <text:p text:style-name="P6">Fim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6.6cm" svg:y1="6.3cm" svg:x2="15.2cm" svg:y2="8.038cm">
          <text:p/>
        </draw:line>
        <draw:frame draw:style-name="gr11" draw:text-style-name="P19" draw:layer="layout" svg:width="3.474cm" svg:height="0.839cm" svg:x="1.326cm" svg:y="7.561cm">
          <draw:text-box>
            <text:p><text:span text:style-name="T12">tamanho = 1</text:span></text:p>
          </draw:text-box>
        </draw:frame>
        <draw:custom-shape draw:style-name="gr12" draw:text-style-name="P20" draw:layer="layout" svg:width="2.6cm" svg:height="2.6cm" svg:x="19cm" svg:y="9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9cm" svg:y="9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9cm" svg:y="10.8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19" draw:text-style-name="P10" draw:layer="layout" svg:width="2.195cm" svg:height="0.962cm" svg:x="14.005cm" svg:y="8.038cm">
          <draw:text-box>
            <text:p><text:span text:style-name="T1">NULL</text:span></text:p>
          </draw:text-box>
        </draw:frame>
        <draw:line draw:style-name="gr10" draw:text-style-name="P9" draw:layer="layout" svg:x1="20.258cm" svg:y1="11.6cm" svg:x2="20.258cm" svg:y2="12.878cm">
          <text:p/>
        </draw:line>
        <draw:custom-shape draw:name="CaixaDeTexto 36_2" draw:style-name="gr21" draw:text-style-name="P26" draw:layer="layout" svg:width="7.546cm" svg:height="4.651cm" svg:x="1.254cm" svg:y="2.8cm">
          <text:p text:style-name="P25"><text:span text:style-name="T15">Se (tamanaho = 1){</text:span></text:p>
          <text:p text:style-name="P25"><text:span text:style-name="T15"><text:tab/></text:span><text:span text:style-name="T15">aux = inicio</text:span></text:p>
          <text:p text:style-name="P25"><text:span text:style-name="T14"><text:tab/></text:span><text:span text:style-name="T15">Inicio = null</text:span></text:p>
          <text:p text:style-name="P25"><text:span text:style-name="T15"><text:tab/></text:span><text:span text:style-name="T15">Fim = null</text:span></text:p>
          <text:p text:style-name="P25"><text:span text:style-name="T15"><text:tab/></text:span><text:span text:style-name="T14">delete aux</text:span></text:p>
          <text:p text:style-name="P25"><text:span text:style-name="T15"><text:tab/></text:span><text:span text:style-name="T15">tamanho--</text:span></text:p>
          <text:p text:style-name="P25"><text:span text:style-name="T15"/></text:p>
          <text:p text:style-name="P25"><text:span text:style-name="T1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20" draw:layer="layout" svg:width="2.6cm" svg:height="1cm" svg:x="24.6cm" svg:y="9.8cm">
          <text:p text:style-name="P6">aux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4.6cm" svg:y1="10.316cm" svg:x2="21.6cm" svg:y2="10.316cm">
          <text:p/>
        </draw:line>
        <draw:frame draw:style-name="gr7" draw:text-style-name="P10" draw:layer="layout" svg:width="2.195cm" svg:height="0.962cm" svg:x="19.2cm" svg:y="12.638cm">
          <draw:text-box>
            <text:p><text:span text:style-name="T1">NULL</text:span></text:p>
          </draw:text-box>
        </draw:frame>
        <draw:line draw:style-name="gr10" draw:text-style-name="P9" draw:layer="layout" svg:x1="13.8cm" svg:y1="6.3cm" svg:x2="15cm" svg:y2="8.038cm">
          <text:p/>
        </draw:line>
        <draw:custom-shape draw:name="Sinal de Multiplicação 1" draw:style-name="gr22" draw:text-style-name="P27" draw:layer="layout" svg:width="4.544cm" svg:height="5.062cm" svg:x="18.057cm" svg:y="7.738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range-y-minimum="0" draw:handle-range-y-maximum="51965" draw:handle-position="0 ?f2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2. Remover elemento 2</text:span></text:p>
          </draw:text-box>
        </draw:frame>
        <draw:custom-shape draw:style-name="gr1" draw:text-style-name="P3" draw:layer="layout" svg:width="5.6cm" svg:height="1.4cm" svg:x="12.4cm" svg:y="3.6cm">
          <text:p text:style-name="P2">List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2.4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2cm" svg:height="1cm" svg:x="12.7cm" svg:y="5.3cm">
          <text:p text:style-name="P6">Início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cm" svg:height="1cm" svg:x="15.5cm" svg:y="5.3cm">
          <text:p text:style-name="P6">Fim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6.6cm" svg:y1="6.3cm" svg:x2="15.2cm" svg:y2="8.038cm">
          <text:p/>
        </draw:line>
        <draw:frame draw:style-name="gr11" draw:text-style-name="P17" draw:layer="layout" svg:width="3.474cm" svg:height="0.839cm" svg:x="1.326cm" svg:y="7.561cm">
          <draw:text-box>
            <text:p><text:span text:style-name="T8">tamanho = 0</text:span></text:p>
          </draw:text-box>
        </draw:frame>
        <draw:frame draw:style-name="gr19" draw:text-style-name="P10" draw:layer="layout" svg:width="2.195cm" svg:height="0.962cm" svg:x="14.005cm" svg:y="8.038cm">
          <draw:text-box>
            <text:p><text:span text:style-name="T1">NULL</text:span></text:p>
          </draw:text-box>
        </draw:frame>
        <draw:custom-shape draw:name="CaixaDeTexto 36_3" draw:style-name="gr23" draw:text-style-name="P26" draw:layer="layout" svg:width="7.546cm" svg:height="4.651cm" svg:x="1.254cm" svg:y="2.8cm">
          <text:p text:style-name="P25"><text:span text:style-name="T15">Se (tamanaho = 1){</text:span></text:p>
          <text:p text:style-name="P25"><text:span text:style-name="T15"><text:tab/></text:span><text:span text:style-name="T15">aux = inicio</text:span></text:p>
          <text:p text:style-name="P25"><text:span text:style-name="T14"><text:tab/></text:span><text:span text:style-name="T15">Inicio = null</text:span></text:p>
          <text:p text:style-name="P25"><text:span text:style-name="T15"><text:tab/></text:span><text:span text:style-name="T15">Fim = null</text:span></text:p>
          <text:p text:style-name="P25"><text:span text:style-name="T15"><text:tab/></text:span><text:span text:style-name="T15">delete aux</text:span></text:p>
          <text:p text:style-name="P25"><text:span text:style-name="T15"><text:tab/></text:span><text:span text:style-name="T14">tamanho--</text:span></text:p>
          <text:p text:style-name="P25"><text:span text:style-name="T15"/></text:p>
          <text:p text:style-name="P25"><text:span text:style-name="T1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9" draw:layer="layout" svg:x1="13.8cm" svg:y1="6.3cm" svg:x2="15cm" svg:y2="8.038cm">
          <text:p/>
        </draw:lin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3. Inserir ordenado o elemento 4, 8, 2, 1</text:span></text:p>
          </draw:text-box>
        </draw:frame>
        <draw:custom-shape draw:style-name="gr1" draw:text-style-name="P29" draw:layer="layout" svg:width="5.6cm" svg:height="1.4cm" svg:x="10.8cm" svg:y="6.4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0.8cm" svg:y="7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2cm" svg:height="1cm" svg:x="11.1cm" svg:y="8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draw:layer="layout" svg:width="2.2cm" svg:height="1cm" svg:x="11.1cm" svg:y="8.1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2.2cm" svg:height="1cm" svg:x="13.9cm" svg:y="8.1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12.2cm" svg:y1="9.1cm" svg:x2="13.2cm" svg:y2="12.4cm">
          <text:p/>
        </draw:line>
        <draw:frame draw:style-name="gr7" draw:text-style-name="P33" draw:layer="layout" svg:width="2.195cm" svg:height="0.962cm" svg:x="12.6cm" svg:y="12.4cm">
          <draw:text-box>
            <text:p><text:span text:style-name="T17">NULL</text:span></text:p>
          </draw:text-box>
        </draw:frame>
        <draw:line draw:style-name="gr10" draw:text-style-name="P9" draw:layer="layout" svg:x1="15cm" svg:y1="9.1cm" svg:x2="13.8cm" svg:y2="12.4cm">
          <text:p/>
        </draw:line>
        <draw:frame draw:name="Google Shape;864;p60_3" draw:style-name="gr8" draw:text-style-name="P18" draw:layer="layout" svg:width="23.667cm" svg:height="9.277cm" svg:x="1.333cm" svg:y="2.923cm">
          <draw:text-box>
            <text:p text:style-name="P11"><text:span text:style-name="T2">inserirEmListaVazia</text:span><text:span text:style-name="T9">(valor):</text:span><text:span text:style-name="T10"><text:line-break/></text:span><text:span text:style-name="T11">novo ← criar_noh(valor);</text:span><text:span text:style-name="T10"> </text:span><text:span text:style-name="T10"><text:line-break/></text:span><text:span text:style-name="T10">inicio ← novo;</text:span><text:span text:style-name="T10"><text:line-break/></text:span><text:span text:style-name="T10">fim ← novo;</text:span></text:p>
            <text:p text:style-name="P11"><text:span text:style-name="T10"><text:line-break/></text:span><text:span text:style-name="T10">tamanho ← 1;</text:span></text:p>
          </draw:text-box>
        </draw:frame>
        <draw:frame draw:style-name="gr11" draw:text-style-name="P19" draw:layer="layout" svg:width="3.474cm" svg:height="0.839cm" svg:x="1.355cm" svg:y="7.238cm">
          <draw:text-box>
            <text:p><text:span text:style-name="T12">tamanho = 0</text:span></text:p>
          </draw:text-box>
        </draw:frame>
        <draw:custom-shape draw:style-name="gr12" draw:text-style-name="P34" draw:layer="layout" svg:width="2.6cm" svg:height="2.6cm" svg:x="19.8cm" svg:y="7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9.8cm" svg:y="7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9.8cm" svg:y="8.8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1.2cm" svg:y1="9.6cm" svg:x2="21.2cm" svg:y2="11.8cm">
          <text:p/>
        </draw:line>
        <draw:frame draw:style-name="gr7" draw:text-style-name="P33" draw:layer="layout" svg:width="2.195cm" svg:height="0.962cm" svg:x="20.005cm" svg:y="11.638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19.8cm" svg:y="7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9.8cm" svg:y="7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9.8cm" svg:y="8.8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1.2cm" svg:y1="9.6cm" svg:x2="21.2cm" svg:y2="11.8cm">
          <text:p/>
        </draw:line>
        <draw:frame draw:style-name="gr7" draw:text-style-name="P33" draw:layer="layout" svg:width="2.195cm" svg:height="0.962cm" svg:x="20.005cm" svg:y="11.638cm">
          <draw:text-box>
            <text:p><text:span text:style-name="T17">NUL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draw:frame draw:name="Google Shape;864;p60_4" draw:style-name="gr8" draw:text-style-name="P18" draw:layer="layout" svg:width="23.667cm" svg:height="9.277cm" svg:x="1.333cm" svg:y="2.923cm">
          <draw:text-box>
            <text:p text:style-name="P11"><text:span text:style-name="T2">inserirEmListaVazia</text:span><text:span text:style-name="T9">(valor):</text:span><text:span text:style-name="T10"><text:line-break/></text:span><text:span text:style-name="T10">novo ← criar_noh(valor); </text:span><text:span text:style-name="T10"><text:line-break/></text:span><text:span text:style-name="T11">inicio ← novo;</text:span><text:span text:style-name="T10"><text:line-break/></text:span><text:span text:style-name="T10">fim ← novo;</text:span></text:p>
            <text:p text:style-name="P11"><text:span text:style-name="T10"><text:line-break/></text:span><text:span text:style-name="T10">tamanho ← 1;</text:span></text:p>
          </draw:text-box>
        </draw:frame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3. Inserir ordenado o elemento 4, 8, 2, 1</text:span></text:p>
          </draw:text-box>
        </draw:frame>
        <draw:custom-shape draw:style-name="gr1" draw:text-style-name="P3" draw:layer="layout" svg:width="5.6cm" svg:height="1.4cm" svg:x="10.8cm" svg:y="3.238cm">
          <text:p text:style-name="P2">List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0.8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2cm" svg:height="1cm" svg:x="11.1cm" svg:y="4.938cm">
          <text:p text:style-name="P6">Início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cm" svg:height="1cm" svg:x="13.9cm" svg:y="4.938cm">
          <text:p text:style-name="P6">Fim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12.2cm" svg:y1="5.938cm" svg:x2="12.2cm" svg:y2="8.6cm">
          <text:p/>
        </draw:line>
        <draw:frame draw:style-name="gr7" draw:text-style-name="P10" xml:id="id6" draw:id="id6" draw:layer="layout" svg:width="2.195cm" svg:height="0.962cm" svg:x="13.8cm" svg:y="8cm">
          <draw:text-box>
            <text:p><text:span text:style-name="T1">NULL</text:span></text:p>
          </draw:text-box>
        </draw:frame>
        <draw:line draw:style-name="gr10" draw:text-style-name="P9" draw:layer="layout" svg:x1="15cm" svg:y1="5.938cm" svg:x2="15cm" svg:y2="8cm">
          <text:p/>
        </draw:line>
        <draw:frame draw:style-name="gr11" draw:text-style-name="P19" draw:layer="layout" svg:width="3.474cm" svg:height="0.839cm" svg:x="1.355cm" svg:y="7.238cm">
          <draw:text-box>
            <text:p><text:span text:style-name="T12">tamanho = 0</text:span></text:p>
          </draw:text-box>
        </draw:frame>
        <draw:custom-shape draw:style-name="gr12" draw:text-style-name="P20" draw:layer="layout" svg:width="2.6cm" svg:height="2.6cm" svg:x="10.942cm" svg:y="8.522cm">
          <text:p text:style-name="P6">4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0.9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5" draw:id="id5" draw:layer="layout" svg:width="2.6cm" svg:height="0.8cm" svg:x="10.9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12.242cm" svg:y1="11.122cm" svg:x2="14.897cm" svg:y2="8.962cm" draw:start-shape="id5" draw:start-glue-point="2" draw:end-shape="id6" draw:end-glue-point="2" svg:d="M12242 11122v501h2655v-2661" svg:viewBox="0 0 2656 2662">
          <text:p/>
        </draw:connector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draw:frame draw:name="Google Shape;864;p60_5" draw:style-name="gr8" draw:text-style-name="P18" draw:layer="layout" svg:width="23.667cm" svg:height="9.277cm" svg:x="1.333cm" svg:y="2.923cm">
          <draw:text-box>
            <text:p text:style-name="P11"><text:span text:style-name="T2">inserirEmListaVazia</text:span><text:span text:style-name="T9">(valor):</text:span><text:span text:style-name="T10"><text:line-break/></text:span><text:span text:style-name="T10">novo ← criar_noh(valor); </text:span><text:span text:style-name="T10"><text:line-break/></text:span><text:span text:style-name="T10">inicio ← novo;</text:span><text:span text:style-name="T10"><text:line-break/></text:span><text:span text:style-name="T11">fim ← novo;</text:span></text:p>
            <text:p text:style-name="P11"><text:span text:style-name="T10"><text:line-break/></text:span><text:span text:style-name="T10">tamanho ← 1;</text:span></text:p>
          </draw:text-box>
        </draw:frame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3. Inserir ordenado o elemento 4, 8, 2, 1</text:span></text:p>
          </draw:text-box>
        </draw:frame>
        <draw:custom-shape draw:style-name="gr1" draw:text-style-name="P3" draw:layer="layout" svg:width="5.6cm" svg:height="1.4cm" svg:x="10.8cm" svg:y="3.238cm">
          <text:p text:style-name="P2">List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0.8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2cm" svg:height="1cm" svg:x="11.1cm" svg:y="4.938cm">
          <text:p text:style-name="P6">Início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cm" svg:height="1cm" svg:x="13.9cm" svg:y="4.938cm">
          <text:p text:style-name="P6">Fim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12.2cm" svg:y1="5.938cm" svg:x2="13cm" svg:y2="8.522cm">
          <text:p/>
        </draw:line>
        <draw:line draw:style-name="gr10" draw:text-style-name="P9" draw:layer="layout" svg:x1="15cm" svg:y1="5.938cm" svg:x2="14.2cm" svg:y2="8.522cm">
          <text:p/>
        </draw:line>
        <draw:frame draw:style-name="gr11" draw:text-style-name="P19" draw:layer="layout" svg:width="3.474cm" svg:height="0.839cm" svg:x="1.355cm" svg:y="7.238cm">
          <draw:text-box>
            <text:p><text:span text:style-name="T12">tamanho = 0</text:span></text:p>
          </draw:text-box>
        </draw:frame>
        <draw:custom-shape draw:style-name="gr12" draw:text-style-name="P20" draw:layer="layout" svg:width="2.6cm" svg:height="2.6cm" svg:x="12.342cm" svg:y="8.522cm">
          <text:p text:style-name="P6">4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2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2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195cm" svg:height="0.962cm" svg:x="12.5cm" svg:y="12.3cm">
          <draw:text-box>
            <text:p><text:span text:style-name="T1">NULL</text:span></text:p>
          </draw:text-box>
        </draw:frame>
        <draw:line draw:style-name="gr10" draw:text-style-name="P9" draw:layer="layout" svg:x1="13.6cm" svg:y1="11.122cm" svg:x2="13.6cm" svg:y2="12.4cm">
          <text:p/>
        </draw:lin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draw:frame draw:name="Google Shape;864;p60_6" draw:style-name="gr8" draw:text-style-name="P18" draw:layer="layout" svg:width="23.667cm" svg:height="9.277cm" svg:x="1.333cm" svg:y="2.923cm">
          <draw:text-box>
            <text:p text:style-name="P11"><text:span text:style-name="T2">inserirEmListaVazia</text:span><text:span text:style-name="T9">(valor):</text:span><text:span text:style-name="T10"><text:line-break/></text:span><text:span text:style-name="T10">novo ← criar_noh(valor); </text:span><text:span text:style-name="T10"><text:line-break/></text:span><text:span text:style-name="T10">inicio ← novo;</text:span><text:span text:style-name="T10"><text:line-break/></text:span><text:span text:style-name="T10">fim ← novo;</text:span></text:p>
            <text:p text:style-name="P11"><text:span text:style-name="T10"><text:line-break/></text:span><text:span text:style-name="T11">tamanho ← 1;</text:span></text:p>
          </draw:text-box>
        </draw:frame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3. Inserir ordenado o elemento 4, 8, 2, 1</text:span></text:p>
          </draw:text-box>
        </draw:frame>
        <draw:custom-shape draw:style-name="gr1" draw:text-style-name="P3" draw:layer="layout" svg:width="5.6cm" svg:height="1.4cm" svg:x="10.8cm" svg:y="3.238cm">
          <text:p text:style-name="P2">List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0.8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2cm" svg:height="1cm" svg:x="11.1cm" svg:y="4.938cm">
          <text:p text:style-name="P6">Início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cm" svg:height="1cm" svg:x="13.9cm" svg:y="4.938cm">
          <text:p text:style-name="P6">Fim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12.2cm" svg:y1="5.938cm" svg:x2="13cm" svg:y2="8.522cm">
          <text:p/>
        </draw:line>
        <draw:line draw:style-name="gr10" draw:text-style-name="P9" draw:layer="layout" svg:x1="15cm" svg:y1="5.938cm" svg:x2="14.2cm" svg:y2="8.522cm">
          <text:p/>
        </draw:line>
        <draw:frame draw:style-name="gr11" draw:text-style-name="P17" draw:layer="layout" svg:width="3.474cm" svg:height="0.839cm" svg:x="1.355cm" svg:y="7.238cm">
          <draw:text-box>
            <text:p><text:span text:style-name="T8">tamanho = 1</text:span></text:p>
          </draw:text-box>
        </draw:frame>
        <draw:custom-shape draw:style-name="gr12" draw:text-style-name="P20" draw:layer="layout" svg:width="2.6cm" svg:height="2.6cm" svg:x="12.342cm" svg:y="8.522cm">
          <text:p text:style-name="P6">4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2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2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195cm" svg:height="0.962cm" svg:x="12.5cm" svg:y="12.3cm">
          <draw:text-box>
            <text:p><text:span text:style-name="T1">NULL</text:span></text:p>
          </draw:text-box>
        </draw:frame>
        <draw:line draw:style-name="gr10" draw:text-style-name="P9" draw:layer="layout" svg:x1="13.6cm" svg:y1="11.122cm" svg:x2="13.6cm" svg:y2="12.4cm">
          <text:p/>
        </draw:lin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3. Inserir ordenado o elemento 4, 8, 2, 1</text:span></text:p>
          </draw:text-box>
        </draw:frame>
        <draw:custom-shape draw:style-name="gr1" draw:text-style-name="P3" draw:layer="layout" svg:width="5.6cm" svg:height="1.4cm" svg:x="10.8cm" svg:y="3.238cm">
          <text:p text:style-name="P2">List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0.8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2cm" svg:height="1cm" svg:x="11.1cm" svg:y="4.938cm">
          <text:p text:style-name="P6">Início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cm" svg:height="1cm" svg:x="13.9cm" svg:y="4.938cm">
          <text:p text:style-name="P6">Fim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12.2cm" svg:y1="5.938cm" svg:x2="13cm" svg:y2="8.522cm">
          <text:p/>
        </draw:line>
        <draw:line draw:style-name="gr10" draw:text-style-name="P9" draw:layer="layout" svg:x1="15cm" svg:y1="5.938cm" svg:x2="14.2cm" svg:y2="8.522cm">
          <text:p/>
        </draw:line>
        <draw:frame draw:style-name="gr11" draw:text-style-name="P19" draw:layer="layout" svg:width="3.474cm" svg:height="0.839cm" svg:x="1.198cm" svg:y="13.161cm">
          <draw:text-box>
            <text:p><text:span text:style-name="T12">tamanho = 1</text:span></text:p>
          </draw:text-box>
        </draw:frame>
        <draw:custom-shape draw:style-name="gr12" draw:text-style-name="P20" draw:layer="layout" svg:width="2.6cm" svg:height="2.6cm" svg:x="12.342cm" svg:y="8.522cm">
          <text:p text:style-name="P6">4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2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2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195cm" svg:height="0.962cm" svg:x="12.5cm" svg:y="12.3cm">
          <draw:text-box>
            <text:p><text:span text:style-name="T1">NULL</text:span></text:p>
          </draw:text-box>
        </draw:frame>
        <draw:line draw:style-name="gr10" draw:text-style-name="P9" draw:layer="layout" svg:x1="13.6cm" svg:y1="11.122cm" svg:x2="13.6cm" svg:y2="12.4cm">
          <text:p/>
        </draw:line>
        <draw:custom-shape draw:style-name="gr12" draw:text-style-name="P34" draw:layer="layout" svg:width="2.6cm" svg:height="2.6cm" svg:x="19.8cm" svg:y="7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9.8cm" svg:y="7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9.8cm" svg:y="8.8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1.2cm" svg:y1="9.6cm" svg:x2="21.2cm" svg:y2="11.8cm">
          <text:p/>
        </draw:line>
        <draw:frame draw:style-name="gr7" draw:text-style-name="P33" draw:layer="layout" svg:width="2.195cm" svg:height="0.962cm" svg:x="20.005cm" svg:y="11.638cm">
          <draw:text-box>
            <text:p><text:span text:style-name="T17">NULL</text:span></text:p>
          </draw:text-box>
        </draw:frame>
        <draw:custom-shape draw:name="CaixaDeTexto 23" draw:style-name="gr24" draw:text-style-name="P37" draw:layer="layout" svg:width="9.202cm" svg:height="10.391cm" svg:x="1.198cm" svg:y="2.8cm">
          <text:p text:style-name="P36"><text:span text:style-name="T18">novo ← criar_noh(valor);</text:span><text:span text:style-name="T19"> </text:span><text:span text:style-name="T20"><text:line-break/></text:span><text:span text:style-name="T20">aux ← inicio;</text:span></text:p>
          <text:p text:style-name="P36"><text:span text:style-name="T21">a</text:span><text:span text:style-name="T22">nterior ← </text:span><text:span text:style-name="T20">NULL</text:span><text:span text:style-name="T20"><text:line-break/></text:span><text:span text:style-name="T20">enquanto ((auxiliar != NULL) E (auxiliar.dado &lt; valor)){</text:span></text:p>
          <text:p text:style-name="P36"><text:span text:style-name="T20"><text:tab/></text:span><text:span text:style-name="T20">anterior ← auxiliar;</text:span><text:span text:style-name="T20"><text:line-break/></text:span><text:span text:style-name="T20"><text:tab/></text:span><text:span text:style-name="T20">aux = aux.proximo;</text:span><text:span text:style-name="T20"><text:line-break/></text:span><text:span text:style-name="T20"><text:tab/></text:span><text:span text:style-name="T20"><text:line-break/></text:span><text:span text:style-name="T20">}</text:span><text:span text:style-name="T19"><text:line-break/></text:span><text:span text:style-name="T20">novo.proximo = aux;</text:span></text:p>
          <text:p text:style-name="P36"><text:span text:style-name="T21">Se (anterior == </text:span><text:span text:style-name="T20">NULL</text:span><text:span text:style-name="T23">){</text:span></text:p>
          <text:p text:style-name="P36"><text:span text:style-name="T23"><text:tab/></text:span><text:span text:style-name="T23">inicio = novo;</text:span></text:p>
          <text:p text:style-name="P36"><text:span text:style-name="T23">}se nao{</text:span><text:span text:style-name="T20"><text:line-break/></text:span><text:span text:style-name="T20"><text:tab/></text:span><text:span text:style-name="T20">anteiror.proximo = novo;</text:span></text:p>
          <text:p text:style-name="P36"><text:span text:style-name="T20">}</text:span><text:span text:style-name="T20"><text:line-break/></text:span><text:span text:style-name="T20">tamanho++;</text:span></text:p>
          <text:p text:style-name="P36"><text:span text:style-name="T21">Se (aux = </text:span><text:span text:style-name="T20">NULL</text:span><text:span text:style-name="T23">){</text:span></text:p>
          <text:p text:style-name="P36"><text:span text:style-name="T23"><text:tab/></text:span><text:span text:style-name="T23">fim = novo;</text:span></text:p>
          <text:p text:style-name="P36"><text:span text:style-name="T23">}</text:span></text:p>
          <text:p text:style-name="P36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3. Inserir ordenado o elemento 4, 8, 2, 1</text:span></text:p>
          </draw:text-box>
        </draw:frame>
        <draw:custom-shape draw:style-name="gr1" draw:text-style-name="P3" draw:layer="layout" svg:width="5.6cm" svg:height="1.4cm" svg:x="10.8cm" svg:y="3.238cm">
          <text:p text:style-name="P2">List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0.8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2cm" svg:height="1cm" svg:x="11.1cm" svg:y="4.938cm">
          <text:p text:style-name="P6">Início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cm" svg:height="1cm" svg:x="13.9cm" svg:y="4.938cm">
          <text:p text:style-name="P6">Fim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12.2cm" svg:y1="5.938cm" svg:x2="13cm" svg:y2="8.522cm">
          <text:p/>
        </draw:line>
        <draw:line draw:style-name="gr10" draw:text-style-name="P9" draw:layer="layout" svg:x1="15cm" svg:y1="5.938cm" svg:x2="14.2cm" svg:y2="8.522cm">
          <text:p/>
        </draw:line>
        <draw:frame draw:style-name="gr11" draw:text-style-name="P19" draw:layer="layout" svg:width="3.474cm" svg:height="0.839cm" svg:x="1.198cm" svg:y="13.161cm">
          <draw:text-box>
            <text:p><text:span text:style-name="T12">tamanho = 1</text:span></text:p>
          </draw:text-box>
        </draw:frame>
        <draw:custom-shape draw:style-name="gr12" draw:text-style-name="P20" draw:layer="layout" svg:width="2.6cm" svg:height="2.6cm" svg:x="12.342cm" svg:y="8.522cm">
          <text:p text:style-name="P6">4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2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2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195cm" svg:height="0.962cm" svg:x="12.5cm" svg:y="12.3cm">
          <draw:text-box>
            <text:p><text:span text:style-name="T1">NULL</text:span></text:p>
          </draw:text-box>
        </draw:frame>
        <draw:line draw:style-name="gr10" draw:text-style-name="P9" draw:layer="layout" svg:x1="13.6cm" svg:y1="11.122cm" svg:x2="13.6cm" svg:y2="12.4cm">
          <text:p/>
        </draw:line>
        <draw:custom-shape draw:style-name="gr12" draw:text-style-name="P34" draw:layer="layout" svg:width="2.6cm" svg:height="2.6cm" svg:x="19.8cm" svg:y="7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9.8cm" svg:y="7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9.8cm" svg:y="8.8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1.2cm" svg:y1="9.6cm" svg:x2="21.2cm" svg:y2="11.8cm">
          <text:p/>
        </draw:line>
        <draw:frame draw:style-name="gr7" draw:text-style-name="P33" draw:layer="layout" svg:width="2.195cm" svg:height="0.962cm" svg:x="20.005cm" svg:y="11.638cm">
          <draw:text-box>
            <text:p><text:span text:style-name="T17">NULL</text:span></text:p>
          </draw:text-box>
        </draw:frame>
        <draw:custom-shape draw:name="CaixaDeTexto 23_0" draw:style-name="gr25" draw:text-style-name="P37" draw:layer="layout" svg:width="9.202cm" svg:height="10.391cm" svg:x="1.198cm" svg:y="2.8cm">
          <text:p text:style-name="P36"><text:span text:style-name="T20">novo ← criar_noh(valor);</text:span><text:span text:style-name="T19"> </text:span><text:span text:style-name="T20"><text:line-break/></text:span><text:span text:style-name="T18">aux ← inicio;</text:span></text:p>
          <text:p text:style-name="P36"><text:span text:style-name="T21">a</text:span><text:span text:style-name="T22">nterior ← NULL</text:span><text:span text:style-name="T22"><text:line-break/></text:span><text:span text:style-name="T22">enquanto ((auxiliar != </text:span><text:span text:style-name="T20">NULL) E (auxiliar.dado &lt; valor)){</text:span></text:p>
          <text:p text:style-name="P36"><text:span text:style-name="T20"><text:tab/></text:span><text:span text:style-name="T20">anterior ← auxiliar;</text:span><text:span text:style-name="T20"><text:line-break/></text:span><text:span text:style-name="T20"><text:tab/></text:span><text:span text:style-name="T20">aux = aux.proximo;</text:span><text:span text:style-name="T20"><text:line-break/></text:span><text:span text:style-name="T20"><text:tab/></text:span><text:span text:style-name="T20"><text:line-break/></text:span><text:span text:style-name="T20">}</text:span><text:span text:style-name="T19"><text:line-break/></text:span><text:span text:style-name="T20">novo.proximo = aux;</text:span></text:p>
          <text:p text:style-name="P36"><text:span text:style-name="T21">Se (anterior == </text:span><text:span text:style-name="T20">NULL</text:span><text:span text:style-name="T23">){</text:span></text:p>
          <text:p text:style-name="P36"><text:span text:style-name="T23"><text:tab/></text:span><text:span text:style-name="T23">inicio = novo;</text:span></text:p>
          <text:p text:style-name="P36"><text:span text:style-name="T23">}se nao{</text:span><text:span text:style-name="T20"><text:line-break/></text:span><text:span text:style-name="T20"><text:tab/></text:span><text:span text:style-name="T20">anteiror.proximo = novo;</text:span></text:p>
          <text:p text:style-name="P36"><text:span text:style-name="T20">}</text:span><text:span text:style-name="T20"><text:line-break/></text:span><text:span text:style-name="T20">tamanho++;</text:span></text:p>
          <text:p text:style-name="P36"><text:span text:style-name="T21">Se (aux = </text:span><text:span text:style-name="T20">NULL</text:span><text:span text:style-name="T23">){</text:span></text:p>
          <text:p text:style-name="P36"><text:span text:style-name="T23"><text:tab/></text:span><text:span text:style-name="T23">fim = novo;</text:span></text:p>
          <text:p text:style-name="P36"><text:span text:style-name="T23">}</text:span></text:p>
          <text:p text:style-name="P36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20" draw:layer="layout" svg:width="2.6cm" svg:height="1cm" svg:x="9.042cm" svg:y="9.322cm">
          <text:p text:style-name="P6">aux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1.642cm" svg:y1="9.8cm" svg:x2="12.342cm" svg:y2="9.8cm">
          <text:p/>
        </draw:lin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3. Inserir ordenado o elemento 4, 8, 2, 1</text:span></text:p>
          </draw:text-box>
        </draw:frame>
        <draw:custom-shape draw:style-name="gr1" draw:text-style-name="P3" draw:layer="layout" svg:width="5.6cm" svg:height="1.4cm" svg:x="10.8cm" svg:y="3.238cm">
          <text:p text:style-name="P2">List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0.8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2cm" svg:height="1cm" svg:x="11.1cm" svg:y="4.938cm">
          <text:p text:style-name="P6">Início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cm" svg:height="1cm" svg:x="13.9cm" svg:y="4.938cm">
          <text:p text:style-name="P6">Fim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12.2cm" svg:y1="5.938cm" svg:x2="13cm" svg:y2="8.522cm">
          <text:p/>
        </draw:line>
        <draw:line draw:style-name="gr10" draw:text-style-name="P9" draw:layer="layout" svg:x1="15cm" svg:y1="5.938cm" svg:x2="14.2cm" svg:y2="8.522cm">
          <text:p/>
        </draw:line>
        <draw:frame draw:style-name="gr11" draw:text-style-name="P19" draw:layer="layout" svg:width="3.474cm" svg:height="0.839cm" svg:x="1.198cm" svg:y="13.161cm">
          <draw:text-box>
            <text:p><text:span text:style-name="T12">tamanho = 1</text:span></text:p>
          </draw:text-box>
        </draw:frame>
        <draw:custom-shape draw:style-name="gr12" draw:text-style-name="P20" draw:layer="layout" svg:width="2.6cm" svg:height="2.6cm" svg:x="12.342cm" svg:y="8.522cm">
          <text:p text:style-name="P6">4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2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2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195cm" svg:height="0.962cm" svg:x="12.5cm" svg:y="12.3cm">
          <draw:text-box>
            <text:p><text:span text:style-name="T1">NULL</text:span></text:p>
          </draw:text-box>
        </draw:frame>
        <draw:line draw:style-name="gr10" draw:text-style-name="P9" draw:layer="layout" svg:x1="13.6cm" svg:y1="11.122cm" svg:x2="13.6cm" svg:y2="12.4cm">
          <text:p/>
        </draw:line>
        <draw:custom-shape draw:style-name="gr12" draw:text-style-name="P34" draw:layer="layout" svg:width="2.6cm" svg:height="2.6cm" svg:x="19.8cm" svg:y="7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9.8cm" svg:y="7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9.8cm" svg:y="8.8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1.2cm" svg:y1="9.6cm" svg:x2="21.2cm" svg:y2="11.8cm">
          <text:p/>
        </draw:line>
        <draw:frame draw:style-name="gr7" draw:text-style-name="P33" draw:layer="layout" svg:width="2.195cm" svg:height="0.962cm" svg:x="20.005cm" svg:y="11.638cm">
          <draw:text-box>
            <text:p><text:span text:style-name="T17">NULL</text:span></text:p>
          </draw:text-box>
        </draw:frame>
        <draw:custom-shape draw:name="CaixaDeTexto 23_8" draw:style-name="gr26" draw:text-style-name="P37" draw:layer="layout" svg:width="9.202cm" svg:height="10.391cm" svg:x="1.198cm" svg:y="2.8cm">
          <text:p text:style-name="P36"><text:span text:style-name="T20">novo ← criar_noh(valor);</text:span><text:span text:style-name="T19"> </text:span><text:span text:style-name="T20"><text:line-break/></text:span><text:span text:style-name="T20">aux ← inicio;</text:span></text:p>
          <text:p text:style-name="P36"><text:span text:style-name="T24">a</text:span><text:span text:style-name="T25">nterior ← NULL</text:span><text:span text:style-name="T22"><text:line-break/></text:span><text:span text:style-name="T22">enquanto ((auxiliar != </text:span><text:span text:style-name="T20">NULL) E (auxiliar.dado &lt; valor)){</text:span></text:p>
          <text:p text:style-name="P36"><text:span text:style-name="T20"><text:tab/></text:span><text:span text:style-name="T20">anterior ← auxiliar;</text:span><text:span text:style-name="T20"><text:line-break/></text:span><text:span text:style-name="T20"><text:tab/></text:span><text:span text:style-name="T20">aux = aux.proximo;</text:span><text:span text:style-name="T20"><text:line-break/></text:span><text:span text:style-name="T20"><text:tab/></text:span><text:span text:style-name="T20"><text:line-break/></text:span><text:span text:style-name="T20">}</text:span><text:span text:style-name="T19"><text:line-break/></text:span><text:span text:style-name="T20">novo.proximo = aux;</text:span></text:p>
          <text:p text:style-name="P36"><text:span text:style-name="T21">Se (anterior == </text:span><text:span text:style-name="T20">NULL</text:span><text:span text:style-name="T23">){</text:span></text:p>
          <text:p text:style-name="P36"><text:span text:style-name="T23"><text:tab/></text:span><text:span text:style-name="T23">inicio = novo;</text:span></text:p>
          <text:p text:style-name="P36"><text:span text:style-name="T23">}se nao{</text:span><text:span text:style-name="T20"><text:line-break/></text:span><text:span text:style-name="T20"><text:tab/></text:span><text:span text:style-name="T20">anteiror.proximo = novo;</text:span></text:p>
          <text:p text:style-name="P36"><text:span text:style-name="T20">}</text:span><text:span text:style-name="T20"><text:line-break/></text:span><text:span text:style-name="T20">tamanho++;</text:span></text:p>
          <text:p text:style-name="P36"><text:span text:style-name="T21">Se (aux = </text:span><text:span text:style-name="T20">NULL</text:span><text:span text:style-name="T23">){</text:span></text:p>
          <text:p text:style-name="P36"><text:span text:style-name="T23"><text:tab/></text:span><text:span text:style-name="T23">fim = novo;</text:span></text:p>
          <text:p text:style-name="P36"><text:span text:style-name="T23">}</text:span></text:p>
          <text:p text:style-name="P36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20" draw:layer="layout" svg:width="2.6cm" svg:height="1cm" svg:x="9.042cm" svg:y="9.322cm">
          <text:p text:style-name="P6">aux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1.642cm" svg:y1="9.8cm" svg:x2="12.342cm" svg:y2="9.8cm">
          <text:p/>
        </draw:line>
        <draw:custom-shape draw:style-name="gr17" draw:text-style-name="P20" draw:layer="layout" svg:width="2.6cm" svg:height="1cm" svg:x="15.8cm" svg:y="12.3cm">
          <text:p text:style-name="P6">anterior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5.8cm" svg:y1="12.8cm" svg:x2="14.4cm" svg:y2="12.8cm">
          <text:p/>
        </draw:lin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3. Inserir ordenado o elemento 4, 8, 2, 1</text:span></text:p>
          </draw:text-box>
        </draw:frame>
        <draw:custom-shape draw:style-name="gr1" draw:text-style-name="P3" draw:layer="layout" svg:width="5.6cm" svg:height="1.4cm" svg:x="10.8cm" svg:y="3.238cm">
          <text:p text:style-name="P2">List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0.8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2cm" svg:height="1cm" svg:x="11.1cm" svg:y="4.938cm">
          <text:p text:style-name="P6">Início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cm" svg:height="1cm" svg:x="13.9cm" svg:y="4.938cm">
          <text:p text:style-name="P6">Fim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12.2cm" svg:y1="5.938cm" svg:x2="13cm" svg:y2="8.522cm">
          <text:p/>
        </draw:line>
        <draw:line draw:style-name="gr10" draw:text-style-name="P9" draw:layer="layout" svg:x1="15cm" svg:y1="5.938cm" svg:x2="14.2cm" svg:y2="8.522cm">
          <text:p/>
        </draw:line>
        <draw:frame draw:style-name="gr11" draw:text-style-name="P19" draw:layer="layout" svg:width="3.474cm" svg:height="0.839cm" svg:x="1.198cm" svg:y="13.161cm">
          <draw:text-box>
            <text:p><text:span text:style-name="T12">tamanho = 1</text:span></text:p>
          </draw:text-box>
        </draw:frame>
        <draw:custom-shape draw:style-name="gr12" draw:text-style-name="P20" draw:layer="layout" svg:width="2.6cm" svg:height="2.6cm" svg:x="12.342cm" svg:y="8.522cm">
          <text:p text:style-name="P6">4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2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2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195cm" svg:height="0.962cm" svg:x="12.5cm" svg:y="12.3cm">
          <draw:text-box>
            <text:p><text:span text:style-name="T1">NULL</text:span></text:p>
          </draw:text-box>
        </draw:frame>
        <draw:line draw:style-name="gr10" draw:text-style-name="P9" draw:layer="layout" svg:x1="13.6cm" svg:y1="11.122cm" svg:x2="13.6cm" svg:y2="12.4cm">
          <text:p/>
        </draw:line>
        <draw:custom-shape draw:style-name="gr12" draw:text-style-name="P34" draw:layer="layout" svg:width="2.6cm" svg:height="2.6cm" svg:x="19.8cm" svg:y="7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9.8cm" svg:y="7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9.8cm" svg:y="8.8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1.2cm" svg:y1="9.6cm" svg:x2="21.2cm" svg:y2="11.8cm">
          <text:p/>
        </draw:line>
        <draw:frame draw:style-name="gr7" draw:text-style-name="P33" draw:layer="layout" svg:width="2.195cm" svg:height="0.962cm" svg:x="20.005cm" svg:y="11.638cm">
          <draw:text-box>
            <text:p><text:span text:style-name="T17">NULL</text:span></text:p>
          </draw:text-box>
        </draw:frame>
        <draw:custom-shape draw:name="CaixaDeTexto 23_1" draw:style-name="gr27" draw:text-style-name="P37" draw:layer="layout" svg:width="9.202cm" svg:height="10.391cm" svg:x="1.198cm" svg:y="2.8cm">
          <text:p text:style-name="P36"><text:span text:style-name="T20">novo ← criar_noh(valor);</text:span><text:span text:style-name="T19"> </text:span><text:span text:style-name="T20"><text:line-break/></text:span><text:span text:style-name="T20">aux ← inicio;</text:span></text:p>
          <text:p text:style-name="P36"><text:span text:style-name="T21">a</text:span><text:span text:style-name="T22">nterior ← </text:span><text:span text:style-name="T20">NULL</text:span><text:span text:style-name="T20"><text:line-break/></text:span><text:span text:style-name="T18">enquanto ((auxiliar != NULL) E (auxiliar.dado &lt; valor)){</text:span></text:p>
          <text:p text:style-name="P36"><text:span text:style-name="T18"><text:tab/></text:span><text:span text:style-name="T18">anterior ← auxiliar;</text:span><text:span text:style-name="T18"><text:line-break/></text:span><text:span text:style-name="T18"><text:tab/></text:span><text:span text:style-name="T18">aux = aux.proximo;</text:span><text:span text:style-name="T18"><text:line-break/></text:span><text:span text:style-name="T18"><text:tab/></text:span><text:span text:style-name="T18"><text:line-break/></text:span><text:span text:style-name="T18">}</text:span><text:span text:style-name="T19"><text:line-break/></text:span><text:span text:style-name="T20">novo.proximo = aux;</text:span></text:p>
          <text:p text:style-name="P36"><text:span text:style-name="T21">Se (anterior == </text:span><text:span text:style-name="T20">NULL</text:span><text:span text:style-name="T23">){</text:span></text:p>
          <text:p text:style-name="P36"><text:span text:style-name="T23"><text:tab/></text:span><text:span text:style-name="T23">inicio = novo;</text:span></text:p>
          <text:p text:style-name="P36"><text:span text:style-name="T23">}se nao{</text:span><text:span text:style-name="T20"><text:line-break/></text:span><text:span text:style-name="T20"><text:tab/></text:span><text:span text:style-name="T20">anteiror.proximo = novo;</text:span></text:p>
          <text:p text:style-name="P36"><text:span text:style-name="T20">}</text:span><text:span text:style-name="T20"><text:line-break/></text:span><text:span text:style-name="T20">tamanho++;</text:span></text:p>
          <text:p text:style-name="P36"><text:span text:style-name="T21">Se (aux = </text:span><text:span text:style-name="T20">NULL</text:span><text:span text:style-name="T23">){</text:span></text:p>
          <text:p text:style-name="P36"><text:span text:style-name="T23"><text:tab/></text:span><text:span text:style-name="T23">fim = novo;</text:span></text:p>
          <text:p text:style-name="P36"><text:span text:style-name="T23">}</text:span></text:p>
          <text:p text:style-name="P36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20" draw:layer="layout" svg:width="2.6cm" svg:height="1cm" svg:x="9.042cm" svg:y="9.322cm">
          <text:p text:style-name="P6">aux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1.642cm" svg:y1="9.8cm" svg:x2="12.342cm" svg:y2="9.8cm">
          <text:p/>
        </draw:line>
        <draw:frame draw:style-name="gr28" draw:text-style-name="P38" draw:layer="layout" svg:width="1.933cm" svg:height="0.962cm" svg:x="9.367cm" svg:y="10.422cm">
          <draw:text-box>
            <text:p>4 &lt; 8</text:p>
          </draw:text-box>
        </draw:frame>
        <draw:custom-shape draw:style-name="gr17" draw:text-style-name="P20" draw:layer="layout" svg:width="2.6cm" svg:height="1cm" svg:x="15.801cm" svg:y="12.3cm">
          <text:p text:style-name="P6">anterior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5.801cm" svg:y1="12.8cm" svg:x2="14.401cm" svg:y2="12.8cm">
          <text:p/>
        </draw:lin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3. Inserir ordenado o elemento 4, 8, 2, 1</text:span></text:p>
          </draw:text-box>
        </draw:frame>
        <draw:custom-shape draw:style-name="gr1" draw:text-style-name="P3" draw:layer="layout" svg:width="5.6cm" svg:height="1.4cm" svg:x="10.8cm" svg:y="3.238cm">
          <text:p text:style-name="P2">List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0.8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2cm" svg:height="1cm" svg:x="11.1cm" svg:y="4.938cm">
          <text:p text:style-name="P6">Início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cm" svg:height="1cm" svg:x="13.9cm" svg:y="4.938cm">
          <text:p text:style-name="P6">Fim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12.2cm" svg:y1="5.938cm" svg:x2="13cm" svg:y2="8.522cm">
          <text:p/>
        </draw:line>
        <draw:line draw:style-name="gr10" draw:text-style-name="P9" draw:layer="layout" svg:x1="15cm" svg:y1="5.938cm" svg:x2="14.2cm" svg:y2="8.522cm">
          <text:p/>
        </draw:line>
        <draw:frame draw:style-name="gr11" draw:text-style-name="P19" draw:layer="layout" svg:width="3.474cm" svg:height="0.839cm" svg:x="1.198cm" svg:y="13.161cm">
          <draw:text-box>
            <text:p><text:span text:style-name="T12">tamanho = 1</text:span></text:p>
          </draw:text-box>
        </draw:frame>
        <draw:custom-shape draw:style-name="gr12" draw:text-style-name="P20" draw:layer="layout" svg:width="2.6cm" svg:height="2.6cm" svg:x="12.342cm" svg:y="8.522cm">
          <text:p text:style-name="P6">4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2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2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195cm" svg:height="0.962cm" svg:x="12.5cm" svg:y="12.3cm">
          <draw:text-box>
            <text:p><text:span text:style-name="T1">NULL</text:span></text:p>
          </draw:text-box>
        </draw:frame>
        <draw:line draw:style-name="gr10" draw:text-style-name="P9" draw:layer="layout" svg:x1="13.6cm" svg:y1="11.122cm" svg:x2="13.6cm" svg:y2="12.4cm">
          <text:p/>
        </draw:line>
        <draw:custom-shape draw:style-name="gr12" draw:text-style-name="P34" draw:layer="layout" svg:width="2.6cm" svg:height="2.6cm" svg:x="19.8cm" svg:y="7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9.8cm" svg:y="7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9.8cm" svg:y="8.8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1.2cm" svg:y1="9.6cm" svg:x2="21.2cm" svg:y2="11.8cm">
          <text:p/>
        </draw:line>
        <draw:frame draw:style-name="gr7" draw:text-style-name="P33" draw:layer="layout" svg:width="2.195cm" svg:height="0.962cm" svg:x="20.005cm" svg:y="11.638cm">
          <draw:text-box>
            <text:p><text:span text:style-name="T17">NULL</text:span></text:p>
          </draw:text-box>
        </draw:frame>
        <draw:custom-shape draw:name="CaixaDeTexto 23_2" draw:style-name="gr29" draw:text-style-name="P37" draw:layer="layout" svg:width="9.202cm" svg:height="10.391cm" svg:x="1.198cm" svg:y="2.8cm">
          <text:p text:style-name="P36"><text:span text:style-name="T20">novo ← criar_noh(valor);</text:span><text:span text:style-name="T19"> </text:span><text:span text:style-name="T20"><text:line-break/></text:span><text:span text:style-name="T20">aux ← inicio;</text:span></text:p>
          <text:p text:style-name="P36"><text:span text:style-name="T21">a</text:span><text:span text:style-name="T22">nterior ← </text:span><text:span text:style-name="T20">NULL</text:span><text:span text:style-name="T20"><text:line-break/></text:span><text:span text:style-name="T18">enquanto ((auxiliar != NULL) E (auxiliar.dado &lt; valor)){</text:span></text:p>
          <text:p text:style-name="P36"><text:span text:style-name="T18"><text:tab/></text:span><text:span text:style-name="T18">anterior ← auxiliar;</text:span><text:span text:style-name="T18"><text:line-break/></text:span><text:span text:style-name="T18"><text:tab/></text:span><text:span text:style-name="T18">aux = aux.proximo;</text:span><text:span text:style-name="T18"><text:line-break/></text:span><text:span text:style-name="T18"><text:tab/></text:span><text:span text:style-name="T18"><text:line-break/></text:span><text:span text:style-name="T18">}</text:span><text:span text:style-name="T19"><text:line-break/></text:span><text:span text:style-name="T20">novo.proximo = aux;</text:span></text:p>
          <text:p text:style-name="P36"><text:span text:style-name="T23">Se (anterior == NULL){</text:span></text:p>
          <text:p text:style-name="P36"><text:span text:style-name="T23"><text:tab/></text:span><text:span text:style-name="T23">inicio = novo;</text:span></text:p>
          <text:p text:style-name="P36"><text:span text:style-name="T23">}se nao{</text:span><text:span text:style-name="T20"><text:line-break/></text:span><text:span text:style-name="T20"><text:tab/></text:span><text:span text:style-name="T20">anteiror.proximo = novo;</text:span></text:p>
          <text:p text:style-name="P36"><text:span text:style-name="T20">}</text:span><text:span text:style-name="T20"><text:line-break/></text:span><text:span text:style-name="T20">tamanho++;</text:span></text:p>
          <text:p text:style-name="P36"><text:span text:style-name="T21">Se (aux = </text:span><text:span text:style-name="T20">NULL</text:span><text:span text:style-name="T23">){</text:span></text:p>
          <text:p text:style-name="P36"><text:span text:style-name="T23"><text:tab/></text:span><text:span text:style-name="T23">fim = novo;</text:span></text:p>
          <text:p text:style-name="P36"><text:span text:style-name="T23">}</text:span></text:p>
          <text:p text:style-name="P36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20" draw:layer="layout" svg:width="2.6cm" svg:height="1cm" svg:x="9.042cm" svg:y="12.322cm">
          <text:p text:style-name="P6">aux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1.642cm" svg:y1="9.8cm" svg:x2="12.342cm" svg:y2="9.8cm">
          <text:p/>
        </draw:line>
        <draw:custom-shape draw:style-name="gr17" draw:text-style-name="P20" draw:layer="layout" svg:width="2.6cm" svg:height="1cm" svg:x="9.042cm" svg:y="9.322cm">
          <text:p text:style-name="P6">anterior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1.642cm" svg:y1="12.8cm" svg:x2="12.8cm" svg:y2="12.8cm">
          <text:p/>
        </draw:line>
        <draw:frame draw:style-name="gr30" draw:text-style-name="P39" draw:layer="layout" svg:width="3.829cm" svg:height="1.275cm" svg:x="8.471cm" svg:y="13.525cm">
          <draw:text-box>
            <text:p text:style-name="P24"><text:span text:style-name="T26">aux=NULL</text:span></text:p>
            <text:p text:style-name="P24"><text:span text:style-name="T26">Sai do enquant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3. Inserir ordenado o elemento 4, 8, 2, 1</text:span></text:p>
          </draw:text-box>
        </draw:frame>
        <draw:custom-shape draw:style-name="gr1" draw:text-style-name="P3" draw:layer="layout" svg:width="5.6cm" svg:height="1.4cm" svg:x="10.8cm" svg:y="3.238cm">
          <text:p text:style-name="P2">List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0.8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2cm" svg:height="1cm" svg:x="11.1cm" svg:y="4.938cm">
          <text:p text:style-name="P6">Início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cm" svg:height="1cm" svg:x="13.9cm" svg:y="4.938cm">
          <text:p text:style-name="P6">Fim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12.2cm" svg:y1="5.938cm" svg:x2="13cm" svg:y2="8.522cm">
          <text:p/>
        </draw:line>
        <draw:line draw:style-name="gr10" draw:text-style-name="P9" draw:layer="layout" svg:x1="15cm" svg:y1="5.938cm" svg:x2="14.2cm" svg:y2="8.522cm">
          <text:p/>
        </draw:line>
        <draw:frame draw:style-name="gr11" draw:text-style-name="P19" draw:layer="layout" svg:width="3.474cm" svg:height="0.839cm" svg:x="1.198cm" svg:y="13.161cm">
          <draw:text-box>
            <text:p><text:span text:style-name="T12">tamanho = 1</text:span></text:p>
          </draw:text-box>
        </draw:frame>
        <draw:custom-shape draw:style-name="gr12" draw:text-style-name="P20" draw:layer="layout" svg:width="2.6cm" svg:height="2.6cm" svg:x="12.342cm" svg:y="8.522cm">
          <text:p text:style-name="P6">4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2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2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195cm" svg:height="0.962cm" svg:x="12.5cm" svg:y="12.3cm">
          <draw:text-box>
            <text:p><text:span text:style-name="T1">NULL</text:span></text:p>
          </draw:text-box>
        </draw:frame>
        <draw:line draw:style-name="gr10" draw:text-style-name="P9" draw:layer="layout" svg:x1="13.6cm" svg:y1="11.122cm" svg:x2="13.6cm" svg:y2="12.4cm">
          <text:p/>
        </draw:line>
        <draw:custom-shape draw:style-name="gr12" draw:text-style-name="P34" draw:layer="layout" svg:width="2.6cm" svg:height="2.6cm" svg:x="16cm" svg:y="11.4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6cm" svg:y="11.4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6cm" svg:y="13.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name="CaixaDeTexto 23_3" draw:style-name="gr31" draw:text-style-name="P37" draw:layer="layout" svg:width="9.202cm" svg:height="10.391cm" svg:x="1.198cm" svg:y="2.8cm">
          <text:p text:style-name="P36"><text:span text:style-name="T20">novo ← criar_noh(valor);</text:span><text:span text:style-name="T19"> </text:span><text:span text:style-name="T20"><text:line-break/></text:span><text:span text:style-name="T20">aux ← inicio;</text:span></text:p>
          <text:p text:style-name="P36"><text:span text:style-name="T21">a</text:span><text:span text:style-name="T22">nterior ← </text:span><text:span text:style-name="T20">NULL</text:span><text:span text:style-name="T20"><text:line-break/></text:span><text:span text:style-name="T20">enquanto ((auxiliar != NULL) E (auxiliar.dado &lt; valor)){</text:span></text:p>
          <text:p text:style-name="P36"><text:span text:style-name="T20"><text:tab/></text:span><text:span text:style-name="T20">anterior ← auxiliar;</text:span><text:span text:style-name="T20"><text:line-break/></text:span><text:span text:style-name="T20"><text:tab/></text:span><text:span text:style-name="T20">aux = aux.proximo;</text:span><text:span text:style-name="T20"><text:line-break/></text:span><text:span text:style-name="T20"><text:tab/></text:span><text:span text:style-name="T20"><text:line-break/></text:span><text:span text:style-name="T20">}</text:span><text:span text:style-name="T19"><text:line-break/></text:span><text:span text:style-name="T18">novo.proximo = aux;</text:span></text:p>
          <text:p text:style-name="P36"><text:span text:style-name="T23">Se (anterior == NULL){</text:span></text:p>
          <text:p text:style-name="P36"><text:span text:style-name="T23"><text:tab/></text:span><text:span text:style-name="T23">inicio = novo;</text:span></text:p>
          <text:p text:style-name="P36"><text:span text:style-name="T23">}se nao{</text:span><text:span text:style-name="T20"><text:line-break/></text:span><text:span text:style-name="T20"><text:tab/></text:span><text:span text:style-name="T20">anteiror.proximo = novo;</text:span></text:p>
          <text:p text:style-name="P36"><text:span text:style-name="T20">}</text:span><text:span text:style-name="T20"><text:line-break/></text:span><text:span text:style-name="T20">tamanho++;</text:span></text:p>
          <text:p text:style-name="P36"><text:span text:style-name="T21">Se (aux = </text:span><text:span text:style-name="T20">NULL</text:span><text:span text:style-name="T23">){</text:span></text:p>
          <text:p text:style-name="P36"><text:span text:style-name="T23"><text:tab/></text:span><text:span text:style-name="T23">fim = novo;</text:span></text:p>
          <text:p text:style-name="P36"><text:span text:style-name="T23">}</text:span></text:p>
          <text:p text:style-name="P36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20" draw:layer="layout" svg:width="2.6cm" svg:height="1cm" svg:x="9.042cm" svg:y="12.322cm">
          <text:p text:style-name="P6">aux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1.642cm" svg:y1="9.8cm" svg:x2="12.342cm" svg:y2="9.8cm">
          <text:p/>
        </draw:line>
        <draw:custom-shape draw:style-name="gr17" draw:text-style-name="P20" draw:layer="layout" svg:width="2.6cm" svg:height="1cm" svg:x="9.042cm" svg:y="9.322cm">
          <text:p text:style-name="P6">anterior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1.642cm" svg:y1="12.8cm" svg:x2="12.8cm" svg:y2="12.8cm">
          <text:p/>
        </draw:line>
        <draw:line draw:style-name="gr10" draw:text-style-name="P9" draw:layer="layout" svg:x1="16cm" svg:y1="12.8cm" svg:x2="14.4cm" svg:y2="12.8cm">
          <text:p/>
        </draw:lin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3. Inserir ordenado o elemento 4, 8, 2, 1</text:span></text:p>
          </draw:text-box>
        </draw:frame>
        <draw:custom-shape draw:style-name="gr1" draw:text-style-name="P3" draw:layer="layout" svg:width="5.6cm" svg:height="1.4cm" svg:x="10.8cm" svg:y="3.238cm">
          <text:p text:style-name="P2">List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0.8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2cm" svg:height="1cm" svg:x="11.1cm" svg:y="4.938cm">
          <text:p text:style-name="P6">Início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cm" svg:height="1cm" svg:x="13.9cm" svg:y="4.938cm">
          <text:p text:style-name="P6">Fim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12.2cm" svg:y1="5.938cm" svg:x2="13cm" svg:y2="8.522cm">
          <text:p/>
        </draw:line>
        <draw:line draw:style-name="gr10" draw:text-style-name="P9" draw:layer="layout" svg:x1="15cm" svg:y1="5.938cm" svg:x2="14.2cm" svg:y2="8.522cm">
          <text:p/>
        </draw:line>
        <draw:frame draw:style-name="gr11" draw:text-style-name="P19" draw:layer="layout" svg:width="3.474cm" svg:height="0.839cm" svg:x="1.198cm" svg:y="13.161cm">
          <draw:text-box>
            <text:p><text:span text:style-name="T12">tamanho = 1</text:span></text:p>
          </draw:text-box>
        </draw:frame>
        <draw:custom-shape draw:style-name="gr12" draw:text-style-name="P20" draw:layer="layout" svg:width="2.6cm" svg:height="2.6cm" svg:x="12.342cm" svg:y="8.522cm">
          <text:p text:style-name="P6">4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2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2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195cm" svg:height="0.962cm" svg:x="16.2cm" svg:y="12.4cm">
          <draw:text-box>
            <text:p><text:span text:style-name="T1">NULL</text:span></text:p>
          </draw:text-box>
        </draw:frame>
        <draw:custom-shape draw:style-name="gr12" draw:text-style-name="P34" draw:layer="layout" svg:width="2.6cm" svg:height="2.6cm" svg:x="16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6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6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name="CaixaDeTexto 23_4" draw:style-name="gr32" draw:text-style-name="P37" draw:layer="layout" svg:width="9.202cm" svg:height="10.391cm" svg:x="1.198cm" svg:y="2.8cm">
          <text:p text:style-name="P36"><text:span text:style-name="T20">novo ← criar_noh(valor);</text:span><text:span text:style-name="T19"> </text:span><text:span text:style-name="T20"><text:line-break/></text:span><text:span text:style-name="T20">aux ← inicio;</text:span></text:p>
          <text:p text:style-name="P36"><text:span text:style-name="T21">a</text:span><text:span text:style-name="T22">nterior ← </text:span><text:span text:style-name="T20">NULL</text:span><text:span text:style-name="T20"><text:line-break/></text:span><text:span text:style-name="T20">enquanto ((auxiliar != NULL) E (auxiliar.dado &lt; valor)){</text:span></text:p>
          <text:p text:style-name="P36"><text:span text:style-name="T20"><text:tab/></text:span><text:span text:style-name="T20">anterior ← auxiliar;</text:span><text:span text:style-name="T20"><text:line-break/></text:span><text:span text:style-name="T20"><text:tab/></text:span><text:span text:style-name="T20">aux = aux.proximo;</text:span><text:span text:style-name="T20"><text:line-break/></text:span><text:span text:style-name="T20"><text:tab/></text:span><text:span text:style-name="T20"><text:line-break/></text:span><text:span text:style-name="T20">}</text:span><text:span text:style-name="T19"><text:line-break/></text:span><text:span text:style-name="T20">novo.proximo = aux;</text:span></text:p>
          <text:p text:style-name="P36"><text:span text:style-name="T23">Se (anterior == NULL){</text:span></text:p>
          <text:p text:style-name="P36"><text:span text:style-name="T23"><text:tab/></text:span><text:span text:style-name="T23">inicio = novo;</text:span></text:p>
          <text:p text:style-name="P36"><text:span text:style-name="T23">}</text:span><text:span text:style-name="T27">se nao{</text:span><text:span text:style-name="T18"><text:line-break/></text:span><text:span text:style-name="T18"><text:tab/></text:span><text:span text:style-name="T18">anteiror.proximo = novo;</text:span></text:p>
          <text:p text:style-name="P36"><text:span text:style-name="T18">}</text:span><text:span text:style-name="T20"><text:line-break/></text:span><text:span text:style-name="T20">tamanho++;</text:span></text:p>
          <text:p text:style-name="P36"><text:span text:style-name="T21">Se (aux = </text:span><text:span text:style-name="T20">NULL</text:span><text:span text:style-name="T23">){</text:span></text:p>
          <text:p text:style-name="P36"><text:span text:style-name="T23"><text:tab/></text:span><text:span text:style-name="T23">fim = novo;</text:span></text:p>
          <text:p text:style-name="P36"><text:span text:style-name="T23">}</text:span></text:p>
          <text:p text:style-name="P36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20" draw:layer="layout" svg:width="2.6cm" svg:height="1cm" svg:x="9.042cm" svg:y="12.322cm">
          <text:p text:style-name="P6">aux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1.642cm" svg:y1="12.8cm" svg:x2="16.4cm" svg:y2="12.8cm">
          <text:p/>
        </draw:line>
        <draw:line draw:style-name="gr10" draw:text-style-name="P9" draw:layer="layout" svg:x1="17.4cm" svg:y1="11.1cm" svg:x2="17.4cm" svg:y2="12.6cm">
          <text:p/>
        </draw:line>
        <draw:line draw:style-name="gr10" draw:text-style-name="P9" draw:layer="layout" svg:x1="14.942cm" svg:y1="10.7cm" svg:x2="16cm" svg:y2="10.7cm">
          <text:p/>
        </draw:lin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3. Inserir ordenado o elemento 4, 8, 2, 1</text:span></text:p>
          </draw:text-box>
        </draw:frame>
        <draw:custom-shape draw:style-name="gr1" draw:text-style-name="P3" draw:layer="layout" svg:width="5.6cm" svg:height="1.4cm" svg:x="10.8cm" svg:y="3.238cm">
          <text:p text:style-name="P2">List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0.8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2cm" svg:height="1cm" svg:x="11.1cm" svg:y="4.938cm">
          <text:p text:style-name="P6">Início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cm" svg:height="1cm" svg:x="13.9cm" svg:y="4.938cm">
          <text:p text:style-name="P6">Fim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12.2cm" svg:y1="5.938cm" svg:x2="13cm" svg:y2="8.522cm">
          <text:p/>
        </draw:line>
        <draw:line draw:style-name="gr10" draw:text-style-name="P9" draw:layer="layout" svg:x1="15cm" svg:y1="5.938cm" svg:x2="14.2cm" svg:y2="8.522cm">
          <text:p/>
        </draw:line>
        <draw:frame draw:style-name="gr11" draw:text-style-name="P17" draw:layer="layout" svg:width="3.474cm" svg:height="0.839cm" svg:x="1.198cm" svg:y="13.161cm">
          <draw:text-box>
            <text:p><text:span text:style-name="T8">tamanho = 2</text:span></text:p>
          </draw:text-box>
        </draw:frame>
        <draw:custom-shape draw:style-name="gr12" draw:text-style-name="P20" draw:layer="layout" svg:width="2.6cm" svg:height="2.6cm" svg:x="12.342cm" svg:y="8.522cm">
          <text:p text:style-name="P6">4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2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2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195cm" svg:height="0.962cm" svg:x="16.2cm" svg:y="12.4cm">
          <draw:text-box>
            <text:p><text:span text:style-name="T1">NULL</text:span></text:p>
          </draw:text-box>
        </draw:frame>
        <draw:custom-shape draw:style-name="gr12" draw:text-style-name="P34" draw:layer="layout" svg:width="2.6cm" svg:height="2.6cm" svg:x="16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6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6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name="CaixaDeTexto 23_5" draw:style-name="gr33" draw:text-style-name="P41" draw:layer="layout" svg:width="9.202cm" svg:height="10.391cm" svg:x="1.198cm" svg:y="2.8cm">
          <text:p text:style-name="P40"><text:span text:style-name="T20">novo ← criar_noh(valor);</text:span><text:span text:style-name="T19"> </text:span><text:span text:style-name="T20"><text:line-break/></text:span><text:span text:style-name="T20">aux ← inicio;</text:span></text:p>
          <text:p text:style-name="P40"><text:span text:style-name="T21">a</text:span><text:span text:style-name="T22">nterior ← </text:span><text:span text:style-name="T20">NULL</text:span><text:span text:style-name="T20"><text:line-break/></text:span><text:span text:style-name="T20">enquanto ((auxiliar != NULL) E (auxiliar.dado &lt; valor)){</text:span></text:p>
          <text:p text:style-name="P40"><text:span text:style-name="T20"><text:tab/></text:span><text:span text:style-name="T20">anterior ← auxiliar;</text:span><text:span text:style-name="T20"><text:line-break/></text:span><text:span text:style-name="T20"><text:tab/></text:span><text:span text:style-name="T20">aux = aux.proximo;</text:span><text:span text:style-name="T20"><text:line-break/></text:span><text:span text:style-name="T20"><text:tab/></text:span><text:span text:style-name="T20"><text:line-break/></text:span><text:span text:style-name="T20">}</text:span><text:span text:style-name="T19"><text:line-break/></text:span><text:span text:style-name="T20">novo.proximo = aux;</text:span></text:p>
          <text:p text:style-name="P40"><text:span text:style-name="T23">Se (anterior == NULL){</text:span></text:p>
          <text:p text:style-name="P40"><text:span text:style-name="T23"><text:tab/></text:span><text:span text:style-name="T23">inicio = novo;</text:span></text:p>
          <text:p text:style-name="P40"><text:span text:style-name="T23">}se nao{</text:span><text:span text:style-name="T20"><text:line-break/></text:span><text:span text:style-name="T20"><text:tab/></text:span><text:span text:style-name="T20">anteiror.proximo = novo;</text:span></text:p>
          <text:p text:style-name="P40"><text:span text:style-name="T20">}</text:span><text:span text:style-name="T20"><text:line-break/></text:span><text:span text:style-name="T18">tamanho++;</text:span></text:p>
          <text:p text:style-name="P40"><text:span text:style-name="T21">Se (aux = </text:span><text:span text:style-name="T20">NULL</text:span><text:span text:style-name="T23">){</text:span></text:p>
          <text:p text:style-name="P40"><text:span text:style-name="T23"><text:tab/></text:span><text:span text:style-name="T23">fim = novo;</text:span></text:p>
          <text:p text:style-name="P40"><text:span text:style-name="T23">}</text:span></text:p>
          <text:p text:style-name="P40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20" draw:layer="layout" svg:width="2.6cm" svg:height="1cm" svg:x="9.042cm" svg:y="12.322cm">
          <text:p text:style-name="P6">aux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1.642cm" svg:y1="12.8cm" svg:x2="16.4cm" svg:y2="12.8cm">
          <text:p/>
        </draw:line>
        <draw:line draw:style-name="gr10" draw:text-style-name="P9" draw:layer="layout" svg:x1="14.942cm" svg:y1="10.7cm" svg:x2="16cm" svg:y2="10.7cm">
          <text:p/>
        </draw:line>
        <draw:line draw:style-name="gr10" draw:text-style-name="P9" draw:layer="layout" svg:x1="17.4cm" svg:y1="11.1cm" svg:x2="17.4cm" svg:y2="12.6cm">
          <text:p/>
        </draw:lin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3. Inserir ordenado o elemento 4, 8, 2, 1</text:span></text:p>
          </draw:text-box>
        </draw:frame>
        <draw:custom-shape draw:style-name="gr1" draw:text-style-name="P3" draw:layer="layout" svg:width="5.6cm" svg:height="1.4cm" svg:x="12.6cm" svg:y="3.238cm">
          <text:p text:style-name="P2">List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2.6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2cm" svg:height="1cm" svg:x="12.9cm" svg:y="4.938cm">
          <text:p text:style-name="P6">Início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cm" svg:height="1cm" svg:x="15.7cm" svg:y="4.938cm">
          <text:p text:style-name="P6">Fim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13.8cm" svg:y1="5.938cm" svg:x2="13.6cm" svg:y2="8.522cm">
          <text:p/>
        </draw:line>
        <draw:line draw:style-name="gr10" draw:text-style-name="P9" draw:layer="layout" svg:x1="16.8cm" svg:y1="5.938cm" svg:x2="17.2cm" svg:y2="8.5cm">
          <text:p/>
        </draw:line>
        <draw:frame draw:style-name="gr11" draw:text-style-name="P19" draw:layer="layout" svg:width="3.474cm" svg:height="0.839cm" svg:x="1.198cm" svg:y="13.161cm">
          <draw:text-box>
            <text:p><text:span text:style-name="T12">tamanho = 2</text:span></text:p>
          </draw:text-box>
        </draw:frame>
        <draw:custom-shape draw:style-name="gr12" draw:text-style-name="P20" draw:layer="layout" svg:width="2.6cm" svg:height="2.6cm" svg:x="12.342cm" svg:y="8.522cm">
          <text:p text:style-name="P6">4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2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2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195cm" svg:height="0.962cm" svg:x="16.2cm" svg:y="12.4cm">
          <draw:text-box>
            <text:p><text:span text:style-name="T1">NULL</text:span></text:p>
          </draw:text-box>
        </draw:frame>
        <draw:custom-shape draw:style-name="gr12" draw:text-style-name="P34" draw:layer="layout" svg:width="2.6cm" svg:height="2.6cm" svg:x="16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6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6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name="CaixaDeTexto 23_6" draw:style-name="gr34" draw:text-style-name="P41" draw:layer="layout" svg:width="9.202cm" svg:height="10.391cm" svg:x="1.198cm" svg:y="2.8cm">
          <text:p text:style-name="P40"><text:span text:style-name="T20">novo ← criar_noh(valor);</text:span><text:span text:style-name="T19"> </text:span><text:span text:style-name="T20"><text:line-break/></text:span><text:span text:style-name="T20">aux ← inicio;</text:span></text:p>
          <text:p text:style-name="P40"><text:span text:style-name="T21">a</text:span><text:span text:style-name="T22">nterior ← </text:span><text:span text:style-name="T20">NULL</text:span><text:span text:style-name="T20"><text:line-break/></text:span><text:span text:style-name="T20">enquanto ((auxiliar != NULL) E (auxiliar.dado &lt; valor)){</text:span></text:p>
          <text:p text:style-name="P40"><text:span text:style-name="T20"><text:tab/></text:span><text:span text:style-name="T20">anterior ← auxiliar;</text:span><text:span text:style-name="T20"><text:line-break/></text:span><text:span text:style-name="T20"><text:tab/></text:span><text:span text:style-name="T20">aux = aux.proximo;</text:span><text:span text:style-name="T20"><text:line-break/></text:span><text:span text:style-name="T20"><text:tab/></text:span><text:span text:style-name="T20"><text:line-break/></text:span><text:span text:style-name="T20">}</text:span><text:span text:style-name="T19"><text:line-break/></text:span><text:span text:style-name="T20">novo.proximo = aux;</text:span></text:p>
          <text:p text:style-name="P40"><text:span text:style-name="T23">Se (anterior == NULL){</text:span></text:p>
          <text:p text:style-name="P40"><text:span text:style-name="T23"><text:tab/></text:span><text:span text:style-name="T23">inicio = novo;</text:span></text:p>
          <text:p text:style-name="P40"><text:span text:style-name="T23">}se nao{</text:span><text:span text:style-name="T20"><text:line-break/></text:span><text:span text:style-name="T20"><text:tab/></text:span><text:span text:style-name="T20">anteiror.proximo = novo;</text:span></text:p>
          <text:p text:style-name="P40"><text:span text:style-name="T20">}</text:span><text:span text:style-name="T20"><text:line-break/></text:span><text:span text:style-name="T20">tamanho++;</text:span></text:p>
          <text:p text:style-name="P40"><text:span text:style-name="T24">Se (aux = </text:span><text:span text:style-name="T18">NULL</text:span><text:span text:style-name="T27">){</text:span></text:p>
          <text:p text:style-name="P40"><text:span text:style-name="T27"><text:tab/></text:span><text:span text:style-name="T27">fim = novo;</text:span></text:p>
          <text:p text:style-name="P40"><text:span text:style-name="T27">}</text:span></text:p>
          <text:p text:style-name="P40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9" draw:layer="layout" svg:x1="14.942cm" svg:y1="10.7cm" svg:x2="16cm" svg:y2="10.7cm">
          <text:p/>
        </draw:line>
        <draw:line draw:style-name="gr10" draw:text-style-name="P9" draw:layer="layout" svg:x1="17.4cm" svg:y1="11.1cm" svg:x2="17.4cm" svg:y2="12.6cm">
          <text:p/>
        </draw:lin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3. Inserir ordenado o elemento 4, 8, 2, 1</text:span></text:p>
          </draw:text-box>
        </draw:frame>
        <draw:custom-shape draw:style-name="gr1" draw:text-style-name="P3" draw:layer="layout" svg:width="5.6cm" svg:height="1.4cm" svg:x="12.6cm" svg:y="3.238cm">
          <text:p text:style-name="P2">List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2.6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2cm" svg:height="1cm" svg:x="12.9cm" svg:y="4.938cm">
          <text:p text:style-name="P6">Início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cm" svg:height="1cm" svg:x="15.7cm" svg:y="4.938cm">
          <text:p text:style-name="P6">Fim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13.8cm" svg:y1="5.938cm" svg:x2="13.6cm" svg:y2="8.522cm">
          <text:p/>
        </draw:line>
        <draw:line draw:style-name="gr10" draw:text-style-name="P9" draw:layer="layout" svg:x1="16.8cm" svg:y1="5.938cm" svg:x2="17.2cm" svg:y2="8.5cm">
          <text:p/>
        </draw:line>
        <draw:frame draw:style-name="gr11" draw:text-style-name="P19" draw:layer="layout" svg:width="3.474cm" svg:height="0.839cm" svg:x="1.198cm" svg:y="13.161cm">
          <draw:text-box>
            <text:p><text:span text:style-name="T12">tamanho = 2</text:span></text:p>
          </draw:text-box>
        </draw:frame>
        <draw:custom-shape draw:style-name="gr12" draw:text-style-name="P20" draw:layer="layout" svg:width="2.6cm" svg:height="2.6cm" svg:x="12.342cm" svg:y="8.522cm">
          <text:p text:style-name="P6">4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2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2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195cm" svg:height="0.962cm" svg:x="16.2cm" svg:y="12.4cm">
          <draw:text-box>
            <text:p><text:span text:style-name="T1">NULL</text:span></text:p>
          </draw:text-box>
        </draw:frame>
        <draw:custom-shape draw:style-name="gr12" draw:text-style-name="P34" draw:layer="layout" svg:width="2.6cm" svg:height="2.6cm" svg:x="16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6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6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name="CaixaDeTexto 23_7" draw:style-name="gr35" draw:text-style-name="P41" draw:layer="layout" svg:width="9.202cm" svg:height="10.391cm" svg:x="1.198cm" svg:y="2.8cm">
          <text:p text:style-name="P40"><text:span text:style-name="T18">novo ← criar_noh(valor);</text:span><text:span text:style-name="T19"> </text:span><text:span text:style-name="T20"><text:line-break/></text:span><text:span text:style-name="T20">aux ← inicio;</text:span></text:p>
          <text:p text:style-name="P40"><text:span text:style-name="T21">a</text:span><text:span text:style-name="T22">nterior ← </text:span><text:span text:style-name="T20">NULL</text:span><text:span text:style-name="T20"><text:line-break/></text:span><text:span text:style-name="T20">enquanto ((auxiliar != NULL) E (auxiliar.dado &lt; valor)){</text:span></text:p>
          <text:p text:style-name="P40"><text:span text:style-name="T20"><text:tab/></text:span><text:span text:style-name="T20">anterior ← auxiliar;</text:span><text:span text:style-name="T20"><text:line-break/></text:span><text:span text:style-name="T20"><text:tab/></text:span><text:span text:style-name="T20">aux = aux.proximo;</text:span><text:span text:style-name="T20"><text:line-break/></text:span><text:span text:style-name="T20"><text:tab/></text:span><text:span text:style-name="T20"><text:line-break/></text:span><text:span text:style-name="T20">}</text:span><text:span text:style-name="T19"><text:line-break/></text:span><text:span text:style-name="T20">novo.proximo = aux;</text:span></text:p>
          <text:p text:style-name="P40"><text:span text:style-name="T23">Se (anterior == NULL){</text:span></text:p>
          <text:p text:style-name="P40"><text:span text:style-name="T23"><text:tab/></text:span><text:span text:style-name="T23">inicio = novo;</text:span></text:p>
          <text:p text:style-name="P40"><text:span text:style-name="T23">}se nao{</text:span><text:span text:style-name="T20"><text:line-break/></text:span><text:span text:style-name="T20"><text:tab/></text:span><text:span text:style-name="T20">anteiror.proximo = novo;</text:span></text:p>
          <text:p text:style-name="P40"><text:span text:style-name="T20">}</text:span><text:span text:style-name="T20"><text:line-break/></text:span><text:span text:style-name="T20">tamanho++;</text:span></text:p>
          <text:p text:style-name="P40"><text:span text:style-name="T21">Se (aux = </text:span><text:span text:style-name="T20">NULL</text:span><text:span text:style-name="T23">){</text:span></text:p>
          <text:p text:style-name="P40"><text:span text:style-name="T23"><text:tab/></text:span><text:span text:style-name="T23">fim = novo;</text:span></text:p>
          <text:p text:style-name="P40"><text:span text:style-name="T23">}</text:span></text:p>
          <text:p text:style-name="P40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9" draw:layer="layout" svg:x1="14.942cm" svg:y1="10.7cm" svg:x2="16cm" svg:y2="10.7cm">
          <text:p/>
        </draw:line>
        <draw:line draw:style-name="gr10" draw:text-style-name="P9" draw:layer="layout" svg:x1="17.4cm" svg:y1="11.1cm" svg:x2="17.4cm" svg:y2="12.6cm">
          <text:p/>
        </draw:line>
        <draw:custom-shape draw:style-name="gr12" draw:text-style-name="P34" draw:layer="layout" svg:width="2.6cm" svg:height="2.6cm" svg:x="22cm" svg:y="6.2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2cm" svg:y="6.2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2cm" svg:y="8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3.4cm" svg:y1="8.8cm" svg:x2="23.4cm" svg:y2="11cm">
          <text:p/>
        </draw:line>
        <draw:frame draw:style-name="gr7" draw:text-style-name="P33" draw:layer="layout" svg:width="2.195cm" svg:height="0.962cm" svg:x="22.205cm" svg:y="10.838cm">
          <draw:text-box>
            <text:p><text:span text:style-name="T17">NUL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3. Inserir ordenado o elemento 4, 8, 2, 1</text:span></text:p>
          </draw:text-box>
        </draw:frame>
        <draw:custom-shape draw:style-name="gr1" draw:text-style-name="P3" draw:layer="layout" svg:width="5.6cm" svg:height="1.4cm" svg:x="12.6cm" svg:y="3.238cm">
          <text:p text:style-name="P2">List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2.6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2cm" svg:height="1cm" svg:x="12.9cm" svg:y="4.938cm">
          <text:p text:style-name="P6">Início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cm" svg:height="1cm" svg:x="15.7cm" svg:y="4.938cm">
          <text:p text:style-name="P6">Fim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13.8cm" svg:y1="5.938cm" svg:x2="13.6cm" svg:y2="8.522cm">
          <text:p/>
        </draw:line>
        <draw:line draw:style-name="gr10" draw:text-style-name="P9" draw:layer="layout" svg:x1="16.8cm" svg:y1="5.938cm" svg:x2="17.2cm" svg:y2="8.5cm">
          <text:p/>
        </draw:line>
        <draw:frame draw:style-name="gr11" draw:text-style-name="P19" draw:layer="layout" svg:width="3.474cm" svg:height="0.839cm" svg:x="1.198cm" svg:y="13.161cm">
          <draw:text-box>
            <text:p><text:span text:style-name="T12">tamanho = 2</text:span></text:p>
          </draw:text-box>
        </draw:frame>
        <draw:custom-shape draw:style-name="gr12" draw:text-style-name="P20" draw:layer="layout" svg:width="2.6cm" svg:height="2.6cm" svg:x="12.342cm" svg:y="8.522cm">
          <text:p text:style-name="P6">4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2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2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195cm" svg:height="0.962cm" svg:x="16.2cm" svg:y="12.4cm">
          <draw:text-box>
            <text:p><text:span text:style-name="T1">NULL</text:span></text:p>
          </draw:text-box>
        </draw:frame>
        <draw:custom-shape draw:style-name="gr12" draw:text-style-name="P34" draw:layer="layout" svg:width="2.6cm" svg:height="2.6cm" svg:x="16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6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6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name="CaixaDeTexto 23_9" draw:style-name="gr36" draw:text-style-name="P41" draw:layer="layout" svg:width="9.202cm" svg:height="10.391cm" svg:x="1.198cm" svg:y="2.8cm">
          <text:p text:style-name="P40"><text:span text:style-name="T20">novo ← criar_noh(valor);</text:span><text:span text:style-name="T19"> </text:span><text:span text:style-name="T20"><text:line-break/></text:span><text:span text:style-name="T18">aux ← inicio;</text:span></text:p>
          <text:p text:style-name="P40"><text:span text:style-name="T23">a</text:span><text:span text:style-name="T20">nterior ← NULL</text:span><text:span text:style-name="T20"><text:line-break/></text:span><text:span text:style-name="T20">enquanto ((auxiliar != NULL) E (auxiliar.dado &lt; valor)){</text:span></text:p>
          <text:p text:style-name="P40"><text:span text:style-name="T20"><text:tab/></text:span><text:span text:style-name="T20">anterior ← auxiliar;</text:span><text:span text:style-name="T20"><text:line-break/></text:span><text:span text:style-name="T20"><text:tab/></text:span><text:span text:style-name="T20">aux = aux.proximo;</text:span><text:span text:style-name="T20"><text:line-break/></text:span><text:span text:style-name="T20"><text:tab/></text:span><text:span text:style-name="T20"><text:line-break/></text:span><text:span text:style-name="T20">}</text:span><text:span text:style-name="T19"><text:line-break/></text:span><text:span text:style-name="T20">novo.proximo = aux;</text:span></text:p>
          <text:p text:style-name="P40"><text:span text:style-name="T23">Se (anterior == NULL){</text:span></text:p>
          <text:p text:style-name="P40"><text:span text:style-name="T23"><text:tab/></text:span><text:span text:style-name="T23">inicio = novo;</text:span></text:p>
          <text:p text:style-name="P40"><text:span text:style-name="T23">}se nao{</text:span><text:span text:style-name="T20"><text:line-break/></text:span><text:span text:style-name="T20"><text:tab/></text:span><text:span text:style-name="T20">anteiror.proximo = novo;</text:span></text:p>
          <text:p text:style-name="P40"><text:span text:style-name="T20">}</text:span><text:span text:style-name="T20"><text:line-break/></text:span><text:span text:style-name="T20">tamanho++;</text:span></text:p>
          <text:p text:style-name="P40"><text:span text:style-name="T21">Se (aux = </text:span><text:span text:style-name="T20">NULL</text:span><text:span text:style-name="T23">){</text:span></text:p>
          <text:p text:style-name="P40"><text:span text:style-name="T23"><text:tab/></text:span><text:span text:style-name="T23">fim = novo;</text:span></text:p>
          <text:p text:style-name="P40"><text:span text:style-name="T23">}</text:span></text:p>
          <text:p text:style-name="P40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9" draw:layer="layout" svg:x1="14.942cm" svg:y1="10.7cm" svg:x2="16cm" svg:y2="10.7cm">
          <text:p/>
        </draw:line>
        <draw:line draw:style-name="gr10" draw:text-style-name="P9" draw:layer="layout" svg:x1="17.4cm" svg:y1="11.1cm" svg:x2="17.4cm" svg:y2="12.6cm">
          <text:p/>
        </draw:line>
        <draw:custom-shape draw:style-name="gr12" draw:text-style-name="P34" draw:layer="layout" svg:width="2.6cm" svg:height="2.6cm" svg:x="22cm" svg:y="6.2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2cm" svg:y="6.2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2cm" svg:y="8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3.4cm" svg:y1="8.8cm" svg:x2="23.4cm" svg:y2="11cm">
          <text:p/>
        </draw:line>
        <draw:frame draw:style-name="gr7" draw:text-style-name="P33" draw:layer="layout" svg:width="2.195cm" svg:height="0.962cm" svg:x="22.205cm" svg:y="10.838cm">
          <draw:text-box>
            <text:p><text:span text:style-name="T17">NULL</text:span></text:p>
          </draw:text-box>
        </draw:frame>
        <draw:custom-shape draw:style-name="gr17" draw:text-style-name="P20" draw:layer="layout" svg:width="2.6cm" svg:height="1cm" svg:x="9cm" svg:y="9.322cm">
          <text:p text:style-name="P6">aux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1.6cm" svg:y1="9.822cm" svg:x2="12.4cm" svg:y2="9.822cm">
          <text:p/>
        </draw:lin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3. Inserir ordenado o elemento 4, 8, 2, 1</text:span></text:p>
          </draw:text-box>
        </draw:frame>
        <draw:custom-shape draw:style-name="gr1" draw:text-style-name="P3" draw:layer="layout" svg:width="5.6cm" svg:height="1.4cm" svg:x="12.6cm" svg:y="3.238cm">
          <text:p text:style-name="P2">List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2.6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2cm" svg:height="1cm" svg:x="12.9cm" svg:y="4.938cm">
          <text:p text:style-name="P6">Início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cm" svg:height="1cm" svg:x="15.7cm" svg:y="4.938cm">
          <text:p text:style-name="P6">Fim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13.8cm" svg:y1="5.938cm" svg:x2="13.6cm" svg:y2="8.522cm">
          <text:p/>
        </draw:line>
        <draw:line draw:style-name="gr10" draw:text-style-name="P9" draw:layer="layout" svg:x1="16.8cm" svg:y1="5.938cm" svg:x2="17.2cm" svg:y2="8.5cm">
          <text:p/>
        </draw:line>
        <draw:frame draw:style-name="gr11" draw:text-style-name="P19" draw:layer="layout" svg:width="3.474cm" svg:height="0.839cm" svg:x="1.198cm" svg:y="13.161cm">
          <draw:text-box>
            <text:p><text:span text:style-name="T12">tamanho = 2</text:span></text:p>
          </draw:text-box>
        </draw:frame>
        <draw:custom-shape draw:style-name="gr12" draw:text-style-name="P20" draw:layer="layout" svg:width="2.6cm" svg:height="2.6cm" svg:x="12.342cm" svg:y="8.522cm">
          <text:p text:style-name="P6">4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2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2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195cm" svg:height="0.962cm" svg:x="16.2cm" svg:y="12.4cm">
          <draw:text-box>
            <text:p><text:span text:style-name="T1">NULL</text:span></text:p>
          </draw:text-box>
        </draw:frame>
        <draw:custom-shape draw:style-name="gr12" draw:text-style-name="P34" draw:layer="layout" svg:width="2.6cm" svg:height="2.6cm" svg:x="16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6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6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name="CaixaDeTexto 23_10" draw:style-name="gr37" draw:text-style-name="P41" draw:layer="layout" svg:width="9.202cm" svg:height="10.391cm" svg:x="1.198cm" svg:y="2.8cm">
          <text:p text:style-name="P40"><text:span text:style-name="T20">novo ← criar_noh(valor);</text:span><text:span text:style-name="T19"> </text:span><text:span text:style-name="T20"><text:line-break/></text:span><text:span text:style-name="T20">aux ← inicio;</text:span></text:p>
          <text:p text:style-name="P40"><text:span text:style-name="T27">a</text:span><text:span text:style-name="T18">nterior ← NULL</text:span><text:span text:style-name="T20"><text:line-break/></text:span><text:span text:style-name="T20">enquanto ((auxiliar != NULL) E (auxiliar.dado &lt; valor)){</text:span></text:p>
          <text:p text:style-name="P40"><text:span text:style-name="T20"><text:tab/></text:span><text:span text:style-name="T20">anterior ← auxiliar;</text:span><text:span text:style-name="T20"><text:line-break/></text:span><text:span text:style-name="T20"><text:tab/></text:span><text:span text:style-name="T20">aux = aux.proximo;</text:span><text:span text:style-name="T20"><text:line-break/></text:span><text:span text:style-name="T20"><text:tab/></text:span><text:span text:style-name="T20"><text:line-break/></text:span><text:span text:style-name="T20">}</text:span><text:span text:style-name="T19"><text:line-break/></text:span><text:span text:style-name="T20">novo.proximo = aux;</text:span></text:p>
          <text:p text:style-name="P40"><text:span text:style-name="T23">Se (anterior == NULL){</text:span></text:p>
          <text:p text:style-name="P40"><text:span text:style-name="T23"><text:tab/></text:span><text:span text:style-name="T23">inicio = novo;</text:span></text:p>
          <text:p text:style-name="P40"><text:span text:style-name="T23">}se nao{</text:span><text:span text:style-name="T20"><text:line-break/></text:span><text:span text:style-name="T20"><text:tab/></text:span><text:span text:style-name="T20">anteiror.proximo = novo;</text:span></text:p>
          <text:p text:style-name="P40"><text:span text:style-name="T20">}</text:span><text:span text:style-name="T20"><text:line-break/></text:span><text:span text:style-name="T20">tamanho++;</text:span></text:p>
          <text:p text:style-name="P40"><text:span text:style-name="T21">Se (aux = </text:span><text:span text:style-name="T20">NULL</text:span><text:span text:style-name="T23">){</text:span></text:p>
          <text:p text:style-name="P40"><text:span text:style-name="T23"><text:tab/></text:span><text:span text:style-name="T23">fim = novo;</text:span></text:p>
          <text:p text:style-name="P40"><text:span text:style-name="T23">}</text:span></text:p>
          <text:p text:style-name="P40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9" draw:layer="layout" svg:x1="14.942cm" svg:y1="10.7cm" svg:x2="16cm" svg:y2="10.7cm">
          <text:p/>
        </draw:line>
        <draw:line draw:style-name="gr10" draw:text-style-name="P9" draw:layer="layout" svg:x1="17.4cm" svg:y1="11.1cm" svg:x2="17.4cm" svg:y2="12.6cm">
          <text:p/>
        </draw:line>
        <draw:custom-shape draw:style-name="gr12" draw:text-style-name="P34" draw:layer="layout" svg:width="2.6cm" svg:height="2.6cm" svg:x="22cm" svg:y="6.2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2cm" svg:y="6.2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2cm" svg:y="8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3.4cm" svg:y1="8.8cm" svg:x2="23.4cm" svg:y2="11cm">
          <text:p/>
        </draw:line>
        <draw:frame draw:style-name="gr7" draw:text-style-name="P33" draw:layer="layout" svg:width="2.195cm" svg:height="0.962cm" svg:x="22.205cm" svg:y="10.838cm">
          <draw:text-box>
            <text:p><text:span text:style-name="T17">NULL</text:span></text:p>
          </draw:text-box>
        </draw:frame>
        <draw:custom-shape draw:style-name="gr17" draw:text-style-name="P20" draw:layer="layout" svg:width="2.6cm" svg:height="1cm" svg:x="9cm" svg:y="9.322cm">
          <text:p text:style-name="P6">aux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1.6cm" svg:y1="9.822cm" svg:x2="12.4cm" svg:y2="9.822cm">
          <text:p/>
        </draw:line>
        <draw:custom-shape draw:style-name="gr17" draw:text-style-name="P20" draw:layer="layout" svg:width="2.6cm" svg:height="1cm" svg:x="13.2cm" svg:y="12.4cm">
          <text:p text:style-name="P6">anterior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5.8cm" svg:y1="12.9cm" svg:x2="16.6cm" svg:y2="12.9cm">
          <text:p/>
        </draw:lin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3. Inserir ordenado o elemento 4, 8, 2, 1</text:span></text:p>
          </draw:text-box>
        </draw:frame>
        <draw:custom-shape draw:style-name="gr1" draw:text-style-name="P3" draw:layer="layout" svg:width="5.6cm" svg:height="1.4cm" svg:x="12.6cm" svg:y="3.238cm">
          <text:p text:style-name="P2">List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2.6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2cm" svg:height="1cm" svg:x="12.9cm" svg:y="4.938cm">
          <text:p text:style-name="P6">Início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cm" svg:height="1cm" svg:x="15.7cm" svg:y="4.938cm">
          <text:p text:style-name="P6">Fim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13.8cm" svg:y1="5.938cm" svg:x2="13.6cm" svg:y2="8.522cm">
          <text:p/>
        </draw:line>
        <draw:line draw:style-name="gr10" draw:text-style-name="P9" draw:layer="layout" svg:x1="16.8cm" svg:y1="5.938cm" svg:x2="17.2cm" svg:y2="8.5cm">
          <text:p/>
        </draw:line>
        <draw:frame draw:style-name="gr11" draw:text-style-name="P19" draw:layer="layout" svg:width="3.474cm" svg:height="0.839cm" svg:x="1.198cm" svg:y="13.161cm">
          <draw:text-box>
            <text:p><text:span text:style-name="T12">tamanho = 2</text:span></text:p>
          </draw:text-box>
        </draw:frame>
        <draw:custom-shape draw:style-name="gr12" draw:text-style-name="P20" draw:layer="layout" svg:width="2.6cm" svg:height="2.6cm" svg:x="12.342cm" svg:y="8.522cm">
          <text:p text:style-name="P6">4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2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2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195cm" svg:height="0.962cm" svg:x="16.2cm" svg:y="12.4cm">
          <draw:text-box>
            <text:p><text:span text:style-name="T1">NULL</text:span></text:p>
          </draw:text-box>
        </draw:frame>
        <draw:custom-shape draw:style-name="gr12" draw:text-style-name="P34" draw:layer="layout" svg:width="2.6cm" svg:height="2.6cm" svg:x="16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6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6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name="CaixaDeTexto 23_11" draw:style-name="gr38" draw:text-style-name="P41" draw:layer="layout" svg:width="9.202cm" svg:height="10.391cm" svg:x="1.198cm" svg:y="2.8cm">
          <text:p text:style-name="P40"><text:span text:style-name="T20">novo ← criar_noh(valor);</text:span><text:span text:style-name="T19"> </text:span><text:span text:style-name="T20"><text:line-break/></text:span><text:span text:style-name="T20">aux ← inicio;</text:span></text:p>
          <text:p text:style-name="P40"><text:span text:style-name="T23">a</text:span><text:span text:style-name="T20">nterior ← NULL</text:span><text:span text:style-name="T20"><text:line-break/></text:span><text:span text:style-name="T18">enquanto ((auxiliar != NULL) E (auxiliar.dado &lt; valor)){</text:span></text:p>
          <text:p text:style-name="P40"><text:span text:style-name="T18"><text:tab/></text:span><text:span text:style-name="T18">anterior ← auxiliar;</text:span><text:span text:style-name="T18"><text:line-break/></text:span><text:span text:style-name="T18"><text:tab/></text:span><text:span text:style-name="T18">aux = aux.proximo;</text:span><text:span text:style-name="T18"><text:line-break/></text:span><text:span text:style-name="T18"><text:tab/></text:span><text:span text:style-name="T18"><text:line-break/></text:span><text:span text:style-name="T18">}</text:span><text:span text:style-name="T19"><text:line-break/></text:span><text:span text:style-name="T20">novo.proximo = aux;</text:span></text:p>
          <text:p text:style-name="P40"><text:span text:style-name="T23">Se (anterior == NULL){</text:span></text:p>
          <text:p text:style-name="P40"><text:span text:style-name="T23"><text:tab/></text:span><text:span text:style-name="T23">inicio = novo;</text:span></text:p>
          <text:p text:style-name="P40"><text:span text:style-name="T23">}se nao{</text:span><text:span text:style-name="T20"><text:line-break/></text:span><text:span text:style-name="T20"><text:tab/></text:span><text:span text:style-name="T20">anteiror.proximo = novo;</text:span></text:p>
          <text:p text:style-name="P40"><text:span text:style-name="T20">}</text:span><text:span text:style-name="T20"><text:line-break/></text:span><text:span text:style-name="T20">tamanho++;</text:span></text:p>
          <text:p text:style-name="P40"><text:span text:style-name="T21">Se (aux = </text:span><text:span text:style-name="T20">NULL</text:span><text:span text:style-name="T23">){</text:span></text:p>
          <text:p text:style-name="P40"><text:span text:style-name="T23"><text:tab/></text:span><text:span text:style-name="T23">fim = novo;</text:span></text:p>
          <text:p text:style-name="P40"><text:span text:style-name="T23">}</text:span></text:p>
          <text:p text:style-name="P40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9" draw:layer="layout" svg:x1="14.942cm" svg:y1="10.7cm" svg:x2="16cm" svg:y2="10.7cm">
          <text:p/>
        </draw:line>
        <draw:line draw:style-name="gr10" draw:text-style-name="P9" draw:layer="layout" svg:x1="17.4cm" svg:y1="11.1cm" svg:x2="17.4cm" svg:y2="12.6cm">
          <text:p/>
        </draw:line>
        <draw:custom-shape draw:style-name="gr12" draw:text-style-name="P34" draw:layer="layout" svg:width="2.6cm" svg:height="2.6cm" svg:x="22cm" svg:y="6.2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2cm" svg:y="6.2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2cm" svg:y="8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3.4cm" svg:y1="8.8cm" svg:x2="23.4cm" svg:y2="11cm">
          <text:p/>
        </draw:line>
        <draw:frame draw:style-name="gr7" draw:text-style-name="P33" draw:layer="layout" svg:width="2.195cm" svg:height="0.962cm" svg:x="22.205cm" svg:y="10.838cm">
          <draw:text-box>
            <text:p><text:span text:style-name="T17">NULL</text:span></text:p>
          </draw:text-box>
        </draw:frame>
        <draw:custom-shape draw:style-name="gr17" draw:text-style-name="P20" draw:layer="layout" svg:width="2.6cm" svg:height="1cm" svg:x="9cm" svg:y="9.322cm">
          <text:p text:style-name="P6">aux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1.6cm" svg:y1="9.822cm" svg:x2="12.4cm" svg:y2="9.822cm">
          <text:p/>
        </draw:line>
        <draw:custom-shape draw:style-name="gr17" draw:text-style-name="P20" draw:layer="layout" svg:width="2.6cm" svg:height="1cm" svg:x="13.2cm" svg:y="12.4cm">
          <text:p text:style-name="P6">anterior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5.8cm" svg:y1="12.9cm" svg:x2="16.6cm" svg:y2="12.9cm">
          <text:p/>
        </draw:line>
        <draw:frame draw:style-name="gr39" draw:text-style-name="P39" draw:layer="layout" svg:width="3.144cm" svg:height="1.787cm" svg:x="8.7cm" svg:y="10.413cm">
          <draw:text-box>
            <text:p text:style-name="P24"><text:span text:style-name="T26">4 &gt; 2</text:span></text:p>
            <text:p text:style-name="P24"><text:span text:style-name="T26">Não entra no</text:span></text:p>
            <text:p text:style-name="P24"><text:span text:style-name="T26">enquant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3. Inserir ordenado o elemento 4, 8, 2, 1</text:span></text:p>
          </draw:text-box>
        </draw:frame>
        <draw:custom-shape draw:style-name="gr1" draw:text-style-name="P3" draw:layer="layout" svg:width="5.6cm" svg:height="1.4cm" svg:x="12.6cm" svg:y="3.238cm">
          <text:p text:style-name="P2">List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2.6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2cm" svg:height="1cm" svg:x="12.9cm" svg:y="4.938cm">
          <text:p text:style-name="P6">Início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cm" svg:height="1cm" svg:x="15.7cm" svg:y="4.938cm">
          <text:p text:style-name="P6">Fim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13.8cm" svg:y1="5.938cm" svg:x2="13.6cm" svg:y2="8.522cm">
          <text:p/>
        </draw:line>
        <draw:line draw:style-name="gr10" draw:text-style-name="P9" draw:layer="layout" svg:x1="16.8cm" svg:y1="5.938cm" svg:x2="17.2cm" svg:y2="8.5cm">
          <text:p/>
        </draw:line>
        <draw:frame draw:style-name="gr11" draw:text-style-name="P19" draw:layer="layout" svg:width="3.474cm" svg:height="0.839cm" svg:x="1.198cm" svg:y="13.161cm">
          <draw:text-box>
            <text:p><text:span text:style-name="T12">tamanho = 2</text:span></text:p>
          </draw:text-box>
        </draw:frame>
        <draw:custom-shape draw:style-name="gr12" draw:text-style-name="P20" draw:layer="layout" svg:width="2.6cm" svg:height="2.6cm" svg:x="12.342cm" svg:y="8.522cm">
          <text:p text:style-name="P6">4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2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8" draw:id="id8" draw:layer="layout" svg:width="2.6cm" svg:height="0.8cm" svg:x="12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195cm" svg:height="0.962cm" svg:x="16.2cm" svg:y="12.4cm">
          <draw:text-box>
            <text:p><text:span text:style-name="T1">NULL</text:span></text:p>
          </draw:text-box>
        </draw:frame>
        <draw:custom-shape draw:style-name="gr12" draw:text-style-name="P34" draw:layer="layout" svg:width="2.6cm" svg:height="2.6cm" svg:x="16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6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6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name="CaixaDeTexto 23_20" draw:style-name="gr40" draw:text-style-name="P41" draw:layer="layout" svg:width="9.202cm" svg:height="10.391cm" svg:x="1.198cm" svg:y="2.8cm">
          <text:p text:style-name="P40"><text:span text:style-name="T20">novo ← criar_noh(valor);</text:span><text:span text:style-name="T19"> </text:span><text:span text:style-name="T20"><text:line-break/></text:span><text:span text:style-name="T20">aux ← inicio;</text:span></text:p>
          <text:p text:style-name="P40"><text:span text:style-name="T23">a</text:span><text:span text:style-name="T20">nterior ← NULL</text:span><text:span text:style-name="T20"><text:line-break/></text:span><text:span text:style-name="T20">enquanto ((auxiliar != NULL) E (auxiliar.dado &lt; valor)){</text:span></text:p>
          <text:p text:style-name="P40"><text:span text:style-name="T20"><text:tab/></text:span><text:span text:style-name="T20">anterior ← auxiliar;</text:span><text:span text:style-name="T20"><text:line-break/></text:span><text:span text:style-name="T20"><text:tab/></text:span><text:span text:style-name="T20">aux = aux.proximo;</text:span><text:span text:style-name="T20"><text:line-break/></text:span><text:span text:style-name="T20"><text:tab/></text:span><text:span text:style-name="T20"><text:line-break/></text:span><text:span text:style-name="T20">}</text:span><text:span text:style-name="T19"><text:line-break/></text:span><text:span text:style-name="T18">novo.proximo = aux;</text:span></text:p>
          <text:p text:style-name="P40"><text:span text:style-name="T23">Se (anterior == NULL){</text:span></text:p>
          <text:p text:style-name="P40"><text:span text:style-name="T23"><text:tab/></text:span><text:span text:style-name="T23">inicio = novo;</text:span></text:p>
          <text:p text:style-name="P40"><text:span text:style-name="T23">}se nao{</text:span><text:span text:style-name="T20"><text:line-break/></text:span><text:span text:style-name="T20"><text:tab/></text:span><text:span text:style-name="T20">anteiror.proximo = novo;</text:span></text:p>
          <text:p text:style-name="P40"><text:span text:style-name="T20">}</text:span><text:span text:style-name="T20"><text:line-break/></text:span><text:span text:style-name="T20">tamanho++;</text:span></text:p>
          <text:p text:style-name="P40"><text:span text:style-name="T21">Se (aux = </text:span><text:span text:style-name="T20">NULL</text:span><text:span text:style-name="T23">){</text:span></text:p>
          <text:p text:style-name="P40"><text:span text:style-name="T23"><text:tab/></text:span><text:span text:style-name="T23">fim = novo;</text:span></text:p>
          <text:p text:style-name="P40"><text:span text:style-name="T23">}</text:span></text:p>
          <text:p text:style-name="P40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9" draw:layer="layout" svg:x1="14.942cm" svg:y1="10.7cm" svg:x2="16cm" svg:y2="10.7cm">
          <text:p/>
        </draw:line>
        <draw:line draw:style-name="gr10" draw:text-style-name="P9" draw:layer="layout" svg:x1="17.4cm" svg:y1="11.1cm" svg:x2="17.4cm" svg:y2="12.6cm">
          <text:p/>
        </draw:line>
        <draw:custom-shape draw:style-name="gr12" draw:text-style-name="P34" draw:layer="layout" svg:width="2.6cm" svg:height="2.6cm" svg:x="12.3cm" svg:y="12.7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7" draw:id="id7" draw:layer="layout" svg:width="2.6cm" svg:height="0.8cm" svg:x="12.3cm" svg:y="12.7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2.3cm" svg:y="14.5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2.6cm" svg:height="1cm" svg:x="9cm" svg:y="9.322cm">
          <text:p text:style-name="P6">aux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1.6cm" svg:y1="9.822cm" svg:x2="12.4cm" svg:y2="9.822cm">
          <text:p/>
        </draw:line>
        <draw:custom-shape draw:style-name="gr17" draw:text-style-name="P20" draw:layer="layout" svg:width="2.6cm" svg:height="1cm" svg:x="19.2cm" svg:y="12.4cm">
          <text:p text:style-name="P6">anterior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9.2cm" svg:y1="12.9cm" svg:x2="18.2cm" svg:y2="12.9cm">
          <text:p/>
        </draw:line>
        <draw:connector draw:style-name="gr15" draw:text-style-name="P24" draw:layer="layout" svg:x1="13.6cm" svg:y1="12.7cm" svg:x2="13.642cm" svg:y2="11.122cm" draw:start-shape="id7" draw:start-glue-point="0" draw:end-shape="id8" draw:end-glue-point="2" svg:d="M13600 12700v-789h42v-789" svg:viewBox="0 0 43 1579">
          <text:p/>
        </draw:connector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3. Inserir ordenado o elemento 4, 8, 2, 1</text:span></text:p>
          </draw:text-box>
        </draw:frame>
        <draw:custom-shape draw:style-name="gr1" draw:text-style-name="P3" draw:layer="layout" svg:width="5.6cm" svg:height="1.4cm" svg:x="12.6cm" svg:y="3.238cm">
          <text:p text:style-name="P2">List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2.6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xml:id="id11" draw:id="id11" draw:layer="layout" svg:width="2.2cm" svg:height="1cm" svg:x="12.9cm" svg:y="4.938cm">
          <text:p text:style-name="P6">Início</text:p>
          <draw:enhanced-geometry svg:viewBox="0 0 21600 21600" draw:type="rectangle" draw:enhanced-path="M 0 0 L 21600 0 21600 21600 0 21600 0 0 Z N"/>
        </draw:custom-shape>
        <draw:custom-shape draw:style-name="gr5" draw:text-style-name="P8" xml:id="id9" draw:id="id9" draw:layer="layout" svg:width="2.2cm" svg:height="1cm" svg:x="15.7cm" svg:y="4.938cm">
          <text:p text:style-name="P6">Fim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98cm" svg:y="13.161cm">
          <draw:text-box>
            <text:p><text:span text:style-name="T12">tamanho = 2</text:span></text:p>
          </draw:text-box>
        </draw:frame>
        <draw:custom-shape draw:style-name="gr12" draw:text-style-name="P20" draw:layer="layout" svg:width="2.6cm" svg:height="2.6cm" svg:x="16.342cm" svg:y="8.522cm">
          <text:p text:style-name="P6">4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6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6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195cm" svg:height="0.962cm" svg:x="20.2cm" svg:y="12.4cm">
          <draw:text-box>
            <text:p><text:span text:style-name="T1">NULL</text:span></text:p>
          </draw:text-box>
        </draw:frame>
        <draw:custom-shape draw:style-name="gr12" draw:text-style-name="P34" draw:layer="layout" svg:width="2.6cm" svg:height="2.6cm" svg:x="20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10" draw:id="id10" draw:layer="layout" svg:width="2.6cm" svg:height="0.8cm" svg:x="20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0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name="CaixaDeTexto 23_12" draw:style-name="gr41" draw:text-style-name="P41" draw:layer="layout" svg:width="9.202cm" svg:height="10.391cm" svg:x="1.198cm" svg:y="2.8cm">
          <text:p text:style-name="P40"><text:span text:style-name="T20">novo ← criar_noh(valor);</text:span><text:span text:style-name="T19"> </text:span><text:span text:style-name="T20"><text:line-break/></text:span><text:span text:style-name="T20">aux ← inicio;</text:span></text:p>
          <text:p text:style-name="P40"><text:span text:style-name="T23">a</text:span><text:span text:style-name="T20">nterior ← NULL</text:span><text:span text:style-name="T20"><text:line-break/></text:span><text:span text:style-name="T20">enquanto ((auxiliar != NULL) E (auxiliar.dado &lt; valor)){</text:span></text:p>
          <text:p text:style-name="P40"><text:span text:style-name="T20"><text:tab/></text:span><text:span text:style-name="T20">anterior ← auxiliar;</text:span><text:span text:style-name="T20"><text:line-break/></text:span><text:span text:style-name="T20"><text:tab/></text:span><text:span text:style-name="T20">aux = aux.proximo;</text:span><text:span text:style-name="T20"><text:line-break/></text:span><text:span text:style-name="T20"><text:tab/></text:span><text:span text:style-name="T20"><text:line-break/></text:span><text:span text:style-name="T20">}</text:span><text:span text:style-name="T19"><text:line-break/></text:span><text:span text:style-name="T20">novo.proximo = aux;</text:span></text:p>
          <text:p text:style-name="P40"><text:span text:style-name="T27">Se (anterior == NULL){</text:span></text:p>
          <text:p text:style-name="P40"><text:span text:style-name="T27"><text:tab/></text:span><text:span text:style-name="T27">inicio = novo;</text:span></text:p>
          <text:p text:style-name="P40"><text:span text:style-name="T27">}</text:span><text:span text:style-name="T23">se nao{</text:span><text:span text:style-name="T20"><text:line-break/></text:span><text:span text:style-name="T20"><text:tab/></text:span><text:span text:style-name="T20">anteiror.proximo = novo;</text:span></text:p>
          <text:p text:style-name="P40"><text:span text:style-name="T20">}</text:span><text:span text:style-name="T20"><text:line-break/></text:span><text:span text:style-name="T20">tamanho++;</text:span></text:p>
          <text:p text:style-name="P40"><text:span text:style-name="T21">Se (aux = </text:span><text:span text:style-name="T20">NULL</text:span><text:span text:style-name="T23">){</text:span></text:p>
          <text:p text:style-name="P40"><text:span text:style-name="T23"><text:tab/></text:span><text:span text:style-name="T23">fim = novo;</text:span></text:p>
          <text:p text:style-name="P40"><text:span text:style-name="T23">}</text:span></text:p>
          <text:p text:style-name="P40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9" draw:layer="layout" svg:x1="18.942cm" svg:y1="10.7cm" svg:x2="20cm" svg:y2="10.7cm">
          <text:p/>
        </draw:line>
        <draw:line draw:style-name="gr10" draw:text-style-name="P9" draw:layer="layout" svg:x1="21.4cm" svg:y1="11.1cm" svg:x2="21.4cm" svg:y2="12.6cm">
          <text:p/>
        </draw:line>
        <draw:custom-shape draw:style-name="gr12" draw:text-style-name="P34" draw:layer="layout" svg:width="2.6cm" svg:height="2.6cm" svg:x="12.7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12" draw:id="id12" draw:layer="layout" svg:width="2.6cm" svg:height="0.8cm" svg:x="12.7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2.7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2.6cm" svg:height="1cm" svg:x="23.2cm" svg:y="12.4cm">
          <text:p text:style-name="P6">anterior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3.2cm" svg:y1="12.9cm" svg:x2="22.2cm" svg:y2="12.9cm">
          <text:p/>
        </draw:line>
        <draw:connector draw:style-name="gr15" draw:text-style-name="P24" draw:layer="layout" svg:x1="16.8cm" svg:y1="5.938cm" svg:x2="21.3cm" svg:y2="8.5cm" draw:start-shape="id9" draw:start-glue-point="2" draw:end-shape="id10" draw:end-glue-point="0" svg:d="M16800 5938v1281h4500v1281" svg:viewBox="0 0 4501 2563">
          <text:p/>
        </draw:connector>
        <draw:connector draw:style-name="gr15" draw:text-style-name="P24" draw:layer="layout" svg:x1="14cm" svg:y1="5.938cm" svg:x2="14cm" svg:y2="8.5cm" draw:start-shape="id11" draw:start-glue-point="2" draw:end-shape="id12" draw:end-glue-point="0" svg:d="M14000 5938v2562" svg:viewBox="0 0 1 2563">
          <text:p/>
        </draw:connector>
        <draw:line draw:style-name="gr10" draw:text-style-name="P9" draw:layer="layout" svg:x1="15.3cm" svg:y1="10.7cm" svg:x2="16.358cm" svg:y2="10.7cm">
          <text:p/>
        </draw:lin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3. Inserir ordenado o elemento 4, 8, 2, 1</text:span></text:p>
          </draw:text-box>
        </draw:frame>
        <draw:custom-shape draw:style-name="gr1" draw:text-style-name="P3" draw:layer="layout" svg:width="5.6cm" svg:height="1.4cm" svg:x="12.6cm" svg:y="3.238cm">
          <text:p text:style-name="P2">List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2.6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xml:id="id15" draw:id="id15" draw:layer="layout" svg:width="2.2cm" svg:height="1cm" svg:x="12.9cm" svg:y="4.938cm">
          <text:p text:style-name="P6">Início</text:p>
          <draw:enhanced-geometry svg:viewBox="0 0 21600 21600" draw:type="rectangle" draw:enhanced-path="M 0 0 L 21600 0 21600 21600 0 21600 0 0 Z N"/>
        </draw:custom-shape>
        <draw:custom-shape draw:style-name="gr5" draw:text-style-name="P8" xml:id="id13" draw:id="id13" draw:layer="layout" svg:width="2.2cm" svg:height="1cm" svg:x="15.7cm" svg:y="4.938cm">
          <text:p text:style-name="P6">Fim</text:p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3.474cm" svg:height="0.839cm" svg:x="1.198cm" svg:y="13.161cm">
          <draw:text-box>
            <text:p><text:span text:style-name="T8">tamanho = 3</text:span></text:p>
          </draw:text-box>
        </draw:frame>
        <draw:custom-shape draw:style-name="gr12" draw:text-style-name="P20" draw:layer="layout" svg:width="2.6cm" svg:height="2.6cm" svg:x="16.342cm" svg:y="8.522cm">
          <text:p text:style-name="P6">4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6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6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195cm" svg:height="0.962cm" svg:x="20.2cm" svg:y="12.4cm">
          <draw:text-box>
            <text:p><text:span text:style-name="T1">NULL</text:span></text:p>
          </draw:text-box>
        </draw:frame>
        <draw:custom-shape draw:style-name="gr12" draw:text-style-name="P34" draw:layer="layout" svg:width="2.6cm" svg:height="2.6cm" svg:x="20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14" draw:id="id14" draw:layer="layout" svg:width="2.6cm" svg:height="0.8cm" svg:x="20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0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name="CaixaDeTexto 23_13" draw:style-name="gr42" draw:text-style-name="P41" draw:layer="layout" svg:width="9.202cm" svg:height="10.391cm" svg:x="1.198cm" svg:y="2.8cm">
          <text:p text:style-name="P40"><text:span text:style-name="T20">novo ← criar_noh(valor);</text:span><text:span text:style-name="T19"> </text:span><text:span text:style-name="T20"><text:line-break/></text:span><text:span text:style-name="T20">aux ← inicio;</text:span></text:p>
          <text:p text:style-name="P40"><text:span text:style-name="T23">a</text:span><text:span text:style-name="T20">nterior ← NULL</text:span><text:span text:style-name="T20"><text:line-break/></text:span><text:span text:style-name="T20">enquanto ((auxiliar != NULL) E (auxiliar.dado &lt; valor)){</text:span></text:p>
          <text:p text:style-name="P40"><text:span text:style-name="T20"><text:tab/></text:span><text:span text:style-name="T20">anterior ← auxiliar;</text:span><text:span text:style-name="T20"><text:line-break/></text:span><text:span text:style-name="T20"><text:tab/></text:span><text:span text:style-name="T20">aux = aux.proximo;</text:span><text:span text:style-name="T20"><text:line-break/></text:span><text:span text:style-name="T20"><text:tab/></text:span><text:span text:style-name="T20"><text:line-break/></text:span><text:span text:style-name="T20">}</text:span><text:span text:style-name="T19"><text:line-break/></text:span><text:span text:style-name="T20">novo.proximo = aux;</text:span></text:p>
          <text:p text:style-name="P40"><text:span text:style-name="T23">Se (anterior == NULL){</text:span></text:p>
          <text:p text:style-name="P40"><text:span text:style-name="T23"><text:tab/></text:span><text:span text:style-name="T23">inicio = novo;</text:span></text:p>
          <text:p text:style-name="P40"><text:span text:style-name="T23">}se nao{</text:span><text:span text:style-name="T20"><text:line-break/></text:span><text:span text:style-name="T20"><text:tab/></text:span><text:span text:style-name="T20">anteiror.proximo = novo;</text:span></text:p>
          <text:p text:style-name="P40"><text:span text:style-name="T20">}</text:span><text:span text:style-name="T20"><text:line-break/></text:span><text:span text:style-name="T18">tamanho++;</text:span></text:p>
          <text:p text:style-name="P40"><text:span text:style-name="T21">Se (aux = </text:span><text:span text:style-name="T20">NULL</text:span><text:span text:style-name="T23">){</text:span></text:p>
          <text:p text:style-name="P40"><text:span text:style-name="T23"><text:tab/></text:span><text:span text:style-name="T23">fim = novo;</text:span></text:p>
          <text:p text:style-name="P40"><text:span text:style-name="T23">}</text:span></text:p>
          <text:p text:style-name="P40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9" draw:layer="layout" svg:x1="18.942cm" svg:y1="10.7cm" svg:x2="20cm" svg:y2="10.7cm">
          <text:p/>
        </draw:line>
        <draw:line draw:style-name="gr10" draw:text-style-name="P9" draw:layer="layout" svg:x1="21.4cm" svg:y1="11.1cm" svg:x2="21.4cm" svg:y2="12.6cm">
          <text:p/>
        </draw:line>
        <draw:custom-shape draw:style-name="gr12" draw:text-style-name="P34" draw:layer="layout" svg:width="2.6cm" svg:height="2.6cm" svg:x="12.7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16" draw:id="id16" draw:layer="layout" svg:width="2.6cm" svg:height="0.8cm" svg:x="12.7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2.7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2.6cm" svg:height="1cm" svg:x="23.2cm" svg:y="12.4cm">
          <text:p text:style-name="P6">anterior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3.2cm" svg:y1="12.9cm" svg:x2="22.2cm" svg:y2="12.9cm">
          <text:p/>
        </draw:line>
        <draw:connector draw:style-name="gr15" draw:text-style-name="P24" draw:layer="layout" svg:x1="16.8cm" svg:y1="5.938cm" svg:x2="21.3cm" svg:y2="8.5cm" draw:start-shape="id13" draw:start-glue-point="2" draw:end-shape="id14" draw:end-glue-point="0" svg:d="M16800 5938v1281h4500v1281" svg:viewBox="0 0 4501 2563">
          <text:p/>
        </draw:connector>
        <draw:connector draw:style-name="gr15" draw:text-style-name="P24" draw:layer="layout" svg:x1="14cm" svg:y1="5.938cm" svg:x2="14cm" svg:y2="8.5cm" draw:start-shape="id15" draw:start-glue-point="2" draw:end-shape="id16" draw:end-glue-point="0" svg:d="M14000 5938v2562" svg:viewBox="0 0 1 2563">
          <text:p/>
        </draw:connector>
        <draw:line draw:style-name="gr10" draw:text-style-name="P9" draw:layer="layout" svg:x1="15.3cm" svg:y1="10.7cm" svg:x2="16.358cm" svg:y2="10.7cm">
          <text:p/>
        </draw:lin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3. Inserir ordenado o elemento 4, 8, 2, 1</text:span></text:p>
          </draw:text-box>
        </draw:frame>
        <draw:custom-shape draw:style-name="gr1" draw:text-style-name="P3" draw:layer="layout" svg:width="5.6cm" svg:height="1.4cm" svg:x="12.6cm" svg:y="3.238cm">
          <text:p text:style-name="P2">List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2.6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xml:id="id19" draw:id="id19" draw:layer="layout" svg:width="2.2cm" svg:height="1cm" svg:x="12.9cm" svg:y="4.938cm">
          <text:p text:style-name="P6">Início</text:p>
          <draw:enhanced-geometry svg:viewBox="0 0 21600 21600" draw:type="rectangle" draw:enhanced-path="M 0 0 L 21600 0 21600 21600 0 21600 0 0 Z N"/>
        </draw:custom-shape>
        <draw:custom-shape draw:style-name="gr5" draw:text-style-name="P8" xml:id="id17" draw:id="id17" draw:layer="layout" svg:width="2.2cm" svg:height="1cm" svg:x="15.7cm" svg:y="4.938cm">
          <text:p text:style-name="P6">Fim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98cm" svg:y="13.161cm">
          <draw:text-box>
            <text:p><text:span text:style-name="T12">tamanho = 3</text:span></text:p>
          </draw:text-box>
        </draw:frame>
        <draw:custom-shape draw:style-name="gr12" draw:text-style-name="P20" draw:layer="layout" svg:width="2.6cm" svg:height="2.6cm" svg:x="16.342cm" svg:y="8.522cm">
          <text:p text:style-name="P6">4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6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6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195cm" svg:height="0.962cm" svg:x="20.2cm" svg:y="12.4cm">
          <draw:text-box>
            <text:p><text:span text:style-name="T1">NULL</text:span></text:p>
          </draw:text-box>
        </draw:frame>
        <draw:custom-shape draw:style-name="gr12" draw:text-style-name="P34" draw:layer="layout" svg:width="2.6cm" svg:height="2.6cm" svg:x="20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18" draw:id="id18" draw:layer="layout" svg:width="2.6cm" svg:height="0.8cm" svg:x="20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0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name="CaixaDeTexto 23_14" draw:style-name="gr43" draw:text-style-name="P41" draw:layer="layout" svg:width="9.202cm" svg:height="10.391cm" svg:x="1.198cm" svg:y="2.8cm">
          <text:p text:style-name="P40"><text:span text:style-name="T18">novo ← criar_noh(valor); </text:span><text:span text:style-name="T20"><text:line-break/></text:span><text:span text:style-name="T20">aux ← inicio;</text:span></text:p>
          <text:p text:style-name="P40"><text:span text:style-name="T23">a</text:span><text:span text:style-name="T20">nterior ← NULL</text:span><text:span text:style-name="T20"><text:line-break/></text:span><text:span text:style-name="T20">enquanto ((auxiliar != NULL) E (auxiliar.dado &lt; valor)){</text:span></text:p>
          <text:p text:style-name="P40"><text:span text:style-name="T20"><text:tab/></text:span><text:span text:style-name="T20">anterior ← auxiliar;</text:span><text:span text:style-name="T20"><text:line-break/></text:span><text:span text:style-name="T20"><text:tab/></text:span><text:span text:style-name="T20">aux = aux.proximo;</text:span><text:span text:style-name="T20"><text:line-break/></text:span><text:span text:style-name="T20"><text:tab/></text:span><text:span text:style-name="T20"><text:line-break/></text:span><text:span text:style-name="T20">}</text:span><text:span text:style-name="T19"><text:line-break/></text:span><text:span text:style-name="T20">novo.proximo = aux;</text:span></text:p>
          <text:p text:style-name="P40"><text:span text:style-name="T23">Se (anterior == NULL){</text:span></text:p>
          <text:p text:style-name="P40"><text:span text:style-name="T23"><text:tab/></text:span><text:span text:style-name="T23">inicio = novo;</text:span></text:p>
          <text:p text:style-name="P40"><text:span text:style-name="T23">}se nao{</text:span><text:span text:style-name="T20"><text:line-break/></text:span><text:span text:style-name="T20"><text:tab/></text:span><text:span text:style-name="T20">anteiror.proximo = novo;</text:span></text:p>
          <text:p text:style-name="P40"><text:span text:style-name="T20">}</text:span><text:span text:style-name="T20"><text:line-break/></text:span><text:span text:style-name="T20">tamanho++;</text:span></text:p>
          <text:p text:style-name="P40"><text:span text:style-name="T21">Se (aux = </text:span><text:span text:style-name="T20">NULL</text:span><text:span text:style-name="T23">){</text:span></text:p>
          <text:p text:style-name="P40"><text:span text:style-name="T23"><text:tab/></text:span><text:span text:style-name="T23">fim = novo;</text:span></text:p>
          <text:p text:style-name="P40"><text:span text:style-name="T23">}</text:span></text:p>
          <text:p text:style-name="P40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9" draw:layer="layout" svg:x1="18.942cm" svg:y1="10.7cm" svg:x2="20cm" svg:y2="10.7cm">
          <text:p/>
        </draw:line>
        <draw:line draw:style-name="gr10" draw:text-style-name="P9" draw:layer="layout" svg:x1="21.4cm" svg:y1="11.1cm" svg:x2="21.4cm" svg:y2="12.6cm">
          <text:p/>
        </draw:line>
        <draw:custom-shape draw:style-name="gr12" draw:text-style-name="P34" draw:layer="layout" svg:width="2.6cm" svg:height="2.6cm" svg:x="12.7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20" draw:id="id20" draw:layer="layout" svg:width="2.6cm" svg:height="0.8cm" svg:x="12.7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2.7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2.6cm" svg:height="1cm" svg:x="23.2cm" svg:y="12.4cm">
          <text:p text:style-name="P6">anterior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3.2cm" svg:y1="12.9cm" svg:x2="22.2cm" svg:y2="12.9cm">
          <text:p/>
        </draw:line>
        <draw:connector draw:style-name="gr15" draw:text-style-name="P24" draw:layer="layout" svg:x1="16.8cm" svg:y1="5.938cm" svg:x2="21.3cm" svg:y2="8.5cm" draw:start-shape="id17" draw:start-glue-point="2" draw:end-shape="id18" draw:end-glue-point="0" svg:d="M16800 5938v1281h4500v1281" svg:viewBox="0 0 4501 2563">
          <text:p/>
        </draw:connector>
        <draw:connector draw:style-name="gr15" draw:text-style-name="P24" draw:layer="layout" svg:x1="14cm" svg:y1="5.938cm" svg:x2="14cm" svg:y2="8.5cm" draw:start-shape="id19" draw:start-glue-point="2" draw:end-shape="id20" draw:end-glue-point="0" svg:d="M14000 5938v2562" svg:viewBox="0 0 1 2563">
          <text:p/>
        </draw:connector>
        <draw:line draw:style-name="gr10" draw:text-style-name="P9" draw:layer="layout" svg:x1="15.3cm" svg:y1="10.7cm" svg:x2="16.358cm" svg:y2="10.7cm">
          <text:p/>
        </draw:line>
        <draw:custom-shape draw:style-name="gr12" draw:text-style-name="P34" draw:layer="layout" svg:width="2.6cm" svg:height="2.6cm" svg:x="23.2cm" svg:y="2.8cm">
          <text:p text:style-name="P30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3.2cm" svg:y="2.8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3.2cm" svg:y="4.6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4.6cm" svg:y1="5.4cm" svg:x2="24.6cm" svg:y2="7.6cm">
          <text:p/>
        </draw:line>
        <draw:frame draw:style-name="gr7" draw:text-style-name="P33" draw:layer="layout" svg:width="2.195cm" svg:height="0.962cm" svg:x="23.405cm" svg:y="7.438cm">
          <draw:text-box>
            <text:p><text:span text:style-name="T17">NUL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3. Inserir ordenado o elemento 4, 8, 2, 1</text:span></text:p>
          </draw:text-box>
        </draw:frame>
        <draw:custom-shape draw:style-name="gr1" draw:text-style-name="P3" draw:layer="layout" svg:width="5.6cm" svg:height="1.4cm" svg:x="12.6cm" svg:y="3.238cm">
          <text:p text:style-name="P2">List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2.6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xml:id="id23" draw:id="id23" draw:layer="layout" svg:width="2.2cm" svg:height="1cm" svg:x="12.9cm" svg:y="4.938cm">
          <text:p text:style-name="P6">Início</text:p>
          <draw:enhanced-geometry svg:viewBox="0 0 21600 21600" draw:type="rectangle" draw:enhanced-path="M 0 0 L 21600 0 21600 21600 0 21600 0 0 Z N"/>
        </draw:custom-shape>
        <draw:custom-shape draw:style-name="gr5" draw:text-style-name="P8" xml:id="id21" draw:id="id21" draw:layer="layout" svg:width="2.2cm" svg:height="1cm" svg:x="15.7cm" svg:y="4.938cm">
          <text:p text:style-name="P6">Fim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98cm" svg:y="13.161cm">
          <draw:text-box>
            <text:p><text:span text:style-name="T12">tamanho = 3</text:span></text:p>
          </draw:text-box>
        </draw:frame>
        <draw:custom-shape draw:style-name="gr12" draw:text-style-name="P20" draw:layer="layout" svg:width="2.6cm" svg:height="2.6cm" svg:x="16.342cm" svg:y="8.522cm">
          <text:p text:style-name="P6">4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6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6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195cm" svg:height="0.962cm" svg:x="20.2cm" svg:y="12.4cm">
          <draw:text-box>
            <text:p><text:span text:style-name="T1">NULL</text:span></text:p>
          </draw:text-box>
        </draw:frame>
        <draw:custom-shape draw:style-name="gr12" draw:text-style-name="P34" draw:layer="layout" svg:width="2.6cm" svg:height="2.6cm" svg:x="20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22" draw:id="id22" draw:layer="layout" svg:width="2.6cm" svg:height="0.8cm" svg:x="20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0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name="CaixaDeTexto 23_15" draw:style-name="gr44" draw:text-style-name="P41" draw:layer="layout" svg:width="9.202cm" svg:height="10.391cm" svg:x="1.198cm" svg:y="2.8cm">
          <text:p text:style-name="P40"><text:span text:style-name="T20">novo ← criar_noh(valor);</text:span><text:span text:style-name="T18"> </text:span><text:span text:style-name="T20"><text:line-break/></text:span><text:span text:style-name="T18">aux ← inicio;</text:span></text:p>
          <text:p text:style-name="P40"><text:span text:style-name="T23">a</text:span><text:span text:style-name="T20">nterior ← NULL</text:span><text:span text:style-name="T20"><text:line-break/></text:span><text:span text:style-name="T20">enquanto ((auxiliar != NULL) E (auxiliar.dado &lt; valor)){</text:span></text:p>
          <text:p text:style-name="P40"><text:span text:style-name="T20"><text:tab/></text:span><text:span text:style-name="T20">anterior ← auxiliar;</text:span><text:span text:style-name="T20"><text:line-break/></text:span><text:span text:style-name="T20"><text:tab/></text:span><text:span text:style-name="T20">aux = aux.proximo;</text:span><text:span text:style-name="T20"><text:line-break/></text:span><text:span text:style-name="T20"><text:tab/></text:span><text:span text:style-name="T20"><text:line-break/></text:span><text:span text:style-name="T20">}</text:span><text:span text:style-name="T19"><text:line-break/></text:span><text:span text:style-name="T20">novo.proximo = aux;</text:span></text:p>
          <text:p text:style-name="P40"><text:span text:style-name="T23">Se (anterior == NULL){</text:span></text:p>
          <text:p text:style-name="P40"><text:span text:style-name="T23"><text:tab/></text:span><text:span text:style-name="T23">inicio = novo;</text:span></text:p>
          <text:p text:style-name="P40"><text:span text:style-name="T23">}se nao{</text:span><text:span text:style-name="T20"><text:line-break/></text:span><text:span text:style-name="T20"><text:tab/></text:span><text:span text:style-name="T20">anteiror.proximo = novo;</text:span></text:p>
          <text:p text:style-name="P40"><text:span text:style-name="T20">}</text:span><text:span text:style-name="T20"><text:line-break/></text:span><text:span text:style-name="T20">tamanho++;</text:span></text:p>
          <text:p text:style-name="P40"><text:span text:style-name="T21">Se (aux = </text:span><text:span text:style-name="T20">NULL</text:span><text:span text:style-name="T23">){</text:span></text:p>
          <text:p text:style-name="P40"><text:span text:style-name="T23"><text:tab/></text:span><text:span text:style-name="T23">fim = novo;</text:span></text:p>
          <text:p text:style-name="P40"><text:span text:style-name="T23">}</text:span></text:p>
          <text:p text:style-name="P40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9" draw:layer="layout" svg:x1="18.942cm" svg:y1="10.7cm" svg:x2="20cm" svg:y2="10.7cm">
          <text:p/>
        </draw:line>
        <draw:line draw:style-name="gr10" draw:text-style-name="P9" draw:layer="layout" svg:x1="21.4cm" svg:y1="11.1cm" svg:x2="21.4cm" svg:y2="12.6cm">
          <text:p/>
        </draw:line>
        <draw:custom-shape draw:style-name="gr12" draw:text-style-name="P34" draw:layer="layout" svg:width="2.6cm" svg:height="2.6cm" svg:x="12.7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24" draw:id="id24" draw:layer="layout" svg:width="2.6cm" svg:height="0.8cm" svg:x="12.7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2.7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2.6cm" svg:height="1cm" svg:x="23.2cm" svg:y="12.4cm">
          <text:p text:style-name="P6">anterior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3.2cm" svg:y1="12.9cm" svg:x2="22.2cm" svg:y2="12.9cm">
          <text:p/>
        </draw:line>
        <draw:connector draw:style-name="gr15" draw:text-style-name="P24" draw:layer="layout" svg:x1="16.8cm" svg:y1="5.938cm" svg:x2="21.3cm" svg:y2="8.5cm" draw:start-shape="id21" draw:start-glue-point="2" draw:end-shape="id22" draw:end-glue-point="0" svg:d="M16800 5938v1281h4500v1281" svg:viewBox="0 0 4501 2563">
          <text:p/>
        </draw:connector>
        <draw:connector draw:style-name="gr15" draw:text-style-name="P24" draw:layer="layout" svg:x1="14cm" svg:y1="5.938cm" svg:x2="14cm" svg:y2="8.5cm" draw:start-shape="id23" draw:start-glue-point="2" draw:end-shape="id24" draw:end-glue-point="0" svg:d="M14000 5938v2562" svg:viewBox="0 0 1 2563">
          <text:p/>
        </draw:connector>
        <draw:line draw:style-name="gr10" draw:text-style-name="P9" draw:layer="layout" svg:x1="15.3cm" svg:y1="10.7cm" svg:x2="16.358cm" svg:y2="10.7cm">
          <text:p/>
        </draw:line>
        <draw:custom-shape draw:style-name="gr12" draw:text-style-name="P34" draw:layer="layout" svg:width="2.6cm" svg:height="2.6cm" svg:x="23.2cm" svg:y="2.8cm">
          <text:p text:style-name="P30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3.2cm" svg:y="2.8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3.2cm" svg:y="4.6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4.6cm" svg:y1="5.4cm" svg:x2="24.6cm" svg:y2="7.6cm">
          <text:p/>
        </draw:line>
        <draw:frame draw:style-name="gr7" draw:text-style-name="P33" draw:layer="layout" svg:width="2.195cm" svg:height="0.962cm" svg:x="23.405cm" svg:y="7.438cm">
          <draw:text-box>
            <text:p><text:span text:style-name="T17">NULL</text:span></text:p>
          </draw:text-box>
        </draw:frame>
        <draw:custom-shape draw:style-name="gr17" draw:text-style-name="P20" draw:layer="layout" svg:width="2.6cm" svg:height="1cm" svg:x="9.3cm" svg:y="9.3cm">
          <text:p text:style-name="P6">aux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1.9cm" svg:y1="9.8cm" svg:x2="12.7cm" svg:y2="9.8cm">
          <text:p/>
        </draw:lin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3. Inserir ordenado o elemento 4, 8, 2, 1</text:span></text:p>
          </draw:text-box>
        </draw:frame>
        <draw:custom-shape draw:style-name="gr1" draw:text-style-name="P3" draw:layer="layout" svg:width="5.6cm" svg:height="1.4cm" svg:x="12.6cm" svg:y="3.238cm">
          <text:p text:style-name="P2">List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2.6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xml:id="id27" draw:id="id27" draw:layer="layout" svg:width="2.2cm" svg:height="1cm" svg:x="12.9cm" svg:y="4.938cm">
          <text:p text:style-name="P6">Início</text:p>
          <draw:enhanced-geometry svg:viewBox="0 0 21600 21600" draw:type="rectangle" draw:enhanced-path="M 0 0 L 21600 0 21600 21600 0 21600 0 0 Z N"/>
        </draw:custom-shape>
        <draw:custom-shape draw:style-name="gr5" draw:text-style-name="P8" xml:id="id25" draw:id="id25" draw:layer="layout" svg:width="2.2cm" svg:height="1cm" svg:x="15.7cm" svg:y="4.938cm">
          <text:p text:style-name="P6">Fim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98cm" svg:y="13.161cm">
          <draw:text-box>
            <text:p><text:span text:style-name="T12">tamanho = 3</text:span></text:p>
          </draw:text-box>
        </draw:frame>
        <draw:custom-shape draw:style-name="gr12" draw:text-style-name="P20" draw:layer="layout" svg:width="2.6cm" svg:height="2.6cm" svg:x="16.342cm" svg:y="8.522cm">
          <text:p text:style-name="P6">4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6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6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195cm" svg:height="0.962cm" svg:x="20.2cm" svg:y="12.4cm">
          <draw:text-box>
            <text:p><text:span text:style-name="T1">NULL</text:span></text:p>
          </draw:text-box>
        </draw:frame>
        <draw:custom-shape draw:style-name="gr12" draw:text-style-name="P34" draw:layer="layout" svg:width="2.6cm" svg:height="2.6cm" svg:x="20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26" draw:id="id26" draw:layer="layout" svg:width="2.6cm" svg:height="0.8cm" svg:x="20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0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name="CaixaDeTexto 23_16" draw:style-name="gr45" draw:text-style-name="P41" draw:layer="layout" svg:width="9.202cm" svg:height="10.391cm" svg:x="1.198cm" svg:y="2.8cm">
          <text:p text:style-name="P40"><text:span text:style-name="T20">novo ← criar_noh(valor);</text:span><text:span text:style-name="T18"> </text:span><text:span text:style-name="T20"><text:line-break/></text:span><text:span text:style-name="T20">aux ← inicio;</text:span></text:p>
          <text:p text:style-name="P40"><text:span text:style-name="T27">a</text:span><text:span text:style-name="T18">nterior ← NULL</text:span><text:span text:style-name="T20"><text:line-break/></text:span><text:span text:style-name="T20">enquanto ((auxiliar != NULL) E (auxiliar.dado &lt; valor)){</text:span></text:p>
          <text:p text:style-name="P40"><text:span text:style-name="T20"><text:tab/></text:span><text:span text:style-name="T20">anterior ← auxiliar;</text:span><text:span text:style-name="T20"><text:line-break/></text:span><text:span text:style-name="T20"><text:tab/></text:span><text:span text:style-name="T20">aux = aux.proximo;</text:span><text:span text:style-name="T20"><text:line-break/></text:span><text:span text:style-name="T20"><text:tab/></text:span><text:span text:style-name="T20"><text:line-break/></text:span><text:span text:style-name="T20">}</text:span><text:span text:style-name="T19"><text:line-break/></text:span><text:span text:style-name="T20">novo.proximo = aux;</text:span></text:p>
          <text:p text:style-name="P40"><text:span text:style-name="T23">Se (anterior == NULL){</text:span></text:p>
          <text:p text:style-name="P40"><text:span text:style-name="T23"><text:tab/></text:span><text:span text:style-name="T23">inicio = novo;</text:span></text:p>
          <text:p text:style-name="P40"><text:span text:style-name="T23">}se nao{</text:span><text:span text:style-name="T20"><text:line-break/></text:span><text:span text:style-name="T20"><text:tab/></text:span><text:span text:style-name="T20">anteiror.proximo = novo;</text:span></text:p>
          <text:p text:style-name="P40"><text:span text:style-name="T20">}</text:span><text:span text:style-name="T20"><text:line-break/></text:span><text:span text:style-name="T20">tamanho++;</text:span></text:p>
          <text:p text:style-name="P40"><text:span text:style-name="T21">Se (aux = </text:span><text:span text:style-name="T20">NULL</text:span><text:span text:style-name="T23">){</text:span></text:p>
          <text:p text:style-name="P40"><text:span text:style-name="T23"><text:tab/></text:span><text:span text:style-name="T23">fim = novo;</text:span></text:p>
          <text:p text:style-name="P40"><text:span text:style-name="T23">}</text:span></text:p>
          <text:p text:style-name="P40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9" draw:layer="layout" svg:x1="18.942cm" svg:y1="10.7cm" svg:x2="20cm" svg:y2="10.7cm">
          <text:p/>
        </draw:line>
        <draw:line draw:style-name="gr10" draw:text-style-name="P9" draw:layer="layout" svg:x1="21.4cm" svg:y1="11.1cm" svg:x2="21.4cm" svg:y2="12.6cm">
          <text:p/>
        </draw:line>
        <draw:custom-shape draw:style-name="gr12" draw:text-style-name="P34" draw:layer="layout" svg:width="2.6cm" svg:height="2.6cm" svg:x="12.7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28" draw:id="id28" draw:layer="layout" svg:width="2.6cm" svg:height="0.8cm" svg:x="12.7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2.7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2.6cm" svg:height="1cm" svg:x="23.2cm" svg:y="12.4cm">
          <text:p text:style-name="P6">anterior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3.2cm" svg:y1="12.9cm" svg:x2="22.2cm" svg:y2="12.9cm">
          <text:p/>
        </draw:line>
        <draw:connector draw:style-name="gr15" draw:text-style-name="P24" draw:layer="layout" svg:x1="16.8cm" svg:y1="5.938cm" svg:x2="21.3cm" svg:y2="8.5cm" draw:start-shape="id25" draw:start-glue-point="2" draw:end-shape="id26" draw:end-glue-point="0" svg:d="M16800 5938v1281h4500v1281" svg:viewBox="0 0 4501 2563">
          <text:p/>
        </draw:connector>
        <draw:connector draw:style-name="gr15" draw:text-style-name="P24" draw:layer="layout" svg:x1="14cm" svg:y1="5.938cm" svg:x2="14cm" svg:y2="8.5cm" draw:start-shape="id27" draw:start-glue-point="2" draw:end-shape="id28" draw:end-glue-point="0" svg:d="M14000 5938v2562" svg:viewBox="0 0 1 2563">
          <text:p/>
        </draw:connector>
        <draw:line draw:style-name="gr10" draw:text-style-name="P9" draw:layer="layout" svg:x1="15.3cm" svg:y1="10.7cm" svg:x2="16.358cm" svg:y2="10.7cm">
          <text:p/>
        </draw:line>
        <draw:custom-shape draw:style-name="gr12" draw:text-style-name="P34" draw:layer="layout" svg:width="2.6cm" svg:height="2.6cm" svg:x="23.2cm" svg:y="2.8cm">
          <text:p text:style-name="P30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3.2cm" svg:y="2.8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3.2cm" svg:y="4.6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4.6cm" svg:y1="5.4cm" svg:x2="24.6cm" svg:y2="7.6cm">
          <text:p/>
        </draw:line>
        <draw:frame draw:style-name="gr7" draw:text-style-name="P33" draw:layer="layout" svg:width="2.195cm" svg:height="0.962cm" svg:x="23.405cm" svg:y="7.438cm">
          <draw:text-box>
            <text:p><text:span text:style-name="T17">NULL</text:span></text:p>
          </draw:text-box>
        </draw:frame>
        <draw:custom-shape draw:style-name="gr17" draw:text-style-name="P20" draw:layer="layout" svg:width="2.6cm" svg:height="1cm" svg:x="9.3cm" svg:y="9.3cm">
          <text:p text:style-name="P6">aux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1.9cm" svg:y1="9.8cm" svg:x2="12.7cm" svg:y2="9.8cm">
          <text:p/>
        </draw:lin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3. Inserir ordenado o elemento 4, 8, 2, 1</text:span></text:p>
          </draw:text-box>
        </draw:frame>
        <draw:custom-shape draw:style-name="gr1" draw:text-style-name="P3" draw:layer="layout" svg:width="5.6cm" svg:height="1.4cm" svg:x="12.6cm" svg:y="3.238cm">
          <text:p text:style-name="P2">List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2.6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xml:id="id31" draw:id="id31" draw:layer="layout" svg:width="2.2cm" svg:height="1cm" svg:x="12.9cm" svg:y="4.938cm">
          <text:p text:style-name="P6">Início</text:p>
          <draw:enhanced-geometry svg:viewBox="0 0 21600 21600" draw:type="rectangle" draw:enhanced-path="M 0 0 L 21600 0 21600 21600 0 21600 0 0 Z N"/>
        </draw:custom-shape>
        <draw:custom-shape draw:style-name="gr5" draw:text-style-name="P8" xml:id="id29" draw:id="id29" draw:layer="layout" svg:width="2.2cm" svg:height="1cm" svg:x="15.7cm" svg:y="4.938cm">
          <text:p text:style-name="P6">Fim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98cm" svg:y="13.161cm">
          <draw:text-box>
            <text:p><text:span text:style-name="T12">tamanho = 3</text:span></text:p>
          </draw:text-box>
        </draw:frame>
        <draw:custom-shape draw:style-name="gr12" draw:text-style-name="P20" draw:layer="layout" svg:width="2.6cm" svg:height="2.6cm" svg:x="16.342cm" svg:y="8.522cm">
          <text:p text:style-name="P6">4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6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6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195cm" svg:height="0.962cm" svg:x="20.2cm" svg:y="12.4cm">
          <draw:text-box>
            <text:p><text:span text:style-name="T1">NULL</text:span></text:p>
          </draw:text-box>
        </draw:frame>
        <draw:custom-shape draw:style-name="gr12" draw:text-style-name="P34" draw:layer="layout" svg:width="2.6cm" svg:height="2.6cm" svg:x="20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30" draw:id="id30" draw:layer="layout" svg:width="2.6cm" svg:height="0.8cm" svg:x="20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0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name="CaixaDeTexto 23_17" draw:style-name="gr46" draw:text-style-name="P41" draw:layer="layout" svg:width="9.202cm" svg:height="10.391cm" svg:x="1.198cm" svg:y="2.8cm">
          <text:p text:style-name="P40"><text:span text:style-name="T20">novo ← criar_noh(valor);</text:span><text:span text:style-name="T18"> </text:span><text:span text:style-name="T20"><text:line-break/></text:span><text:span text:style-name="T20">aux ← inicio;</text:span></text:p>
          <text:p text:style-name="P40"><text:span text:style-name="T23">a</text:span><text:span text:style-name="T20">nterior ← NULL</text:span><text:span text:style-name="T20"><text:line-break/></text:span><text:span text:style-name="T18">enquanto ((auxiliar != NULL) E (auxiliar.dado &lt; valor)){</text:span></text:p>
          <text:p text:style-name="P40"><text:span text:style-name="T18"><text:tab/></text:span><text:span text:style-name="T18">anterior ← auxiliar;</text:span><text:span text:style-name="T18"><text:line-break/></text:span><text:span text:style-name="T18"><text:tab/></text:span><text:span text:style-name="T18">aux = aux.proximo;</text:span><text:span text:style-name="T18"><text:line-break/></text:span><text:span text:style-name="T18"><text:tab/></text:span><text:span text:style-name="T18"><text:line-break/></text:span><text:span text:style-name="T18">}</text:span><text:span text:style-name="T19"><text:line-break/></text:span><text:span text:style-name="T20">novo.proximo = aux;</text:span></text:p>
          <text:p text:style-name="P40"><text:span text:style-name="T23">Se (anterior == NULL){</text:span></text:p>
          <text:p text:style-name="P40"><text:span text:style-name="T23"><text:tab/></text:span><text:span text:style-name="T23">inicio = novo;</text:span></text:p>
          <text:p text:style-name="P40"><text:span text:style-name="T23">}se nao{</text:span><text:span text:style-name="T20"><text:line-break/></text:span><text:span text:style-name="T20"><text:tab/></text:span><text:span text:style-name="T20">anteiror.proximo = novo;</text:span></text:p>
          <text:p text:style-name="P40"><text:span text:style-name="T20">}</text:span><text:span text:style-name="T20"><text:line-break/></text:span><text:span text:style-name="T20">tamanho++;</text:span></text:p>
          <text:p text:style-name="P40"><text:span text:style-name="T21">Se (aux = </text:span><text:span text:style-name="T20">NULL</text:span><text:span text:style-name="T23">){</text:span></text:p>
          <text:p text:style-name="P40"><text:span text:style-name="T23"><text:tab/></text:span><text:span text:style-name="T23">fim = novo;</text:span></text:p>
          <text:p text:style-name="P40"><text:span text:style-name="T23">}</text:span></text:p>
          <text:p text:style-name="P40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9" draw:layer="layout" svg:x1="18.942cm" svg:y1="10.7cm" svg:x2="20cm" svg:y2="10.7cm">
          <text:p/>
        </draw:line>
        <draw:line draw:style-name="gr10" draw:text-style-name="P9" draw:layer="layout" svg:x1="21.4cm" svg:y1="11.1cm" svg:x2="21.4cm" svg:y2="12.6cm">
          <text:p/>
        </draw:line>
        <draw:custom-shape draw:style-name="gr12" draw:text-style-name="P34" draw:layer="layout" svg:width="2.6cm" svg:height="2.6cm" svg:x="12.7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32" draw:id="id32" draw:layer="layout" svg:width="2.6cm" svg:height="0.8cm" svg:x="12.7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2.7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2.6cm" svg:height="1cm" svg:x="23.2cm" svg:y="12.4cm">
          <text:p text:style-name="P6">anterior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3.2cm" svg:y1="12.9cm" svg:x2="22.2cm" svg:y2="12.9cm">
          <text:p/>
        </draw:line>
        <draw:connector draw:style-name="gr15" draw:text-style-name="P24" draw:layer="layout" svg:x1="16.8cm" svg:y1="5.938cm" svg:x2="21.3cm" svg:y2="8.5cm" draw:start-shape="id29" draw:start-glue-point="2" draw:end-shape="id30" draw:end-glue-point="0" svg:d="M16800 5938v1281h4500v1281" svg:viewBox="0 0 4501 2563">
          <text:p/>
        </draw:connector>
        <draw:connector draw:style-name="gr15" draw:text-style-name="P24" draw:layer="layout" svg:x1="14cm" svg:y1="5.938cm" svg:x2="14cm" svg:y2="8.5cm" draw:start-shape="id31" draw:start-glue-point="2" draw:end-shape="id32" draw:end-glue-point="0" svg:d="M14000 5938v2562" svg:viewBox="0 0 1 2563">
          <text:p/>
        </draw:connector>
        <draw:line draw:style-name="gr10" draw:text-style-name="P9" draw:layer="layout" svg:x1="15.3cm" svg:y1="10.7cm" svg:x2="16.358cm" svg:y2="10.7cm">
          <text:p/>
        </draw:line>
        <draw:custom-shape draw:style-name="gr12" draw:text-style-name="P34" draw:layer="layout" svg:width="2.6cm" svg:height="2.6cm" svg:x="23.2cm" svg:y="2.8cm">
          <text:p text:style-name="P30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3.2cm" svg:y="2.8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3.2cm" svg:y="4.6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4.6cm" svg:y1="5.4cm" svg:x2="24.6cm" svg:y2="7.6cm">
          <text:p/>
        </draw:line>
        <draw:frame draw:style-name="gr7" draw:text-style-name="P33" draw:layer="layout" svg:width="2.195cm" svg:height="0.962cm" svg:x="23.405cm" svg:y="7.438cm">
          <draw:text-box>
            <text:p><text:span text:style-name="T17">NULL</text:span></text:p>
          </draw:text-box>
        </draw:frame>
        <draw:custom-shape draw:style-name="gr17" draw:text-style-name="P20" draw:layer="layout" svg:width="2.6cm" svg:height="1cm" svg:x="9.3cm" svg:y="9.3cm">
          <text:p text:style-name="P6">aux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1.9cm" svg:y1="9.8cm" svg:x2="12.7cm" svg:y2="9.8cm">
          <text:p/>
        </draw:line>
        <draw:frame draw:style-name="gr39" draw:text-style-name="P39" draw:layer="layout" svg:width="3.144cm" svg:height="1.787cm" svg:x="9cm" svg:y="10.3cm">
          <draw:text-box>
            <text:p text:style-name="P24"><text:span text:style-name="T26">2 &gt; 1</text:span></text:p>
            <text:p text:style-name="P24"><text:span text:style-name="T26">Não entra no</text:span></text:p>
            <text:p text:style-name="P24"><text:span text:style-name="T26">enquant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3. Inserir ordenado o elemento 4, 8, 2, 1</text:span></text:p>
          </draw:text-box>
        </draw:frame>
        <draw:custom-shape draw:style-name="gr1" draw:text-style-name="P3" draw:layer="layout" svg:width="5.6cm" svg:height="1.4cm" svg:x="12.6cm" svg:y="3.238cm">
          <text:p text:style-name="P2">List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2.6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xml:id="id35" draw:id="id35" draw:layer="layout" svg:width="2.2cm" svg:height="1cm" svg:x="12.9cm" svg:y="4.938cm">
          <text:p text:style-name="P6">Início</text:p>
          <draw:enhanced-geometry svg:viewBox="0 0 21600 21600" draw:type="rectangle" draw:enhanced-path="M 0 0 L 21600 0 21600 21600 0 21600 0 0 Z N"/>
        </draw:custom-shape>
        <draw:custom-shape draw:style-name="gr5" draw:text-style-name="P8" xml:id="id33" draw:id="id33" draw:layer="layout" svg:width="2.2cm" svg:height="1cm" svg:x="15.7cm" svg:y="4.938cm">
          <text:p text:style-name="P6">Fim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98cm" svg:y="13.161cm">
          <draw:text-box>
            <text:p><text:span text:style-name="T12">tamanho = 3</text:span></text:p>
          </draw:text-box>
        </draw:frame>
        <draw:custom-shape draw:style-name="gr12" draw:text-style-name="P20" draw:layer="layout" svg:width="2.6cm" svg:height="2.6cm" svg:x="16.342cm" svg:y="8.522cm">
          <text:p text:style-name="P6">4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6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6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195cm" svg:height="0.962cm" svg:x="20.2cm" svg:y="12.4cm">
          <draw:text-box>
            <text:p><text:span text:style-name="T1">NULL</text:span></text:p>
          </draw:text-box>
        </draw:frame>
        <draw:custom-shape draw:style-name="gr12" draw:text-style-name="P34" draw:layer="layout" svg:width="2.6cm" svg:height="2.6cm" svg:x="20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34" draw:id="id34" draw:layer="layout" svg:width="2.6cm" svg:height="0.8cm" svg:x="20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0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name="CaixaDeTexto 23_18" draw:style-name="gr47" draw:text-style-name="P41" draw:layer="layout" svg:width="9.202cm" svg:height="10.391cm" svg:x="1.198cm" svg:y="2.8cm">
          <text:p text:style-name="P40"><text:span text:style-name="T20">novo ← criar_noh(valor);</text:span><text:span text:style-name="T18"> </text:span><text:span text:style-name="T20"><text:line-break/></text:span><text:span text:style-name="T20">aux ← inicio;</text:span></text:p>
          <text:p text:style-name="P40"><text:span text:style-name="T23">a</text:span><text:span text:style-name="T20">nterior ← NULL</text:span><text:span text:style-name="T20"><text:line-break/></text:span><text:span text:style-name="T20">enquanto ((auxiliar != NULL) E (auxiliar.dado &lt; valor)){</text:span></text:p>
          <text:p text:style-name="P40"><text:span text:style-name="T20"><text:tab/></text:span><text:span text:style-name="T20">anterior ← auxiliar;</text:span><text:span text:style-name="T20"><text:line-break/></text:span><text:span text:style-name="T20"><text:tab/></text:span><text:span text:style-name="T20">aux = aux.proximo;</text:span><text:span text:style-name="T20"><text:line-break/></text:span><text:span text:style-name="T20"><text:tab/></text:span><text:span text:style-name="T20"><text:line-break/></text:span><text:span text:style-name="T20">}</text:span><text:span text:style-name="T19"><text:line-break/></text:span><text:span text:style-name="T18">novo.proximo = aux;</text:span></text:p>
          <text:p text:style-name="P40"><text:span text:style-name="T23">Se (anterior == NULL){</text:span></text:p>
          <text:p text:style-name="P40"><text:span text:style-name="T23"><text:tab/></text:span><text:span text:style-name="T23">inicio = novo;</text:span></text:p>
          <text:p text:style-name="P40"><text:span text:style-name="T23">}se nao{</text:span><text:span text:style-name="T20"><text:line-break/></text:span><text:span text:style-name="T20"><text:tab/></text:span><text:span text:style-name="T20">anteiror.proximo = novo;</text:span></text:p>
          <text:p text:style-name="P40"><text:span text:style-name="T20">}</text:span><text:span text:style-name="T20"><text:line-break/></text:span><text:span text:style-name="T20">tamanho++;</text:span></text:p>
          <text:p text:style-name="P40"><text:span text:style-name="T21">Se (aux = </text:span><text:span text:style-name="T20">NULL</text:span><text:span text:style-name="T23">){</text:span></text:p>
          <text:p text:style-name="P40"><text:span text:style-name="T23"><text:tab/></text:span><text:span text:style-name="T23">fim = novo;</text:span></text:p>
          <text:p text:style-name="P40"><text:span text:style-name="T23">}</text:span></text:p>
          <text:p text:style-name="P40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9" draw:layer="layout" svg:x1="18.942cm" svg:y1="10.7cm" svg:x2="20cm" svg:y2="10.7cm">
          <text:p/>
        </draw:line>
        <draw:line draw:style-name="gr10" draw:text-style-name="P9" draw:layer="layout" svg:x1="21.4cm" svg:y1="11.1cm" svg:x2="21.4cm" svg:y2="12.6cm">
          <text:p/>
        </draw:line>
        <draw:custom-shape draw:style-name="gr12" draw:text-style-name="P34" draw:layer="layout" svg:width="2.6cm" svg:height="2.6cm" svg:x="12.7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36" draw:id="id36" draw:layer="layout" svg:width="2.6cm" svg:height="0.8cm" svg:x="12.7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38" draw:id="id38" draw:layer="layout" svg:width="2.6cm" svg:height="0.8cm" svg:x="12.7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2.6cm" svg:height="1cm" svg:x="23.2cm" svg:y="12.4cm">
          <text:p text:style-name="P6">anterior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3.2cm" svg:y1="12.9cm" svg:x2="22.2cm" svg:y2="12.9cm">
          <text:p/>
        </draw:line>
        <draw:connector draw:style-name="gr15" draw:text-style-name="P24" draw:layer="layout" svg:x1="16.8cm" svg:y1="5.938cm" svg:x2="21.3cm" svg:y2="8.5cm" draw:start-shape="id33" draw:start-glue-point="2" draw:end-shape="id34" draw:end-glue-point="0" svg:d="M16800 5938v1281h4500v1281" svg:viewBox="0 0 4501 2563">
          <text:p/>
        </draw:connector>
        <draw:connector draw:style-name="gr15" draw:text-style-name="P24" draw:layer="layout" svg:x1="14cm" svg:y1="5.938cm" svg:x2="14cm" svg:y2="8.5cm" draw:start-shape="id35" draw:start-glue-point="2" draw:end-shape="id36" draw:end-glue-point="0" svg:d="M14000 5938v2562" svg:viewBox="0 0 1 2563">
          <text:p/>
        </draw:connector>
        <draw:line draw:style-name="gr10" draw:text-style-name="P9" draw:layer="layout" svg:x1="15.3cm" svg:y1="10.7cm" svg:x2="16.358cm" svg:y2="10.7cm">
          <text:p/>
        </draw:line>
        <draw:custom-shape draw:style-name="gr12" draw:text-style-name="P34" draw:layer="layout" svg:width="2.6cm" svg:height="2.6cm" svg:x="12.7cm" svg:y="12.6cm">
          <text:p text:style-name="P30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37" draw:id="id37" draw:layer="layout" svg:width="2.6cm" svg:height="0.8cm" svg:x="12.7cm" svg:y="12.6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2.7cm" svg:y="14.4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2.6cm" svg:height="1cm" svg:x="9.3cm" svg:y="9.3cm">
          <text:p text:style-name="P6">aux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1.9cm" svg:y1="9.8cm" svg:x2="12.7cm" svg:y2="9.8cm">
          <text:p/>
        </draw:line>
        <draw:connector draw:style-name="gr15" draw:text-style-name="P24" draw:layer="layout" svg:x1="14cm" svg:y1="12.6cm" svg:x2="14cm" svg:y2="11.1cm" draw:start-shape="id37" draw:start-glue-point="0" draw:end-shape="id38" draw:end-glue-point="2" svg:d="M14000 12600v-1500" svg:viewBox="0 0 1 1501">
          <text:p/>
        </draw:connector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3. Inserir ordenado o elemento 4, 8, 2, 1</text:span></text:p>
          </draw:text-box>
        </draw:frame>
        <draw:custom-shape draw:style-name="gr1" draw:text-style-name="P3" draw:layer="layout" svg:width="5.6cm" svg:height="1.4cm" svg:x="14cm" svg:y="3.238cm">
          <text:p text:style-name="P2">List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4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xml:id="id41" draw:id="id41" draw:layer="layout" svg:width="2.2cm" svg:height="1cm" svg:x="14.3cm" svg:y="4.938cm">
          <text:p text:style-name="P6">Início</text:p>
          <draw:enhanced-geometry svg:viewBox="0 0 21600 21600" draw:type="rectangle" draw:enhanced-path="M 0 0 L 21600 0 21600 21600 0 21600 0 0 Z N"/>
        </draw:custom-shape>
        <draw:custom-shape draw:style-name="gr5" draw:text-style-name="P8" xml:id="id39" draw:id="id39" draw:layer="layout" svg:width="2.2cm" svg:height="1cm" svg:x="17.1cm" svg:y="4.938cm">
          <text:p text:style-name="P6">Fim</text:p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3.474cm" svg:height="0.839cm" svg:x="1.198cm" svg:y="13.161cm">
          <draw:text-box>
            <text:p><text:span text:style-name="T8">tamanho = 4</text:span></text:p>
          </draw:text-box>
        </draw:frame>
        <draw:custom-shape draw:style-name="gr12" draw:text-style-name="P20" draw:layer="layout" svg:width="2.6cm" svg:height="2.6cm" svg:x="17.342cm" svg:y="8.522cm">
          <text:p text:style-name="P6">4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7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7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195cm" svg:height="0.962cm" svg:x="21.1cm" svg:y="12.4cm">
          <draw:text-box>
            <text:p><text:span text:style-name="T1">NULL</text:span></text:p>
          </draw:text-box>
        </draw:frame>
        <draw:custom-shape draw:style-name="gr12" draw:text-style-name="P34" draw:layer="layout" svg:width="2.6cm" svg:height="2.6cm" svg:x="21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40" draw:id="id40" draw:layer="layout" svg:width="2.6cm" svg:height="0.8cm" svg:x="21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name="CaixaDeTexto 23_19" draw:style-name="gr48" draw:text-style-name="P41" draw:layer="layout" svg:width="9.202cm" svg:height="10.391cm" svg:x="1.198cm" svg:y="2.8cm">
          <text:p text:style-name="P40"><text:span text:style-name="T20">novo ← criar_noh(valor);</text:span><text:span text:style-name="T18"> </text:span><text:span text:style-name="T20"><text:line-break/></text:span><text:span text:style-name="T20">aux ← inicio;</text:span></text:p>
          <text:p text:style-name="P40"><text:span text:style-name="T23">a</text:span><text:span text:style-name="T20">nterior ← NULL</text:span><text:span text:style-name="T20"><text:line-break/></text:span><text:span text:style-name="T20">enquanto ((auxiliar != NULL) E (auxiliar.dado &lt; valor)){</text:span></text:p>
          <text:p text:style-name="P40"><text:span text:style-name="T20"><text:tab/></text:span><text:span text:style-name="T20">anterior ← auxiliar;</text:span><text:span text:style-name="T20"><text:line-break/></text:span><text:span text:style-name="T20"><text:tab/></text:span><text:span text:style-name="T20">aux = aux.proximo;</text:span><text:span text:style-name="T20"><text:line-break/></text:span><text:span text:style-name="T20"><text:tab/></text:span><text:span text:style-name="T20"><text:line-break/></text:span><text:span text:style-name="T20">}</text:span><text:span text:style-name="T19"><text:line-break/></text:span><text:span text:style-name="T20">novo.proximo = aux;</text:span></text:p>
          <text:p text:style-name="P40"><text:span text:style-name="T23">Se (anterior == NULL){</text:span></text:p>
          <text:p text:style-name="P40"><text:span text:style-name="T23"><text:tab/></text:span><text:span text:style-name="T23">inicio = novo;</text:span></text:p>
          <text:p text:style-name="P40"><text:span text:style-name="T23">}se nao{</text:span><text:span text:style-name="T20"><text:line-break/></text:span><text:span text:style-name="T20"><text:tab/></text:span><text:span text:style-name="T20">anteiror.proximo = novo;</text:span></text:p>
          <text:p text:style-name="P40"><text:span text:style-name="T20">}</text:span><text:span text:style-name="T20"><text:line-break/></text:span><text:span text:style-name="T18">tamanho++;</text:span></text:p>
          <text:p text:style-name="P40"><text:span text:style-name="T21">Se (aux = </text:span><text:span text:style-name="T20">NULL</text:span><text:span text:style-name="T23">){</text:span></text:p>
          <text:p text:style-name="P40"><text:span text:style-name="T23"><text:tab/></text:span><text:span text:style-name="T23">fim = novo;</text:span></text:p>
          <text:p text:style-name="P40"><text:span text:style-name="T23">}</text:span></text:p>
          <text:p text:style-name="P40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9" draw:layer="layout" svg:x1="19.942cm" svg:y1="10.7cm" svg:x2="21cm" svg:y2="10.7cm">
          <text:p/>
        </draw:line>
        <draw:line draw:style-name="gr10" draw:text-style-name="P9" draw:layer="layout" svg:x1="22.3cm" svg:y1="11.1cm" svg:x2="22.3cm" svg:y2="12.6cm">
          <text:p/>
        </draw:line>
        <draw:custom-shape draw:style-name="gr12" draw:text-style-name="P34" draw:layer="layout" svg:width="2.6cm" svg:height="2.6cm" svg:x="13.7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3.7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3.7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2.6cm" svg:height="1cm" svg:x="24.1cm" svg:y="12.4cm">
          <text:p text:style-name="P6">anterior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4.1cm" svg:y1="12.9cm" svg:x2="23.1cm" svg:y2="12.9cm">
          <text:p/>
        </draw:line>
        <draw:connector draw:style-name="gr15" draw:text-style-name="P24" draw:layer="layout" svg:x1="18.2cm" svg:y1="5.938cm" svg:x2="22.3cm" svg:y2="8.5cm" draw:start-shape="id39" draw:start-glue-point="2" draw:end-shape="id40" draw:end-glue-point="0" svg:d="M18200 5938v1281h4100v1281" svg:viewBox="0 0 4101 2563">
          <text:p/>
        </draw:connector>
        <draw:connector draw:style-name="gr15" draw:text-style-name="P24" draw:layer="layout" svg:x1="15.4cm" svg:y1="5.938cm" svg:x2="11.4cm" svg:y2="8.5cm" draw:start-shape="id41" draw:start-glue-point="2" draw:end-shape="id42" svg:d="M15400 5938v1281h-4000v1281" svg:viewBox="0 0 4001 2563">
          <text:p/>
        </draw:connector>
        <draw:line draw:style-name="gr10" draw:text-style-name="P9" draw:layer="layout" svg:x1="16.3cm" svg:y1="10.7cm" svg:x2="17.358cm" svg:y2="10.7cm">
          <text:p/>
        </draw:line>
        <draw:custom-shape draw:style-name="gr12" draw:text-style-name="P34" draw:layer="layout" svg:width="2.6cm" svg:height="2.6cm" svg:x="10.1cm" svg:y="8.5cm">
          <text:p text:style-name="P30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42" draw:id="id42" draw:layer="layout" svg:width="2.6cm" svg:height="0.8cm" svg:x="10.1cm" svg:y="8.5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0.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2.7cm" svg:y1="10.7cm" svg:x2="13.758cm" svg:y2="10.7cm">
          <text:p/>
        </draw:lin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4. Remover elemento 1</text:span></text:p>
          </draw:text-box>
        </draw:frame>
        <draw:custom-shape draw:style-name="gr1" draw:text-style-name="P3" draw:layer="layout" svg:width="5.6cm" svg:height="1.4cm" svg:x="14cm" svg:y="3.238cm">
          <text:p text:style-name="P2">List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4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xml:id="id45" draw:id="id45" draw:layer="layout" svg:width="2.2cm" svg:height="1cm" svg:x="14.3cm" svg:y="4.938cm">
          <text:p text:style-name="P6">Início</text:p>
          <draw:enhanced-geometry svg:viewBox="0 0 21600 21600" draw:type="rectangle" draw:enhanced-path="M 0 0 L 21600 0 21600 21600 0 21600 0 0 Z N"/>
        </draw:custom-shape>
        <draw:custom-shape draw:style-name="gr5" draw:text-style-name="P8" xml:id="id43" draw:id="id43" draw:layer="layout" svg:width="2.2cm" svg:height="1cm" svg:x="17.1cm" svg:y="4.938cm">
          <text:p text:style-name="P6">Fim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98cm" svg:y="13.161cm">
          <draw:text-box>
            <text:p><text:span text:style-name="T12">tamanho = 4</text:span></text:p>
          </draw:text-box>
        </draw:frame>
        <draw:custom-shape draw:style-name="gr12" draw:text-style-name="P20" draw:layer="layout" svg:width="2.6cm" svg:height="2.6cm" svg:x="17.342cm" svg:y="8.522cm">
          <text:p text:style-name="P6">4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7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7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195cm" svg:height="0.962cm" svg:x="21.1cm" svg:y="12.4cm">
          <draw:text-box>
            <text:p><text:span text:style-name="T1">NULL</text:span></text:p>
          </draw:text-box>
        </draw:frame>
        <draw:custom-shape draw:style-name="gr12" draw:text-style-name="P34" draw:layer="layout" svg:width="2.6cm" svg:height="2.6cm" svg:x="21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44" draw:id="id44" draw:layer="layout" svg:width="2.6cm" svg:height="0.8cm" svg:x="21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9.942cm" svg:y1="10.7cm" svg:x2="21cm" svg:y2="10.7cm">
          <text:p/>
        </draw:line>
        <draw:line draw:style-name="gr10" draw:text-style-name="P9" draw:layer="layout" svg:x1="22.3cm" svg:y1="11.1cm" svg:x2="22.3cm" svg:y2="12.6cm">
          <text:p/>
        </draw:line>
        <draw:custom-shape draw:style-name="gr12" draw:text-style-name="P34" draw:layer="layout" svg:width="2.6cm" svg:height="2.6cm" svg:x="13.7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3.7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3.7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2.6cm" svg:height="1cm" svg:x="24.1cm" svg:y="12.4cm">
          <text:p text:style-name="P6">anterior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4.1cm" svg:y1="12.9cm" svg:x2="23.1cm" svg:y2="12.9cm">
          <text:p/>
        </draw:line>
        <draw:connector draw:style-name="gr15" draw:text-style-name="P24" draw:layer="layout" svg:x1="18.2cm" svg:y1="5.938cm" svg:x2="22.3cm" svg:y2="8.5cm" draw:start-shape="id43" draw:start-glue-point="2" draw:end-shape="id44" draw:end-glue-point="0" svg:d="M18200 5938v1281h4100v1281" svg:viewBox="0 0 4101 2563">
          <text:p/>
        </draw:connector>
        <draw:connector draw:style-name="gr15" draw:text-style-name="P24" draw:layer="layout" svg:x1="15.4cm" svg:y1="5.938cm" svg:x2="11.4cm" svg:y2="8.5cm" draw:start-shape="id45" draw:start-glue-point="2" draw:end-shape="id46" svg:d="M15400 5938v1281h-4000v1281" svg:viewBox="0 0 4001 2563">
          <text:p/>
        </draw:connector>
        <draw:line draw:style-name="gr10" draw:text-style-name="P9" draw:layer="layout" svg:x1="16.3cm" svg:y1="10.7cm" svg:x2="17.358cm" svg:y2="10.7cm">
          <text:p/>
        </draw:line>
        <draw:custom-shape draw:style-name="gr12" draw:text-style-name="P34" xml:id="id48" draw:id="id48" draw:layer="layout" svg:width="2.6cm" svg:height="2.6cm" svg:x="10.1cm" svg:y="8.5cm">
          <text:p text:style-name="P30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46" draw:id="id46" draw:layer="layout" svg:width="2.6cm" svg:height="0.8cm" svg:x="10.1cm" svg:y="8.5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0.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2.7cm" svg:y1="10.7cm" svg:x2="13.758cm" svg:y2="10.7cm">
          <text:p/>
        </draw:line>
        <draw:custom-shape draw:name="CaixaDeTexto 36_4" draw:style-name="gr49" draw:text-style-name="P46" draw:layer="layout" svg:width="11.484cm" svg:height="10.391cm" svg:x="1.198cm" svg:y="2.809cm">
          <text:p text:style-name="P42"><text:span text:style-name="T27">auxiliar← inicio;</text:span></text:p>
          <text:p text:style-name="P42"><text:span text:style-name="T27">a</text:span><text:span text:style-name="T18">nterior ← null</text:span></text:p>
          <text:p text:style-name="P42"><text:span text:style-name="T23">enquanto ((auxiliar != NULL) E (auxiliar.dado != valor)){</text:span></text:p>
          <text:p text:style-name="P42"><text:span text:style-name="T23"><text:tab/></text:span><text:span text:style-name="T23">anterior ← auxiliar;</text:span><text:span text:style-name="T23"><text:tab/></text:span></text:p>
          <text:p text:style-name="P42"><text:span text:style-name="T23"><text:s text:c="2"/></text:span><text:span text:style-name="T23"><text:tab/></text:span><text:span text:style-name="T23">auxiliar ← auxiliar.proximo;</text:span></text:p>
          <text:p text:style-name="P42"><text:span text:style-name="T23">}</text:span><text:span text:style-name="T28"><text:line-break/></text:span><text:span text:style-name="T23">se (auxiliar != NULL){</text:span></text:p>
          <text:p text:style-name="P43"><text:span text:style-name="T23">se (auxiliar == inicio){</text:span><text:span text:style-name="T23"><text:line-break/></text:span><text:span text:style-name="T23"><text:tab/></text:span><text:span text:style-name="T23"><text:tab/></text:span><text:span text:style-name="T23">removeNoInicio();</text:span></text:p>
          <text:p text:style-name="P43"><text:span text:style-name="T23">} senao se (auxiliar == fim){</text:span></text:p>
          <text:p text:style-name="P43"><text:span text:style-name="T23"><text:tab/></text:span><text:span text:style-name="T23">removeNoFim()</text:span></text:p>
          <text:p text:style-name="P43"><text:span text:style-name="T23">} senao {</text:span></text:p>
          <text:p text:style-name="P44"><text:span text:style-name="T23">anterior.proximo ← auxiliar.proximo;</text:span><text:span text:style-name="T23"><text:line-break/></text:span><text:span text:style-name="T23"><text:tab/></text:span><text:span text:style-name="T23">tamanho--;</text:span></text:p>
          <text:p text:style-name="P44"><text:span text:style-name="T23">apaga(auxiliar);</text:span></text:p>
          <text:p text:style-name="P45"><text:span text:style-name="T23">}</text:span></text:p>
          <text:p text:style-name="P42"><text:span text:style-name="T23">}</text:span></text:p>
          <text:p text:style-name="P42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20" xml:id="id47" draw:id="id47" draw:layer="layout" svg:width="2.6cm" svg:height="1cm" svg:x="7.8cm" svg:y="12.2cm">
          <text:p text:style-name="P6">aux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9.1cm" svg:y1="12.2cm" svg:x2="10.1cm" svg:y2="9.8cm" draw:start-shape="id47" draw:start-glue-point="0" draw:end-shape="id48" draw:end-glue-point="3" svg:d="M9100 12200v-2400h1000" svg:viewBox="0 0 1001 2401">
          <text:p/>
        </draw:connector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4. Remover elemento 1</text:span></text:p>
          </draw:text-box>
        </draw:frame>
        <draw:custom-shape draw:style-name="gr1" draw:text-style-name="P3" draw:layer="layout" svg:width="5.6cm" svg:height="1.4cm" svg:x="14cm" svg:y="3.238cm">
          <text:p text:style-name="P2">List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4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xml:id="id51" draw:id="id51" draw:layer="layout" svg:width="2.2cm" svg:height="1cm" svg:x="14.3cm" svg:y="4.938cm">
          <text:p text:style-name="P6">Início</text:p>
          <draw:enhanced-geometry svg:viewBox="0 0 21600 21600" draw:type="rectangle" draw:enhanced-path="M 0 0 L 21600 0 21600 21600 0 21600 0 0 Z N"/>
        </draw:custom-shape>
        <draw:custom-shape draw:style-name="gr5" draw:text-style-name="P8" xml:id="id49" draw:id="id49" draw:layer="layout" svg:width="2.2cm" svg:height="1cm" svg:x="17.1cm" svg:y="4.938cm">
          <text:p text:style-name="P6">Fim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98cm" svg:y="13.161cm">
          <draw:text-box>
            <text:p><text:span text:style-name="T12">tamanho = 4</text:span></text:p>
          </draw:text-box>
        </draw:frame>
        <draw:custom-shape draw:style-name="gr12" draw:text-style-name="P20" draw:layer="layout" svg:width="2.6cm" svg:height="2.6cm" svg:x="17.342cm" svg:y="8.522cm">
          <text:p text:style-name="P6">4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7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7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195cm" svg:height="0.962cm" svg:x="21.1cm" svg:y="12.4cm">
          <draw:text-box>
            <text:p><text:span text:style-name="T1">NULL</text:span></text:p>
          </draw:text-box>
        </draw:frame>
        <draw:custom-shape draw:style-name="gr12" draw:text-style-name="P34" draw:layer="layout" svg:width="2.6cm" svg:height="2.6cm" svg:x="21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50" draw:id="id50" draw:layer="layout" svg:width="2.6cm" svg:height="0.8cm" svg:x="21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9.942cm" svg:y1="10.7cm" svg:x2="21cm" svg:y2="10.7cm">
          <text:p/>
        </draw:line>
        <draw:line draw:style-name="gr10" draw:text-style-name="P9" draw:layer="layout" svg:x1="22.3cm" svg:y1="11.1cm" svg:x2="22.3cm" svg:y2="12.6cm">
          <text:p/>
        </draw:line>
        <draw:custom-shape draw:style-name="gr12" draw:text-style-name="P34" draw:layer="layout" svg:width="2.6cm" svg:height="2.6cm" svg:x="13.7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3.7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3.7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2.6cm" svg:height="1cm" svg:x="24.1cm" svg:y="12.4cm">
          <text:p text:style-name="P6">anterior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4.1cm" svg:y1="12.9cm" svg:x2="23.1cm" svg:y2="12.9cm">
          <text:p/>
        </draw:line>
        <draw:connector draw:style-name="gr15" draw:text-style-name="P24" draw:layer="layout" svg:x1="18.2cm" svg:y1="5.938cm" svg:x2="22.3cm" svg:y2="8.5cm" draw:start-shape="id49" draw:start-glue-point="2" draw:end-shape="id50" draw:end-glue-point="0" svg:d="M18200 5938v1281h4100v1281" svg:viewBox="0 0 4101 2563">
          <text:p/>
        </draw:connector>
        <draw:connector draw:style-name="gr15" draw:text-style-name="P24" draw:layer="layout" svg:x1="15.4cm" svg:y1="5.938cm" svg:x2="11.4cm" svg:y2="8.5cm" draw:start-shape="id51" draw:start-glue-point="2" draw:end-shape="id52" svg:d="M15400 5938v1281h-4000v1281" svg:viewBox="0 0 4001 2563">
          <text:p/>
        </draw:connector>
        <draw:line draw:style-name="gr10" draw:text-style-name="P9" draw:layer="layout" svg:x1="16.3cm" svg:y1="10.7cm" svg:x2="17.358cm" svg:y2="10.7cm">
          <text:p/>
        </draw:line>
        <draw:custom-shape draw:style-name="gr12" draw:text-style-name="P34" xml:id="id54" draw:id="id54" draw:layer="layout" svg:width="2.6cm" svg:height="2.6cm" svg:x="10.1cm" svg:y="8.5cm">
          <text:p text:style-name="P30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52" draw:id="id52" draw:layer="layout" svg:width="2.6cm" svg:height="0.8cm" svg:x="10.1cm" svg:y="8.5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0.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2.7cm" svg:y1="10.7cm" svg:x2="13.758cm" svg:y2="10.7cm">
          <text:p/>
        </draw:line>
        <draw:custom-shape draw:name="CaixaDeTexto 36_5" draw:style-name="gr50" draw:text-style-name="P46" draw:layer="layout" svg:width="11.484cm" svg:height="10.391cm" svg:x="1.198cm" svg:y="2.809cm">
          <text:p text:style-name="P42"><text:span text:style-name="T23">auxiliar← inicio;</text:span></text:p>
          <text:p text:style-name="P42"><text:span text:style-name="T23">a</text:span><text:span text:style-name="T20">nterior ← null</text:span></text:p>
          <text:p text:style-name="P42"><text:span text:style-name="T27">enquanto ((auxiliar != NULL) E (auxiliar.dado != valor)){</text:span></text:p>
          <text:p text:style-name="P42"><text:span text:style-name="T27"><text:tab/></text:span><text:span text:style-name="T27">anterior ← auxiliar;</text:span><text:span text:style-name="T27"><text:tab/></text:span></text:p>
          <text:p text:style-name="P42"><text:span text:style-name="T27"><text:s text:c="2"/></text:span><text:span text:style-name="T27"><text:tab/></text:span><text:span text:style-name="T27">auxiliar ← auxiliar.proximo;</text:span></text:p>
          <text:p text:style-name="P42"><text:span text:style-name="T27">}</text:span><text:span text:style-name="T28"><text:line-break/></text:span><text:span text:style-name="T23">se (auxiliar != NULL){</text:span></text:p>
          <text:p text:style-name="P43"><text:span text:style-name="T23">se (auxiliar == inicio){</text:span><text:span text:style-name="T23"><text:line-break/></text:span><text:span text:style-name="T23"><text:tab/></text:span><text:span text:style-name="T23"><text:tab/></text:span><text:span text:style-name="T23">removeNoInicio();</text:span></text:p>
          <text:p text:style-name="P43"><text:span text:style-name="T23">} senao se (auxiliar == fim){</text:span></text:p>
          <text:p text:style-name="P43"><text:span text:style-name="T23"><text:tab/></text:span><text:span text:style-name="T23">removeNoFim()</text:span></text:p>
          <text:p text:style-name="P43"><text:span text:style-name="T23">} senao {</text:span></text:p>
          <text:p text:style-name="P44"><text:span text:style-name="T23">anterior.proximo ← auxiliar.proximo;</text:span><text:span text:style-name="T23"><text:line-break/></text:span><text:span text:style-name="T23"><text:tab/></text:span><text:span text:style-name="T23">tamanho--;</text:span></text:p>
          <text:p text:style-name="P44"><text:span text:style-name="T23">apaga(auxiliar);</text:span></text:p>
          <text:p text:style-name="P45"><text:span text:style-name="T23">}</text:span></text:p>
          <text:p text:style-name="P42"><text:span text:style-name="T23">}</text:span></text:p>
          <text:p text:style-name="P42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20" xml:id="id53" draw:id="id53" draw:layer="layout" svg:width="2.6cm" svg:height="1cm" svg:x="8.1cm" svg:y="12.4cm">
          <text:p text:style-name="P6">aux</text:p>
          <draw:enhanced-geometry svg:viewBox="0 0 21600 21600" draw:type="rectangle" draw:enhanced-path="M 0 0 L 21600 0 21600 21600 0 21600 0 0 Z N"/>
        </draw:custom-shape>
        <draw:frame draw:style-name="gr51" draw:text-style-name="P39" draw:layer="layout" svg:width="5.493cm" svg:height="1.275cm" svg:x="6.6cm" svg:y="13.525cm">
          <draw:text-box>
            <text:p text:style-name="P24"><text:span text:style-name="T26">Não entra no enquanto</text:span></text:p>
            <text:p text:style-name="P24"><text:span text:style-name="T26">Porque aux.dado = valor</text:span></text:p>
          </draw:text-box>
        </draw:frame>
        <draw:connector draw:style-name="gr15" draw:text-style-name="P24" draw:layer="layout" svg:x1="9.4cm" svg:y1="12.4cm" svg:x2="10.1cm" svg:y2="9.8cm" draw:start-shape="id53" draw:end-shape="id54" draw:end-glue-point="3" svg:d="M9400 12400v-2600h700" svg:viewBox="0 0 701 2601">
          <text:p/>
        </draw:connector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4. Remover elemento 1</text:span></text:p>
          </draw:text-box>
        </draw:frame>
        <draw:custom-shape draw:style-name="gr1" draw:text-style-name="P3" draw:layer="layout" svg:width="5.6cm" svg:height="1.4cm" svg:x="14cm" svg:y="3.238cm">
          <text:p text:style-name="P2">List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4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xml:id="id57" draw:id="id57" draw:layer="layout" svg:width="2.2cm" svg:height="1cm" svg:x="14.3cm" svg:y="4.938cm">
          <text:p text:style-name="P6">Início</text:p>
          <draw:enhanced-geometry svg:viewBox="0 0 21600 21600" draw:type="rectangle" draw:enhanced-path="M 0 0 L 21600 0 21600 21600 0 21600 0 0 Z N"/>
        </draw:custom-shape>
        <draw:custom-shape draw:style-name="gr5" draw:text-style-name="P8" xml:id="id55" draw:id="id55" draw:layer="layout" svg:width="2.2cm" svg:height="1cm" svg:x="17.1cm" svg:y="4.938cm">
          <text:p text:style-name="P6">Fim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98cm" svg:y="13.161cm">
          <draw:text-box>
            <text:p><text:span text:style-name="T12">tamanho = 4</text:span></text:p>
          </draw:text-box>
        </draw:frame>
        <draw:custom-shape draw:style-name="gr12" draw:text-style-name="P20" draw:layer="layout" svg:width="2.6cm" svg:height="2.6cm" svg:x="17.342cm" svg:y="8.522cm">
          <text:p text:style-name="P6">4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7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7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195cm" svg:height="0.962cm" svg:x="21.1cm" svg:y="12.4cm">
          <draw:text-box>
            <text:p><text:span text:style-name="T1">NULL</text:span></text:p>
          </draw:text-box>
        </draw:frame>
        <draw:custom-shape draw:style-name="gr12" draw:text-style-name="P34" draw:layer="layout" svg:width="2.6cm" svg:height="2.6cm" svg:x="21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56" draw:id="id56" draw:layer="layout" svg:width="2.6cm" svg:height="0.8cm" svg:x="21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9.942cm" svg:y1="10.7cm" svg:x2="21cm" svg:y2="10.7cm">
          <text:p/>
        </draw:line>
        <draw:line draw:style-name="gr10" draw:text-style-name="P9" draw:layer="layout" svg:x1="22.3cm" svg:y1="11.1cm" svg:x2="22.3cm" svg:y2="12.6cm">
          <text:p/>
        </draw:line>
        <draw:custom-shape draw:style-name="gr12" draw:text-style-name="P34" draw:layer="layout" svg:width="2.6cm" svg:height="2.6cm" svg:x="13.7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3.7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3.7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2.6cm" svg:height="1cm" svg:x="24.1cm" svg:y="12.4cm">
          <text:p text:style-name="P6">anterior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4.1cm" svg:y1="12.9cm" svg:x2="23.1cm" svg:y2="12.9cm">
          <text:p/>
        </draw:line>
        <draw:connector draw:style-name="gr15" draw:text-style-name="P24" draw:layer="layout" svg:x1="18.2cm" svg:y1="5.938cm" svg:x2="22.3cm" svg:y2="8.5cm" draw:start-shape="id55" draw:start-glue-point="2" draw:end-shape="id56" draw:end-glue-point="0" svg:d="M18200 5938v1281h4100v1281" svg:viewBox="0 0 4101 2563">
          <text:p/>
        </draw:connector>
        <draw:connector draw:style-name="gr15" draw:text-style-name="P24" draw:layer="layout" svg:x1="15.4cm" svg:y1="5.938cm" svg:x2="11.4cm" svg:y2="8.5cm" draw:start-shape="id57" draw:start-glue-point="2" draw:end-shape="id58" svg:d="M15400 5938v1281h-4000v1281" svg:viewBox="0 0 4001 2563">
          <text:p/>
        </draw:connector>
        <draw:line draw:style-name="gr10" draw:text-style-name="P9" draw:layer="layout" svg:x1="16.3cm" svg:y1="10.7cm" svg:x2="17.358cm" svg:y2="10.7cm">
          <text:p/>
        </draw:line>
        <draw:custom-shape draw:style-name="gr12" draw:text-style-name="P34" xml:id="id60" draw:id="id60" draw:layer="layout" svg:width="2.6cm" svg:height="2.6cm" svg:x="10.1cm" svg:y="8.5cm">
          <text:p text:style-name="P30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58" draw:id="id58" draw:layer="layout" svg:width="2.6cm" svg:height="0.8cm" svg:x="10.1cm" svg:y="8.5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0.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2.7cm" svg:y1="10.7cm" svg:x2="13.758cm" svg:y2="10.7cm">
          <text:p/>
        </draw:line>
        <draw:custom-shape draw:name="CaixaDeTexto 36_7" draw:style-name="gr52" draw:text-style-name="P46" draw:layer="layout" svg:width="11.484cm" svg:height="10.391cm" svg:x="1.198cm" svg:y="2.809cm">
          <text:p text:style-name="P42"><text:span text:style-name="T23">auxiliar← inicio;</text:span></text:p>
          <text:p text:style-name="P42"><text:span text:style-name="T23">a</text:span><text:span text:style-name="T20">nterior ← null</text:span></text:p>
          <text:p text:style-name="P42"><text:span text:style-name="T23">enquanto ((auxiliar != NULL) E (auxiliar.dado != valor)){</text:span></text:p>
          <text:p text:style-name="P42"><text:span text:style-name="T23"><text:tab/></text:span><text:span text:style-name="T23">anterior ← auxiliar;</text:span><text:span text:style-name="T23"><text:tab/></text:span></text:p>
          <text:p text:style-name="P42"><text:span text:style-name="T23"><text:s text:c="2"/></text:span><text:span text:style-name="T23"><text:tab/></text:span><text:span text:style-name="T23">auxiliar ← auxiliar.proximo;</text:span></text:p>
          <text:p text:style-name="P42"><text:span text:style-name="T23">}</text:span><text:span text:style-name="T28"><text:line-break/></text:span><text:span text:style-name="T27">se (auxiliar != NULL){</text:span></text:p>
          <text:p text:style-name="P43"><text:span text:style-name="T27">se (auxiliar == inicio){</text:span><text:span text:style-name="T27"><text:line-break/></text:span><text:span text:style-name="T27"><text:tab/></text:span><text:span text:style-name="T27"><text:tab/></text:span><text:span text:style-name="T27">removeNoInicio();</text:span></text:p>
          <text:p text:style-name="P43"><text:span text:style-name="T23">} senao se (auxiliar == fim){</text:span></text:p>
          <text:p text:style-name="P43"><text:span text:style-name="T23"><text:tab/></text:span><text:span text:style-name="T23">removeNoFim()</text:span></text:p>
          <text:p text:style-name="P43"><text:span text:style-name="T23">} senao {</text:span></text:p>
          <text:p text:style-name="P44"><text:span text:style-name="T23">anterior.proximo ← auxiliar.proximo;</text:span><text:span text:style-name="T23"><text:line-break/></text:span><text:span text:style-name="T23"><text:tab/></text:span><text:span text:style-name="T23">tamanho--;</text:span></text:p>
          <text:p text:style-name="P44"><text:span text:style-name="T23">apaga(auxiliar);</text:span></text:p>
          <text:p text:style-name="P45"><text:span text:style-name="T23">}</text:span></text:p>
          <text:p text:style-name="P42"><text:span text:style-name="T23">}</text:span></text:p>
          <text:p text:style-name="P42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20" xml:id="id59" draw:id="id59" draw:layer="layout" svg:width="2.6cm" svg:height="1cm" svg:x="8.1cm" svg:y="12.4cm">
          <text:p text:style-name="P6">aux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9.4cm" svg:y1="12.4cm" svg:x2="10.1cm" svg:y2="9.8cm" draw:start-shape="id59" draw:start-glue-point="0" draw:end-shape="id60" draw:end-glue-point="3" svg:d="M9400 12400v-2600h700" svg:viewBox="0 0 701 2601">
          <text:p/>
        </draw:connector>
        <draw:frame draw:style-name="gr53" draw:text-style-name="P47" draw:layer="layout" svg:width="7.208cm" svg:height="0.763cm" svg:x="5.992cm" svg:y="14.2cm">
          <draw:text-box>
            <text:p><text:span text:style-name="T26">Chama função removeNoInicio();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1T0">
        <draw:frame draw:name="Google Shape;2172;p119" draw:style-name="gr8" draw:text-style-name="P18" draw:layer="layout" svg:width="23.667cm" svg:height="9.277cm" svg:x="1.2cm" svg:y="2.923cm">
          <draw:text-box>
            <text:p text:style-name="P11"><text:span text:style-name="T30">removeNoInicio():</text:span><text:span text:style-name="T31"><text:line-break/></text:span><text:span text:style-name="T31">se listaVazia() sairComErro()</text:span><text:span text:style-name="T31"><text:line-break/></text:span><text:span text:style-name="T32">aux ← inicio;</text:span><text:span text:style-name="T31"><text:line-break/></text:span><text:span text:style-name="T31">valor ← aux.dado;</text:span><text:span text:style-name="T31"><text:line-break/></text:span><text:span text:style-name="T31">inicio ← aux.proximo;</text:span><text:span text:style-name="T31"><text:line-break/></text:span><text:span text:style-name="T31">apagar(aux);</text:span><text:span text:style-name="T31"><text:line-break/></text:span><text:span text:style-name="T31">tamanho--;</text:span><text:span text:style-name="T31"><text:line-break/></text:span><text:span text:style-name="T31">se listaVazia() </text:span><text:span text:style-name="T31"><text:line-break/></text:span><text:span text:style-name="T31"><text:tab/></text:span><text:span text:style-name="T31">fim ← NULL;</text:span><text:span text:style-name="T31"><text:line-break/></text:span><text:span text:style-name="T31"/></text:p>
            <text:p text:style-name="P12"><text:span text:style-name="T33"/></text:p>
          </draw:text-box>
        </draw:frame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4. Remover elemento 1</text:span></text:p>
          </draw:text-box>
        </draw:frame>
        <draw:custom-shape draw:style-name="gr1" draw:text-style-name="P29" draw:layer="layout" svg:width="5.6cm" svg:height="1.4cm" svg:x="14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4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63" draw:id="id63" draw:layer="layout" svg:width="2.2cm" svg:height="1cm" svg:x="14.3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61" draw:id="id61" draw:layer="layout" svg:width="2.2cm" svg:height="1cm" svg:x="17.1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98cm" svg:y="13.161cm">
          <draw:text-box>
            <text:p><text:span text:style-name="T12">tamanho = 4</text:span></text:p>
          </draw:text-box>
        </draw:frame>
        <draw:custom-shape draw:style-name="gr12" draw:text-style-name="P34" draw:layer="layout" svg:width="2.6cm" svg:height="2.6cm" svg:x="17.3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7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7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33" draw:layer="layout" svg:width="2.195cm" svg:height="0.962cm" svg:x="21.1cm" svg:y="12.4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21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62" draw:id="id62" draw:layer="layout" svg:width="2.6cm" svg:height="0.8cm" svg:x="21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9.942cm" svg:y1="10.7cm" svg:x2="21cm" svg:y2="10.7cm">
          <text:p/>
        </draw:line>
        <draw:line draw:style-name="gr10" draw:text-style-name="P9" draw:layer="layout" svg:x1="22.3cm" svg:y1="11.1cm" svg:x2="22.3cm" svg:y2="12.6cm">
          <text:p/>
        </draw:line>
        <draw:custom-shape draw:style-name="gr12" draw:text-style-name="P34" draw:layer="layout" svg:width="2.6cm" svg:height="2.6cm" svg:x="13.7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3.7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3.7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7" draw:text-style-name="P34" draw:layer="layout" svg:width="2.6cm" svg:height="1cm" svg:x="24.1cm" svg:y="12.4cm">
          <text:p text:style-name="P30"><text:span text:style-name="T16">anterior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4.1cm" svg:y1="12.9cm" svg:x2="23.1cm" svg:y2="12.9cm">
          <text:p/>
        </draw:line>
        <draw:connector draw:style-name="gr15" draw:text-style-name="P24" draw:layer="layout" svg:x1="18.2cm" svg:y1="5.938cm" svg:x2="22.3cm" svg:y2="8.5cm" draw:start-shape="id61" draw:start-glue-point="2" draw:end-shape="id62" draw:end-glue-point="0" svg:d="M18200 5938v1281h4100v1281" svg:viewBox="0 0 4101 2563">
          <text:p/>
        </draw:connector>
        <draw:connector draw:style-name="gr15" draw:text-style-name="P24" draw:layer="layout" svg:x1="15.4cm" svg:y1="5.938cm" svg:x2="11.4cm" svg:y2="8.5cm" draw:start-shape="id63" draw:start-glue-point="2" draw:end-shape="id64" svg:d="M15400 5938v1281h-4000v1281" svg:viewBox="0 0 4001 2563">
          <text:p/>
        </draw:connector>
        <draw:line draw:style-name="gr10" draw:text-style-name="P9" draw:layer="layout" svg:x1="16.3cm" svg:y1="10.7cm" svg:x2="17.358cm" svg:y2="10.7cm">
          <text:p/>
        </draw:line>
        <draw:custom-shape draw:style-name="gr12" draw:text-style-name="P34" xml:id="id66" draw:id="id66" draw:layer="layout" svg:width="2.6cm" svg:height="2.6cm" svg:x="10.1cm" svg:y="8.5cm">
          <text:p text:style-name="P30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64" draw:id="id64" draw:layer="layout" svg:width="2.6cm" svg:height="0.8cm" svg:x="10.1cm" svg:y="8.5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0.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2.7cm" svg:y1="10.7cm" svg:x2="13.758cm" svg:y2="10.7cm">
          <text:p/>
        </draw:line>
        <draw:custom-shape draw:style-name="gr17" draw:text-style-name="P34" xml:id="id65" draw:id="id65" draw:layer="layout" svg:width="2.6cm" svg:height="1cm" svg:x="8.1cm" svg:y="12.4cm">
          <text:p text:style-name="P30"><text:span text:style-name="T16">aux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9.4cm" svg:y1="12.4cm" svg:x2="10.1cm" svg:y2="9.8cm" draw:start-shape="id65" draw:start-glue-point="0" draw:end-shape="id66" draw:end-glue-point="3" svg:d="M9400 12400v-2600h700" svg:viewBox="0 0 701 2601">
          <text:p/>
        </draw:connector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1T0">
        <draw:frame draw:name="Google Shape;2172;p119_0" draw:style-name="gr8" draw:text-style-name="P18" draw:layer="layout" svg:width="23.667cm" svg:height="9.277cm" svg:x="1.2cm" svg:y="2.923cm">
          <draw:text-box>
            <text:p text:style-name="P11"><text:span text:style-name="T30">removeNoInicio():</text:span><text:span text:style-name="T31"><text:line-break/></text:span><text:span text:style-name="T31">se listaVazia() sairComErro()</text:span><text:span text:style-name="T31"><text:line-break/></text:span><text:span text:style-name="T31">aux ← inicio;</text:span><text:span text:style-name="T31"><text:line-break/></text:span><text:span text:style-name="T32">valor ← aux.dado;</text:span><text:span text:style-name="T31"><text:line-break/></text:span><text:span text:style-name="T31">inicio ← aux.proximo;</text:span><text:span text:style-name="T31"><text:line-break/></text:span><text:span text:style-name="T31">apagar(aux);</text:span><text:span text:style-name="T31"><text:line-break/></text:span><text:span text:style-name="T31">tamanho--;</text:span><text:span text:style-name="T31"><text:line-break/></text:span><text:span text:style-name="T31">se listaVazia() </text:span><text:span text:style-name="T31"><text:line-break/></text:span><text:span text:style-name="T31"><text:tab/></text:span><text:span text:style-name="T31">fim ← NULL;</text:span><text:span text:style-name="T31"><text:line-break/></text:span><text:span text:style-name="T31"/></text:p>
            <text:p text:style-name="P12"><text:span text:style-name="T33"/></text:p>
          </draw:text-box>
        </draw:frame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4. Remover elemento 1</text:span></text:p>
          </draw:text-box>
        </draw:frame>
        <draw:custom-shape draw:style-name="gr1" draw:text-style-name="P29" draw:layer="layout" svg:width="5.6cm" svg:height="1.4cm" svg:x="14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4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69" draw:id="id69" draw:layer="layout" svg:width="2.2cm" svg:height="1cm" svg:x="14.3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67" draw:id="id67" draw:layer="layout" svg:width="2.2cm" svg:height="1cm" svg:x="17.1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98cm" svg:y="13.161cm">
          <draw:text-box>
            <text:p><text:span text:style-name="T12">tamanho = 4</text:span></text:p>
          </draw:text-box>
        </draw:frame>
        <draw:custom-shape draw:style-name="gr12" draw:text-style-name="P34" draw:layer="layout" svg:width="2.6cm" svg:height="2.6cm" svg:x="17.3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7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7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33" draw:layer="layout" svg:width="2.195cm" svg:height="0.962cm" svg:x="21.1cm" svg:y="12.4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21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68" draw:id="id68" draw:layer="layout" svg:width="2.6cm" svg:height="0.8cm" svg:x="21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9.942cm" svg:y1="10.7cm" svg:x2="21cm" svg:y2="10.7cm">
          <text:p/>
        </draw:line>
        <draw:line draw:style-name="gr10" draw:text-style-name="P9" draw:layer="layout" svg:x1="22.3cm" svg:y1="11.1cm" svg:x2="22.3cm" svg:y2="12.6cm">
          <text:p/>
        </draw:line>
        <draw:custom-shape draw:style-name="gr12" draw:text-style-name="P34" draw:layer="layout" svg:width="2.6cm" svg:height="2.6cm" svg:x="13.7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3.7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3.7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7" draw:text-style-name="P34" draw:layer="layout" svg:width="2.6cm" svg:height="1cm" svg:x="24.1cm" svg:y="12.4cm">
          <text:p text:style-name="P30"><text:span text:style-name="T16">anterior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4.1cm" svg:y1="12.9cm" svg:x2="23.1cm" svg:y2="12.9cm">
          <text:p/>
        </draw:line>
        <draw:connector draw:style-name="gr15" draw:text-style-name="P24" draw:layer="layout" svg:x1="18.2cm" svg:y1="5.938cm" svg:x2="22.3cm" svg:y2="8.5cm" draw:start-shape="id67" draw:start-glue-point="2" draw:end-shape="id68" draw:end-glue-point="0" svg:d="M18200 5938v1281h4100v1281" svg:viewBox="0 0 4101 2563">
          <text:p/>
        </draw:connector>
        <draw:connector draw:style-name="gr15" draw:text-style-name="P24" draw:layer="layout" svg:x1="15.4cm" svg:y1="5.938cm" svg:x2="11.4cm" svg:y2="8.5cm" draw:start-shape="id69" draw:start-glue-point="2" draw:end-shape="id70" svg:d="M15400 5938v1281h-4000v1281" svg:viewBox="0 0 4001 2563">
          <text:p/>
        </draw:connector>
        <draw:line draw:style-name="gr10" draw:text-style-name="P9" draw:layer="layout" svg:x1="16.3cm" svg:y1="10.7cm" svg:x2="17.358cm" svg:y2="10.7cm">
          <text:p/>
        </draw:line>
        <draw:custom-shape draw:style-name="gr12" draw:text-style-name="P34" xml:id="id72" draw:id="id72" draw:layer="layout" svg:width="2.6cm" svg:height="2.6cm" svg:x="10.1cm" svg:y="8.5cm">
          <text:p text:style-name="P30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70" draw:id="id70" draw:layer="layout" svg:width="2.6cm" svg:height="0.8cm" svg:x="10.1cm" svg:y="8.5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0.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2.7cm" svg:y1="10.7cm" svg:x2="13.758cm" svg:y2="10.7cm">
          <text:p/>
        </draw:line>
        <draw:custom-shape draw:style-name="gr17" draw:text-style-name="P34" xml:id="id71" draw:id="id71" draw:layer="layout" svg:width="2.6cm" svg:height="1cm" svg:x="7.6cm" svg:y="11.8cm">
          <text:p text:style-name="P30"><text:span text:style-name="T16">aux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8.9cm" svg:y1="11.8cm" svg:x2="10.1cm" svg:y2="9.8cm" draw:start-shape="id71" draw:start-glue-point="0" draw:end-shape="id72" draw:end-glue-point="3" svg:d="M8900 11800v-2000h1200" svg:viewBox="0 0 1201 2001">
          <text:p/>
        </draw:connector>
        <draw:custom-shape draw:style-name="gr17" draw:text-style-name="P34" draw:layer="layout" svg:width="2.6cm" svg:height="1cm" svg:x="7.6cm" svg:y="12.8cm">
          <text:p text:style-name="P30"><text:span text:style-name="T16">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4. Remover elemento 1</text:span></text:p>
          </draw:text-box>
        </draw:frame>
        <draw:frame draw:name="Google Shape;2172;p119_1" draw:style-name="gr8" draw:text-style-name="P18" draw:layer="layout" svg:width="23.667cm" svg:height="9.277cm" svg:x="1.2cm" svg:y="2.923cm">
          <draw:text-box>
            <text:p text:style-name="P11"><text:span text:style-name="T30">removeNoInicio():</text:span><text:span text:style-name="T31"><text:line-break/></text:span><text:span text:style-name="T31">se listaVazia() sairComErro()</text:span><text:span text:style-name="T31"><text:line-break/></text:span><text:span text:style-name="T31">aux ← inicio;</text:span><text:span text:style-name="T31"><text:line-break/></text:span><text:span text:style-name="T31">valor ← aux.dado;</text:span><text:span text:style-name="T31"><text:line-break/></text:span><text:span text:style-name="T32">inicio ← aux.proximo;</text:span><text:span text:style-name="T31"><text:line-break/></text:span><text:span text:style-name="T31">apagar(aux);</text:span><text:span text:style-name="T31"><text:line-break/></text:span><text:span text:style-name="T31">tamanho--;</text:span><text:span text:style-name="T31"><text:line-break/></text:span><text:span text:style-name="T31">se listaVazia() </text:span><text:span text:style-name="T31"><text:line-break/></text:span><text:span text:style-name="T31"><text:tab/></text:span><text:span text:style-name="T31">fim ← NULL;</text:span></text:p>
            <text:p text:style-name="P12"><text:span text:style-name="T33"/></text:p>
          </draw:text-box>
        </draw:frame>
        <draw:custom-shape draw:style-name="gr1" draw:text-style-name="P29" draw:layer="layout" svg:width="5.6cm" svg:height="1.4cm" svg:x="14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4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75" draw:id="id75" draw:layer="layout" svg:width="2.2cm" svg:height="1cm" svg:x="14.3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73" draw:id="id73" draw:layer="layout" svg:width="2.2cm" svg:height="1cm" svg:x="17.1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98cm" svg:y="13.161cm">
          <draw:text-box>
            <text:p><text:span text:style-name="T12">tamanho = 4</text:span></text:p>
          </draw:text-box>
        </draw:frame>
        <draw:custom-shape draw:style-name="gr12" draw:text-style-name="P34" draw:layer="layout" svg:width="2.6cm" svg:height="2.6cm" svg:x="17.3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7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7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33" draw:layer="layout" svg:width="2.195cm" svg:height="0.962cm" svg:x="21.1cm" svg:y="12.4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21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74" draw:id="id74" draw:layer="layout" svg:width="2.6cm" svg:height="0.8cm" svg:x="21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9.942cm" svg:y1="10.7cm" svg:x2="21cm" svg:y2="10.7cm">
          <text:p/>
        </draw:line>
        <draw:line draw:style-name="gr10" draw:text-style-name="P9" draw:layer="layout" svg:x1="22.3cm" svg:y1="11.1cm" svg:x2="22.3cm" svg:y2="12.6cm">
          <text:p/>
        </draw:line>
        <draw:custom-shape draw:style-name="gr12" draw:text-style-name="P34" draw:layer="layout" svg:width="2.6cm" svg:height="2.6cm" svg:x="13.7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76" draw:id="id76" draw:layer="layout" svg:width="2.6cm" svg:height="0.8cm" svg:x="13.7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3.7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7" draw:text-style-name="P34" draw:layer="layout" svg:width="2.6cm" svg:height="1cm" svg:x="24.1cm" svg:y="12.4cm">
          <text:p text:style-name="P30"><text:span text:style-name="T16">anterior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4.1cm" svg:y1="12.9cm" svg:x2="23.1cm" svg:y2="12.9cm">
          <text:p/>
        </draw:line>
        <draw:connector draw:style-name="gr15" draw:text-style-name="P24" draw:layer="layout" svg:x1="18.2cm" svg:y1="5.938cm" svg:x2="22.3cm" svg:y2="8.5cm" draw:start-shape="id73" draw:start-glue-point="2" draw:end-shape="id74" draw:end-glue-point="0" svg:d="M18200 5938v1281h4100v1281" svg:viewBox="0 0 4101 2563">
          <text:p/>
        </draw:connector>
        <draw:connector draw:style-name="gr15" draw:text-style-name="P24" draw:layer="layout" svg:x1="15.4cm" svg:y1="5.938cm" svg:x2="15cm" svg:y2="8.5cm" draw:start-shape="id75" draw:start-glue-point="2" draw:end-shape="id76" draw:end-glue-point="0" svg:d="M15400 5938v1281h-400v1281" svg:viewBox="0 0 401 2563">
          <text:p/>
        </draw:connector>
        <draw:line draw:style-name="gr10" draw:text-style-name="P9" draw:layer="layout" svg:x1="16.3cm" svg:y1="10.7cm" svg:x2="17.358cm" svg:y2="10.7cm">
          <text:p/>
        </draw:line>
        <draw:custom-shape draw:style-name="gr12" draw:text-style-name="P34" xml:id="id78" draw:id="id78" draw:layer="layout" svg:width="2.6cm" svg:height="2.6cm" svg:x="10.1cm" svg:y="8.5cm">
          <text:p text:style-name="P30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0.1cm" svg:y="8.5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0.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2.7cm" svg:y1="10.7cm" svg:x2="13.758cm" svg:y2="10.7cm">
          <text:p/>
        </draw:line>
        <draw:custom-shape draw:style-name="gr17" draw:text-style-name="P34" xml:id="id77" draw:id="id77" draw:layer="layout" svg:width="2.6cm" svg:height="1cm" svg:x="7.8cm" svg:y="11.6cm">
          <text:p text:style-name="P30"><text:span text:style-name="T16">aux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9.1cm" svg:y1="11.6cm" svg:x2="10.1cm" svg:y2="9.8cm" draw:start-shape="id77" draw:start-glue-point="0" draw:end-shape="id78" draw:end-glue-point="3" svg:d="M9100 11600v-1800h1000" svg:viewBox="0 0 1001 1801">
          <text:p/>
        </draw:connector>
        <draw:custom-shape draw:style-name="gr17" draw:text-style-name="P34" draw:layer="layout" svg:width="2.6cm" svg:height="1cm" svg:x="7.8cm" svg:y="12.6cm">
          <text:p text:style-name="P30"><text:span text:style-name="T16">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adrão" presentation:presentation-page-layout-name="AL1T0">
        <draw:frame draw:name="Google Shape;2172;p119_2" draw:style-name="gr8" draw:text-style-name="P18" draw:layer="layout" svg:width="23.667cm" svg:height="9.277cm" svg:x="1.2cm" svg:y="2.923cm">
          <draw:text-box>
            <text:p text:style-name="P11"><text:span text:style-name="T30">removeNoInicio():</text:span><text:span text:style-name="T31"><text:line-break/></text:span><text:span text:style-name="T31">se listaVazia() sairComErro()</text:span><text:span text:style-name="T31"><text:line-break/></text:span><text:span text:style-name="T31">aux ← inicio;</text:span><text:span text:style-name="T31"><text:line-break/></text:span><text:span text:style-name="T31">valor ← aux.dado;</text:span><text:span text:style-name="T31"><text:line-break/></text:span><text:span text:style-name="T31">inicio ← aux.proximo;</text:span><text:span text:style-name="T31"><text:line-break/></text:span><text:span text:style-name="T32">apagar(aux);</text:span><text:span text:style-name="T31"><text:line-break/></text:span><text:span text:style-name="T31">tamanho--;</text:span><text:span text:style-name="T31"><text:line-break/></text:span><text:span text:style-name="T31">se listaVazia() </text:span><text:span text:style-name="T31"><text:line-break/></text:span><text:span text:style-name="T31"><text:tab/></text:span><text:span text:style-name="T31">fim ← NULL;</text:span><text:span text:style-name="T31"><text:line-break/></text:span><text:span text:style-name="T31"/></text:p>
            <text:p text:style-name="P12"><text:span text:style-name="T33"/></text:p>
          </draw:text-box>
        </draw:frame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4. Remover elemento 1</text:span></text:p>
          </draw:text-box>
        </draw:frame>
        <draw:custom-shape draw:style-name="gr1" draw:text-style-name="P29" draw:layer="layout" svg:width="5.6cm" svg:height="1.4cm" svg:x="14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4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81" draw:id="id81" draw:layer="layout" svg:width="2.2cm" svg:height="1cm" svg:x="14.3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79" draw:id="id79" draw:layer="layout" svg:width="2.2cm" svg:height="1cm" svg:x="17.1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98cm" svg:y="13.161cm">
          <draw:text-box>
            <text:p><text:span text:style-name="T12">tamanho = 4</text:span></text:p>
          </draw:text-box>
        </draw:frame>
        <draw:custom-shape draw:style-name="gr12" draw:text-style-name="P34" draw:layer="layout" svg:width="2.6cm" svg:height="2.6cm" svg:x="17.3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7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7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33" draw:layer="layout" svg:width="2.195cm" svg:height="0.962cm" svg:x="21.1cm" svg:y="12.4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21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80" draw:id="id80" draw:layer="layout" svg:width="2.6cm" svg:height="0.8cm" svg:x="21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9.942cm" svg:y1="10.7cm" svg:x2="21cm" svg:y2="10.7cm">
          <text:p/>
        </draw:line>
        <draw:line draw:style-name="gr10" draw:text-style-name="P9" draw:layer="layout" svg:x1="22.3cm" svg:y1="11.1cm" svg:x2="22.3cm" svg:y2="12.6cm">
          <text:p/>
        </draw:line>
        <draw:custom-shape draw:style-name="gr12" draw:text-style-name="P34" draw:layer="layout" svg:width="2.6cm" svg:height="2.6cm" svg:x="13.7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82" draw:id="id82" draw:layer="layout" svg:width="2.6cm" svg:height="0.8cm" svg:x="13.7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3.7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7" draw:text-style-name="P34" draw:layer="layout" svg:width="2.6cm" svg:height="1cm" svg:x="24.1cm" svg:y="12.4cm">
          <text:p text:style-name="P30"><text:span text:style-name="T16">anterior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4.1cm" svg:y1="12.9cm" svg:x2="23.1cm" svg:y2="12.9cm">
          <text:p/>
        </draw:line>
        <draw:connector draw:style-name="gr15" draw:text-style-name="P24" draw:layer="layout" svg:x1="18.2cm" svg:y1="5.938cm" svg:x2="22.3cm" svg:y2="8.5cm" draw:start-shape="id79" draw:start-glue-point="2" draw:end-shape="id80" draw:end-glue-point="0" svg:d="M18200 5938v1281h4100v1281" svg:viewBox="0 0 4101 2563">
          <text:p/>
        </draw:connector>
        <draw:connector draw:style-name="gr15" draw:text-style-name="P24" draw:layer="layout" svg:x1="15.4cm" svg:y1="5.938cm" svg:x2="15cm" svg:y2="8.5cm" draw:start-shape="id81" draw:start-glue-point="2" draw:end-shape="id82" draw:end-glue-point="0" svg:d="M15400 5938v1281h-400v1281" svg:viewBox="0 0 401 2563">
          <text:p/>
        </draw:connector>
        <draw:line draw:style-name="gr10" draw:text-style-name="P9" draw:layer="layout" svg:x1="16.3cm" svg:y1="10.7cm" svg:x2="17.358cm" svg:y2="10.7cm">
          <text:p/>
        </draw:line>
        <draw:custom-shape draw:style-name="gr12" draw:text-style-name="P34" xml:id="id84" draw:id="id84" draw:layer="layout" svg:width="2.6cm" svg:height="2.6cm" svg:x="10.1cm" svg:y="8.5cm">
          <text:p text:style-name="P30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0.1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0.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2.7cm" svg:y1="10.7cm" svg:x2="13.758cm" svg:y2="10.7cm">
          <text:p/>
        </draw:line>
        <draw:custom-shape draw:style-name="gr17" draw:text-style-name="P34" xml:id="id83" draw:id="id83" draw:layer="layout" svg:width="2.6cm" svg:height="1cm" svg:x="7.1cm" svg:y="12.4cm">
          <text:p text:style-name="P30"><text:span text:style-name="T16">aux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8.4cm" svg:y1="12.4cm" svg:x2="10.1cm" svg:y2="9.8cm" draw:start-shape="id83" draw:start-glue-point="0" draw:end-shape="id84" draw:end-glue-point="3" svg:d="M8400 12400v-2600h1700" svg:viewBox="0 0 1701 2601">
          <text:p/>
        </draw:connector>
        <draw:custom-shape draw:style-name="gr17" draw:text-style-name="P34" draw:layer="layout" svg:width="2.6cm" svg:height="1cm" svg:x="7.1cm" svg:y="13.4cm">
          <text:p text:style-name="P30"><text:span text:style-name="T16">1</text:span></text:p>
          <draw:enhanced-geometry svg:viewBox="0 0 21600 21600" draw:type="rectangle" draw:enhanced-path="M 0 0 L 21600 0 21600 21600 0 21600 0 0 Z N"/>
        </draw:custom-shape>
        <draw:custom-shape draw:name="Sinal de Multiplicação 1_0" draw:style-name="gr22" draw:text-style-name="P27" draw:layer="layout" svg:width="4.544cm" svg:height="5.062cm" svg:x="9.156cm" svg:y="7.238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range-y-minimum="0" draw:handle-range-y-maximum="51965" draw:handle-position="0 ?f2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adrão" presentation:presentation-page-layout-name="AL1T0">
        <draw:frame draw:name="Google Shape;2172;p119_3" draw:style-name="gr8" draw:text-style-name="P18" draw:layer="layout" svg:width="23.667cm" svg:height="9.277cm" svg:x="1.2cm" svg:y="2.923cm">
          <draw:text-box>
            <text:p text:style-name="P11"><text:span text:style-name="T30">removeNoInicio():</text:span><text:span text:style-name="T31"><text:line-break/></text:span><text:span text:style-name="T31">se listaVazia() sairComErro()</text:span><text:span text:style-name="T31"><text:line-break/></text:span><text:span text:style-name="T31">aux ← inicio;</text:span><text:span text:style-name="T31"><text:line-break/></text:span><text:span text:style-name="T31">valor ← aux.dado;</text:span><text:span text:style-name="T31"><text:line-break/></text:span><text:span text:style-name="T31">inicio ← aux.proximo;</text:span><text:span text:style-name="T31"><text:line-break/></text:span><text:span text:style-name="T31">apagar(aux);</text:span><text:span text:style-name="T31"><text:line-break/></text:span><text:span text:style-name="T32">tamanho--;</text:span><text:span text:style-name="T31"><text:line-break/></text:span><text:span text:style-name="T31">se listaVazia() </text:span><text:span text:style-name="T31"><text:line-break/></text:span><text:span text:style-name="T31"><text:tab/></text:span><text:span text:style-name="T31">fim ← NULL;</text:span><text:span text:style-name="T31"><text:line-break/></text:span><text:span text:style-name="T31"/></text:p>
            <text:p text:style-name="P12"><text:span text:style-name="T33"/></text:p>
          </draw:text-box>
        </draw:frame>
        <draw:line draw:style-name="gr10" draw:text-style-name="P9" draw:layer="layout" svg:x1="19.942cm" svg:y1="10.7cm" svg:x2="21cm" svg:y2="10.7cm">
          <text:p/>
        </draw:line>
        <draw:line draw:style-name="gr10" draw:text-style-name="P9" draw:layer="layout" svg:x1="16.3cm" svg:y1="10.7cm" svg:x2="17.358cm" svg:y2="10.7cm">
          <text:p/>
        </draw:line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4. Remover elemento 1</text:span></text:p>
          </draw:text-box>
        </draw:frame>
        <draw:custom-shape draw:style-name="gr1" draw:text-style-name="P29" draw:layer="layout" svg:width="5.6cm" svg:height="1.4cm" svg:x="14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4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87" draw:id="id87" draw:layer="layout" svg:width="2.2cm" svg:height="1cm" svg:x="14.3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85" draw:id="id85" draw:layer="layout" svg:width="2.2cm" svg:height="1cm" svg:x="17.1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3.474cm" svg:height="0.839cm" svg:x="1.198cm" svg:y="13.161cm">
          <draw:text-box>
            <text:p><text:span text:style-name="T8">tamanho = 3</text:span></text:p>
          </draw:text-box>
        </draw:frame>
        <draw:custom-shape draw:style-name="gr12" draw:text-style-name="P34" draw:layer="layout" svg:width="2.6cm" svg:height="2.6cm" svg:x="17.3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7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7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33" draw:layer="layout" svg:width="2.195cm" svg:height="0.962cm" svg:x="21.1cm" svg:y="12.4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21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86" draw:id="id86" draw:layer="layout" svg:width="2.6cm" svg:height="0.8cm" svg:x="21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2.3cm" svg:y1="11.1cm" svg:x2="22.3cm" svg:y2="12.6cm">
          <text:p/>
        </draw:line>
        <draw:custom-shape draw:style-name="gr12" draw:text-style-name="P34" draw:layer="layout" svg:width="2.6cm" svg:height="2.6cm" svg:x="13.7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88" draw:id="id88" draw:layer="layout" svg:width="2.6cm" svg:height="0.8cm" svg:x="13.7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3.7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7" draw:text-style-name="P34" draw:layer="layout" svg:width="2.6cm" svg:height="1cm" svg:x="24.1cm" svg:y="12.4cm">
          <text:p text:style-name="P30"><text:span text:style-name="T16">anterior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4.1cm" svg:y1="12.9cm" svg:x2="23.1cm" svg:y2="12.9cm">
          <text:p/>
        </draw:line>
        <draw:connector draw:style-name="gr15" draw:text-style-name="P24" draw:layer="layout" svg:x1="18.2cm" svg:y1="5.938cm" svg:x2="22.3cm" svg:y2="8.5cm" draw:start-shape="id85" draw:start-glue-point="2" draw:end-shape="id86" draw:end-glue-point="0" svg:d="M18200 5938v1281h4100v1281" svg:viewBox="0 0 4101 2563">
          <text:p/>
        </draw:connector>
        <draw:connector draw:style-name="gr15" draw:text-style-name="P24" draw:layer="layout" svg:x1="15.4cm" svg:y1="5.938cm" svg:x2="15cm" svg:y2="8.5cm" draw:start-shape="id87" draw:start-glue-point="2" draw:end-shape="id88" draw:end-glue-point="0" svg:d="M15400 5938v1281h-400v1281" svg:viewBox="0 0 401 2563">
          <text:p/>
        </draw:connector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5. Inserir ordenado os elementos 9,10,1</text:span></text:p>
          </draw:text-box>
        </draw:frame>
        <draw:custom-shape draw:style-name="gr1" draw:text-style-name="P29" draw:layer="layout" svg:width="5.6cm" svg:height="1.4cm" svg:x="14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4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91" draw:id="id91" draw:layer="layout" svg:width="2.2cm" svg:height="1cm" svg:x="14.3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89" draw:id="id89" draw:layer="layout" svg:width="2.2cm" svg:height="1cm" svg:x="17.1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98cm" svg:y="13.161cm">
          <draw:text-box>
            <text:p><text:span text:style-name="T12">tamanho = 3</text:span></text:p>
          </draw:text-box>
        </draw:frame>
        <draw:custom-shape draw:style-name="gr12" draw:text-style-name="P34" draw:layer="layout" svg:width="2.6cm" svg:height="2.6cm" svg:x="17.3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7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7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33" draw:layer="layout" svg:width="2.195cm" svg:height="0.962cm" svg:x="21.1cm" svg:y="12.4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21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90" draw:id="id90" draw:layer="layout" svg:width="2.6cm" svg:height="0.8cm" svg:x="21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9.942cm" svg:y1="10.7cm" svg:x2="21cm" svg:y2="10.7cm">
          <text:p/>
        </draw:line>
        <draw:line draw:style-name="gr10" draw:text-style-name="P9" draw:layer="layout" svg:x1="22.3cm" svg:y1="11.1cm" svg:x2="22.3cm" svg:y2="12.6cm">
          <text:p/>
        </draw:line>
        <draw:custom-shape draw:style-name="gr12" draw:text-style-name="P34" draw:layer="layout" svg:width="2.6cm" svg:height="2.6cm" svg:x="13.7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92" draw:id="id92" draw:layer="layout" svg:width="2.6cm" svg:height="0.8cm" svg:x="13.7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3.7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7" draw:text-style-name="P34" draw:layer="layout" svg:width="2.6cm" svg:height="1cm" svg:x="24.1cm" svg:y="12.4cm">
          <text:p text:style-name="P30"><text:span text:style-name="T16">anterior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4.1cm" svg:y1="12.9cm" svg:x2="23.1cm" svg:y2="12.9cm">
          <text:p/>
        </draw:line>
        <draw:connector draw:style-name="gr15" draw:text-style-name="P24" draw:layer="layout" svg:x1="18.2cm" svg:y1="5.938cm" svg:x2="22.3cm" svg:y2="8.5cm" draw:start-shape="id89" draw:start-glue-point="2" draw:end-shape="id90" draw:end-glue-point="0" svg:d="M18200 5938v1281h4100v1281" svg:viewBox="0 0 4101 2563">
          <text:p/>
        </draw:connector>
        <draw:connector draw:style-name="gr15" draw:text-style-name="P24" draw:layer="layout" svg:x1="15.4cm" svg:y1="5.938cm" svg:x2="15cm" svg:y2="8.5cm" draw:start-shape="id91" draw:start-glue-point="2" draw:end-shape="id92" draw:end-glue-point="0" svg:d="M15400 5938v1281h-400v1281" svg:viewBox="0 0 401 2563">
          <text:p/>
        </draw:connector>
        <draw:line draw:style-name="gr10" draw:text-style-name="P9" draw:layer="layout" svg:x1="16.3cm" svg:y1="10.7cm" svg:x2="17.358cm" svg:y2="10.7cm">
          <text:p/>
        </draw:line>
        <draw:custom-shape draw:name="CaixaDeTexto 23_21" draw:style-name="gr54" draw:text-style-name="P41" draw:layer="layout" svg:width="9.202cm" svg:height="10.391cm" svg:x="1.198cm" svg:y="2.8cm">
          <text:p text:style-name="P40"><text:span text:style-name="T18">novo ← criar_noh(valor); </text:span><text:span text:style-name="T20"><text:line-break/></text:span><text:span text:style-name="T20">aux ← inicio;</text:span></text:p>
          <text:p text:style-name="P40"><text:span text:style-name="T23">a</text:span><text:span text:style-name="T20">nterior ← NULL</text:span><text:span text:style-name="T20"><text:line-break/></text:span><text:span text:style-name="T20">enquanto ((auxiliar != NULL) E (auxiliar.dado &lt; valor)){</text:span></text:p>
          <text:p text:style-name="P40"><text:span text:style-name="T20"><text:tab/></text:span><text:span text:style-name="T20">anterior ← auxiliar;</text:span><text:span text:style-name="T20"><text:line-break/></text:span><text:span text:style-name="T20"><text:tab/></text:span><text:span text:style-name="T20">aux = aux.proximo;</text:span><text:span text:style-name="T20"><text:line-break/></text:span><text:span text:style-name="T20"><text:tab/></text:span><text:span text:style-name="T20"><text:line-break/></text:span><text:span text:style-name="T20">}</text:span><text:span text:style-name="T19"><text:line-break/></text:span><text:span text:style-name="T20">novo.proximo = aux;</text:span></text:p>
          <text:p text:style-name="P40"><text:span text:style-name="T23">Se (anterior == NULL){</text:span></text:p>
          <text:p text:style-name="P40"><text:span text:style-name="T23"><text:tab/></text:span><text:span text:style-name="T23">inicio = novo;</text:span></text:p>
          <text:p text:style-name="P40"><text:span text:style-name="T23">}se nao{</text:span><text:span text:style-name="T20"><text:line-break/></text:span><text:span text:style-name="T20"><text:tab/></text:span><text:span text:style-name="T20">anteiror.proximo = novo;</text:span></text:p>
          <text:p text:style-name="P40"><text:span text:style-name="T20">}</text:span><text:span text:style-name="T20"><text:line-break/></text:span><text:span text:style-name="T20">tamanho++;</text:span></text:p>
          <text:p text:style-name="P40"><text:span text:style-name="T21">Se (aux = </text:span><text:span text:style-name="T20">NULL</text:span><text:span text:style-name="T23">){</text:span></text:p>
          <text:p text:style-name="P40"><text:span text:style-name="T23"><text:tab/></text:span><text:span text:style-name="T23">fim = novo;</text:span></text:p>
          <text:p text:style-name="P40"><text:span text:style-name="T23">}</text:span></text:p>
          <text:p text:style-name="P40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33" draw:layer="layout" svg:width="2.195cm" svg:height="0.962cm" svg:x="24.099cm" svg:y="6.7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23.999cm" svg:y="2.8cm">
          <text:p text:style-name="P30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3.999cm" svg:y="2.8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3.999cm" svg:y="4.6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5.299cm" svg:y1="5.4cm" svg:x2="25.299cm" svg:y2="6.9cm">
          <text:p/>
        </draw:lin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5. Inserir ordenado os elementos 9,10,1</text:span></text:p>
          </draw:text-box>
        </draw:frame>
        <draw:custom-shape draw:style-name="gr1" draw:text-style-name="P29" draw:layer="layout" svg:width="5.6cm" svg:height="1.4cm" svg:x="14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4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95" draw:id="id95" draw:layer="layout" svg:width="2.2cm" svg:height="1cm" svg:x="14.3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93" draw:id="id93" draw:layer="layout" svg:width="2.2cm" svg:height="1cm" svg:x="17.1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98cm" svg:y="13.161cm">
          <draw:text-box>
            <text:p><text:span text:style-name="T12">tamanho = 3</text:span></text:p>
          </draw:text-box>
        </draw:frame>
        <draw:custom-shape draw:style-name="gr12" draw:text-style-name="P34" draw:layer="layout" svg:width="2.6cm" svg:height="2.6cm" svg:x="17.3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7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7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33" draw:layer="layout" svg:width="2.195cm" svg:height="0.962cm" svg:x="21.1cm" svg:y="12.4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21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94" draw:id="id94" draw:layer="layout" svg:width="2.6cm" svg:height="0.8cm" svg:x="21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9.942cm" svg:y1="10.7cm" svg:x2="21cm" svg:y2="10.7cm">
          <text:p/>
        </draw:line>
        <draw:line draw:style-name="gr10" draw:text-style-name="P9" draw:layer="layout" svg:x1="22.3cm" svg:y1="11.1cm" svg:x2="22.3cm" svg:y2="12.6cm">
          <text:p/>
        </draw:line>
        <draw:custom-shape draw:style-name="gr12" draw:text-style-name="P34" draw:layer="layout" svg:width="2.6cm" svg:height="2.6cm" svg:x="13.7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96" draw:id="id96" draw:layer="layout" svg:width="2.6cm" svg:height="0.8cm" svg:x="13.7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3.7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7" draw:text-style-name="P34" draw:layer="layout" svg:width="2.6cm" svg:height="1cm" svg:x="24.1cm" svg:y="12.4cm">
          <text:p text:style-name="P30"><text:span text:style-name="T16">anterior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4.1cm" svg:y1="12.9cm" svg:x2="23.1cm" svg:y2="12.9cm">
          <text:p/>
        </draw:line>
        <draw:connector draw:style-name="gr15" draw:text-style-name="P24" draw:layer="layout" svg:x1="18.2cm" svg:y1="5.938cm" svg:x2="22.3cm" svg:y2="8.5cm" draw:start-shape="id93" draw:start-glue-point="2" draw:end-shape="id94" draw:end-glue-point="0" svg:d="M18200 5938v1281h4100v1281" svg:viewBox="0 0 4101 2563">
          <text:p/>
        </draw:connector>
        <draw:connector draw:style-name="gr15" draw:text-style-name="P24" draw:layer="layout" svg:x1="15.4cm" svg:y1="5.938cm" svg:x2="15cm" svg:y2="8.5cm" draw:start-shape="id95" draw:start-glue-point="2" draw:end-shape="id96" draw:end-glue-point="0" svg:d="M15400 5938v1281h-400v1281" svg:viewBox="0 0 401 2563">
          <text:p/>
        </draw:connector>
        <draw:line draw:style-name="gr10" draw:text-style-name="P9" draw:layer="layout" svg:x1="16.3cm" svg:y1="10.7cm" svg:x2="17.358cm" svg:y2="10.7cm">
          <text:p/>
        </draw:line>
        <draw:custom-shape draw:name="CaixaDeTexto 23_22" draw:style-name="gr55" draw:text-style-name="P41" draw:layer="layout" svg:width="9.202cm" svg:height="10.391cm" svg:x="1.198cm" svg:y="2.8cm">
          <text:p text:style-name="P40"><text:span text:style-name="T20">novo ← criar_noh(valor);</text:span><text:span text:style-name="T18"> </text:span><text:span text:style-name="T20"><text:line-break/></text:span><text:span text:style-name="T18">aux ← inicio;</text:span></text:p>
          <text:p text:style-name="P40"><text:span text:style-name="T23">a</text:span><text:span text:style-name="T20">nterior ← NULL</text:span><text:span text:style-name="T20"><text:line-break/></text:span><text:span text:style-name="T20">enquanto ((auxiliar != NULL) E (auxiliar.dado &lt; valor)){</text:span></text:p>
          <text:p text:style-name="P40"><text:span text:style-name="T20"><text:tab/></text:span><text:span text:style-name="T20">anterior ← auxiliar;</text:span><text:span text:style-name="T20"><text:line-break/></text:span><text:span text:style-name="T20"><text:tab/></text:span><text:span text:style-name="T20">aux = aux.proximo;</text:span><text:span text:style-name="T20"><text:line-break/></text:span><text:span text:style-name="T20"><text:tab/></text:span><text:span text:style-name="T20"><text:line-break/></text:span><text:span text:style-name="T20">}</text:span><text:span text:style-name="T19"><text:line-break/></text:span><text:span text:style-name="T20">novo.proximo = aux;</text:span></text:p>
          <text:p text:style-name="P40"><text:span text:style-name="T23">Se (anterior == NULL){</text:span></text:p>
          <text:p text:style-name="P40"><text:span text:style-name="T23"><text:tab/></text:span><text:span text:style-name="T23">inicio = novo;</text:span></text:p>
          <text:p text:style-name="P40"><text:span text:style-name="T23">}se nao{</text:span><text:span text:style-name="T20"><text:line-break/></text:span><text:span text:style-name="T20"><text:tab/></text:span><text:span text:style-name="T20">anteiror.proximo = novo;</text:span></text:p>
          <text:p text:style-name="P40"><text:span text:style-name="T20">}</text:span><text:span text:style-name="T20"><text:line-break/></text:span><text:span text:style-name="T20">tamanho++;</text:span></text:p>
          <text:p text:style-name="P40"><text:span text:style-name="T21">Se (aux = </text:span><text:span text:style-name="T20">NULL</text:span><text:span text:style-name="T23">){</text:span></text:p>
          <text:p text:style-name="P40"><text:span text:style-name="T23"><text:tab/></text:span><text:span text:style-name="T23">fim = novo;</text:span></text:p>
          <text:p text:style-name="P40"><text:span text:style-name="T23">}</text:span></text:p>
          <text:p text:style-name="P40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33" draw:layer="layout" svg:width="2.195cm" svg:height="0.962cm" svg:x="24.099cm" svg:y="6.7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23.999cm" svg:y="2.8cm">
          <text:p text:style-name="P30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3.999cm" svg:y="2.8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3.999cm" svg:y="4.6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5.299cm" svg:y1="5.4cm" svg:x2="25.299cm" svg:y2="6.9cm">
          <text:p/>
        </draw:line>
        <draw:custom-shape draw:style-name="gr17" draw:text-style-name="P34" draw:layer="layout" svg:width="2.6cm" svg:height="1cm" svg:x="10.1cm" svg:y="9.3cm">
          <text:p text:style-name="P30"><text:span text:style-name="T16">aux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2.7cm" svg:y1="9.8cm" svg:x2="13.7cm" svg:y2="9.8cm">
          <text:p/>
        </draw:lin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5. Inserir ordenado os elementos 9,10,1</text:span></text:p>
          </draw:text-box>
        </draw:frame>
        <draw:custom-shape draw:style-name="gr1" draw:text-style-name="P29" draw:layer="layout" svg:width="5.6cm" svg:height="1.4cm" svg:x="14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4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99" draw:id="id99" draw:layer="layout" svg:width="2.2cm" svg:height="1cm" svg:x="14.3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97" draw:id="id97" draw:layer="layout" svg:width="2.2cm" svg:height="1cm" svg:x="17.1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98cm" svg:y="13.161cm">
          <draw:text-box>
            <text:p><text:span text:style-name="T12">tamanho = 3</text:span></text:p>
          </draw:text-box>
        </draw:frame>
        <draw:custom-shape draw:style-name="gr12" draw:text-style-name="P34" draw:layer="layout" svg:width="2.6cm" svg:height="2.6cm" svg:x="17.3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7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7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33" draw:layer="layout" svg:width="2.195cm" svg:height="0.962cm" svg:x="21.1cm" svg:y="12.4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21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98" draw:id="id98" draw:layer="layout" svg:width="2.6cm" svg:height="0.8cm" svg:x="21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9.942cm" svg:y1="10.7cm" svg:x2="21cm" svg:y2="10.7cm">
          <text:p/>
        </draw:line>
        <draw:line draw:style-name="gr10" draw:text-style-name="P9" draw:layer="layout" svg:x1="22.3cm" svg:y1="11.1cm" svg:x2="22.3cm" svg:y2="12.6cm">
          <text:p/>
        </draw:line>
        <draw:custom-shape draw:style-name="gr12" draw:text-style-name="P34" draw:layer="layout" svg:width="2.6cm" svg:height="2.6cm" svg:x="13.7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100" draw:id="id100" draw:layer="layout" svg:width="2.6cm" svg:height="0.8cm" svg:x="13.7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3.7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7" draw:text-style-name="P34" draw:layer="layout" svg:width="2.6cm" svg:height="1cm" svg:x="24.1cm" svg:y="12.4cm">
          <text:p text:style-name="P30"><text:span text:style-name="T16">anterior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4.1cm" svg:y1="12.9cm" svg:x2="23.1cm" svg:y2="12.9cm">
          <text:p/>
        </draw:line>
        <draw:connector draw:style-name="gr15" draw:text-style-name="P24" draw:layer="layout" svg:x1="18.2cm" svg:y1="5.938cm" svg:x2="22.3cm" svg:y2="8.5cm" draw:start-shape="id97" draw:start-glue-point="2" draw:end-shape="id98" draw:end-glue-point="0" svg:d="M18200 5938v1281h4100v1281" svg:viewBox="0 0 4101 2563">
          <text:p/>
        </draw:connector>
        <draw:connector draw:style-name="gr15" draw:text-style-name="P24" draw:layer="layout" svg:x1="15.4cm" svg:y1="5.938cm" svg:x2="15cm" svg:y2="8.5cm" draw:start-shape="id99" draw:start-glue-point="2" draw:end-shape="id100" draw:end-glue-point="0" svg:d="M15400 5938v1281h-400v1281" svg:viewBox="0 0 401 2563">
          <text:p/>
        </draw:connector>
        <draw:line draw:style-name="gr10" draw:text-style-name="P9" draw:layer="layout" svg:x1="16.3cm" svg:y1="10.7cm" svg:x2="17.358cm" svg:y2="10.7cm">
          <text:p/>
        </draw:line>
        <draw:custom-shape draw:name="CaixaDeTexto 23_23" draw:style-name="gr56" draw:text-style-name="P41" draw:layer="layout" svg:width="9.202cm" svg:height="10.391cm" svg:x="1.198cm" svg:y="2.8cm">
          <text:p text:style-name="P40"><text:span text:style-name="T20">novo ← criar_noh(valor);</text:span><text:span text:style-name="T18"> </text:span><text:span text:style-name="T20"><text:line-break/></text:span><text:span text:style-name="T20">aux ← inicio;</text:span></text:p>
          <text:p text:style-name="P40"><text:span text:style-name="T27">a</text:span><text:span text:style-name="T18">nterior ← NULL</text:span><text:span text:style-name="T20"><text:line-break/></text:span><text:span text:style-name="T20">enquanto ((auxiliar != NULL) E (auxiliar.dado &lt; valor)){</text:span></text:p>
          <text:p text:style-name="P40"><text:span text:style-name="T20"><text:tab/></text:span><text:span text:style-name="T20">anterior ← auxiliar;</text:span><text:span text:style-name="T20"><text:line-break/></text:span><text:span text:style-name="T20"><text:tab/></text:span><text:span text:style-name="T20">aux = aux.proximo;</text:span><text:span text:style-name="T20"><text:line-break/></text:span><text:span text:style-name="T20"><text:tab/></text:span><text:span text:style-name="T20"><text:line-break/></text:span><text:span text:style-name="T20">}</text:span><text:span text:style-name="T19"><text:line-break/></text:span><text:span text:style-name="T20">novo.proximo = aux;</text:span></text:p>
          <text:p text:style-name="P40"><text:span text:style-name="T23">Se (anterior == NULL){</text:span></text:p>
          <text:p text:style-name="P40"><text:span text:style-name="T23"><text:tab/></text:span><text:span text:style-name="T23">inicio = novo;</text:span></text:p>
          <text:p text:style-name="P40"><text:span text:style-name="T23">}se nao{</text:span><text:span text:style-name="T20"><text:line-break/></text:span><text:span text:style-name="T20"><text:tab/></text:span><text:span text:style-name="T20">anteiror.proximo = novo;</text:span></text:p>
          <text:p text:style-name="P40"><text:span text:style-name="T20">}</text:span><text:span text:style-name="T20"><text:line-break/></text:span><text:span text:style-name="T20">tamanho++;</text:span></text:p>
          <text:p text:style-name="P40"><text:span text:style-name="T21">Se (aux = </text:span><text:span text:style-name="T20">NULL</text:span><text:span text:style-name="T23">){</text:span></text:p>
          <text:p text:style-name="P40"><text:span text:style-name="T23"><text:tab/></text:span><text:span text:style-name="T23">fim = novo;</text:span></text:p>
          <text:p text:style-name="P40"><text:span text:style-name="T23">}</text:span></text:p>
          <text:p text:style-name="P40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33" draw:layer="layout" svg:width="2.195cm" svg:height="0.962cm" svg:x="24.099cm" svg:y="6.7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23.999cm" svg:y="2.8cm">
          <text:p text:style-name="P30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3.999cm" svg:y="2.8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3.999cm" svg:y="4.6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5.299cm" svg:y1="5.4cm" svg:x2="25.299cm" svg:y2="6.9cm">
          <text:p/>
        </draw:line>
        <draw:custom-shape draw:style-name="gr17" draw:text-style-name="P34" draw:layer="layout" svg:width="2.6cm" svg:height="1cm" svg:x="10.1cm" svg:y="9.3cm">
          <text:p text:style-name="P30"><text:span text:style-name="T16">aux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2.7cm" svg:y1="9.8cm" svg:x2="13.7cm" svg:y2="9.8cm">
          <text:p/>
        </draw:lin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5. Inserir ordenado os elementos 9,10,1</text:span></text:p>
          </draw:text-box>
        </draw:frame>
        <draw:custom-shape draw:style-name="gr1" draw:text-style-name="P29" draw:layer="layout" svg:width="5.6cm" svg:height="1.4cm" svg:x="14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4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103" draw:id="id103" draw:layer="layout" svg:width="2.2cm" svg:height="1cm" svg:x="14.3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101" draw:id="id101" draw:layer="layout" svg:width="2.2cm" svg:height="1cm" svg:x="17.1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98cm" svg:y="13.161cm">
          <draw:text-box>
            <text:p><text:span text:style-name="T12">tamanho = 3</text:span></text:p>
          </draw:text-box>
        </draw:frame>
        <draw:custom-shape draw:style-name="gr12" draw:text-style-name="P34" draw:layer="layout" svg:width="2.6cm" svg:height="2.6cm" svg:x="17.3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7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7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33" draw:layer="layout" svg:width="2.195cm" svg:height="0.962cm" svg:x="21.1cm" svg:y="12.4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21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102" draw:id="id102" draw:layer="layout" svg:width="2.6cm" svg:height="0.8cm" svg:x="21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9.942cm" svg:y1="10.7cm" svg:x2="21cm" svg:y2="10.7cm">
          <text:p/>
        </draw:line>
        <draw:line draw:style-name="gr10" draw:text-style-name="P9" draw:layer="layout" svg:x1="22.3cm" svg:y1="11.1cm" svg:x2="22.3cm" svg:y2="12.6cm">
          <text:p/>
        </draw:line>
        <draw:custom-shape draw:style-name="gr12" draw:text-style-name="P34" draw:layer="layout" svg:width="2.6cm" svg:height="2.6cm" svg:x="13.7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104" draw:id="id104" draw:layer="layout" svg:width="2.6cm" svg:height="0.8cm" svg:x="13.7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3.7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7" draw:text-style-name="P34" draw:layer="layout" svg:width="2.6cm" svg:height="1cm" svg:x="24.1cm" svg:y="12.4cm">
          <text:p text:style-name="P30"><text:span text:style-name="T16">anterior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4.1cm" svg:y1="12.9cm" svg:x2="23.1cm" svg:y2="12.9cm">
          <text:p/>
        </draw:line>
        <draw:connector draw:style-name="gr15" draw:text-style-name="P24" draw:layer="layout" svg:x1="18.2cm" svg:y1="5.938cm" svg:x2="22.3cm" svg:y2="8.5cm" draw:start-shape="id101" draw:start-glue-point="2" draw:end-shape="id102" draw:end-glue-point="0" svg:d="M18200 5938v1281h4100v1281" svg:viewBox="0 0 4101 2563">
          <text:p/>
        </draw:connector>
        <draw:connector draw:style-name="gr15" draw:text-style-name="P24" draw:layer="layout" svg:x1="15.4cm" svg:y1="5.938cm" svg:x2="15cm" svg:y2="8.5cm" draw:start-shape="id103" draw:start-glue-point="2" draw:end-shape="id104" draw:end-glue-point="0" svg:d="M15400 5938v1281h-400v1281" svg:viewBox="0 0 401 2563">
          <text:p/>
        </draw:connector>
        <draw:line draw:style-name="gr10" draw:text-style-name="P9" draw:layer="layout" svg:x1="16.3cm" svg:y1="10.7cm" svg:x2="17.358cm" svg:y2="10.7cm">
          <text:p/>
        </draw:line>
        <draw:custom-shape draw:name="CaixaDeTexto 23_24" draw:style-name="gr57" draw:text-style-name="P41" draw:layer="layout" svg:width="9.202cm" svg:height="10.391cm" svg:x="1.198cm" svg:y="2.8cm">
          <text:p text:style-name="P40"><text:span text:style-name="T20">novo ← criar_noh(valor);</text:span><text:span text:style-name="T18"> </text:span><text:span text:style-name="T20"><text:line-break/></text:span><text:span text:style-name="T20">aux ← inicio;</text:span></text:p>
          <text:p text:style-name="P40"><text:span text:style-name="T23">a</text:span><text:span text:style-name="T20">nterior ← NULL</text:span><text:span text:style-name="T20"><text:line-break/></text:span><text:span text:style-name="T18">enquanto ((auxiliar != NULL) E (auxiliar.dado &lt; valor)){</text:span></text:p>
          <text:p text:style-name="P40"><text:span text:style-name="T18"><text:tab/></text:span><text:span text:style-name="T18">anterior ← auxiliar;</text:span><text:span text:style-name="T18"><text:line-break/></text:span><text:span text:style-name="T18"><text:tab/></text:span><text:span text:style-name="T18">aux = aux.proximo;</text:span><text:span text:style-name="T18"><text:line-break/></text:span><text:span text:style-name="T18"><text:tab/></text:span><text:span text:style-name="T18"><text:line-break/></text:span><text:span text:style-name="T18">}</text:span><text:span text:style-name="T19"><text:line-break/></text:span><text:span text:style-name="T20">novo.proximo = aux;</text:span></text:p>
          <text:p text:style-name="P40"><text:span text:style-name="T23">Se (anterior == NULL){</text:span></text:p>
          <text:p text:style-name="P40"><text:span text:style-name="T23"><text:tab/></text:span><text:span text:style-name="T23">inicio = novo;</text:span></text:p>
          <text:p text:style-name="P40"><text:span text:style-name="T23">}se nao{</text:span><text:span text:style-name="T20"><text:line-break/></text:span><text:span text:style-name="T20"><text:tab/></text:span><text:span text:style-name="T20">anteiror.proximo = novo;</text:span></text:p>
          <text:p text:style-name="P40"><text:span text:style-name="T20">}</text:span><text:span text:style-name="T20"><text:line-break/></text:span><text:span text:style-name="T20">tamanho++;</text:span></text:p>
          <text:p text:style-name="P40"><text:span text:style-name="T21">Se (aux = </text:span><text:span text:style-name="T20">NULL</text:span><text:span text:style-name="T23">){</text:span></text:p>
          <text:p text:style-name="P40"><text:span text:style-name="T23"><text:tab/></text:span><text:span text:style-name="T23">fim = novo;</text:span></text:p>
          <text:p text:style-name="P40"><text:span text:style-name="T23">}</text:span></text:p>
          <text:p text:style-name="P40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33" draw:layer="layout" svg:width="2.195cm" svg:height="0.962cm" svg:x="24.099cm" svg:y="6.7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23.999cm" svg:y="2.8cm">
          <text:p text:style-name="P30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3.999cm" svg:y="2.8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3.999cm" svg:y="4.6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5.299cm" svg:y1="5.4cm" svg:x2="25.299cm" svg:y2="6.9cm">
          <text:p/>
        </draw:line>
        <draw:custom-shape draw:style-name="gr17" draw:text-style-name="P34" draw:layer="layout" svg:width="2.6cm" svg:height="1cm" svg:x="10.1cm" svg:y="9.3cm">
          <text:p text:style-name="P30"><text:span text:style-name="T16">aux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2.7cm" svg:y1="9.8cm" svg:x2="13.7cm" svg:y2="9.8cm">
          <text:p/>
        </draw:line>
        <draw:frame draw:style-name="gr58" draw:text-style-name="P39" draw:layer="layout" svg:width="5.315cm" svg:height="1.787cm" svg:x="8.685cm" svg:y="10.4cm">
          <draw:text-box>
            <text:p text:style-name="P24"><text:span text:style-name="T26">2 &lt; 9</text:span></text:p>
            <text:p text:style-name="P24"><text:span text:style-name="T26">Então aux=aux.proximo</text:span></text:p>
            <text:p text:style-name="P24"><text:span text:style-name="T26">E anterior=aux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5. Inserir ordenado os elementos 9,10,1</text:span></text:p>
          </draw:text-box>
        </draw:frame>
        <draw:custom-shape draw:style-name="gr1" draw:text-style-name="P29" draw:layer="layout" svg:width="5.6cm" svg:height="1.4cm" svg:x="14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4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107" draw:id="id107" draw:layer="layout" svg:width="2.2cm" svg:height="1cm" svg:x="14.3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105" draw:id="id105" draw:layer="layout" svg:width="2.2cm" svg:height="1cm" svg:x="17.1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98cm" svg:y="13.161cm">
          <draw:text-box>
            <text:p><text:span text:style-name="T12">tamanho = 3</text:span></text:p>
          </draw:text-box>
        </draw:frame>
        <draw:custom-shape draw:style-name="gr12" draw:text-style-name="P34" draw:layer="layout" svg:width="2.6cm" svg:height="2.6cm" svg:x="17.3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7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110" draw:id="id110" draw:layer="layout" svg:width="2.6cm" svg:height="0.8cm" svg:x="17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33" draw:layer="layout" svg:width="2.195cm" svg:height="0.962cm" svg:x="21.1cm" svg:y="12.4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21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106" draw:id="id106" draw:layer="layout" svg:width="2.6cm" svg:height="0.8cm" svg:x="21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9.942cm" svg:y1="10.7cm" svg:x2="21cm" svg:y2="10.7cm">
          <text:p/>
        </draw:line>
        <draw:line draw:style-name="gr10" draw:text-style-name="P9" draw:layer="layout" svg:x1="22.3cm" svg:y1="11.1cm" svg:x2="22.3cm" svg:y2="12.6cm">
          <text:p/>
        </draw:line>
        <draw:custom-shape draw:style-name="gr12" draw:text-style-name="P34" draw:layer="layout" svg:width="2.6cm" svg:height="2.6cm" svg:x="13.7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108" draw:id="id108" draw:layer="layout" svg:width="2.6cm" svg:height="0.8cm" svg:x="13.7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3.7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7" draw:text-style-name="P34" draw:layer="layout" svg:width="2.6cm" svg:height="1cm" svg:x="10.1cm" svg:y="9.3cm">
          <text:p text:style-name="P30"><text:span text:style-name="T16">anterior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18.2cm" svg:y1="5.938cm" svg:x2="22.3cm" svg:y2="8.5cm" draw:start-shape="id105" draw:start-glue-point="2" draw:end-shape="id106" draw:end-glue-point="0" svg:d="M18200 5938v1281h4100v1281" svg:viewBox="0 0 4101 2563">
          <text:p/>
        </draw:connector>
        <draw:connector draw:style-name="gr15" draw:text-style-name="P24" draw:layer="layout" svg:x1="15.4cm" svg:y1="5.938cm" svg:x2="15cm" svg:y2="8.5cm" draw:start-shape="id107" draw:start-glue-point="2" draw:end-shape="id108" draw:end-glue-point="0" svg:d="M15400 5938v1281h-400v1281" svg:viewBox="0 0 401 2563">
          <text:p/>
        </draw:connector>
        <draw:line draw:style-name="gr10" draw:text-style-name="P9" draw:layer="layout" svg:x1="16.3cm" svg:y1="10.7cm" svg:x2="17.358cm" svg:y2="10.7cm">
          <text:p/>
        </draw:line>
        <draw:custom-shape draw:name="CaixaDeTexto 23_25" draw:style-name="gr59" draw:text-style-name="P41" draw:layer="layout" svg:width="9.202cm" svg:height="10.391cm" svg:x="1.198cm" svg:y="2.8cm">
          <text:p text:style-name="P40"><text:span text:style-name="T20">novo ← criar_noh(valor);</text:span><text:span text:style-name="T18"> </text:span><text:span text:style-name="T20"><text:line-break/></text:span><text:span text:style-name="T20">aux ← inicio;</text:span></text:p>
          <text:p text:style-name="P40"><text:span text:style-name="T23">a</text:span><text:span text:style-name="T20">nterior ← NULL</text:span><text:span text:style-name="T20"><text:line-break/></text:span><text:span text:style-name="T18">enquanto ((auxiliar != NULL) E (auxiliar.dado &lt; valor)){</text:span></text:p>
          <text:p text:style-name="P40"><text:span text:style-name="T18"><text:tab/></text:span><text:span text:style-name="T18">anterior ← auxiliar;</text:span><text:span text:style-name="T18"><text:line-break/></text:span><text:span text:style-name="T18"><text:tab/></text:span><text:span text:style-name="T18">aux = aux.proximo;</text:span><text:span text:style-name="T18"><text:line-break/></text:span><text:span text:style-name="T18"><text:tab/></text:span><text:span text:style-name="T18"><text:line-break/></text:span><text:span text:style-name="T18">}</text:span><text:span text:style-name="T19"><text:line-break/></text:span><text:span text:style-name="T20">novo.proximo = aux;</text:span></text:p>
          <text:p text:style-name="P40"><text:span text:style-name="T23">Se (anterior == NULL){</text:span></text:p>
          <text:p text:style-name="P40"><text:span text:style-name="T23"><text:tab/></text:span><text:span text:style-name="T23">inicio = novo;</text:span></text:p>
          <text:p text:style-name="P40"><text:span text:style-name="T23">}se nao{</text:span><text:span text:style-name="T20"><text:line-break/></text:span><text:span text:style-name="T20"><text:tab/></text:span><text:span text:style-name="T20">anteiror.proximo = novo;</text:span></text:p>
          <text:p text:style-name="P40"><text:span text:style-name="T20">}</text:span><text:span text:style-name="T20"><text:line-break/></text:span><text:span text:style-name="T20">tamanho++;</text:span></text:p>
          <text:p text:style-name="P40"><text:span text:style-name="T21">Se (aux = </text:span><text:span text:style-name="T20">NULL</text:span><text:span text:style-name="T23">){</text:span></text:p>
          <text:p text:style-name="P40"><text:span text:style-name="T23"><text:tab/></text:span><text:span text:style-name="T23">fim = novo;</text:span></text:p>
          <text:p text:style-name="P40"><text:span text:style-name="T23">}</text:span></text:p>
          <text:p text:style-name="P40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33" draw:layer="layout" svg:width="2.195cm" svg:height="0.962cm" svg:x="24.099cm" svg:y="6.7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23.999cm" svg:y="2.8cm">
          <text:p text:style-name="P30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3.999cm" svg:y="2.8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3.999cm" svg:y="4.6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5.299cm" svg:y1="5.4cm" svg:x2="25.299cm" svg:y2="6.9cm">
          <text:p/>
        </draw:line>
        <draw:line draw:style-name="gr10" draw:text-style-name="P9" draw:layer="layout" svg:x1="12.7cm" svg:y1="9.8cm" svg:x2="13.7cm" svg:y2="9.8cm">
          <text:p/>
        </draw:line>
        <draw:frame draw:style-name="gr58" draw:text-style-name="P39" draw:layer="layout" svg:width="5.315cm" svg:height="1.787cm" svg:x="15.985cm" svg:y="13.113cm">
          <draw:text-box>
            <text:p text:style-name="P24"><text:span text:style-name="T26">4 &lt; 9</text:span></text:p>
            <text:p text:style-name="P24"><text:span text:style-name="T26">Então aux=aux.proximo</text:span></text:p>
            <text:p text:style-name="P24"><text:span text:style-name="T26">E anterior=aux</text:span></text:p>
          </draw:text-box>
        </draw:frame>
        <draw:custom-shape draw:style-name="gr60" draw:text-style-name="P49" xml:id="id109" draw:id="id109" draw:layer="layout" svg:width="2.6cm" svg:height="0.8cm" svg:x="17.342cm" svg:y="12.322cm">
          <text:p text:style-name="P48"><text:span text:style-name="T34">aux</text:span></text:p>
          <draw:enhanced-geometry svg:viewBox="0 0 21600 21600" draw:type="rectangle" draw:enhanced-path="M 0 0 L 21600 0 21600 21600 0 21600 0 0 Z N"/>
        </draw:custom-shape>
        <draw:connector draw:style-name="gr61" draw:text-style-name="P24" draw:layer="layout" svg:x1="18.642cm" svg:y1="12.322cm" svg:x2="18.642cm" svg:y2="11.122cm" draw:start-shape="id109" draw:start-glue-point="0" draw:end-shape="id110" draw:end-glue-point="2" svg:d="M18642 12322v-1200" svg:viewBox="0 0 1 1201">
          <text:p/>
        </draw:connector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5. Inserir ordenado os elementos 9,10,1</text:span></text:p>
          </draw:text-box>
        </draw:frame>
        <draw:custom-shape draw:style-name="gr1" draw:text-style-name="P29" draw:layer="layout" svg:width="5.6cm" svg:height="1.4cm" svg:x="14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4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113" draw:id="id113" draw:layer="layout" svg:width="2.2cm" svg:height="1cm" svg:x="14.3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111" draw:id="id111" draw:layer="layout" svg:width="2.2cm" svg:height="1cm" svg:x="17.1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98cm" svg:y="13.161cm">
          <draw:text-box>
            <text:p><text:span text:style-name="T12">tamanho = 3</text:span></text:p>
          </draw:text-box>
        </draw:frame>
        <draw:custom-shape draw:style-name="gr12" draw:text-style-name="P34" draw:layer="layout" svg:width="2.6cm" svg:height="2.6cm" svg:x="17.3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7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116" draw:id="id116" draw:layer="layout" svg:width="2.6cm" svg:height="0.8cm" svg:x="17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33" draw:layer="layout" svg:width="2.195cm" svg:height="0.962cm" svg:x="21.1cm" svg:y="12.4cm">
          <draw:text-box>
            <text:p><text:span text:style-name="T17">NULL</text:span></text:p>
          </draw:text-box>
        </draw:frame>
        <draw:custom-shape draw:style-name="gr12" draw:text-style-name="P34" xml:id="id118" draw:id="id118" draw:layer="layout" svg:width="2.6cm" svg:height="2.6cm" svg:x="21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112" draw:id="id112" draw:layer="layout" svg:width="2.6cm" svg:height="0.8cm" svg:x="21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9.942cm" svg:y1="10.7cm" svg:x2="21cm" svg:y2="10.7cm">
          <text:p/>
        </draw:line>
        <draw:line draw:style-name="gr10" draw:text-style-name="P9" draw:layer="layout" svg:x1="22.3cm" svg:y1="11.1cm" svg:x2="22.3cm" svg:y2="12.6cm">
          <text:p/>
        </draw:line>
        <draw:custom-shape draw:style-name="gr12" draw:text-style-name="P34" draw:layer="layout" svg:width="2.6cm" svg:height="2.6cm" svg:x="13.7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114" draw:id="id114" draw:layer="layout" svg:width="2.6cm" svg:height="0.8cm" svg:x="13.7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3.7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18.2cm" svg:y1="5.938cm" svg:x2="22.3cm" svg:y2="8.5cm" draw:start-shape="id111" draw:start-glue-point="2" draw:end-shape="id112" draw:end-glue-point="0" svg:d="M18200 5938v1281h4100v1281" svg:viewBox="0 0 4101 2563">
          <text:p/>
        </draw:connector>
        <draw:connector draw:style-name="gr15" draw:text-style-name="P24" draw:layer="layout" svg:x1="15.4cm" svg:y1="5.938cm" svg:x2="15cm" svg:y2="8.5cm" draw:start-shape="id113" draw:start-glue-point="2" draw:end-shape="id114" draw:end-glue-point="0" svg:d="M15400 5938v1281h-400v1281" svg:viewBox="0 0 401 2563">
          <text:p/>
        </draw:connector>
        <draw:line draw:style-name="gr10" draw:text-style-name="P9" draw:layer="layout" svg:x1="16.3cm" svg:y1="10.7cm" svg:x2="17.358cm" svg:y2="10.7cm">
          <text:p/>
        </draw:line>
        <draw:custom-shape draw:name="CaixaDeTexto 23_26" draw:style-name="gr62" draw:text-style-name="P41" draw:layer="layout" svg:width="9.202cm" svg:height="10.391cm" svg:x="1.198cm" svg:y="2.8cm">
          <text:p text:style-name="P40"><text:span text:style-name="T20">novo ← criar_noh(valor);</text:span><text:span text:style-name="T18"> </text:span><text:span text:style-name="T20"><text:line-break/></text:span><text:span text:style-name="T20">aux ← inicio;</text:span></text:p>
          <text:p text:style-name="P40"><text:span text:style-name="T23">a</text:span><text:span text:style-name="T20">nterior ← NULL</text:span><text:span text:style-name="T20"><text:line-break/></text:span><text:span text:style-name="T18">enquanto ((auxiliar != NULL) E (auxiliar.dado &lt; valor)){</text:span></text:p>
          <text:p text:style-name="P40"><text:span text:style-name="T18"><text:tab/></text:span><text:span text:style-name="T18">anterior ← auxiliar;</text:span><text:span text:style-name="T18"><text:line-break/></text:span><text:span text:style-name="T18"><text:tab/></text:span><text:span text:style-name="T18">aux = aux.proximo;</text:span><text:span text:style-name="T18"><text:line-break/></text:span><text:span text:style-name="T18"><text:tab/></text:span><text:span text:style-name="T18"><text:line-break/></text:span><text:span text:style-name="T18">}</text:span><text:span text:style-name="T19"><text:line-break/></text:span><text:span text:style-name="T20">novo.proximo = aux;</text:span></text:p>
          <text:p text:style-name="P40"><text:span text:style-name="T23">Se (anterior == NULL){</text:span></text:p>
          <text:p text:style-name="P40"><text:span text:style-name="T23"><text:tab/></text:span><text:span text:style-name="T23">inicio = novo;</text:span></text:p>
          <text:p text:style-name="P40"><text:span text:style-name="T23">}se nao{</text:span><text:span text:style-name="T20"><text:line-break/></text:span><text:span text:style-name="T20"><text:tab/></text:span><text:span text:style-name="T20">anteiror.proximo = novo;</text:span></text:p>
          <text:p text:style-name="P40"><text:span text:style-name="T20">}</text:span><text:span text:style-name="T20"><text:line-break/></text:span><text:span text:style-name="T20">tamanho++;</text:span></text:p>
          <text:p text:style-name="P40"><text:span text:style-name="T21">Se (aux = </text:span><text:span text:style-name="T20">NULL</text:span><text:span text:style-name="T23">){</text:span></text:p>
          <text:p text:style-name="P40"><text:span text:style-name="T23"><text:tab/></text:span><text:span text:style-name="T23">fim = novo;</text:span></text:p>
          <text:p text:style-name="P40"><text:span text:style-name="T23">}</text:span></text:p>
          <text:p text:style-name="P40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33" draw:layer="layout" svg:width="2.195cm" svg:height="0.962cm" svg:x="24.099cm" svg:y="6.7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23.999cm" svg:y="2.8cm">
          <text:p text:style-name="P30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3.999cm" svg:y="2.8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3.999cm" svg:y="4.6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5.299cm" svg:y1="5.4cm" svg:x2="25.299cm" svg:y2="6.9cm">
          <text:p/>
        </draw:line>
        <draw:frame draw:style-name="gr58" draw:text-style-name="P39" draw:layer="layout" svg:width="5.315cm" svg:height="1.787cm" svg:x="22.6cm" svg:y="13.413cm">
          <draw:text-box>
            <text:p text:style-name="P24"><text:span text:style-name="T26">8 &lt; 9</text:span></text:p>
            <text:p text:style-name="P24"><text:span text:style-name="T26">Então aux=aux.proximo</text:span></text:p>
            <text:p text:style-name="P24"><text:span text:style-name="T26">E anterior=aux</text:span></text:p>
          </draw:text-box>
        </draw:frame>
        <draw:custom-shape draw:style-name="gr60" draw:text-style-name="P49" xml:id="id115" draw:id="id115" draw:layer="layout" svg:width="2.6cm" svg:height="0.8cm" svg:x="17.342cm" svg:y="12.322cm">
          <text:p text:style-name="P48"><text:span text:style-name="T34">anterior</text:span></text:p>
          <draw:enhanced-geometry svg:viewBox="0 0 21600 21600" draw:type="rectangle" draw:enhanced-path="M 0 0 L 21600 0 21600 21600 0 21600 0 0 Z N"/>
        </draw:custom-shape>
        <draw:connector draw:style-name="gr61" draw:text-style-name="P24" draw:layer="layout" svg:x1="18.642cm" svg:y1="12.322cm" svg:x2="18.642cm" svg:y2="11.122cm" draw:start-shape="id115" draw:start-glue-point="0" draw:end-shape="id116" draw:end-glue-point="2" svg:d="M18642 12322v-1200" svg:viewBox="0 0 1 1201">
          <text:p/>
        </draw:connector>
        <draw:custom-shape draw:style-name="gr60" draw:text-style-name="P49" xml:id="id117" draw:id="id117" draw:layer="layout" svg:width="2.6cm" svg:height="0.8cm" svg:x="24cm" svg:y="12.4cm">
          <text:p text:style-name="P48"><text:span text:style-name="T34">aux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5.3cm" svg:y1="12.4cm" svg:x2="23.6cm" svg:y2="9.8cm" draw:start-shape="id117" draw:start-glue-point="0" draw:end-shape="id118" draw:end-glue-point="1" svg:d="M25300 12400v-2600h-1700" svg:viewBox="0 0 1701 2601">
          <text:p/>
        </draw:connector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5. Inserir ordenado os elementos 9,10,1</text:span></text:p>
          </draw:text-box>
        </draw:frame>
        <draw:custom-shape draw:style-name="gr1" draw:text-style-name="P29" draw:layer="layout" svg:width="5.6cm" svg:height="1.4cm" svg:x="14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4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121" draw:id="id121" draw:layer="layout" svg:width="2.2cm" svg:height="1cm" svg:x="14.3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119" draw:id="id119" draw:layer="layout" svg:width="2.2cm" svg:height="1cm" svg:x="17.1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98cm" svg:y="13.161cm">
          <draw:text-box>
            <text:p><text:span text:style-name="T12">tamanho = 3</text:span></text:p>
          </draw:text-box>
        </draw:frame>
        <draw:custom-shape draw:style-name="gr12" draw:text-style-name="P34" draw:layer="layout" svg:width="2.6cm" svg:height="2.6cm" svg:x="17.3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7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7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33" xml:id="id124" draw:id="id124" draw:layer="layout" svg:width="2.195cm" svg:height="0.962cm" svg:x="21.1cm" svg:y="12.4cm">
          <draw:text-box>
            <text:p><text:span text:style-name="T17">NULL</text:span></text:p>
          </draw:text-box>
        </draw:frame>
        <draw:custom-shape draw:style-name="gr12" draw:text-style-name="P34" xml:id="id126" draw:id="id126" draw:layer="layout" svg:width="2.6cm" svg:height="2.6cm" svg:x="21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120" draw:id="id120" draw:layer="layout" svg:width="2.6cm" svg:height="0.8cm" svg:x="21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9.942cm" svg:y1="10.7cm" svg:x2="21cm" svg:y2="10.7cm">
          <text:p/>
        </draw:line>
        <draw:line draw:style-name="gr10" draw:text-style-name="P9" draw:layer="layout" svg:x1="22.3cm" svg:y1="11.1cm" svg:x2="22.3cm" svg:y2="12.6cm">
          <text:p/>
        </draw:line>
        <draw:custom-shape draw:style-name="gr12" draw:text-style-name="P34" draw:layer="layout" svg:width="2.6cm" svg:height="2.6cm" svg:x="13.7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122" draw:id="id122" draw:layer="layout" svg:width="2.6cm" svg:height="0.8cm" svg:x="13.7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3.7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18.2cm" svg:y1="5.938cm" svg:x2="22.3cm" svg:y2="8.5cm" draw:start-shape="id119" draw:start-glue-point="2" draw:end-shape="id120" draw:end-glue-point="0" svg:d="M18200 5938v1281h4100v1281" svg:viewBox="0 0 4101 2563">
          <text:p/>
        </draw:connector>
        <draw:connector draw:style-name="gr15" draw:text-style-name="P24" draw:layer="layout" svg:x1="15.4cm" svg:y1="5.938cm" svg:x2="15cm" svg:y2="8.5cm" draw:start-shape="id121" draw:start-glue-point="2" draw:end-shape="id122" draw:end-glue-point="0" svg:d="M15400 5938v1281h-400v1281" svg:viewBox="0 0 401 2563">
          <text:p/>
        </draw:connector>
        <draw:line draw:style-name="gr10" draw:text-style-name="P9" draw:layer="layout" svg:x1="16.3cm" svg:y1="10.7cm" svg:x2="17.358cm" svg:y2="10.7cm">
          <text:p/>
        </draw:line>
        <draw:custom-shape draw:name="CaixaDeTexto 23_27" draw:style-name="gr63" draw:text-style-name="P41" draw:layer="layout" svg:width="9.202cm" svg:height="10.391cm" svg:x="1.198cm" svg:y="2.8cm">
          <text:p text:style-name="P40"><text:span text:style-name="T20">novo ← criar_noh(valor);</text:span><text:span text:style-name="T18"> </text:span><text:span text:style-name="T20"><text:line-break/></text:span><text:span text:style-name="T20">aux ← inicio;</text:span></text:p>
          <text:p text:style-name="P40"><text:span text:style-name="T23">a</text:span><text:span text:style-name="T20">nterior ← NULL</text:span><text:span text:style-name="T20"><text:line-break/></text:span><text:span text:style-name="T18">enquanto ((auxiliar != NULL) E (auxiliar.dado &lt; valor)){</text:span></text:p>
          <text:p text:style-name="P40"><text:span text:style-name="T18"><text:tab/></text:span><text:span text:style-name="T18">anterior ← auxiliar;</text:span><text:span text:style-name="T18"><text:line-break/></text:span><text:span text:style-name="T18"><text:tab/></text:span><text:span text:style-name="T18">aux = aux.proximo;</text:span><text:span text:style-name="T18"><text:line-break/></text:span><text:span text:style-name="T18"><text:tab/></text:span><text:span text:style-name="T18"><text:line-break/></text:span><text:span text:style-name="T18">}</text:span><text:span text:style-name="T19"><text:line-break/></text:span><text:span text:style-name="T20">novo.proximo = aux;</text:span></text:p>
          <text:p text:style-name="P40"><text:span text:style-name="T23">Se (anterior == NULL){</text:span></text:p>
          <text:p text:style-name="P40"><text:span text:style-name="T23"><text:tab/></text:span><text:span text:style-name="T23">inicio = novo;</text:span></text:p>
          <text:p text:style-name="P40"><text:span text:style-name="T23">}se nao{</text:span><text:span text:style-name="T20"><text:line-break/></text:span><text:span text:style-name="T20"><text:tab/></text:span><text:span text:style-name="T20">anteiror.proximo = novo;</text:span></text:p>
          <text:p text:style-name="P40"><text:span text:style-name="T20">}</text:span><text:span text:style-name="T20"><text:line-break/></text:span><text:span text:style-name="T20">tamanho++;</text:span></text:p>
          <text:p text:style-name="P40"><text:span text:style-name="T21">Se (aux = </text:span><text:span text:style-name="T20">NULL</text:span><text:span text:style-name="T23">){</text:span></text:p>
          <text:p text:style-name="P40"><text:span text:style-name="T23"><text:tab/></text:span><text:span text:style-name="T23">fim = novo;</text:span></text:p>
          <text:p text:style-name="P40"><text:span text:style-name="T23">}</text:span></text:p>
          <text:p text:style-name="P40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33" draw:layer="layout" svg:width="2.195cm" svg:height="0.962cm" svg:x="24.099cm" svg:y="6.7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23.999cm" svg:y="2.8cm">
          <text:p text:style-name="P30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3.999cm" svg:y="2.8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3.999cm" svg:y="4.6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5.299cm" svg:y1="5.4cm" svg:x2="25.299cm" svg:y2="6.9cm">
          <text:p/>
        </draw:line>
        <draw:frame draw:style-name="gr64" draw:text-style-name="P39" draw:layer="layout" svg:width="5.074cm" svg:height="1.275cm" svg:x="22.8cm" svg:y="13.262cm">
          <draw:text-box>
            <text:p text:style-name="P24"><text:span text:style-name="T26">aux = NULL</text:span></text:p>
            <text:p text:style-name="P24"><text:span text:style-name="T26">Então sai do enquanto</text:span></text:p>
          </draw:text-box>
        </draw:frame>
        <draw:custom-shape draw:style-name="gr60" draw:text-style-name="P49" xml:id="id123" draw:id="id123" draw:layer="layout" svg:width="2.6cm" svg:height="0.8cm" svg:x="24cm" svg:y="12.5cm">
          <text:p text:style-name="P48"><text:span text:style-name="T34">aux</text:span></text:p>
          <draw:enhanced-geometry svg:viewBox="0 0 21600 21600" draw:type="rectangle" draw:enhanced-path="M 0 0 L 21600 0 21600 21600 0 21600 0 0 Z N"/>
        </draw:custom-shape>
        <draw:connector draw:style-name="gr61" draw:text-style-name="P24" draw:layer="layout" svg:x1="24cm" svg:y1="12.9cm" svg:x2="23.295cm" svg:y2="12.881cm" draw:start-shape="id123" draw:start-glue-point="3" draw:end-shape="id124" draw:end-glue-point="1" svg:d="M24000 12900h-353v-19h-352" svg:viewBox="0 0 706 20">
          <text:p/>
        </draw:connector>
        <draw:custom-shape draw:style-name="gr60" draw:text-style-name="P49" xml:id="id125" draw:id="id125" draw:layer="layout" svg:width="2.6cm" svg:height="0.8cm" svg:x="24.4cm" svg:y="9.4cm">
          <text:p text:style-name="P48"><text:span text:style-name="T34">anterior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4.4cm" svg:y1="9.8cm" svg:x2="23.6cm" svg:y2="9.8cm" draw:start-shape="id125" draw:start-glue-point="3" draw:end-shape="id126" draw:end-glue-point="1" svg:d="M24400 9800h-800" svg:viewBox="0 0 801 1">
          <text:p/>
        </draw:connector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5. Inserir ordenado os elementos 9,10,1</text:span></text:p>
          </draw:text-box>
        </draw:frame>
        <draw:custom-shape draw:style-name="gr1" draw:text-style-name="P29" draw:layer="layout" svg:width="5.6cm" svg:height="1.4cm" svg:x="14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4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129" draw:id="id129" draw:layer="layout" svg:width="2.2cm" svg:height="1cm" svg:x="14.3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127" draw:id="id127" draw:layer="layout" svg:width="2.2cm" svg:height="1cm" svg:x="17.1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98cm" svg:y="13.161cm">
          <draw:text-box>
            <text:p><text:span text:style-name="T12">tamanho = 3</text:span></text:p>
          </draw:text-box>
        </draw:frame>
        <draw:custom-shape draw:style-name="gr12" draw:text-style-name="P34" draw:layer="layout" svg:width="2.6cm" svg:height="2.6cm" svg:x="17.3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7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7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33" xml:id="id132" draw:id="id132" draw:layer="layout" svg:width="2.195cm" svg:height="0.962cm" svg:x="21.1cm" svg:y="12.4cm">
          <draw:text-box>
            <text:p><text:span text:style-name="T17">NULL</text:span></text:p>
          </draw:text-box>
        </draw:frame>
        <draw:custom-shape draw:style-name="gr12" draw:text-style-name="P34" xml:id="id134" draw:id="id134" draw:layer="layout" svg:width="2.6cm" svg:height="2.6cm" svg:x="21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128" draw:id="id128" draw:layer="layout" svg:width="2.6cm" svg:height="0.8cm" svg:x="21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9.942cm" svg:y1="10.7cm" svg:x2="21cm" svg:y2="10.7cm">
          <text:p/>
        </draw:line>
        <draw:line draw:style-name="gr10" draw:text-style-name="P9" draw:layer="layout" svg:x1="22.3cm" svg:y1="11.1cm" svg:x2="22.3cm" svg:y2="12.6cm">
          <text:p/>
        </draw:line>
        <draw:custom-shape draw:style-name="gr12" draw:text-style-name="P34" draw:layer="layout" svg:width="2.6cm" svg:height="2.6cm" svg:x="13.7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130" draw:id="id130" draw:layer="layout" svg:width="2.6cm" svg:height="0.8cm" svg:x="13.7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3.7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18.2cm" svg:y1="5.938cm" svg:x2="22.3cm" svg:y2="8.5cm" draw:start-shape="id127" draw:start-glue-point="2" draw:end-shape="id128" draw:end-glue-point="0" svg:d="M18200 5938v1281h4100v1281" svg:viewBox="0 0 4101 2563">
          <text:p/>
        </draw:connector>
        <draw:connector draw:style-name="gr15" draw:text-style-name="P24" draw:layer="layout" svg:x1="15.4cm" svg:y1="5.938cm" svg:x2="15cm" svg:y2="8.5cm" draw:start-shape="id129" draw:start-glue-point="2" draw:end-shape="id130" draw:end-glue-point="0" svg:d="M15400 5938v1281h-400v1281" svg:viewBox="0 0 401 2563">
          <text:p/>
        </draw:connector>
        <draw:line draw:style-name="gr10" draw:text-style-name="P9" draw:layer="layout" svg:x1="16.3cm" svg:y1="10.7cm" svg:x2="17.358cm" svg:y2="10.7cm">
          <text:p/>
        </draw:line>
        <draw:custom-shape draw:name="CaixaDeTexto 23_28" draw:style-name="gr65" draw:text-style-name="P41" draw:layer="layout" svg:width="9.202cm" svg:height="10.391cm" svg:x="1.198cm" svg:y="2.8cm">
          <text:p text:style-name="P40"><text:span text:style-name="T20">novo ← criar_noh(valor);</text:span><text:span text:style-name="T18"> </text:span><text:span text:style-name="T20"><text:line-break/></text:span><text:span text:style-name="T20">aux ← inicio;</text:span></text:p>
          <text:p text:style-name="P40"><text:span text:style-name="T23">a</text:span><text:span text:style-name="T20">nterior ← NULL</text:span><text:span text:style-name="T20"><text:line-break/></text:span><text:span text:style-name="T20">enquanto ((auxiliar != NULL) E (auxiliar.dado &lt; valor)){</text:span></text:p>
          <text:p text:style-name="P40"><text:span text:style-name="T20"><text:tab/></text:span><text:span text:style-name="T20">anterior ← auxiliar;</text:span><text:span text:style-name="T20"><text:line-break/></text:span><text:span text:style-name="T20"><text:tab/></text:span><text:span text:style-name="T20">aux = aux.proximo;</text:span><text:span text:style-name="T20"><text:line-break/></text:span><text:span text:style-name="T20"><text:tab/></text:span><text:span text:style-name="T20"><text:line-break/></text:span><text:span text:style-name="T20">}</text:span><text:span text:style-name="T19"><text:line-break/></text:span><text:span text:style-name="T18">novo.proximo = aux;</text:span></text:p>
          <text:p text:style-name="P40"><text:span text:style-name="T23">Se (anterior == NULL){</text:span></text:p>
          <text:p text:style-name="P40"><text:span text:style-name="T23"><text:tab/></text:span><text:span text:style-name="T23">inicio = novo;</text:span></text:p>
          <text:p text:style-name="P40"><text:span text:style-name="T23">}se nao{</text:span><text:span text:style-name="T20"><text:line-break/></text:span><text:span text:style-name="T20"><text:tab/></text:span><text:span text:style-name="T20">anteiror.proximo = novo;</text:span></text:p>
          <text:p text:style-name="P40"><text:span text:style-name="T20">}</text:span><text:span text:style-name="T20"><text:line-break/></text:span><text:span text:style-name="T20">tamanho++;</text:span></text:p>
          <text:p text:style-name="P40"><text:span text:style-name="T21">Se (aux = </text:span><text:span text:style-name="T20">NULL</text:span><text:span text:style-name="T23">){</text:span></text:p>
          <text:p text:style-name="P40"><text:span text:style-name="T23"><text:tab/></text:span><text:span text:style-name="T23">fim = novo;</text:span></text:p>
          <text:p text:style-name="P40"><text:span text:style-name="T23">}</text:span></text:p>
          <text:p text:style-name="P40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34" draw:layer="layout" svg:width="2.6cm" svg:height="2.6cm" svg:x="17.3cm" svg:y="11.6cm">
          <text:p text:style-name="P30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7.3cm" svg:y="11.6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7.3cm" svg:y="13.4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60" draw:text-style-name="P49" xml:id="id131" draw:id="id131" draw:layer="layout" svg:width="2.6cm" svg:height="0.8cm" svg:x="24cm" svg:y="12.5cm">
          <text:p text:style-name="P48"><text:span text:style-name="T34">aux</text:span></text:p>
          <draw:enhanced-geometry svg:viewBox="0 0 21600 21600" draw:type="rectangle" draw:enhanced-path="M 0 0 L 21600 0 21600 21600 0 21600 0 0 Z N"/>
        </draw:custom-shape>
        <draw:connector draw:style-name="gr61" draw:text-style-name="P24" draw:layer="layout" svg:x1="24cm" svg:y1="12.9cm" svg:x2="23.295cm" svg:y2="12.881cm" draw:start-shape="id131" draw:start-glue-point="3" draw:end-shape="id132" draw:end-glue-point="1" svg:d="M24000 12900h-353v-19h-352" svg:viewBox="0 0 706 20">
          <text:p/>
        </draw:connector>
        <draw:custom-shape draw:style-name="gr60" draw:text-style-name="P49" xml:id="id133" draw:id="id133" draw:layer="layout" svg:width="2.6cm" svg:height="0.8cm" svg:x="24.4cm" svg:y="9.4cm">
          <text:p text:style-name="P48"><text:span text:style-name="T34">anterior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4.4cm" svg:y1="9.8cm" svg:x2="23.6cm" svg:y2="9.8cm" draw:start-shape="id133" draw:start-glue-point="3" draw:end-shape="id134" draw:end-glue-point="1" svg:d="M24400 9800h-800" svg:viewBox="0 0 801 1">
          <text:p/>
        </draw:connector>
        <draw:line draw:style-name="gr10" draw:text-style-name="P9" draw:layer="layout" svg:x1="19.9cm" svg:y1="12.9cm" svg:x2="21.4cm" svg:y2="12.9cm">
          <text:p/>
        </draw:lin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5. Inserir ordenado os elementos 9,10,1</text:span></text:p>
          </draw:text-box>
        </draw:frame>
        <draw:custom-shape draw:style-name="gr1" draw:text-style-name="P29" draw:layer="layout" svg:width="5.6cm" svg:height="1.4cm" svg:x="14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4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137" draw:id="id137" draw:layer="layout" svg:width="2.2cm" svg:height="1cm" svg:x="14.3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135" draw:id="id135" draw:layer="layout" svg:width="2.2cm" svg:height="1cm" svg:x="17.1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98cm" svg:y="13.161cm">
          <draw:text-box>
            <text:p><text:span text:style-name="T12">tamanho = 3</text:span></text:p>
          </draw:text-box>
        </draw:frame>
        <draw:custom-shape draw:style-name="gr12" draw:text-style-name="P34" draw:layer="layout" svg:width="2.6cm" svg:height="2.6cm" svg:x="17.3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7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7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33" xml:id="id141" draw:id="id141" draw:layer="layout" svg:width="2.195cm" svg:height="0.962cm" svg:x="21.1cm" svg:y="12.4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21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136" draw:id="id136" draw:layer="layout" svg:width="2.6cm" svg:height="0.8cm" svg:x="21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9.942cm" svg:y1="10.7cm" svg:x2="21cm" svg:y2="10.7cm">
          <text:p/>
        </draw:line>
        <draw:custom-shape draw:style-name="gr12" draw:text-style-name="P34" draw:layer="layout" svg:width="2.6cm" svg:height="2.6cm" svg:x="13.7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138" draw:id="id138" draw:layer="layout" svg:width="2.6cm" svg:height="0.8cm" svg:x="13.7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3.7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18.2cm" svg:y1="5.938cm" svg:x2="22.3cm" svg:y2="8.5cm" draw:start-shape="id135" draw:start-glue-point="2" draw:end-shape="id136" draw:end-glue-point="0" svg:d="M18200 5938v1281h4100v1281" svg:viewBox="0 0 4101 2563">
          <text:p/>
        </draw:connector>
        <draw:connector draw:style-name="gr15" draw:text-style-name="P24" draw:layer="layout" svg:x1="15.4cm" svg:y1="5.938cm" svg:x2="15cm" svg:y2="8.5cm" draw:start-shape="id137" draw:start-glue-point="2" draw:end-shape="id138" draw:end-glue-point="0" svg:d="M15400 5938v1281h-400v1281" svg:viewBox="0 0 401 2563">
          <text:p/>
        </draw:connector>
        <draw:line draw:style-name="gr10" draw:text-style-name="P9" draw:layer="layout" svg:x1="16.3cm" svg:y1="10.7cm" svg:x2="17.358cm" svg:y2="10.7cm">
          <text:p/>
        </draw:line>
        <draw:custom-shape draw:name="CaixaDeTexto 23_29" draw:style-name="gr66" draw:text-style-name="P41" draw:layer="layout" svg:width="9.202cm" svg:height="10.391cm" svg:x="1.198cm" svg:y="2.8cm">
          <text:p text:style-name="P40"><text:span text:style-name="T20">novo ← criar_noh(valor);</text:span><text:span text:style-name="T18"> </text:span><text:span text:style-name="T20"><text:line-break/></text:span><text:span text:style-name="T20">aux ← inicio;</text:span></text:p>
          <text:p text:style-name="P40"><text:span text:style-name="T23">a</text:span><text:span text:style-name="T20">nterior ← NULL</text:span><text:span text:style-name="T20"><text:line-break/></text:span><text:span text:style-name="T20">enquanto ((auxiliar != NULL) E (auxiliar.dado &lt; valor)){</text:span></text:p>
          <text:p text:style-name="P40"><text:span text:style-name="T20"><text:tab/></text:span><text:span text:style-name="T20">anterior ← auxiliar;</text:span><text:span text:style-name="T20"><text:line-break/></text:span><text:span text:style-name="T20"><text:tab/></text:span><text:span text:style-name="T20">aux = aux.proximo;</text:span><text:span text:style-name="T20"><text:line-break/></text:span><text:span text:style-name="T20"><text:tab/></text:span><text:span text:style-name="T20"><text:line-break/></text:span><text:span text:style-name="T20">}</text:span><text:span text:style-name="T19"><text:line-break/></text:span><text:span text:style-name="T20">novo.proximo = aux;</text:span></text:p>
          <text:p text:style-name="P40"><text:span text:style-name="T23">Se (anterior == NULL){</text:span></text:p>
          <text:p text:style-name="P40"><text:span text:style-name="T23"><text:tab/></text:span><text:span text:style-name="T23">inicio = novo;</text:span></text:p>
          <text:p text:style-name="P40"><text:span text:style-name="T23">}</text:span><text:span text:style-name="T27">se nao{</text:span><text:span text:style-name="T18"><text:line-break/></text:span><text:span text:style-name="T18"><text:tab/></text:span><text:span text:style-name="T18">anteiror.proximo = novo;</text:span></text:p>
          <text:p text:style-name="P40"><text:span text:style-name="T18">}</text:span><text:span text:style-name="T20"><text:line-break/></text:span><text:span text:style-name="T20">tamanho++;</text:span></text:p>
          <text:p text:style-name="P40"><text:span text:style-name="T21">Se (aux = </text:span><text:span text:style-name="T20">NULL</text:span><text:span text:style-name="T23">){</text:span></text:p>
          <text:p text:style-name="P40"><text:span text:style-name="T23"><text:tab/></text:span><text:span text:style-name="T23">fim = novo;</text:span></text:p>
          <text:p text:style-name="P40"><text:span text:style-name="T23">}</text:span></text:p>
          <text:p text:style-name="P40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34" draw:layer="layout" svg:width="2.6cm" svg:height="2.6cm" svg:x="24.6cm" svg:y="8.5cm">
          <text:p text:style-name="P30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4.6cm" svg:y="8.5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142" draw:id="id142" draw:layer="layout" svg:width="2.6cm" svg:height="0.8cm" svg:x="24.6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60" draw:text-style-name="P49" xml:id="id140" draw:id="id140" draw:layer="layout" svg:width="2.6cm" svg:height="0.8cm" svg:x="20.9cm" svg:y="14.2cm">
          <text:p text:style-name="P48"><text:span text:style-name="T34">aux</text:span></text:p>
          <draw:enhanced-geometry svg:viewBox="0 0 21600 21600" draw:type="rectangle" draw:enhanced-path="M 0 0 L 21600 0 21600 21600 0 21600 0 0 Z N"/>
        </draw:custom-shape>
        <draw:custom-shape draw:style-name="gr60" draw:text-style-name="P49" xml:id="id139" draw:id="id139" draw:layer="layout" svg:width="2.6cm" svg:height="0.8cm" svg:x="22.9cm" svg:y="5.2cm">
          <text:p text:style-name="P48"><text:span text:style-name="T34">anterior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4.2cm" svg:y1="6cm" svg:x2="23.6cm" svg:y2="8.9cm" draw:start-shape="id139" draw:start-glue-point="2" draw:end-shape="id136" draw:end-glue-point="1" svg:d="M24200 6000v2900h-600" svg:viewBox="0 0 601 2901">
          <text:p/>
        </draw:connector>
        <draw:line draw:style-name="gr10" draw:text-style-name="P9" draw:layer="layout" svg:x1="23.6cm" svg:y1="10.7cm" svg:x2="24.6cm" svg:y2="10.7cm">
          <text:p/>
        </draw:line>
        <draw:connector draw:style-name="gr15" draw:text-style-name="P24" draw:layer="layout" svg:x1="22.2cm" svg:y1="14.2cm" svg:x2="22.197cm" svg:y2="13.362cm" draw:start-shape="id140" draw:start-glue-point="0" draw:end-shape="id141" draw:end-glue-point="2" svg:d="M22200 14200v-419h-3v-419" svg:viewBox="0 0 4 839">
          <text:p/>
        </draw:connector>
        <draw:connector draw:style-name="gr15" draw:text-style-name="P24" draw:layer="layout" svg:x1="25.9cm" svg:y1="11.1cm" svg:x2="23.295cm" svg:y2="12.881cm" draw:start-shape="id142" draw:start-glue-point="2" draw:end-shape="id141" draw:end-glue-point="1" svg:d="M25900 11100v1781h-2605" svg:viewBox="0 0 2606 1782">
          <text:p/>
        </draw:connector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5. Inserir ordenado os elementos 9,10,1</text:span></text:p>
          </draw:text-box>
        </draw:frame>
        <draw:custom-shape draw:style-name="gr1" draw:text-style-name="P29" draw:layer="layout" svg:width="5.6cm" svg:height="1.4cm" svg:x="14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4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145" draw:id="id145" draw:layer="layout" svg:width="2.2cm" svg:height="1cm" svg:x="14.3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143" draw:id="id143" draw:layer="layout" svg:width="2.2cm" svg:height="1cm" svg:x="17.1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3.474cm" svg:height="0.839cm" svg:x="1.198cm" svg:y="13.161cm">
          <draw:text-box>
            <text:p><text:span text:style-name="T8">tamanho = 4</text:span></text:p>
          </draw:text-box>
        </draw:frame>
        <draw:custom-shape draw:style-name="gr12" draw:text-style-name="P34" draw:layer="layout" svg:width="2.6cm" svg:height="2.6cm" svg:x="17.3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7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7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33" xml:id="id149" draw:id="id149" draw:layer="layout" svg:width="2.195cm" svg:height="0.962cm" svg:x="21.1cm" svg:y="12.4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21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144" draw:id="id144" draw:layer="layout" svg:width="2.6cm" svg:height="0.8cm" svg:x="21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9.942cm" svg:y1="10.7cm" svg:x2="21cm" svg:y2="10.7cm">
          <text:p/>
        </draw:line>
        <draw:custom-shape draw:style-name="gr12" draw:text-style-name="P34" draw:layer="layout" svg:width="2.6cm" svg:height="2.6cm" svg:x="13.7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146" draw:id="id146" draw:layer="layout" svg:width="2.6cm" svg:height="0.8cm" svg:x="13.7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3.7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18.2cm" svg:y1="5.938cm" svg:x2="22.3cm" svg:y2="8.5cm" draw:start-shape="id143" draw:start-glue-point="2" draw:end-shape="id144" draw:end-glue-point="0" svg:d="M18200 5938v1281h4100v1281" svg:viewBox="0 0 4101 2563">
          <text:p/>
        </draw:connector>
        <draw:connector draw:style-name="gr15" draw:text-style-name="P24" draw:layer="layout" svg:x1="15.4cm" svg:y1="5.938cm" svg:x2="15cm" svg:y2="8.5cm" draw:start-shape="id145" draw:start-glue-point="2" draw:end-shape="id146" draw:end-glue-point="0" svg:d="M15400 5938v1281h-400v1281" svg:viewBox="0 0 401 2563">
          <text:p/>
        </draw:connector>
        <draw:line draw:style-name="gr10" draw:text-style-name="P9" draw:layer="layout" svg:x1="16.3cm" svg:y1="10.7cm" svg:x2="17.358cm" svg:y2="10.7cm">
          <text:p/>
        </draw:line>
        <draw:custom-shape draw:name="CaixaDeTexto 23_30" draw:style-name="gr67" draw:text-style-name="P41" draw:layer="layout" svg:width="9.202cm" svg:height="10.391cm" svg:x="1.198cm" svg:y="2.8cm">
          <text:p text:style-name="P40"><text:span text:style-name="T20">novo ← criar_noh(valor);</text:span><text:span text:style-name="T18"> </text:span><text:span text:style-name="T20"><text:line-break/></text:span><text:span text:style-name="T20">aux ← inicio;</text:span></text:p>
          <text:p text:style-name="P40"><text:span text:style-name="T23">a</text:span><text:span text:style-name="T20">nterior ← NULL</text:span><text:span text:style-name="T20"><text:line-break/></text:span><text:span text:style-name="T20">enquanto ((auxiliar != NULL) E (auxiliar.dado &lt; valor)){</text:span></text:p>
          <text:p text:style-name="P40"><text:span text:style-name="T20"><text:tab/></text:span><text:span text:style-name="T20">anterior ← auxiliar;</text:span><text:span text:style-name="T20"><text:line-break/></text:span><text:span text:style-name="T20"><text:tab/></text:span><text:span text:style-name="T20">aux = aux.proximo;</text:span><text:span text:style-name="T20"><text:line-break/></text:span><text:span text:style-name="T20"><text:tab/></text:span><text:span text:style-name="T20"><text:line-break/></text:span><text:span text:style-name="T20">}</text:span><text:span text:style-name="T19"><text:line-break/></text:span><text:span text:style-name="T20">novo.proximo = aux;</text:span></text:p>
          <text:p text:style-name="P40"><text:span text:style-name="T23">Se (anterior == NULL){</text:span></text:p>
          <text:p text:style-name="P40"><text:span text:style-name="T23"><text:tab/></text:span><text:span text:style-name="T23">inicio = novo;</text:span></text:p>
          <text:p text:style-name="P40"><text:span text:style-name="T23">}se nao{</text:span><text:span text:style-name="T20"><text:line-break/></text:span><text:span text:style-name="T20"><text:tab/></text:span><text:span text:style-name="T20">anteiror.proximo = novo;</text:span></text:p>
          <text:p text:style-name="P40"><text:span text:style-name="T20">}</text:span><text:span text:style-name="T20"><text:line-break/></text:span><text:span text:style-name="T18">tamanho++;</text:span></text:p>
          <text:p text:style-name="P40"><text:span text:style-name="T21">Se (aux = </text:span><text:span text:style-name="T20">NULL</text:span><text:span text:style-name="T23">){</text:span></text:p>
          <text:p text:style-name="P40"><text:span text:style-name="T23"><text:tab/></text:span><text:span text:style-name="T23">fim = novo;</text:span></text:p>
          <text:p text:style-name="P40"><text:span text:style-name="T23">}</text:span></text:p>
          <text:p text:style-name="P40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34" draw:layer="layout" svg:width="2.6cm" svg:height="2.6cm" svg:x="24.6cm" svg:y="8.5cm">
          <text:p text:style-name="P30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4.6cm" svg:y="8.5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150" draw:id="id150" draw:layer="layout" svg:width="2.6cm" svg:height="0.8cm" svg:x="24.6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60" draw:text-style-name="P49" xml:id="id148" draw:id="id148" draw:layer="layout" svg:width="2.6cm" svg:height="0.8cm" svg:x="20.9cm" svg:y="14.2cm">
          <text:p text:style-name="P48"><text:span text:style-name="T34">aux</text:span></text:p>
          <draw:enhanced-geometry svg:viewBox="0 0 21600 21600" draw:type="rectangle" draw:enhanced-path="M 0 0 L 21600 0 21600 21600 0 21600 0 0 Z N"/>
        </draw:custom-shape>
        <draw:custom-shape draw:style-name="gr60" draw:text-style-name="P49" xml:id="id147" draw:id="id147" draw:layer="layout" svg:width="2.6cm" svg:height="0.8cm" svg:x="22.9cm" svg:y="5.2cm">
          <text:p text:style-name="P48"><text:span text:style-name="T34">anterior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4.2cm" svg:y1="6cm" svg:x2="23.6cm" svg:y2="8.9cm" draw:start-shape="id147" draw:start-glue-point="2" draw:end-shape="id144" draw:end-glue-point="1" svg:d="M24200 6000v2900h-600" svg:viewBox="0 0 601 2901">
          <text:p/>
        </draw:connector>
        <draw:line draw:style-name="gr10" draw:text-style-name="P9" draw:layer="layout" svg:x1="23.6cm" svg:y1="10.7cm" svg:x2="24.6cm" svg:y2="10.7cm">
          <text:p/>
        </draw:line>
        <draw:connector draw:style-name="gr15" draw:text-style-name="P24" draw:layer="layout" svg:x1="22.2cm" svg:y1="14.2cm" svg:x2="22.197cm" svg:y2="13.362cm" draw:start-shape="id148" draw:start-glue-point="0" draw:end-shape="id149" draw:end-glue-point="2" svg:d="M22200 14200v-419h-3v-419" svg:viewBox="0 0 4 839">
          <text:p/>
        </draw:connector>
        <draw:connector draw:style-name="gr15" draw:text-style-name="P24" draw:layer="layout" svg:x1="25.9cm" svg:y1="11.1cm" svg:x2="23.295cm" svg:y2="12.881cm" draw:start-shape="id150" draw:start-glue-point="2" draw:end-shape="id149" draw:end-glue-point="1" svg:d="M25900 11100v1781h-2605" svg:viewBox="0 0 2606 1782">
          <text:p/>
        </draw:connector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5. Inserir ordenado os elementos 9,10,1</text:span></text:p>
          </draw:text-box>
        </draw:frame>
        <draw:custom-shape draw:style-name="gr1" draw:text-style-name="P29" draw:layer="layout" svg:width="5.6cm" svg:height="1.4cm" svg:x="15.6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5.6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153" draw:id="id153" draw:layer="layout" svg:width="2.2cm" svg:height="1cm" svg:x="15.9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151" draw:id="id151" draw:layer="layout" svg:width="2.2cm" svg:height="1cm" svg:x="18.7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98cm" svg:y="13.161cm">
          <draw:text-box>
            <text:p><text:span text:style-name="T12">tamanho = 4</text:span></text:p>
          </draw:text-box>
        </draw:frame>
        <draw:custom-shape draw:style-name="gr12" draw:text-style-name="P34" draw:layer="layout" svg:width="2.6cm" svg:height="2.6cm" svg:x="15.3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5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5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33" xml:id="id156" draw:id="id156" draw:layer="layout" svg:width="2.195cm" svg:height="0.962cm" svg:x="21.1cm" svg:y="12.4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19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9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9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7.942cm" svg:y1="10.7cm" svg:x2="19cm" svg:y2="10.7cm">
          <text:p/>
        </draw:line>
        <draw:custom-shape draw:style-name="gr12" draw:text-style-name="P34" draw:layer="layout" svg:width="2.6cm" svg:height="2.6cm" svg:x="11.7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154" draw:id="id154" draw:layer="layout" svg:width="2.6cm" svg:height="0.8cm" svg:x="11.7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1.7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19.8cm" svg:y1="5.938cm" svg:x2="23.9cm" svg:y2="8.5cm" draw:start-shape="id151" draw:start-glue-point="2" draw:end-shape="id152" draw:end-glue-point="0" svg:d="M19800 5938v1281h4100v1281" svg:viewBox="0 0 4101 2563">
          <text:p/>
        </draw:connector>
        <draw:connector draw:style-name="gr15" draw:text-style-name="P24" draw:layer="layout" svg:x1="17cm" svg:y1="5.938cm" svg:x2="13cm" svg:y2="8.5cm" draw:start-shape="id153" draw:start-glue-point="2" draw:end-shape="id154" draw:end-glue-point="0" svg:d="M17000 5938v1281h-4000v1281" svg:viewBox="0 0 4001 2563">
          <text:p/>
        </draw:connector>
        <draw:line draw:style-name="gr10" draw:text-style-name="P9" draw:layer="layout" svg:x1="14.3cm" svg:y1="10.7cm" svg:x2="15.358cm" svg:y2="10.7cm">
          <text:p/>
        </draw:line>
        <draw:custom-shape draw:name="CaixaDeTexto 23_31" draw:style-name="gr68" draw:text-style-name="P41" draw:layer="layout" svg:width="9.202cm" svg:height="10.391cm" svg:x="1.198cm" svg:y="2.8cm">
          <text:p text:style-name="P40"><text:span text:style-name="T20">novo ← criar_noh(valor);</text:span><text:span text:style-name="T18"> </text:span><text:span text:style-name="T20"><text:line-break/></text:span><text:span text:style-name="T20">aux ← inicio;</text:span></text:p>
          <text:p text:style-name="P40"><text:span text:style-name="T23">a</text:span><text:span text:style-name="T20">nterior ← NULL</text:span><text:span text:style-name="T20"><text:line-break/></text:span><text:span text:style-name="T20">enquanto ((auxiliar != NULL) E (auxiliar.dado &lt; valor)){</text:span></text:p>
          <text:p text:style-name="P40"><text:span text:style-name="T20"><text:tab/></text:span><text:span text:style-name="T20">anterior ← auxiliar;</text:span><text:span text:style-name="T20"><text:line-break/></text:span><text:span text:style-name="T20"><text:tab/></text:span><text:span text:style-name="T20">aux = aux.proximo;</text:span><text:span text:style-name="T20"><text:line-break/></text:span><text:span text:style-name="T20"><text:tab/></text:span><text:span text:style-name="T20"><text:line-break/></text:span><text:span text:style-name="T20">}</text:span><text:span text:style-name="T19"><text:line-break/></text:span><text:span text:style-name="T20">novo.proximo = aux;</text:span></text:p>
          <text:p text:style-name="P40"><text:span text:style-name="T23">Se (anterior == NULL){</text:span></text:p>
          <text:p text:style-name="P40"><text:span text:style-name="T23"><text:tab/></text:span><text:span text:style-name="T23">inicio = novo;</text:span></text:p>
          <text:p text:style-name="P40"><text:span text:style-name="T23">}se nao{</text:span><text:span text:style-name="T20"><text:line-break/></text:span><text:span text:style-name="T20"><text:tab/></text:span><text:span text:style-name="T20">anteiror.proximo = novo;</text:span></text:p>
          <text:p text:style-name="P40"><text:span text:style-name="T20">}</text:span><text:span text:style-name="T20"><text:line-break/></text:span><text:span text:style-name="T20">tamanho++;</text:span></text:p>
          <text:p text:style-name="P40"><text:span text:style-name="T24">Se (aux = </text:span><text:span text:style-name="T18">NULL</text:span><text:span text:style-name="T27">){</text:span></text:p>
          <text:p text:style-name="P40"><text:span text:style-name="T27"><text:tab/></text:span><text:span text:style-name="T27">fim = novo;</text:span></text:p>
          <text:p text:style-name="P40"><text:span text:style-name="T27">}</text:span></text:p>
          <text:p text:style-name="P40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34" draw:layer="layout" svg:width="2.6cm" svg:height="2.6cm" svg:x="22.6cm" svg:y="8.5cm">
          <text:p text:style-name="P30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152" draw:id="id152" draw:layer="layout" svg:width="2.6cm" svg:height="0.8cm" svg:x="22.6cm" svg:y="8.5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157" draw:id="id157" draw:layer="layout" svg:width="2.6cm" svg:height="0.8cm" svg:x="22.6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60" draw:text-style-name="P49" xml:id="id155" draw:id="id155" draw:layer="layout" svg:width="2.6cm" svg:height="0.8cm" svg:x="20.9cm" svg:y="14.2cm">
          <text:p text:style-name="P48"><text:span text:style-name="T34">aux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1.6cm" svg:y1="10.7cm" svg:x2="22.6cm" svg:y2="10.7cm">
          <text:p/>
        </draw:line>
        <draw:connector draw:style-name="gr15" draw:text-style-name="P24" draw:layer="layout" svg:x1="22.2cm" svg:y1="14.2cm" svg:x2="22.197cm" svg:y2="13.362cm" draw:start-shape="id155" draw:start-glue-point="0" draw:end-shape="id156" draw:end-glue-point="2" svg:d="M22200 14200v-419h-3v-419" svg:viewBox="0 0 4 839">
          <text:p/>
        </draw:connector>
        <draw:connector draw:style-name="gr15" draw:text-style-name="P24" draw:layer="layout" svg:x1="23.9cm" svg:y1="11.1cm" svg:x2="23.295cm" svg:y2="12.881cm" draw:start-shape="id157" draw:start-glue-point="2" draw:end-shape="id156" draw:end-glue-point="1" svg:d="M23900 11100v1781h-605" svg:viewBox="0 0 606 1782">
          <text:p/>
        </draw:connector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5. Inserir ordenado os elementos 9,10,1</text:span></text:p>
          </draw:text-box>
        </draw:frame>
        <draw:custom-shape draw:style-name="gr1" draw:text-style-name="P29" draw:layer="layout" svg:width="5.6cm" svg:height="1.4cm" svg:x="15.6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5.6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160" draw:id="id160" draw:layer="layout" svg:width="2.2cm" svg:height="1cm" svg:x="15.9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158" draw:id="id158" draw:layer="layout" svg:width="2.2cm" svg:height="1cm" svg:x="18.7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98cm" svg:y="13.161cm">
          <draw:text-box>
            <text:p><text:span text:style-name="T12">tamanho = 4</text:span></text:p>
          </draw:text-box>
        </draw:frame>
        <draw:custom-shape draw:style-name="gr12" draw:text-style-name="P34" draw:layer="layout" svg:width="2.6cm" svg:height="2.6cm" svg:x="15.3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5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5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33" xml:id="id163" draw:id="id163" draw:layer="layout" svg:width="2.195cm" svg:height="0.962cm" svg:x="21.1cm" svg:y="12.4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19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9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9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7.942cm" svg:y1="10.7cm" svg:x2="19cm" svg:y2="10.7cm">
          <text:p/>
        </draw:line>
        <draw:custom-shape draw:style-name="gr12" draw:text-style-name="P34" draw:layer="layout" svg:width="2.6cm" svg:height="2.6cm" svg:x="11.7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161" draw:id="id161" draw:layer="layout" svg:width="2.6cm" svg:height="0.8cm" svg:x="11.7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1.7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19.8cm" svg:y1="5.938cm" svg:x2="23.9cm" svg:y2="8.5cm" draw:start-shape="id158" draw:start-glue-point="2" draw:end-shape="id159" draw:end-glue-point="0" svg:d="M19800 5938v1281h4100v1281" svg:viewBox="0 0 4101 2563">
          <text:p/>
        </draw:connector>
        <draw:connector draw:style-name="gr15" draw:text-style-name="P24" draw:layer="layout" svg:x1="17cm" svg:y1="5.938cm" svg:x2="13cm" svg:y2="8.5cm" draw:start-shape="id160" draw:start-glue-point="2" draw:end-shape="id161" draw:end-glue-point="0" svg:d="M17000 5938v1281h-4000v1281" svg:viewBox="0 0 4001 2563">
          <text:p/>
        </draw:connector>
        <draw:line draw:style-name="gr10" draw:text-style-name="P9" draw:layer="layout" svg:x1="14.3cm" svg:y1="10.7cm" svg:x2="15.358cm" svg:y2="10.7cm">
          <text:p/>
        </draw:line>
        <draw:custom-shape draw:name="CaixaDeTexto 23_32" draw:style-name="gr69" draw:text-style-name="P41" draw:layer="layout" svg:width="9.202cm" svg:height="10.391cm" svg:x="1.198cm" svg:y="2.8cm">
          <text:p text:style-name="P40"><text:span text:style-name="T18">novo ← criar_noh(valor); </text:span><text:span text:style-name="T20"><text:line-break/></text:span><text:span text:style-name="T20">aux ← inicio;</text:span></text:p>
          <text:p text:style-name="P40"><text:span text:style-name="T23">a</text:span><text:span text:style-name="T20">nterior ← NULL</text:span><text:span text:style-name="T20"><text:line-break/></text:span><text:span text:style-name="T20">enquanto ((auxiliar != NULL) E (auxiliar.dado &lt; valor)){</text:span></text:p>
          <text:p text:style-name="P40"><text:span text:style-name="T20"><text:tab/></text:span><text:span text:style-name="T20">anterior ← auxiliar;</text:span><text:span text:style-name="T20"><text:line-break/></text:span><text:span text:style-name="T20"><text:tab/></text:span><text:span text:style-name="T20">aux = aux.proximo;</text:span><text:span text:style-name="T20"><text:line-break/></text:span><text:span text:style-name="T20"><text:tab/></text:span><text:span text:style-name="T20"><text:line-break/></text:span><text:span text:style-name="T20">}</text:span><text:span text:style-name="T19"><text:line-break/></text:span><text:span text:style-name="T20">novo.proximo = aux;</text:span></text:p>
          <text:p text:style-name="P40"><text:span text:style-name="T23">Se (anterior == NULL){</text:span></text:p>
          <text:p text:style-name="P40"><text:span text:style-name="T23"><text:tab/></text:span><text:span text:style-name="T23">inicio = novo;</text:span></text:p>
          <text:p text:style-name="P40"><text:span text:style-name="T23">}se nao{</text:span><text:span text:style-name="T20"><text:line-break/></text:span><text:span text:style-name="T20"><text:tab/></text:span><text:span text:style-name="T20">anteiror.proximo = novo;</text:span></text:p>
          <text:p text:style-name="P40"><text:span text:style-name="T20">}</text:span><text:span text:style-name="T20"><text:line-break/></text:span><text:span text:style-name="T20">tamanho++;</text:span></text:p>
          <text:p text:style-name="P40"><text:span text:style-name="T21">Se (aux = </text:span><text:span text:style-name="T20">NULL</text:span><text:span text:style-name="T23">){</text:span></text:p>
          <text:p text:style-name="P40"><text:span text:style-name="T23"><text:tab/></text:span><text:span text:style-name="T23">fim = novo;</text:span></text:p>
          <text:p text:style-name="P40"><text:span text:style-name="T23">}</text:span></text:p>
          <text:p text:style-name="P40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34" draw:layer="layout" svg:width="2.6cm" svg:height="2.6cm" svg:x="22.6cm" svg:y="8.5cm">
          <text:p text:style-name="P30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159" draw:id="id159" draw:layer="layout" svg:width="2.6cm" svg:height="0.8cm" svg:x="22.6cm" svg:y="8.5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164" draw:id="id164" draw:layer="layout" svg:width="2.6cm" svg:height="0.8cm" svg:x="22.6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60" draw:text-style-name="P49" xml:id="id162" draw:id="id162" draw:layer="layout" svg:width="2.6cm" svg:height="0.8cm" svg:x="20.9cm" svg:y="14.2cm">
          <text:p text:style-name="P48"><text:span text:style-name="T34">aux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1.6cm" svg:y1="10.7cm" svg:x2="22.6cm" svg:y2="10.7cm">
          <text:p/>
        </draw:line>
        <draw:connector draw:style-name="gr15" draw:text-style-name="P24" draw:layer="layout" svg:x1="22.2cm" svg:y1="14.2cm" svg:x2="22.197cm" svg:y2="13.362cm" draw:start-shape="id162" draw:start-glue-point="0" draw:end-shape="id163" draw:end-glue-point="2" svg:d="M22200 14200v-419h-3v-419" svg:viewBox="0 0 4 839">
          <text:p/>
        </draw:connector>
        <draw:connector draw:style-name="gr15" draw:text-style-name="P24" draw:layer="layout" svg:x1="23.9cm" svg:y1="11.1cm" svg:x2="23.295cm" svg:y2="12.881cm" draw:start-shape="id164" draw:start-glue-point="2" draw:end-shape="id163" draw:end-glue-point="1" svg:d="M23900 11100v1781h-605" svg:viewBox="0 0 606 1782">
          <text:p/>
        </draw:connector>
        <draw:frame draw:style-name="gr7" draw:text-style-name="P33" draw:layer="layout" svg:width="2.195cm" svg:height="0.962cm" svg:x="24.3cm" svg:y="6.438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24.2cm" svg:y="2.538cm">
          <text:p text:style-name="P30"><text:span text:style-name="T16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4.2cm" svg:y="2.538cm">
          <text:p text:style-name="P21"><text:span text:style-name="T13">Nó 5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4.2cm" svg:y="4.338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5.5cm" svg:y1="5.138cm" svg:x2="25.5cm" svg:y2="6.638cm">
          <text:p/>
        </draw:line>
        <presentation:notes draw:style-name="dp2">
          <draw:page-thumbnail draw:style-name="gr9" draw:layer="layout" svg:width="19.798cm" svg:height="11.136cm" svg:x="0.6cm" svg:y="2.257cm" draw:page-number="58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</text:span><text:span text:style-name="T7">sso </text:span><text:span text:style-name="T7">5. </text:span><text:span text:style-name="T7">Ins</text:span><text:span text:style-name="T7">erir </text:span><text:span text:style-name="T7">ord</text:span><text:span text:style-name="T7">ena</text:span><text:span text:style-name="T7">do </text:span><text:span text:style-name="T7">os </text:span><text:span text:style-name="T7">ele</text:span><text:span text:style-name="T7">me</text:span><text:span text:style-name="T7">nto</text:span><text:span text:style-name="T7">s </text:span><text:span text:style-name="T7">9,1</text:span><text:span text:style-name="T7">0,1</text:span></text:p>
          </draw:text-box>
        </draw:frame>
        <draw:custom-shape draw:style-name="gr1" draw:text-style-name="P29" draw:layer="layout" svg:width="5.6cm" svg:height="1.4cm" svg:x="15.6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5.6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167" draw:id="id167" draw:layer="layout" svg:width="2.2cm" svg:height="1cm" svg:x="15.9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165" draw:id="id165" draw:layer="layout" svg:width="2.2cm" svg:height="1cm" svg:x="18.7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98cm" svg:y="13.161cm">
          <draw:text-box>
            <text:p><text:span text:style-name="T12">taman</text:span><text:span text:style-name="T12">ho = 4</text:span></text:p>
          </draw:text-box>
        </draw:frame>
        <draw:custom-shape draw:style-name="gr12" draw:text-style-name="P34" draw:layer="layout" svg:width="2.6cm" svg:height="2.6cm" svg:x="15.3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5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5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33" xml:id="id170" draw:id="id170" draw:layer="layout" svg:width="2.195cm" svg:height="0.962cm" svg:x="21.1cm" svg:y="12.4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19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9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9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7.942cm" svg:y1="10.7cm" svg:x2="19cm" svg:y2="10.7cm">
          <text:p/>
        </draw:line>
        <draw:custom-shape draw:style-name="gr12" draw:text-style-name="P34" xml:id="id172" draw:id="id172" draw:layer="layout" svg:width="2.6cm" svg:height="2.6cm" svg:x="11.7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168" draw:id="id168" draw:layer="layout" svg:width="2.6cm" svg:height="0.8cm" svg:x="11.7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1.7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19.8cm" svg:y1="5.938cm" svg:x2="23.9cm" svg:y2="8.5cm" draw:start-shape="id165" draw:start-glue-point="2" draw:end-shape="id166" draw:end-glue-point="0" svg:d="M19800 5938v1281h4100v1281" svg:viewBox="0 0 4101 2563">
          <text:p/>
        </draw:connector>
        <draw:connector draw:style-name="gr15" draw:text-style-name="P24" draw:layer="layout" svg:x1="17cm" svg:y1="5.938cm" svg:x2="13cm" svg:y2="8.5cm" draw:start-shape="id167" draw:start-glue-point="2" draw:end-shape="id168" draw:end-glue-point="0" svg:d="M17000 5938v1281h-4000v1281" svg:viewBox="0 0 4001 2563">
          <text:p/>
        </draw:connector>
        <draw:line draw:style-name="gr10" draw:text-style-name="P9" draw:layer="layout" svg:x1="14.3cm" svg:y1="10.7cm" svg:x2="15.358cm" svg:y2="10.7cm">
          <text:p/>
        </draw:line>
        <draw:custom-shape draw:name="CaixaDeTexto 23_33" draw:style-name="gr70" draw:text-style-name="P41" draw:layer="layout" svg:width="9.202cm" svg:height="10.391cm" svg:x="1.198cm" svg:y="2.8cm">
          <text:p text:style-name="P40"><text:span text:style-name="T20">novo ← criar_noh(valor);</text:span><text:span text:style-name="T18"> </text:span><text:span text:style-name="T20"><text:line-break/></text:span><text:span text:style-name="T18">aux ← inicio;</text:span></text:p>
          <text:p text:style-name="P40"><text:span text:style-name="T23">a</text:span><text:span text:style-name="T20">nterior ← NULL</text:span><text:span text:style-name="T20"><text:line-break/></text:span><text:span text:style-name="T20">enquanto ((auxiliar != NULL) E (auxiliar.dado &lt; valor)){</text:span></text:p>
          <text:p text:style-name="P40"><text:span text:style-name="T20"><text:tab/></text:span><text:span text:style-name="T20">anterior ← auxiliar;</text:span><text:span text:style-name="T20"><text:line-break/></text:span><text:span text:style-name="T20"><text:tab/></text:span><text:span text:style-name="T20">aux = aux.proximo;</text:span><text:span text:style-name="T20"><text:line-break/></text:span><text:span text:style-name="T20"><text:tab/></text:span><text:span text:style-name="T20"><text:line-break/></text:span><text:span text:style-name="T20">}</text:span><text:span text:style-name="T19"><text:line-break/></text:span><text:span text:style-name="T20">novo.proximo = aux;</text:span></text:p>
          <text:p text:style-name="P40"><text:span text:style-name="T23">Se (anterior == NULL){</text:span></text:p>
          <text:p text:style-name="P40"><text:span text:style-name="T23"><text:tab/></text:span><text:span text:style-name="T23">inicio = novo;</text:span></text:p>
          <text:p text:style-name="P40"><text:span text:style-name="T23">}se nao{</text:span><text:span text:style-name="T20"><text:line-break/></text:span><text:span text:style-name="T20"><text:tab/></text:span><text:span text:style-name="T20">anteiror.proximo = novo;</text:span></text:p>
          <text:p text:style-name="P40"><text:span text:style-name="T20">}</text:span><text:span text:style-name="T20"><text:line-break/></text:span><text:span text:style-name="T20">tamanho++;</text:span></text:p>
          <text:p text:style-name="P40"><text:span text:style-name="T21">Se (aux = </text:span><text:span text:style-name="T20">NULL</text:span><text:span text:style-name="T23">){</text:span></text:p>
          <text:p text:style-name="P40"><text:span text:style-name="T23"><text:tab/></text:span><text:span text:style-name="T23">fim = novo;</text:span></text:p>
          <text:p text:style-name="P40"><text:span text:style-name="T23">}</text:span></text:p>
          <text:p text:style-name="P40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34" draw:layer="layout" svg:width="2.6cm" svg:height="2.6cm" svg:x="22.6cm" svg:y="8.5cm">
          <text:p text:style-name="P30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166" draw:id="id166" draw:layer="layout" svg:width="2.6cm" svg:height="0.8cm" svg:x="22.6cm" svg:y="8.5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169" draw:id="id169" draw:layer="layout" svg:width="2.6cm" svg:height="0.8cm" svg:x="22.6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71" draw:text-style-name="P49" xml:id="id171" draw:id="id171" draw:layer="layout" svg:width="2.4cm" svg:height="0.8cm" svg:x="8.9cm" svg:y="9.4cm">
          <text:p text:style-name="P48"><text:span text:style-name="T34">aux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1.6cm" svg:y1="10.7cm" svg:x2="22.6cm" svg:y2="10.7cm">
          <text:p/>
        </draw:line>
        <draw:connector draw:style-name="gr15" draw:text-style-name="P24" draw:layer="layout" svg:x1="23.9cm" svg:y1="11.1cm" svg:x2="23.295cm" svg:y2="12.881cm" draw:start-shape="id169" draw:start-glue-point="2" draw:end-shape="id170" draw:end-glue-point="1" svg:d="M23900 11100v1781h-605" svg:viewBox="0 0 606 1782">
          <text:p/>
        </draw:connector>
        <draw:frame draw:style-name="gr7" draw:text-style-name="P33" draw:layer="layout" svg:width="2.195cm" svg:height="0.962cm" svg:x="24.3cm" svg:y="6.438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24.2cm" svg:y="2.538cm">
          <text:p text:style-name="P30"><text:span text:style-name="T16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4.2cm" svg:y="2.538cm">
          <text:p text:style-name="P21"><text:span text:style-name="T13">Nó 5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4.2cm" svg:y="4.338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5.5cm" svg:y1="5.138cm" svg:x2="25.5cm" svg:y2="6.638cm">
          <text:p/>
        </draw:line>
        <draw:connector draw:style-name="gr72" draw:text-style-name="P24" draw:layer="layout" svg:x1="11.3cm" svg:y1="9.8cm" svg:x2="11.7cm" svg:y2="9.8cm" draw:start-shape="id171" draw:start-glue-point="1" draw:end-shape="id172" draw:end-glue-point="3" svg:d="M11300 9800h400" svg:viewBox="0 0 401 1">
          <text:p/>
        </draw:connector>
        <presentation:notes draw:style-name="dp2">
          <draw:page-thumbnail draw:style-name="gr9" draw:layer="layout" svg:width="19.798cm" svg:height="11.136cm" svg:x="0.6cm" svg:y="2.257cm" draw:page-number="59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5. Inserir ordenado os elementos 9,10,1</text:span></text:p>
          </draw:text-box>
        </draw:frame>
        <draw:custom-shape draw:style-name="gr1" draw:text-style-name="P29" draw:layer="layout" svg:width="5.6cm" svg:height="1.4cm" svg:x="15.6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5.6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175" draw:id="id175" draw:layer="layout" svg:width="2.2cm" svg:height="1cm" svg:x="15.9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173" draw:id="id173" draw:layer="layout" svg:width="2.2cm" svg:height="1cm" svg:x="18.7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98cm" svg:y="13.161cm">
          <draw:text-box>
            <text:p><text:span text:style-name="T12">tamanho = 4</text:span></text:p>
          </draw:text-box>
        </draw:frame>
        <draw:custom-shape draw:style-name="gr12" draw:text-style-name="P34" draw:layer="layout" svg:width="2.6cm" svg:height="2.6cm" svg:x="15.3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5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5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33" xml:id="id178" draw:id="id178" draw:layer="layout" svg:width="2.195cm" svg:height="0.962cm" svg:x="21.1cm" svg:y="12.4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19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9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9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7.942cm" svg:y1="10.7cm" svg:x2="19cm" svg:y2="10.7cm">
          <text:p/>
        </draw:line>
        <draw:custom-shape draw:style-name="gr12" draw:text-style-name="P34" xml:id="id180" draw:id="id180" draw:layer="layout" svg:width="2.6cm" svg:height="2.6cm" svg:x="11.7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176" draw:id="id176" draw:layer="layout" svg:width="2.6cm" svg:height="0.8cm" svg:x="11.7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1.7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19.8cm" svg:y1="5.938cm" svg:x2="23.9cm" svg:y2="8.5cm" draw:start-shape="id173" draw:start-glue-point="2" draw:end-shape="id174" draw:end-glue-point="0" svg:d="M19800 5938v1281h4100v1281" svg:viewBox="0 0 4101 2563">
          <text:p/>
        </draw:connector>
        <draw:connector draw:style-name="gr15" draw:text-style-name="P24" draw:layer="layout" svg:x1="17cm" svg:y1="5.938cm" svg:x2="13cm" svg:y2="8.5cm" draw:start-shape="id175" draw:start-glue-point="2" draw:end-shape="id176" draw:end-glue-point="0" svg:d="M17000 5938v1281h-4000v1281" svg:viewBox="0 0 4001 2563">
          <text:p/>
        </draw:connector>
        <draw:line draw:style-name="gr10" draw:text-style-name="P9" draw:layer="layout" svg:x1="14.3cm" svg:y1="10.7cm" svg:x2="15.358cm" svg:y2="10.7cm">
          <text:p/>
        </draw:line>
        <draw:custom-shape draw:name="CaixaDeTexto 23_34" draw:style-name="gr73" draw:text-style-name="P41" draw:layer="layout" svg:width="9.202cm" svg:height="10.391cm" svg:x="1.198cm" svg:y="2.8cm">
          <text:p text:style-name="P40"><text:span text:style-name="T20">novo ← criar_noh(valor);</text:span><text:span text:style-name="T18"> </text:span><text:span text:style-name="T20"><text:line-break/></text:span><text:span text:style-name="T20">aux ← inicio;</text:span></text:p>
          <text:p text:style-name="P40"><text:span text:style-name="T27">a</text:span><text:span text:style-name="T18">nterior ← NULL</text:span><text:span text:style-name="T20"><text:line-break/></text:span><text:span text:style-name="T20">enquanto ((auxiliar != NULL) E (auxiliar.dado &lt; valor)){</text:span></text:p>
          <text:p text:style-name="P40"><text:span text:style-name="T20"><text:tab/></text:span><text:span text:style-name="T20">anterior ← auxiliar;</text:span><text:span text:style-name="T20"><text:line-break/></text:span><text:span text:style-name="T20"><text:tab/></text:span><text:span text:style-name="T20">aux = aux.proximo;</text:span><text:span text:style-name="T20"><text:line-break/></text:span><text:span text:style-name="T20"><text:tab/></text:span><text:span text:style-name="T20"><text:line-break/></text:span><text:span text:style-name="T20">}</text:span><text:span text:style-name="T19"><text:line-break/></text:span><text:span text:style-name="T20">novo.proximo = aux;</text:span></text:p>
          <text:p text:style-name="P40"><text:span text:style-name="T23">Se (anterior == NULL){</text:span></text:p>
          <text:p text:style-name="P40"><text:span text:style-name="T23"><text:tab/></text:span><text:span text:style-name="T23">inicio = novo;</text:span></text:p>
          <text:p text:style-name="P40"><text:span text:style-name="T23">}se nao{</text:span><text:span text:style-name="T20"><text:line-break/></text:span><text:span text:style-name="T20"><text:tab/></text:span><text:span text:style-name="T20">anteiror.proximo = novo;</text:span></text:p>
          <text:p text:style-name="P40"><text:span text:style-name="T20">}</text:span><text:span text:style-name="T20"><text:line-break/></text:span><text:span text:style-name="T20">tamanho++;</text:span></text:p>
          <text:p text:style-name="P40"><text:span text:style-name="T21">Se (aux = </text:span><text:span text:style-name="T20">NULL</text:span><text:span text:style-name="T23">){</text:span></text:p>
          <text:p text:style-name="P40"><text:span text:style-name="T23"><text:tab/></text:span><text:span text:style-name="T23">fim = novo;</text:span></text:p>
          <text:p text:style-name="P40"><text:span text:style-name="T23">}</text:span></text:p>
          <text:p text:style-name="P40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34" draw:layer="layout" svg:width="2.6cm" svg:height="2.6cm" svg:x="22.6cm" svg:y="8.5cm">
          <text:p text:style-name="P30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174" draw:id="id174" draw:layer="layout" svg:width="2.6cm" svg:height="0.8cm" svg:x="22.6cm" svg:y="8.5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177" draw:id="id177" draw:layer="layout" svg:width="2.6cm" svg:height="0.8cm" svg:x="22.6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71" draw:text-style-name="P49" xml:id="id179" draw:id="id179" draw:layer="layout" svg:width="2.4cm" svg:height="0.8cm" svg:x="8.9cm" svg:y="9.4cm">
          <text:p text:style-name="P48"><text:span text:style-name="T34">aux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1.6cm" svg:y1="10.7cm" svg:x2="22.6cm" svg:y2="10.7cm">
          <text:p/>
        </draw:line>
        <draw:connector draw:style-name="gr15" draw:text-style-name="P24" draw:layer="layout" svg:x1="23.9cm" svg:y1="11.1cm" svg:x2="23.295cm" svg:y2="12.881cm" draw:start-shape="id177" draw:start-glue-point="2" draw:end-shape="id178" draw:end-glue-point="1" svg:d="M23900 11100v1781h-605" svg:viewBox="0 0 606 1782">
          <text:p/>
        </draw:connector>
        <draw:frame draw:style-name="gr7" draw:text-style-name="P33" draw:layer="layout" svg:width="2.195cm" svg:height="0.962cm" svg:x="24.3cm" svg:y="6.438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24.2cm" svg:y="2.538cm">
          <text:p text:style-name="P30"><text:span text:style-name="T16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4.2cm" svg:y="2.538cm">
          <text:p text:style-name="P21"><text:span text:style-name="T13">Nó 5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4.2cm" svg:y="4.338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5.5cm" svg:y1="5.138cm" svg:x2="25.5cm" svg:y2="6.638cm">
          <text:p/>
        </draw:line>
        <draw:connector draw:style-name="gr72" draw:text-style-name="P24" draw:layer="layout" svg:x1="11.3cm" svg:y1="9.8cm" svg:x2="11.7cm" svg:y2="9.8cm" draw:start-shape="id179" draw:start-glue-point="1" draw:end-shape="id180" draw:end-glue-point="3" svg:d="M11300 9800h400" svg:viewBox="0 0 401 1">
          <text:p/>
        </draw:connector>
        <draw:custom-shape draw:style-name="gr71" draw:text-style-name="P49" xml:id="id181" draw:id="id181" draw:layer="layout" svg:width="2.4cm" svg:height="0.8cm" svg:x="21cm" svg:y="14.1cm">
          <text:p text:style-name="P48"><text:span text:style-name="T34">anterior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2.2cm" svg:y1="14.1cm" svg:x2="22.197cm" svg:y2="13.362cm" draw:start-shape="id181" draw:start-glue-point="0" draw:end-shape="id178" draw:end-glue-point="2" svg:d="M22200 14100v-369h-3v-369" svg:viewBox="0 0 4 739">
          <text:p/>
        </draw:connector>
        <presentation:notes draw:style-name="dp2">
          <draw:page-thumbnail draw:style-name="gr9" draw:layer="layout" svg:width="19.798cm" svg:height="11.136cm" svg:x="0.6cm" svg:y="2.257cm" draw:page-number="60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5. Inserir ordenado os elementos 9,10,1</text:span></text:p>
          </draw:text-box>
        </draw:frame>
        <draw:custom-shape draw:style-name="gr1" draw:text-style-name="P29" draw:layer="layout" svg:width="5.6cm" svg:height="1.4cm" svg:x="15.6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5.6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184" draw:id="id184" draw:layer="layout" svg:width="2.2cm" svg:height="1cm" svg:x="15.9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182" draw:id="id182" draw:layer="layout" svg:width="2.2cm" svg:height="1cm" svg:x="18.7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98cm" svg:y="13.161cm">
          <draw:text-box>
            <text:p><text:span text:style-name="T12">tamanho = 4</text:span></text:p>
          </draw:text-box>
        </draw:frame>
        <draw:custom-shape draw:style-name="gr12" draw:text-style-name="P34" draw:layer="layout" svg:width="2.6cm" svg:height="2.6cm" svg:x="15.3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5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5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33" xml:id="id187" draw:id="id187" draw:layer="layout" svg:width="2.195cm" svg:height="0.962cm" svg:x="21.1cm" svg:y="12.4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19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9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9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7.942cm" svg:y1="10.7cm" svg:x2="19cm" svg:y2="10.7cm">
          <text:p/>
        </draw:line>
        <draw:custom-shape draw:style-name="gr12" draw:text-style-name="P34" xml:id="id189" draw:id="id189" draw:layer="layout" svg:width="2.6cm" svg:height="2.6cm" svg:x="11.7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185" draw:id="id185" draw:layer="layout" svg:width="2.6cm" svg:height="0.8cm" svg:x="11.7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1.7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19.8cm" svg:y1="5.938cm" svg:x2="23.9cm" svg:y2="8.5cm" draw:start-shape="id182" draw:start-glue-point="2" draw:end-shape="id183" draw:end-glue-point="0" svg:d="M19800 5938v1281h4100v1281" svg:viewBox="0 0 4101 2563">
          <text:p/>
        </draw:connector>
        <draw:connector draw:style-name="gr15" draw:text-style-name="P24" draw:layer="layout" svg:x1="17cm" svg:y1="5.938cm" svg:x2="13cm" svg:y2="8.5cm" draw:start-shape="id184" draw:start-glue-point="2" draw:end-shape="id185" draw:end-glue-point="0" svg:d="M17000 5938v1281h-4000v1281" svg:viewBox="0 0 4001 2563">
          <text:p/>
        </draw:connector>
        <draw:line draw:style-name="gr10" draw:text-style-name="P9" draw:layer="layout" svg:x1="14.3cm" svg:y1="10.7cm" svg:x2="15.358cm" svg:y2="10.7cm">
          <text:p/>
        </draw:line>
        <draw:custom-shape draw:name="CaixaDeTexto 23_35" draw:style-name="gr74" draw:text-style-name="P41" draw:layer="layout" svg:width="9.202cm" svg:height="10.391cm" svg:x="1.198cm" svg:y="2.8cm">
          <text:p text:style-name="P40"><text:span text:style-name="T20">novo ← criar_noh(valor);</text:span><text:span text:style-name="T18"> </text:span><text:span text:style-name="T20"><text:line-break/></text:span><text:span text:style-name="T20">aux ← inicio;</text:span></text:p>
          <text:p text:style-name="P40"><text:span text:style-name="T23">a</text:span><text:span text:style-name="T20">nterior ← NULL</text:span><text:span text:style-name="T20"><text:line-break/></text:span><text:span text:style-name="T18">enquanto ((auxiliar != NULL) E (auxiliar.dado &lt; valor)){</text:span></text:p>
          <text:p text:style-name="P40"><text:span text:style-name="T18"><text:tab/></text:span><text:span text:style-name="T18">anterior ← auxiliar;</text:span><text:span text:style-name="T18"><text:line-break/></text:span><text:span text:style-name="T18"><text:tab/></text:span><text:span text:style-name="T18">aux = aux.proximo;</text:span><text:span text:style-name="T18"><text:line-break/></text:span><text:span text:style-name="T18"><text:tab/></text:span><text:span text:style-name="T18"><text:line-break/></text:span><text:span text:style-name="T18">}</text:span><text:span text:style-name="T19"><text:line-break/></text:span><text:span text:style-name="T20">novo.proximo = aux;</text:span></text:p>
          <text:p text:style-name="P40"><text:span text:style-name="T23">Se (anterior == NULL){</text:span></text:p>
          <text:p text:style-name="P40"><text:span text:style-name="T23"><text:tab/></text:span><text:span text:style-name="T23">inicio = novo;</text:span></text:p>
          <text:p text:style-name="P40"><text:span text:style-name="T23">}se nao{</text:span><text:span text:style-name="T20"><text:line-break/></text:span><text:span text:style-name="T20"><text:tab/></text:span><text:span text:style-name="T20">anteiror.proximo = novo;</text:span></text:p>
          <text:p text:style-name="P40"><text:span text:style-name="T20">}</text:span><text:span text:style-name="T20"><text:line-break/></text:span><text:span text:style-name="T20">tamanho++;</text:span></text:p>
          <text:p text:style-name="P40"><text:span text:style-name="T21">Se (aux = </text:span><text:span text:style-name="T20">NULL</text:span><text:span text:style-name="T23">){</text:span></text:p>
          <text:p text:style-name="P40"><text:span text:style-name="T23"><text:tab/></text:span><text:span text:style-name="T23">fim = novo;</text:span></text:p>
          <text:p text:style-name="P40"><text:span text:style-name="T23">}</text:span></text:p>
          <text:p text:style-name="P40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34" draw:layer="layout" svg:width="2.6cm" svg:height="2.6cm" svg:x="22.6cm" svg:y="8.5cm">
          <text:p text:style-name="P30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183" draw:id="id183" draw:layer="layout" svg:width="2.6cm" svg:height="0.8cm" svg:x="22.6cm" svg:y="8.5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186" draw:id="id186" draw:layer="layout" svg:width="2.6cm" svg:height="0.8cm" svg:x="22.6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71" draw:text-style-name="P49" xml:id="id188" draw:id="id188" draw:layer="layout" svg:width="2.4cm" svg:height="0.8cm" svg:x="8.9cm" svg:y="9.4cm">
          <text:p text:style-name="P48"><text:span text:style-name="T34">aux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1.6cm" svg:y1="10.7cm" svg:x2="22.6cm" svg:y2="10.7cm">
          <text:p/>
        </draw:line>
        <draw:connector draw:style-name="gr15" draw:text-style-name="P24" draw:layer="layout" svg:x1="23.9cm" svg:y1="11.1cm" svg:x2="23.295cm" svg:y2="12.881cm" draw:start-shape="id186" draw:start-glue-point="2" draw:end-shape="id187" draw:end-glue-point="1" svg:d="M23900 11100v1781h-605" svg:viewBox="0 0 606 1782">
          <text:p/>
        </draw:connector>
        <draw:frame draw:style-name="gr7" draw:text-style-name="P33" draw:layer="layout" svg:width="2.195cm" svg:height="0.962cm" svg:x="24.3cm" svg:y="6.438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24.2cm" svg:y="2.538cm">
          <text:p text:style-name="P30"><text:span text:style-name="T16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4.2cm" svg:y="2.538cm">
          <text:p text:style-name="P21"><text:span text:style-name="T13">Nó 5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4.2cm" svg:y="4.338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5.5cm" svg:y1="5.138cm" svg:x2="25.5cm" svg:y2="6.638cm">
          <text:p/>
        </draw:line>
        <draw:connector draw:style-name="gr72" draw:text-style-name="P24" draw:layer="layout" svg:x1="11.3cm" svg:y1="9.8cm" svg:x2="11.7cm" svg:y2="9.8cm" draw:start-shape="id188" draw:start-glue-point="1" draw:end-shape="id189" draw:end-glue-point="3" svg:d="M11300 9800h400" svg:viewBox="0 0 401 1">
          <text:p/>
        </draw:connector>
        <draw:custom-shape draw:style-name="gr71" draw:text-style-name="P49" xml:id="id190" draw:id="id190" draw:layer="layout" svg:width="2.4cm" svg:height="0.8cm" svg:x="21cm" svg:y="14.1cm">
          <text:p text:style-name="P48"><text:span text:style-name="T34">anterior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2.2cm" svg:y1="14.1cm" svg:x2="22.197cm" svg:y2="13.362cm" draw:start-shape="id190" draw:start-glue-point="0" draw:end-shape="id187" draw:end-glue-point="2" svg:d="M22200 14100v-369h-3v-369" svg:viewBox="0 0 4 739">
          <text:p/>
        </draw:connector>
        <draw:frame draw:style-name="gr58" draw:text-style-name="P39" draw:layer="layout" svg:width="5.315cm" svg:height="1.787cm" svg:x="7.385cm" svg:y="10.4cm">
          <draw:text-box>
            <text:p text:style-name="P24"><text:span text:style-name="T26">2 &lt; 10</text:span></text:p>
            <text:p text:style-name="P24"><text:span text:style-name="T26">Então aux=aux.proximo</text:span></text:p>
            <text:p text:style-name="P24"><text:span text:style-name="T26">E anterior=aux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1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5. Inserir ordenado os elementos 9,10,1</text:span></text:p>
          </draw:text-box>
        </draw:frame>
        <draw:custom-shape draw:style-name="gr1" draw:text-style-name="P29" draw:layer="layout" svg:width="5.6cm" svg:height="1.4cm" svg:x="15.6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5.6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193" draw:id="id193" draw:layer="layout" svg:width="2.2cm" svg:height="1cm" svg:x="15.9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191" draw:id="id191" draw:layer="layout" svg:width="2.2cm" svg:height="1cm" svg:x="18.7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98cm" svg:y="13.161cm">
          <draw:text-box>
            <text:p><text:span text:style-name="T12">tamanho = 4</text:span></text:p>
          </draw:text-box>
        </draw:frame>
        <draw:custom-shape draw:style-name="gr12" draw:text-style-name="P34" draw:layer="layout" svg:width="2.6cm" svg:height="2.6cm" svg:x="15.3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5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200" draw:id="id200" draw:layer="layout" svg:width="2.6cm" svg:height="0.8cm" svg:x="15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33" xml:id="id196" draw:id="id196" draw:layer="layout" svg:width="2.195cm" svg:height="0.962cm" svg:x="21.1cm" svg:y="12.4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19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9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9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7.942cm" svg:y1="10.7cm" svg:x2="19cm" svg:y2="10.7cm">
          <text:p/>
        </draw:line>
        <draw:custom-shape draw:style-name="gr12" draw:text-style-name="P34" xml:id="id198" draw:id="id198" draw:layer="layout" svg:width="2.6cm" svg:height="2.6cm" svg:x="11.7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194" draw:id="id194" draw:layer="layout" svg:width="2.6cm" svg:height="0.8cm" svg:x="11.7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1.7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19.8cm" svg:y1="5.938cm" svg:x2="23.9cm" svg:y2="8.5cm" draw:start-shape="id191" draw:start-glue-point="2" draw:end-shape="id192" draw:end-glue-point="0" svg:d="M19800 5938v1281h4100v1281" svg:viewBox="0 0 4101 2563">
          <text:p/>
        </draw:connector>
        <draw:connector draw:style-name="gr15" draw:text-style-name="P24" draw:layer="layout" svg:x1="17cm" svg:y1="5.938cm" svg:x2="13cm" svg:y2="8.5cm" draw:start-shape="id193" draw:start-glue-point="2" draw:end-shape="id194" draw:end-glue-point="0" svg:d="M17000 5938v1281h-4000v1281" svg:viewBox="0 0 4001 2563">
          <text:p/>
        </draw:connector>
        <draw:line draw:style-name="gr10" draw:text-style-name="P9" draw:layer="layout" svg:x1="14.3cm" svg:y1="10.7cm" svg:x2="15.358cm" svg:y2="10.7cm">
          <text:p/>
        </draw:line>
        <draw:custom-shape draw:name="CaixaDeTexto 23_36" draw:style-name="gr75" draw:text-style-name="P41" draw:layer="layout" svg:width="9.202cm" svg:height="10.391cm" svg:x="1.198cm" svg:y="2.8cm">
          <text:p text:style-name="P40"><text:span text:style-name="T20">novo ← criar_noh(valor);</text:span><text:span text:style-name="T18"> </text:span><text:span text:style-name="T20"><text:line-break/></text:span><text:span text:style-name="T20">aux ← inicio;</text:span></text:p>
          <text:p text:style-name="P40"><text:span text:style-name="T23">a</text:span><text:span text:style-name="T20">nterior ← NULL</text:span><text:span text:style-name="T20"><text:line-break/></text:span><text:span text:style-name="T18">enquanto ((auxiliar != NULL) E (auxiliar.dado &lt; valor)){</text:span></text:p>
          <text:p text:style-name="P40"><text:span text:style-name="T18"><text:tab/></text:span><text:span text:style-name="T18">anterior ← auxiliar;</text:span><text:span text:style-name="T18"><text:line-break/></text:span><text:span text:style-name="T18"><text:tab/></text:span><text:span text:style-name="T18">aux = aux.proximo;</text:span><text:span text:style-name="T18"><text:line-break/></text:span><text:span text:style-name="T18"><text:tab/></text:span><text:span text:style-name="T18"><text:line-break/></text:span><text:span text:style-name="T18">}</text:span><text:span text:style-name="T19"><text:line-break/></text:span><text:span text:style-name="T20">novo.proximo = aux;</text:span></text:p>
          <text:p text:style-name="P40"><text:span text:style-name="T23">Se (anterior == NULL){</text:span></text:p>
          <text:p text:style-name="P40"><text:span text:style-name="T23"><text:tab/></text:span><text:span text:style-name="T23">inicio = novo;</text:span></text:p>
          <text:p text:style-name="P40"><text:span text:style-name="T23">}se nao{</text:span><text:span text:style-name="T20"><text:line-break/></text:span><text:span text:style-name="T20"><text:tab/></text:span><text:span text:style-name="T20">anteiror.proximo = novo;</text:span></text:p>
          <text:p text:style-name="P40"><text:span text:style-name="T20">}</text:span><text:span text:style-name="T20"><text:line-break/></text:span><text:span text:style-name="T20">tamanho++;</text:span></text:p>
          <text:p text:style-name="P40"><text:span text:style-name="T21">Se (aux = </text:span><text:span text:style-name="T20">NULL</text:span><text:span text:style-name="T23">){</text:span></text:p>
          <text:p text:style-name="P40"><text:span text:style-name="T23"><text:tab/></text:span><text:span text:style-name="T23">fim = novo;</text:span></text:p>
          <text:p text:style-name="P40"><text:span text:style-name="T23">}</text:span></text:p>
          <text:p text:style-name="P40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34" draw:layer="layout" svg:width="2.6cm" svg:height="2.6cm" svg:x="22.6cm" svg:y="8.5cm">
          <text:p text:style-name="P30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192" draw:id="id192" draw:layer="layout" svg:width="2.6cm" svg:height="0.8cm" svg:x="22.6cm" svg:y="8.5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195" draw:id="id195" draw:layer="layout" svg:width="2.6cm" svg:height="0.8cm" svg:x="22.6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71" draw:text-style-name="P49" xml:id="id197" draw:id="id197" draw:layer="layout" svg:width="2.4cm" svg:height="0.8cm" svg:x="8.9cm" svg:y="9.4cm">
          <text:p text:style-name="P48"><text:span text:style-name="T34">anterior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1.6cm" svg:y1="10.7cm" svg:x2="22.6cm" svg:y2="10.7cm">
          <text:p/>
        </draw:line>
        <draw:connector draw:style-name="gr15" draw:text-style-name="P24" draw:layer="layout" svg:x1="23.9cm" svg:y1="11.1cm" svg:x2="23.295cm" svg:y2="12.881cm" draw:start-shape="id195" draw:start-glue-point="2" draw:end-shape="id196" draw:end-glue-point="1" svg:d="M23900 11100v1781h-605" svg:viewBox="0 0 606 1782">
          <text:p/>
        </draw:connector>
        <draw:frame draw:style-name="gr7" draw:text-style-name="P33" draw:layer="layout" svg:width="2.195cm" svg:height="0.962cm" svg:x="24.3cm" svg:y="6.438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24.2cm" svg:y="2.538cm">
          <text:p text:style-name="P30"><text:span text:style-name="T16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4.2cm" svg:y="2.538cm">
          <text:p text:style-name="P21"><text:span text:style-name="T13">Nó 5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4.2cm" svg:y="4.338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5.5cm" svg:y1="5.138cm" svg:x2="25.5cm" svg:y2="6.638cm">
          <text:p/>
        </draw:line>
        <draw:connector draw:style-name="gr72" draw:text-style-name="P24" draw:layer="layout" svg:x1="11.3cm" svg:y1="9.8cm" svg:x2="11.7cm" svg:y2="9.8cm" draw:start-shape="id197" draw:start-glue-point="1" draw:end-shape="id198" draw:end-glue-point="3" svg:d="M11300 9800h400" svg:viewBox="0 0 401 1">
          <text:p/>
        </draw:connector>
        <draw:custom-shape draw:style-name="gr71" draw:text-style-name="P49" xml:id="id199" draw:id="id199" draw:layer="layout" svg:width="2.4cm" svg:height="0.8cm" svg:x="15.4cm" svg:y="11.86cm">
          <text:p text:style-name="P48"><text:span text:style-name="T34">aux</text:span></text:p>
          <draw:enhanced-geometry svg:viewBox="0 0 21600 21600" draw:type="rectangle" draw:enhanced-path="M 0 0 L 21600 0 21600 21600 0 21600 0 0 Z N"/>
        </draw:custom-shape>
        <draw:frame draw:style-name="gr58" draw:text-style-name="P39" draw:layer="layout" svg:width="5.315cm" svg:height="1.787cm" svg:x="14cm" svg:y="12.613cm">
          <draw:text-box>
            <text:p text:style-name="P24"><text:span text:style-name="T26">4 &lt; 10</text:span></text:p>
            <text:p text:style-name="P24"><text:span text:style-name="T26">Então aux=aux.proximo</text:span></text:p>
            <text:p text:style-name="P24"><text:span text:style-name="T26">E anterior=aux</text:span></text:p>
          </draw:text-box>
        </draw:frame>
        <draw:connector draw:style-name="gr15" draw:text-style-name="P24" draw:layer="layout" svg:x1="16.6cm" svg:y1="11.86cm" svg:x2="16.642cm" svg:y2="11.122cm" draw:start-shape="id199" draw:start-glue-point="0" draw:end-shape="id200" draw:end-glue-point="2" svg:d="M16600 11860v-369h42v-369" svg:viewBox="0 0 43 739">
          <text:p/>
        </draw:connector>
        <presentation:notes draw:style-name="dp2">
          <draw:page-thumbnail draw:style-name="gr9" draw:layer="layout" svg:width="19.798cm" svg:height="11.136cm" svg:x="0.6cm" svg:y="2.257cm" draw:page-number="62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5. Inserir ordenado os elementos 9,10,1</text:span></text:p>
          </draw:text-box>
        </draw:frame>
        <draw:custom-shape draw:style-name="gr1" draw:text-style-name="P29" draw:layer="layout" svg:width="5.6cm" svg:height="1.4cm" svg:x="15.6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5.6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203" draw:id="id203" draw:layer="layout" svg:width="2.2cm" svg:height="1cm" svg:x="15.9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201" draw:id="id201" draw:layer="layout" svg:width="2.2cm" svg:height="1cm" svg:x="18.7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98cm" svg:y="13.161cm">
          <draw:text-box>
            <text:p><text:span text:style-name="T12">tamanho = 4</text:span></text:p>
          </draw:text-box>
        </draw:frame>
        <draw:custom-shape draw:style-name="gr12" draw:text-style-name="P34" draw:layer="layout" svg:width="2.6cm" svg:height="2.6cm" svg:x="15.3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5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206" draw:id="id206" draw:layer="layout" svg:width="2.6cm" svg:height="0.8cm" svg:x="15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33" xml:id="id208" draw:id="id208" draw:layer="layout" svg:width="2.195cm" svg:height="0.962cm" svg:x="22.805cm" svg:y="14.238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19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9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210" draw:id="id210" draw:layer="layout" svg:width="2.6cm" svg:height="0.8cm" svg:x="19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7.942cm" svg:y1="10.7cm" svg:x2="19cm" svg:y2="10.7cm">
          <text:p/>
        </draw:line>
        <draw:custom-shape draw:style-name="gr12" draw:text-style-name="P34" draw:layer="layout" svg:width="2.6cm" svg:height="2.6cm" svg:x="11.7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204" draw:id="id204" draw:layer="layout" svg:width="2.6cm" svg:height="0.8cm" svg:x="11.7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1.7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19.8cm" svg:y1="5.938cm" svg:x2="23.9cm" svg:y2="8.5cm" draw:start-shape="id201" draw:start-glue-point="2" draw:end-shape="id202" draw:end-glue-point="0" svg:d="M19800 5938v1281h4100v1281" svg:viewBox="0 0 4101 2563">
          <text:p/>
        </draw:connector>
        <draw:connector draw:style-name="gr15" draw:text-style-name="P24" draw:layer="layout" svg:x1="17cm" svg:y1="5.938cm" svg:x2="13cm" svg:y2="8.5cm" draw:start-shape="id203" draw:start-glue-point="2" draw:end-shape="id204" draw:end-glue-point="0" svg:d="M17000 5938v1281h-4000v1281" svg:viewBox="0 0 4001 2563">
          <text:p/>
        </draw:connector>
        <draw:line draw:style-name="gr10" draw:text-style-name="P9" draw:layer="layout" svg:x1="14.3cm" svg:y1="10.7cm" svg:x2="15.358cm" svg:y2="10.7cm">
          <text:p/>
        </draw:line>
        <draw:custom-shape draw:name="CaixaDeTexto 23_37" draw:style-name="gr76" draw:text-style-name="P41" draw:layer="layout" svg:width="9.202cm" svg:height="10.391cm" svg:x="1.198cm" svg:y="2.8cm">
          <text:p text:style-name="P40"><text:span text:style-name="T20">novo ← criar_noh(valor);</text:span><text:span text:style-name="T18"> </text:span><text:span text:style-name="T20"><text:line-break/></text:span><text:span text:style-name="T20">aux ← inicio;</text:span></text:p>
          <text:p text:style-name="P40"><text:span text:style-name="T23">a</text:span><text:span text:style-name="T20">nterior ← NULL</text:span><text:span text:style-name="T20"><text:line-break/></text:span><text:span text:style-name="T18">enquanto ((auxiliar != NULL) E (auxiliar.dado &lt; valor)){</text:span></text:p>
          <text:p text:style-name="P40"><text:span text:style-name="T18"><text:tab/></text:span><text:span text:style-name="T18">anterior ← auxiliar;</text:span><text:span text:style-name="T18"><text:line-break/></text:span><text:span text:style-name="T18"><text:tab/></text:span><text:span text:style-name="T18">aux = aux.proximo;</text:span><text:span text:style-name="T18"><text:line-break/></text:span><text:span text:style-name="T18"><text:tab/></text:span><text:span text:style-name="T18"><text:line-break/></text:span><text:span text:style-name="T18">}</text:span><text:span text:style-name="T19"><text:line-break/></text:span><text:span text:style-name="T20">novo.proximo = aux;</text:span></text:p>
          <text:p text:style-name="P40"><text:span text:style-name="T23">Se (anterior == NULL){</text:span></text:p>
          <text:p text:style-name="P40"><text:span text:style-name="T23"><text:tab/></text:span><text:span text:style-name="T23">inicio = novo;</text:span></text:p>
          <text:p text:style-name="P40"><text:span text:style-name="T23">}se nao{</text:span><text:span text:style-name="T20"><text:line-break/></text:span><text:span text:style-name="T20"><text:tab/></text:span><text:span text:style-name="T20">anteiror.proximo = novo;</text:span></text:p>
          <text:p text:style-name="P40"><text:span text:style-name="T20">}</text:span><text:span text:style-name="T20"><text:line-break/></text:span><text:span text:style-name="T20">tamanho++;</text:span></text:p>
          <text:p text:style-name="P40"><text:span text:style-name="T21">Se (aux = </text:span><text:span text:style-name="T20">NULL</text:span><text:span text:style-name="T23">){</text:span></text:p>
          <text:p text:style-name="P40"><text:span text:style-name="T23"><text:tab/></text:span><text:span text:style-name="T23">fim = novo;</text:span></text:p>
          <text:p text:style-name="P40"><text:span text:style-name="T23">}</text:span></text:p>
          <text:p text:style-name="P40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34" draw:layer="layout" svg:width="2.6cm" svg:height="2.6cm" svg:x="22.6cm" svg:y="8.5cm">
          <text:p text:style-name="P30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202" draw:id="id202" draw:layer="layout" svg:width="2.6cm" svg:height="0.8cm" svg:x="22.6cm" svg:y="8.5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207" draw:id="id207" draw:layer="layout" svg:width="2.6cm" svg:height="0.8cm" svg:x="22.6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1.6cm" svg:y1="10.7cm" svg:x2="22.6cm" svg:y2="10.7cm">
          <text:p/>
        </draw:line>
        <draw:frame draw:style-name="gr7" draw:text-style-name="P33" draw:layer="layout" svg:width="2.195cm" svg:height="0.962cm" svg:x="24.3cm" svg:y="6.438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24.2cm" svg:y="2.538cm">
          <text:p text:style-name="P30"><text:span text:style-name="T16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4.2cm" svg:y="2.538cm">
          <text:p text:style-name="P21"><text:span text:style-name="T13">Nó 5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4.2cm" svg:y="4.338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5.5cm" svg:y1="5.138cm" svg:x2="25.5cm" svg:y2="6.638cm">
          <text:p/>
        </draw:line>
        <draw:custom-shape draw:style-name="gr71" draw:text-style-name="P49" xml:id="id205" draw:id="id205" draw:layer="layout" svg:width="2.4cm" svg:height="0.8cm" svg:x="15.4cm" svg:y="11.86cm">
          <text:p text:style-name="P48"><text:span text:style-name="T34">anterior</text:span></text:p>
          <draw:enhanced-geometry svg:viewBox="0 0 21600 21600" draw:type="rectangle" draw:enhanced-path="M 0 0 L 21600 0 21600 21600 0 21600 0 0 Z N"/>
        </draw:custom-shape>
        <draw:frame draw:style-name="gr58" draw:text-style-name="P39" draw:layer="layout" svg:width="5.315cm" svg:height="1.787cm" svg:x="17.585cm" svg:y="12.6cm">
          <draw:text-box>
            <text:p text:style-name="P24"><text:span text:style-name="T26">8 &lt; 10</text:span></text:p>
            <text:p text:style-name="P24"><text:span text:style-name="T26">Então aux=aux.proximo</text:span></text:p>
            <text:p text:style-name="P24"><text:span text:style-name="T26">E anterior=aux</text:span></text:p>
          </draw:text-box>
        </draw:frame>
        <draw:connector draw:style-name="gr15" draw:text-style-name="P24" draw:layer="layout" svg:x1="16.6cm" svg:y1="11.86cm" svg:x2="16.642cm" svg:y2="11.122cm" draw:start-shape="id205" draw:start-glue-point="0" draw:end-shape="id206" draw:end-glue-point="2" svg:d="M16600 11860v-369h42v-369" svg:viewBox="0 0 43 739">
          <text:p/>
        </draw:connector>
        <draw:custom-shape draw:style-name="gr71" draw:text-style-name="P49" xml:id="id209" draw:id="id209" draw:layer="layout" svg:width="2.4cm" svg:height="0.8cm" svg:x="19.1cm" svg:y="11.86cm">
          <text:p text:style-name="P48"><text:span text:style-name="T34">aux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3.9cm" svg:y1="11.1cm" svg:x2="23.902cm" svg:y2="14.238cm" draw:start-shape="id207" draw:start-glue-point="2" draw:end-shape="id208" draw:end-glue-point="0" svg:d="M23900 11100v1570h2v1568" svg:viewBox="0 0 3 3139">
          <text:p/>
        </draw:connector>
        <draw:connector draw:style-name="gr15" draw:text-style-name="P24" draw:layer="layout" svg:x1="20.3cm" svg:y1="11.86cm" svg:x2="20.3cm" svg:y2="11.1cm" draw:start-shape="id209" draw:start-glue-point="0" draw:end-shape="id210" draw:end-glue-point="2" svg:d="M20300 11860v-760" svg:viewBox="0 0 1 761">
          <text:p/>
        </draw:connector>
        <presentation:notes draw:style-name="dp2">
          <draw:page-thumbnail draw:style-name="gr9" draw:layer="layout" svg:width="19.798cm" svg:height="11.136cm" svg:x="0.6cm" svg:y="2.257cm" draw:page-number="63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5. Inserir ordenado os elementos 9,10,1</text:span></text:p>
          </draw:text-box>
        </draw:frame>
        <draw:custom-shape draw:style-name="gr1" draw:text-style-name="P29" draw:layer="layout" svg:width="5.6cm" svg:height="1.4cm" svg:x="15.6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5.6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213" draw:id="id213" draw:layer="layout" svg:width="2.2cm" svg:height="1cm" svg:x="15.9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211" draw:id="id211" draw:layer="layout" svg:width="2.2cm" svg:height="1cm" svg:x="18.7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98cm" svg:y="13.161cm">
          <draw:text-box>
            <text:p><text:span text:style-name="T12">tamanho = 4</text:span></text:p>
          </draw:text-box>
        </draw:frame>
        <draw:custom-shape draw:style-name="gr12" draw:text-style-name="P34" draw:layer="layout" svg:width="2.6cm" svg:height="2.6cm" svg:x="15.3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5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5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33" xml:id="id216" draw:id="id216" draw:layer="layout" svg:width="2.195cm" svg:height="0.962cm" svg:x="22.805cm" svg:y="14.238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19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9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218" draw:id="id218" draw:layer="layout" svg:width="2.6cm" svg:height="0.8cm" svg:x="19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7.942cm" svg:y1="10.7cm" svg:x2="19cm" svg:y2="10.7cm">
          <text:p/>
        </draw:line>
        <draw:custom-shape draw:style-name="gr12" draw:text-style-name="P34" draw:layer="layout" svg:width="2.6cm" svg:height="2.6cm" svg:x="11.7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214" draw:id="id214" draw:layer="layout" svg:width="2.6cm" svg:height="0.8cm" svg:x="11.7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1.7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19.8cm" svg:y1="5.938cm" svg:x2="23.9cm" svg:y2="8.5cm" draw:start-shape="id211" draw:start-glue-point="2" draw:end-shape="id212" draw:end-glue-point="0" svg:d="M19800 5938v1281h4100v1281" svg:viewBox="0 0 4101 2563">
          <text:p/>
        </draw:connector>
        <draw:connector draw:style-name="gr15" draw:text-style-name="P24" draw:layer="layout" svg:x1="17cm" svg:y1="5.938cm" svg:x2="13cm" svg:y2="8.5cm" draw:start-shape="id213" draw:start-glue-point="2" draw:end-shape="id214" draw:end-glue-point="0" svg:d="M17000 5938v1281h-4000v1281" svg:viewBox="0 0 4001 2563">
          <text:p/>
        </draw:connector>
        <draw:line draw:style-name="gr10" draw:text-style-name="P9" draw:layer="layout" svg:x1="14.3cm" svg:y1="10.7cm" svg:x2="15.358cm" svg:y2="10.7cm">
          <text:p/>
        </draw:line>
        <draw:custom-shape draw:name="CaixaDeTexto 23_38" draw:style-name="gr77" draw:text-style-name="P41" draw:layer="layout" svg:width="9.202cm" svg:height="10.391cm" svg:x="1.198cm" svg:y="2.8cm">
          <text:p text:style-name="P40"><text:span text:style-name="T20">novo ← criar_noh(valor);</text:span><text:span text:style-name="T18"> </text:span><text:span text:style-name="T20"><text:line-break/></text:span><text:span text:style-name="T20">aux ← inicio;</text:span></text:p>
          <text:p text:style-name="P40"><text:span text:style-name="T23">a</text:span><text:span text:style-name="T20">nterior ← NULL</text:span><text:span text:style-name="T20"><text:line-break/></text:span><text:span text:style-name="T18">enquanto ((auxiliar != NULL) E (auxiliar.dado &lt; valor)){</text:span></text:p>
          <text:p text:style-name="P40"><text:span text:style-name="T18"><text:tab/></text:span><text:span text:style-name="T18">anterior ← auxiliar;</text:span><text:span text:style-name="T18"><text:line-break/></text:span><text:span text:style-name="T18"><text:tab/></text:span><text:span text:style-name="T18">aux = aux.proximo;</text:span><text:span text:style-name="T18"><text:line-break/></text:span><text:span text:style-name="T18"><text:tab/></text:span><text:span text:style-name="T18"><text:line-break/></text:span><text:span text:style-name="T18">}</text:span><text:span text:style-name="T19"><text:line-break/></text:span><text:span text:style-name="T20">novo.proximo = aux;</text:span></text:p>
          <text:p text:style-name="P40"><text:span text:style-name="T23">Se (anterior == NULL){</text:span></text:p>
          <text:p text:style-name="P40"><text:span text:style-name="T23"><text:tab/></text:span><text:span text:style-name="T23">inicio = novo;</text:span></text:p>
          <text:p text:style-name="P40"><text:span text:style-name="T23">}se nao{</text:span><text:span text:style-name="T20"><text:line-break/></text:span><text:span text:style-name="T20"><text:tab/></text:span><text:span text:style-name="T20">anteiror.proximo = novo;</text:span></text:p>
          <text:p text:style-name="P40"><text:span text:style-name="T20">}</text:span><text:span text:style-name="T20"><text:line-break/></text:span><text:span text:style-name="T20">tamanho++;</text:span></text:p>
          <text:p text:style-name="P40"><text:span text:style-name="T21">Se (aux = </text:span><text:span text:style-name="T20">NULL</text:span><text:span text:style-name="T23">){</text:span></text:p>
          <text:p text:style-name="P40"><text:span text:style-name="T23"><text:tab/></text:span><text:span text:style-name="T23">fim = novo;</text:span></text:p>
          <text:p text:style-name="P40"><text:span text:style-name="T23">}</text:span></text:p>
          <text:p text:style-name="P40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34" xml:id="id220" draw:id="id220" draw:layer="layout" svg:width="2.6cm" svg:height="2.6cm" svg:x="22.6cm" svg:y="8.5cm">
          <text:p text:style-name="P30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212" draw:id="id212" draw:layer="layout" svg:width="2.6cm" svg:height="0.8cm" svg:x="22.6cm" svg:y="8.5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215" draw:id="id215" draw:layer="layout" svg:width="2.6cm" svg:height="0.8cm" svg:x="22.6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1.6cm" svg:y1="10.7cm" svg:x2="22.6cm" svg:y2="10.7cm">
          <text:p/>
        </draw:line>
        <draw:frame draw:style-name="gr7" draw:text-style-name="P33" draw:layer="layout" svg:width="2.195cm" svg:height="0.962cm" svg:x="24.3cm" svg:y="6.438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24.2cm" svg:y="2.538cm">
          <text:p text:style-name="P30"><text:span text:style-name="T16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4.2cm" svg:y="2.538cm">
          <text:p text:style-name="P21"><text:span text:style-name="T13">Nó 5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4.2cm" svg:y="4.338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5.5cm" svg:y1="5.138cm" svg:x2="25.5cm" svg:y2="6.638cm">
          <text:p/>
        </draw:line>
        <draw:frame draw:style-name="gr78" draw:text-style-name="P50" draw:layer="layout" svg:width="4.198cm" svg:height="1.433cm" svg:x="24cm" svg:y="12.6cm">
          <draw:text-box>
            <text:p text:style-name="P24"><text:span text:style-name="T35">9 &lt; 10</text:span></text:p>
            <text:p text:style-name="P24"><text:span text:style-name="T35">Então aux=aux.proximo</text:span></text:p>
            <text:p text:style-name="P24"><text:span text:style-name="T35">E anterior=aux</text:span></text:p>
          </draw:text-box>
        </draw:frame>
        <draw:custom-shape draw:style-name="gr71" draw:text-style-name="P49" xml:id="id217" draw:id="id217" draw:layer="layout" svg:width="2.4cm" svg:height="0.8cm" svg:x="19.1cm" svg:y="11.86cm">
          <text:p text:style-name="P48"><text:span text:style-name="T34">anterior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3.9cm" svg:y1="11.1cm" svg:x2="23.902cm" svg:y2="14.238cm" draw:start-shape="id215" draw:start-glue-point="2" draw:end-shape="id216" draw:end-glue-point="0" svg:d="M23900 11100v1570h2v1568" svg:viewBox="0 0 3 3139">
          <text:p/>
        </draw:connector>
        <draw:connector draw:style-name="gr15" draw:text-style-name="P24" draw:layer="layout" svg:x1="20.3cm" svg:y1="11.86cm" svg:x2="20.3cm" svg:y2="11.1cm" draw:start-shape="id217" draw:start-glue-point="0" draw:end-shape="id218" draw:end-glue-point="2" svg:d="M20300 11860v-760" svg:viewBox="0 0 1 761">
          <text:p/>
        </draw:connector>
        <draw:custom-shape draw:style-name="gr71" draw:text-style-name="P49" xml:id="id219" draw:id="id219" draw:layer="layout" svg:width="2.4cm" svg:height="0.8cm" svg:x="24.9cm" svg:y="11.86cm">
          <text:p text:style-name="P48"><text:span text:style-name="T34">aux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6.1cm" svg:y1="11.86cm" svg:x2="25.2cm" svg:y2="9.8cm" draw:start-shape="id219" draw:start-glue-point="0" draw:end-shape="id220" draw:end-glue-point="1" svg:d="M26100 11860v-2060h-900" svg:viewBox="0 0 901 2061">
          <text:p/>
        </draw:connector>
        <presentation:notes draw:style-name="dp2">
          <draw:page-thumbnail draw:style-name="gr9" draw:layer="layout" svg:width="19.798cm" svg:height="11.136cm" svg:x="0.6cm" svg:y="2.257cm" draw:page-number="64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5. Inserir ordenado os elementos 9,10,1</text:span></text:p>
          </draw:text-box>
        </draw:frame>
        <draw:custom-shape draw:style-name="gr1" draw:text-style-name="P29" draw:layer="layout" svg:width="5.6cm" svg:height="1.4cm" svg:x="15.6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5.6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223" draw:id="id223" draw:layer="layout" svg:width="2.2cm" svg:height="1cm" svg:x="15.9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221" draw:id="id221" draw:layer="layout" svg:width="2.2cm" svg:height="1cm" svg:x="18.7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98cm" svg:y="13.161cm">
          <draw:text-box>
            <text:p><text:span text:style-name="T12">tamanho = 4</text:span></text:p>
          </draw:text-box>
        </draw:frame>
        <draw:custom-shape draw:style-name="gr12" draw:text-style-name="P34" draw:layer="layout" svg:width="2.6cm" svg:height="2.6cm" svg:x="15.3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5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5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33" xml:id="id226" draw:id="id226" draw:layer="layout" svg:width="2.195cm" svg:height="0.962cm" svg:x="22.805cm" svg:y="14.238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19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9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9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7.942cm" svg:y1="10.7cm" svg:x2="19cm" svg:y2="10.7cm">
          <text:p/>
        </draw:line>
        <draw:custom-shape draw:style-name="gr12" draw:text-style-name="P34" draw:layer="layout" svg:width="2.6cm" svg:height="2.6cm" svg:x="11.7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224" draw:id="id224" draw:layer="layout" svg:width="2.6cm" svg:height="0.8cm" svg:x="11.7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1.7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19.8cm" svg:y1="5.938cm" svg:x2="23.9cm" svg:y2="8.5cm" draw:start-shape="id221" draw:start-glue-point="2" draw:end-shape="id222" draw:end-glue-point="0" svg:d="M19800 5938v1281h4100v1281" svg:viewBox="0 0 4101 2563">
          <text:p/>
        </draw:connector>
        <draw:connector draw:style-name="gr15" draw:text-style-name="P24" draw:layer="layout" svg:x1="17cm" svg:y1="5.938cm" svg:x2="13cm" svg:y2="8.5cm" draw:start-shape="id223" draw:start-glue-point="2" draw:end-shape="id224" draw:end-glue-point="0" svg:d="M17000 5938v1281h-4000v1281" svg:viewBox="0 0 4001 2563">
          <text:p/>
        </draw:connector>
        <draw:line draw:style-name="gr10" draw:text-style-name="P9" draw:layer="layout" svg:x1="14.3cm" svg:y1="10.7cm" svg:x2="15.358cm" svg:y2="10.7cm">
          <text:p/>
        </draw:line>
        <draw:custom-shape draw:name="CaixaDeTexto 23_39" draw:style-name="gr79" draw:text-style-name="P41" draw:layer="layout" svg:width="9.202cm" svg:height="10.391cm" svg:x="1.198cm" svg:y="2.8cm">
          <text:p text:style-name="P40"><text:span text:style-name="T20">novo ← criar_noh(valor);</text:span><text:span text:style-name="T18"> </text:span><text:span text:style-name="T20"><text:line-break/></text:span><text:span text:style-name="T20">aux ← inicio;</text:span></text:p>
          <text:p text:style-name="P40"><text:span text:style-name="T23">a</text:span><text:span text:style-name="T20">nterior ← NULL</text:span><text:span text:style-name="T20"><text:line-break/></text:span><text:span text:style-name="T18">enquanto ((auxiliar != NULL) E (auxiliar.dado &lt; valor)){</text:span></text:p>
          <text:p text:style-name="P40"><text:span text:style-name="T18"><text:tab/></text:span><text:span text:style-name="T18">anterior ← auxiliar;</text:span><text:span text:style-name="T18"><text:line-break/></text:span><text:span text:style-name="T18"><text:tab/></text:span><text:span text:style-name="T18">aux = aux.proximo;</text:span><text:span text:style-name="T18"><text:line-break/></text:span><text:span text:style-name="T18"><text:tab/></text:span><text:span text:style-name="T18"><text:line-break/></text:span><text:span text:style-name="T18">}</text:span><text:span text:style-name="T19"><text:line-break/></text:span><text:span text:style-name="T20">novo.proximo = aux;</text:span></text:p>
          <text:p text:style-name="P40"><text:span text:style-name="T23">Se (anterior == NULL){</text:span></text:p>
          <text:p text:style-name="P40"><text:span text:style-name="T23"><text:tab/></text:span><text:span text:style-name="T23">inicio = novo;</text:span></text:p>
          <text:p text:style-name="P40"><text:span text:style-name="T23">}se nao{</text:span><text:span text:style-name="T20"><text:line-break/></text:span><text:span text:style-name="T20"><text:tab/></text:span><text:span text:style-name="T20">anteiror.proximo = novo;</text:span></text:p>
          <text:p text:style-name="P40"><text:span text:style-name="T20">}</text:span><text:span text:style-name="T20"><text:line-break/></text:span><text:span text:style-name="T20">tamanho++;</text:span></text:p>
          <text:p text:style-name="P40"><text:span text:style-name="T21">Se (aux = </text:span><text:span text:style-name="T20">NULL</text:span><text:span text:style-name="T23">){</text:span></text:p>
          <text:p text:style-name="P40"><text:span text:style-name="T23"><text:tab/></text:span><text:span text:style-name="T23">fim = novo;</text:span></text:p>
          <text:p text:style-name="P40"><text:span text:style-name="T23">}</text:span></text:p>
          <text:p text:style-name="P40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34" xml:id="id228" draw:id="id228" draw:layer="layout" svg:width="2.6cm" svg:height="2.6cm" svg:x="22.6cm" svg:y="8.5cm">
          <text:p text:style-name="P30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222" draw:id="id222" draw:layer="layout" svg:width="2.6cm" svg:height="0.8cm" svg:x="22.6cm" svg:y="8.5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225" draw:id="id225" draw:layer="layout" svg:width="2.6cm" svg:height="0.8cm" svg:x="22.6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1.6cm" svg:y1="10.7cm" svg:x2="22.6cm" svg:y2="10.7cm">
          <text:p/>
        </draw:line>
        <draw:frame draw:style-name="gr7" draw:text-style-name="P33" draw:layer="layout" svg:width="2.195cm" svg:height="0.962cm" svg:x="24.3cm" svg:y="6.438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24.2cm" svg:y="2.538cm">
          <text:p text:style-name="P30"><text:span text:style-name="T16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4.2cm" svg:y="2.538cm">
          <text:p text:style-name="P21"><text:span text:style-name="T13">Nó 5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4.2cm" svg:y="4.338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5.5cm" svg:y1="5.138cm" svg:x2="25.5cm" svg:y2="6.638cm">
          <text:p/>
        </draw:line>
        <draw:connector draw:style-name="gr15" draw:text-style-name="P24" draw:layer="layout" svg:x1="23.9cm" svg:y1="11.1cm" svg:x2="23.902cm" svg:y2="14.238cm" draw:start-shape="id225" draw:start-glue-point="2" draw:end-shape="id226" draw:end-glue-point="0" svg:d="M23900 11100v1570h2v1568" svg:viewBox="0 0 3 3139">
          <text:p/>
        </draw:connector>
        <draw:custom-shape draw:style-name="gr71" draw:text-style-name="P49" xml:id="id227" draw:id="id227" draw:layer="layout" svg:width="2.4cm" svg:height="0.8cm" svg:x="24.9cm" svg:y="11.86cm">
          <text:p text:style-name="P48"><text:span text:style-name="T34">anterior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6.1cm" svg:y1="11.86cm" svg:x2="25.2cm" svg:y2="9.8cm" draw:start-shape="id227" draw:start-glue-point="0" draw:end-shape="id228" draw:end-glue-point="1" svg:d="M26100 11860v-2060h-900" svg:viewBox="0 0 901 2061">
          <text:p/>
        </draw:connector>
        <draw:custom-shape draw:style-name="gr71" draw:text-style-name="P49" xml:id="id229" draw:id="id229" draw:layer="layout" svg:width="2.4cm" svg:height="0.8cm" svg:x="17.2cm" svg:y="12.2cm">
          <text:p text:style-name="P48"><text:span text:style-name="T34">aux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draw:line-skew="0.197cm" svg:x1="19.6cm" svg:y1="12.6cm" svg:x2="22.805cm" svg:y2="14.719cm" draw:start-shape="id229" draw:start-glue-point="1" draw:end-shape="id226" draw:end-glue-point="3" svg:d="M19600 12600h1800v2119h1405" svg:viewBox="0 0 3206 2120">
          <text:p/>
        </draw:connector>
        <draw:frame draw:style-name="gr64" draw:text-style-name="P39" draw:layer="layout" svg:width="5.074cm" svg:height="1.275cm" svg:x="15.826cm" svg:y="12.925cm">
          <draw:text-box>
            <text:p text:style-name="P24"><text:span text:style-name="T26">aux = NULL</text:span></text:p>
            <text:p text:style-name="P24"><text:span text:style-name="T26">Então sai do enquant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5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5. Inserir ordenado os elementos 9,10,1</text:span></text:p>
          </draw:text-box>
        </draw:frame>
        <draw:custom-shape draw:style-name="gr1" draw:text-style-name="P29" draw:layer="layout" svg:width="5.6cm" svg:height="1.4cm" svg:x="15.6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5.6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232" draw:id="id232" draw:layer="layout" svg:width="2.2cm" svg:height="1cm" svg:x="15.9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230" draw:id="id230" draw:layer="layout" svg:width="2.2cm" svg:height="1cm" svg:x="18.7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98cm" svg:y="13.161cm">
          <draw:text-box>
            <text:p><text:span text:style-name="T12">tamanho = 4</text:span></text:p>
          </draw:text-box>
        </draw:frame>
        <draw:custom-shape draw:style-name="gr12" draw:text-style-name="P34" draw:layer="layout" svg:width="2.6cm" svg:height="2.6cm" svg:x="15.3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5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5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33" xml:id="id235" draw:id="id235" draw:layer="layout" svg:width="2.195cm" svg:height="0.962cm" svg:x="22.805cm" svg:y="14.238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19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9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9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7.942cm" svg:y1="10.7cm" svg:x2="19cm" svg:y2="10.7cm">
          <text:p/>
        </draw:line>
        <draw:custom-shape draw:style-name="gr12" draw:text-style-name="P34" draw:layer="layout" svg:width="2.6cm" svg:height="2.6cm" svg:x="11.7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233" draw:id="id233" draw:layer="layout" svg:width="2.6cm" svg:height="0.8cm" svg:x="11.7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1.7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19.8cm" svg:y1="5.938cm" svg:x2="23.9cm" svg:y2="8.5cm" draw:start-shape="id230" draw:start-glue-point="2" draw:end-shape="id231" draw:end-glue-point="0" svg:d="M19800 5938v1281h4100v1281" svg:viewBox="0 0 4101 2563">
          <text:p/>
        </draw:connector>
        <draw:connector draw:style-name="gr15" draw:text-style-name="P24" draw:layer="layout" svg:x1="17cm" svg:y1="5.938cm" svg:x2="13cm" svg:y2="8.5cm" draw:start-shape="id232" draw:start-glue-point="2" draw:end-shape="id233" draw:end-glue-point="0" svg:d="M17000 5938v1281h-4000v1281" svg:viewBox="0 0 4001 2563">
          <text:p/>
        </draw:connector>
        <draw:line draw:style-name="gr10" draw:text-style-name="P9" draw:layer="layout" svg:x1="14.3cm" svg:y1="10.7cm" svg:x2="15.358cm" svg:y2="10.7cm">
          <text:p/>
        </draw:line>
        <draw:custom-shape draw:name="CaixaDeTexto 23_40" draw:style-name="gr80" draw:text-style-name="P41" draw:layer="layout" svg:width="9.202cm" svg:height="10.391cm" svg:x="1.198cm" svg:y="2.8cm">
          <text:p text:style-name="P40"><text:span text:style-name="T20">novo ← criar_noh(valor);</text:span><text:span text:style-name="T18"> </text:span><text:span text:style-name="T20"><text:line-break/></text:span><text:span text:style-name="T20">aux ← inicio;</text:span></text:p>
          <text:p text:style-name="P40"><text:span text:style-name="T23">a</text:span><text:span text:style-name="T20">nterior ← NULL</text:span><text:span text:style-name="T20"><text:line-break/></text:span><text:span text:style-name="T20">enquanto ((auxiliar != NULL) E (auxiliar.dado &lt; valor)){</text:span></text:p>
          <text:p text:style-name="P40"><text:span text:style-name="T20"><text:tab/></text:span><text:span text:style-name="T20">anterior ← auxiliar;</text:span><text:span text:style-name="T20"><text:line-break/></text:span><text:span text:style-name="T20"><text:tab/></text:span><text:span text:style-name="T20">aux = aux.proximo;</text:span><text:span text:style-name="T20"><text:line-break/></text:span><text:span text:style-name="T20"><text:tab/></text:span><text:span text:style-name="T20"><text:line-break/></text:span><text:span text:style-name="T20">}</text:span><text:span text:style-name="T19"><text:line-break/></text:span><text:span text:style-name="T18">novo.proximo = aux;</text:span></text:p>
          <text:p text:style-name="P40"><text:span text:style-name="T23">Se (anterior == NULL){</text:span></text:p>
          <text:p text:style-name="P40"><text:span text:style-name="T23"><text:tab/></text:span><text:span text:style-name="T23">inicio = novo;</text:span></text:p>
          <text:p text:style-name="P40"><text:span text:style-name="T23">}se nao{</text:span><text:span text:style-name="T20"><text:line-break/></text:span><text:span text:style-name="T20"><text:tab/></text:span><text:span text:style-name="T20">anteiror.proximo = novo;</text:span></text:p>
          <text:p text:style-name="P40"><text:span text:style-name="T20">}</text:span><text:span text:style-name="T20"><text:line-break/></text:span><text:span text:style-name="T20">tamanho++;</text:span></text:p>
          <text:p text:style-name="P40"><text:span text:style-name="T21">Se (aux = </text:span><text:span text:style-name="T20">NULL</text:span><text:span text:style-name="T23">){</text:span></text:p>
          <text:p text:style-name="P40"><text:span text:style-name="T23"><text:tab/></text:span><text:span text:style-name="T23">fim = novo;</text:span></text:p>
          <text:p text:style-name="P40"><text:span text:style-name="T23">}</text:span></text:p>
          <text:p text:style-name="P40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34" xml:id="id237" draw:id="id237" draw:layer="layout" svg:width="2.6cm" svg:height="2.6cm" svg:x="22.6cm" svg:y="8.5cm">
          <text:p text:style-name="P30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231" draw:id="id231" draw:layer="layout" svg:width="2.6cm" svg:height="0.8cm" svg:x="22.6cm" svg:y="8.5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234" draw:id="id234" draw:layer="layout" svg:width="2.6cm" svg:height="0.8cm" svg:x="22.6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1.6cm" svg:y1="10.7cm" svg:x2="22.6cm" svg:y2="10.7cm">
          <text:p/>
        </draw:line>
        <draw:custom-shape draw:style-name="gr12" draw:text-style-name="P34" xml:id="id239" draw:id="id239" draw:layer="layout" svg:width="2.6cm" svg:height="2.6cm" svg:x="19.1cm" svg:y="12.2cm">
          <text:p text:style-name="P30"><text:span text:style-name="T16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9.1cm" svg:y="12.2cm">
          <text:p text:style-name="P21"><text:span text:style-name="T13">Nó 5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9.1cm" svg:y="14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3.9cm" svg:y1="11.1cm" svg:x2="23.902cm" svg:y2="14.238cm" draw:start-shape="id234" draw:start-glue-point="2" draw:end-shape="id235" draw:end-glue-point="0" svg:d="M23900 11100v1570h2v1568" svg:viewBox="0 0 3 3139">
          <text:p/>
        </draw:connector>
        <draw:custom-shape draw:style-name="gr71" draw:text-style-name="P49" xml:id="id236" draw:id="id236" draw:layer="layout" svg:width="2.4cm" svg:height="0.8cm" svg:x="24.9cm" svg:y="11.86cm">
          <text:p text:style-name="P48"><text:span text:style-name="T34">anterior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6.1cm" svg:y1="11.86cm" svg:x2="25.2cm" svg:y2="9.8cm" draw:start-shape="id236" draw:start-glue-point="0" draw:end-shape="id237" draw:end-glue-point="1" svg:d="M26100 11860v-2060h-900" svg:viewBox="0 0 901 2061">
          <text:p/>
        </draw:connector>
        <draw:custom-shape draw:style-name="gr71" draw:text-style-name="P49" xml:id="id238" draw:id="id238" draw:layer="layout" svg:width="2.4cm" svg:height="0.8cm" svg:x="25.5cm" svg:y="14.3cm">
          <text:p text:style-name="P48"><text:span text:style-name="T34">aux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5.5cm" svg:y1="14.7cm" svg:x2="25cm" svg:y2="14.719cm" draw:start-shape="id238" draw:start-glue-point="3" draw:end-shape="id235" draw:end-glue-point="1" svg:d="M25500 14700h-250v19h-250" svg:viewBox="0 0 501 20">
          <text:p/>
        </draw:connector>
        <draw:connector draw:style-name="gr15" draw:text-style-name="P24" draw:layer="layout" svg:x1="21.7cm" svg:y1="13.5cm" svg:x2="22.805cm" svg:y2="14.719cm" draw:start-shape="id239" draw:start-glue-point="1" draw:end-shape="id235" draw:end-glue-point="3" svg:d="M21700 13500h553v1219h552" svg:viewBox="0 0 1106 1220">
          <text:p/>
        </draw:connector>
        <presentation:notes draw:style-name="dp2">
          <draw:page-thumbnail draw:style-name="gr9" draw:layer="layout" svg:width="19.798cm" svg:height="11.136cm" svg:x="0.6cm" svg:y="2.257cm" draw:page-number="66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5. Inserir ordenado os elementos 9,10,1</text:span></text:p>
          </draw:text-box>
        </draw:frame>
        <draw:custom-shape draw:style-name="gr1" draw:text-style-name="P29" draw:layer="layout" svg:width="5.6cm" svg:height="1.4cm" svg:x="15.6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5.6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242" draw:id="id242" draw:layer="layout" svg:width="2.2cm" svg:height="1cm" svg:x="15.9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240" draw:id="id240" draw:layer="layout" svg:width="2.2cm" svg:height="1cm" svg:x="18.7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98cm" svg:y="13.161cm">
          <draw:text-box>
            <text:p><text:span text:style-name="T12">tamanho = 4</text:span></text:p>
          </draw:text-box>
        </draw:frame>
        <draw:custom-shape draw:style-name="gr12" draw:text-style-name="P34" draw:layer="layout" svg:width="2.6cm" svg:height="2.6cm" svg:x="15.3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5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5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33" xml:id="id247" draw:id="id247" draw:layer="layout" svg:width="2.195cm" svg:height="0.962cm" svg:x="22.805cm" svg:y="14.538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19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9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9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7.942cm" svg:y1="10.7cm" svg:x2="19cm" svg:y2="10.7cm">
          <text:p/>
        </draw:line>
        <draw:custom-shape draw:style-name="gr12" draw:text-style-name="P34" draw:layer="layout" svg:width="2.6cm" svg:height="2.6cm" svg:x="11.7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243" draw:id="id243" draw:layer="layout" svg:width="2.6cm" svg:height="0.8cm" svg:x="11.7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1.7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19.8cm" svg:y1="5.938cm" svg:x2="23.9cm" svg:y2="8.5cm" draw:start-shape="id240" draw:start-glue-point="2" draw:end-shape="id241" draw:end-glue-point="0" svg:d="M19800 5938v1281h4100v1281" svg:viewBox="0 0 4101 2563">
          <text:p/>
        </draw:connector>
        <draw:connector draw:style-name="gr15" draw:text-style-name="P24" draw:layer="layout" svg:x1="17cm" svg:y1="5.938cm" svg:x2="13cm" svg:y2="8.5cm" draw:start-shape="id242" draw:start-glue-point="2" draw:end-shape="id243" draw:end-glue-point="0" svg:d="M17000 5938v1281h-4000v1281" svg:viewBox="0 0 4001 2563">
          <text:p/>
        </draw:connector>
        <draw:line draw:style-name="gr10" draw:text-style-name="P9" draw:layer="layout" svg:x1="14.3cm" svg:y1="10.7cm" svg:x2="15.358cm" svg:y2="10.7cm">
          <text:p/>
        </draw:line>
        <draw:custom-shape draw:name="CaixaDeTexto 23_41" draw:style-name="gr81" draw:text-style-name="P41" draw:layer="layout" svg:width="9.202cm" svg:height="10.391cm" svg:x="1.198cm" svg:y="2.8cm">
          <text:p text:style-name="P40"><text:span text:style-name="T20">novo ← criar_noh(valor);</text:span><text:span text:style-name="T18"> </text:span><text:span text:style-name="T20"><text:line-break/></text:span><text:span text:style-name="T20">aux ← inicio;</text:span></text:p>
          <text:p text:style-name="P40"><text:span text:style-name="T23">a</text:span><text:span text:style-name="T20">nterior ← NULL</text:span><text:span text:style-name="T20"><text:line-break/></text:span><text:span text:style-name="T20">enquanto ((auxiliar != NULL) E (auxiliar.dado &lt; valor)){</text:span></text:p>
          <text:p text:style-name="P40"><text:span text:style-name="T20"><text:tab/></text:span><text:span text:style-name="T20">anterior ← auxiliar;</text:span><text:span text:style-name="T20"><text:line-break/></text:span><text:span text:style-name="T20"><text:tab/></text:span><text:span text:style-name="T20">aux = aux.proximo;</text:span><text:span text:style-name="T20"><text:line-break/></text:span><text:span text:style-name="T20"><text:tab/></text:span><text:span text:style-name="T20"><text:line-break/></text:span><text:span text:style-name="T20">}</text:span><text:span text:style-name="T19"><text:line-break/></text:span><text:span text:style-name="T20">novo.proximo = aux;</text:span></text:p>
          <text:p text:style-name="P40"><text:span text:style-name="T23">Se (anterior == NULL){</text:span></text:p>
          <text:p text:style-name="P40"><text:span text:style-name="T23"><text:tab/></text:span><text:span text:style-name="T23">inicio = novo;</text:span></text:p>
          <text:p text:style-name="P40"><text:span text:style-name="T23">}</text:span><text:span text:style-name="T27">se nao{</text:span><text:span text:style-name="T18"><text:line-break/></text:span><text:span text:style-name="T18"><text:tab/></text:span><text:span text:style-name="T18">anteiror.proximo = novo;</text:span></text:p>
          <text:p text:style-name="P40"><text:span text:style-name="T18">}</text:span><text:span text:style-name="T20"><text:line-break/></text:span><text:span text:style-name="T20">tamanho++;</text:span></text:p>
          <text:p text:style-name="P40"><text:span text:style-name="T21">Se (aux = </text:span><text:span text:style-name="T20">NULL</text:span><text:span text:style-name="T23">){</text:span></text:p>
          <text:p text:style-name="P40"><text:span text:style-name="T23"><text:tab/></text:span><text:span text:style-name="T23">fim = novo;</text:span></text:p>
          <text:p text:style-name="P40"><text:span text:style-name="T23">}</text:span></text:p>
          <text:p text:style-name="P40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34" xml:id="id249" draw:id="id249" draw:layer="layout" svg:width="2.6cm" svg:height="2.6cm" svg:x="22.6cm" svg:y="8.5cm">
          <text:p text:style-name="P30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241" draw:id="id241" draw:layer="layout" svg:width="2.6cm" svg:height="0.8cm" svg:x="22.6cm" svg:y="8.5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244" draw:id="id244" draw:layer="layout" svg:width="2.6cm" svg:height="0.8cm" svg:x="22.6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1.6cm" svg:y1="10.7cm" svg:x2="22.6cm" svg:y2="10.7cm">
          <text:p/>
        </draw:line>
        <draw:custom-shape draw:style-name="gr12" draw:text-style-name="P34" draw:layer="layout" svg:width="2.6cm" svg:height="2.6cm" svg:x="22.6cm" svg:y="11.5cm">
          <text:p text:style-name="P30"><text:span text:style-name="T16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245" draw:id="id245" draw:layer="layout" svg:width="2.6cm" svg:height="0.8cm" svg:x="22.6cm" svg:y="11.5cm">
          <text:p text:style-name="P21"><text:span text:style-name="T13">Nó 5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250" draw:id="id250" draw:layer="layout" svg:width="2.6cm" svg:height="0.8cm" svg:x="22.6cm" svg:y="13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3.9cm" svg:y1="11.1cm" svg:x2="23.9cm" svg:y2="11.5cm" draw:start-shape="id244" draw:start-glue-point="2" draw:end-shape="id245" draw:end-glue-point="0" svg:d="M23900 11100v400" svg:viewBox="0 0 1 401">
          <text:p/>
        </draw:connector>
        <draw:custom-shape draw:style-name="gr71" draw:text-style-name="P49" xml:id="id248" draw:id="id248" draw:layer="layout" svg:width="2.4cm" svg:height="0.8cm" svg:x="25cm" svg:y="6.4cm">
          <text:p text:style-name="P48"><text:span text:style-name="T34">anterior</text:span></text:p>
          <draw:enhanced-geometry svg:viewBox="0 0 21600 21600" draw:type="rectangle" draw:enhanced-path="M 0 0 L 21600 0 21600 21600 0 21600 0 0 Z N"/>
        </draw:custom-shape>
        <draw:custom-shape draw:style-name="gr71" draw:text-style-name="P49" xml:id="id246" draw:id="id246" draw:layer="layout" svg:width="2.4cm" svg:height="0.8cm" svg:x="25.5cm" svg:y="14.6cm">
          <text:p text:style-name="P48"><text:span text:style-name="T34">aux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5.5cm" svg:y1="15cm" svg:x2="25cm" svg:y2="15.019cm" draw:start-shape="id246" draw:start-glue-point="3" draw:end-shape="id247" draw:end-glue-point="1" svg:d="M25500 15000h-250v19h-250" svg:viewBox="0 0 501 20">
          <text:p/>
        </draw:connector>
        <draw:connector draw:style-name="gr15" draw:text-style-name="P24" draw:layer="layout" svg:x1="26.2cm" svg:y1="7.2cm" svg:x2="25.2cm" svg:y2="9.8cm" draw:start-shape="id248" draw:start-glue-point="2" draw:end-shape="id249" draw:end-glue-point="1" svg:d="M26200 7200v2600h-1000" svg:viewBox="0 0 1001 2601">
          <text:p/>
        </draw:connector>
        <draw:connector draw:style-name="gr15" draw:text-style-name="P24" draw:layer="layout" svg:x1="23.9cm" svg:y1="14.1cm" svg:x2="23.902cm" svg:y2="14.538cm" draw:start-shape="id250" draw:start-glue-point="2" draw:end-shape="id247" draw:end-glue-point="0" svg:d="M23900 14100v220h2v218" svg:viewBox="0 0 3 439">
          <text:p/>
        </draw:connector>
        <presentation:notes draw:style-name="dp2">
          <draw:page-thumbnail draw:style-name="gr9" draw:layer="layout" svg:width="19.798cm" svg:height="11.136cm" svg:x="0.6cm" svg:y="2.257cm" draw:page-number="67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5. Inserir ordenado os elementos 9,10,1</text:span></text:p>
          </draw:text-box>
        </draw:frame>
        <draw:custom-shape draw:style-name="gr1" draw:text-style-name="P29" draw:layer="layout" svg:width="5.6cm" svg:height="1.4cm" svg:x="15.6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5.6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253" draw:id="id253" draw:layer="layout" svg:width="2.2cm" svg:height="1cm" svg:x="15.9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251" draw:id="id251" draw:layer="layout" svg:width="2.2cm" svg:height="1cm" svg:x="18.7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3.474cm" svg:height="0.839cm" svg:x="1.198cm" svg:y="13.161cm">
          <draw:text-box>
            <text:p><text:span text:style-name="T8">tamanho = 5</text:span></text:p>
          </draw:text-box>
        </draw:frame>
        <draw:custom-shape draw:style-name="gr12" draw:text-style-name="P34" draw:layer="layout" svg:width="2.6cm" svg:height="2.6cm" svg:x="15.3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5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5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33" xml:id="id258" draw:id="id258" draw:layer="layout" svg:width="2.195cm" svg:height="0.962cm" svg:x="22.805cm" svg:y="14.538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19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9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9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7.942cm" svg:y1="10.7cm" svg:x2="19cm" svg:y2="10.7cm">
          <text:p/>
        </draw:line>
        <draw:custom-shape draw:style-name="gr12" draw:text-style-name="P34" draw:layer="layout" svg:width="2.6cm" svg:height="2.6cm" svg:x="11.7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254" draw:id="id254" draw:layer="layout" svg:width="2.6cm" svg:height="0.8cm" svg:x="11.7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1.7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19.8cm" svg:y1="5.938cm" svg:x2="23.9cm" svg:y2="8.5cm" draw:start-shape="id251" draw:start-glue-point="2" draw:end-shape="id252" draw:end-glue-point="0" svg:d="M19800 5938v1281h4100v1281" svg:viewBox="0 0 4101 2563">
          <text:p/>
        </draw:connector>
        <draw:connector draw:style-name="gr15" draw:text-style-name="P24" draw:layer="layout" svg:x1="17cm" svg:y1="5.938cm" svg:x2="13cm" svg:y2="8.5cm" draw:start-shape="id253" draw:start-glue-point="2" draw:end-shape="id254" draw:end-glue-point="0" svg:d="M17000 5938v1281h-4000v1281" svg:viewBox="0 0 4001 2563">
          <text:p/>
        </draw:connector>
        <draw:line draw:style-name="gr10" draw:text-style-name="P9" draw:layer="layout" svg:x1="14.3cm" svg:y1="10.7cm" svg:x2="15.358cm" svg:y2="10.7cm">
          <text:p/>
        </draw:line>
        <draw:custom-shape draw:name="CaixaDeTexto 23_42" draw:style-name="gr82" draw:text-style-name="P41" draw:layer="layout" svg:width="9.202cm" svg:height="10.391cm" svg:x="1.198cm" svg:y="2.8cm">
          <text:p text:style-name="P40"><text:span text:style-name="T20">novo ← criar_noh(valor);</text:span><text:span text:style-name="T18"> </text:span><text:span text:style-name="T20"><text:line-break/></text:span><text:span text:style-name="T20">aux ← inicio;</text:span></text:p>
          <text:p text:style-name="P40"><text:span text:style-name="T23">a</text:span><text:span text:style-name="T20">nterior ← NULL</text:span><text:span text:style-name="T20"><text:line-break/></text:span><text:span text:style-name="T20">enquanto ((auxiliar != NULL) E (auxiliar.dado &lt; valor)){</text:span></text:p>
          <text:p text:style-name="P40"><text:span text:style-name="T20"><text:tab/></text:span><text:span text:style-name="T20">anterior ← auxiliar;</text:span><text:span text:style-name="T20"><text:line-break/></text:span><text:span text:style-name="T20"><text:tab/></text:span><text:span text:style-name="T20">aux = aux.proximo;</text:span><text:span text:style-name="T20"><text:line-break/></text:span><text:span text:style-name="T20"><text:tab/></text:span><text:span text:style-name="T20"><text:line-break/></text:span><text:span text:style-name="T20">}</text:span><text:span text:style-name="T19"><text:line-break/></text:span><text:span text:style-name="T20">novo.proximo = aux;</text:span></text:p>
          <text:p text:style-name="P40"><text:span text:style-name="T23">Se (anterior == NULL){</text:span></text:p>
          <text:p text:style-name="P40"><text:span text:style-name="T23"><text:tab/></text:span><text:span text:style-name="T23">inicio = novo;</text:span></text:p>
          <text:p text:style-name="P40"><text:span text:style-name="T23">}se nao{</text:span><text:span text:style-name="T20"><text:line-break/></text:span><text:span text:style-name="T20"><text:tab/></text:span><text:span text:style-name="T20">anteiror.proximo = novo;</text:span></text:p>
          <text:p text:style-name="P40"><text:span text:style-name="T20">}</text:span><text:span text:style-name="T20"><text:line-break/></text:span><text:span text:style-name="T18">tamanho++;</text:span></text:p>
          <text:p text:style-name="P40"><text:span text:style-name="T21">Se (aux = </text:span><text:span text:style-name="T20">NULL</text:span><text:span text:style-name="T23">){</text:span></text:p>
          <text:p text:style-name="P40"><text:span text:style-name="T23"><text:tab/></text:span><text:span text:style-name="T23">fim = novo;</text:span></text:p>
          <text:p text:style-name="P40"><text:span text:style-name="T23">}</text:span></text:p>
          <text:p text:style-name="P40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34" xml:id="id260" draw:id="id260" draw:layer="layout" svg:width="2.6cm" svg:height="2.6cm" svg:x="22.6cm" svg:y="8.5cm">
          <text:p text:style-name="P30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252" draw:id="id252" draw:layer="layout" svg:width="2.6cm" svg:height="0.8cm" svg:x="22.6cm" svg:y="8.5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255" draw:id="id255" draw:layer="layout" svg:width="2.6cm" svg:height="0.8cm" svg:x="22.6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1.6cm" svg:y1="10.7cm" svg:x2="22.6cm" svg:y2="10.7cm">
          <text:p/>
        </draw:line>
        <draw:custom-shape draw:style-name="gr12" draw:text-style-name="P34" draw:layer="layout" svg:width="2.6cm" svg:height="2.6cm" svg:x="22.6cm" svg:y="11.5cm">
          <text:p text:style-name="P30"><text:span text:style-name="T16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256" draw:id="id256" draw:layer="layout" svg:width="2.6cm" svg:height="0.8cm" svg:x="22.6cm" svg:y="11.5cm">
          <text:p text:style-name="P21"><text:span text:style-name="T13">Nó 5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261" draw:id="id261" draw:layer="layout" svg:width="2.6cm" svg:height="0.8cm" svg:x="22.6cm" svg:y="13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3.9cm" svg:y1="11.1cm" svg:x2="23.9cm" svg:y2="11.5cm" draw:start-shape="id255" draw:start-glue-point="2" draw:end-shape="id256" draw:end-glue-point="0" svg:d="M23900 11100v400" svg:viewBox="0 0 1 401">
          <text:p/>
        </draw:connector>
        <draw:custom-shape draw:style-name="gr71" draw:text-style-name="P49" xml:id="id259" draw:id="id259" draw:layer="layout" svg:width="2.4cm" svg:height="0.8cm" svg:x="25cm" svg:y="6.4cm">
          <text:p text:style-name="P48"><text:span text:style-name="T34">anterior</text:span></text:p>
          <draw:enhanced-geometry svg:viewBox="0 0 21600 21600" draw:type="rectangle" draw:enhanced-path="M 0 0 L 21600 0 21600 21600 0 21600 0 0 Z N"/>
        </draw:custom-shape>
        <draw:custom-shape draw:style-name="gr71" draw:text-style-name="P49" xml:id="id257" draw:id="id257" draw:layer="layout" svg:width="2.4cm" svg:height="0.8cm" svg:x="25.5cm" svg:y="14.6cm">
          <text:p text:style-name="P48"><text:span text:style-name="T34">aux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5.5cm" svg:y1="15cm" svg:x2="25cm" svg:y2="15.019cm" draw:start-shape="id257" draw:start-glue-point="3" draw:end-shape="id258" draw:end-glue-point="1" svg:d="M25500 15000h-250v19h-250" svg:viewBox="0 0 501 20">
          <text:p/>
        </draw:connector>
        <draw:connector draw:style-name="gr15" draw:text-style-name="P24" draw:layer="layout" svg:x1="26.2cm" svg:y1="7.2cm" svg:x2="25.2cm" svg:y2="9.8cm" draw:start-shape="id259" draw:start-glue-point="2" draw:end-shape="id260" draw:end-glue-point="1" svg:d="M26200 7200v2600h-1000" svg:viewBox="0 0 1001 2601">
          <text:p/>
        </draw:connector>
        <draw:connector draw:style-name="gr15" draw:text-style-name="P24" draw:layer="layout" svg:x1="23.9cm" svg:y1="14.1cm" svg:x2="23.902cm" svg:y2="14.538cm" draw:start-shape="id261" draw:start-glue-point="2" draw:end-shape="id258" draw:end-glue-point="0" svg:d="M23900 14100v220h2v218" svg:viewBox="0 0 3 439">
          <text:p/>
        </draw:connector>
        <presentation:notes draw:style-name="dp2">
          <draw:page-thumbnail draw:style-name="gr9" draw:layer="layout" svg:width="19.798cm" svg:height="11.136cm" svg:x="0.6cm" svg:y="2.257cm" draw:page-number="68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5. Inserir ordenado os elementos 9,10,1</text:span></text:p>
          </draw:text-box>
        </draw:frame>
        <draw:custom-shape draw:style-name="gr1" draw:text-style-name="P29" draw:layer="layout" svg:width="5.6cm" svg:height="1.4cm" svg:x="16.5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6.5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264" draw:id="id264" draw:layer="layout" svg:width="2.2cm" svg:height="1cm" svg:x="16.8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262" draw:id="id262" draw:layer="layout" svg:width="2.2cm" svg:height="1cm" svg:x="19.6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98cm" svg:y="13.161cm">
          <draw:text-box>
            <text:p><text:span text:style-name="T12">tamanho = 5</text:span></text:p>
          </draw:text-box>
        </draw:frame>
        <draw:custom-shape draw:style-name="gr12" draw:text-style-name="P34" draw:layer="layout" svg:width="2.6cm" svg:height="2.6cm" svg:x="14.3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4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4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33" xml:id="id267" draw:id="id267" draw:layer="layout" svg:width="2.195cm" svg:height="0.962cm" svg:x="25.3cm" svg:y="13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18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8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8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6.942cm" svg:y1="10.7cm" svg:x2="18cm" svg:y2="10.7cm">
          <text:p/>
        </draw:line>
        <draw:custom-shape draw:style-name="gr12" draw:text-style-name="P34" draw:layer="layout" svg:width="2.6cm" svg:height="2.6cm" svg:x="10.7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265" draw:id="id265" draw:layer="layout" svg:width="2.6cm" svg:height="0.8cm" svg:x="10.7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0.7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0.7cm" svg:y1="5.938cm" svg:x2="26.4cm" svg:y2="8.5cm" draw:start-shape="id262" draw:start-glue-point="2" draw:end-shape="id263" draw:end-glue-point="0" svg:d="M20700 5938v1281h5700v1281" svg:viewBox="0 0 5701 2563">
          <text:p/>
        </draw:connector>
        <draw:connector draw:style-name="gr15" draw:text-style-name="P24" draw:layer="layout" svg:x1="17.9cm" svg:y1="5.938cm" svg:x2="12cm" svg:y2="8.5cm" draw:start-shape="id264" draw:start-glue-point="2" draw:end-shape="id265" draw:end-glue-point="0" svg:d="M17900 5938v1281h-5900v1281" svg:viewBox="0 0 5901 2563">
          <text:p/>
        </draw:connector>
        <draw:line draw:style-name="gr10" draw:text-style-name="P9" draw:layer="layout" svg:x1="13.3cm" svg:y1="10.7cm" svg:x2="14.358cm" svg:y2="10.7cm">
          <text:p/>
        </draw:line>
        <draw:custom-shape draw:name="CaixaDeTexto 23_43" draw:style-name="gr83" draw:text-style-name="P41" draw:layer="layout" svg:width="9.202cm" svg:height="10.391cm" svg:x="1.198cm" svg:y="2.8cm">
          <text:p text:style-name="P40"><text:span text:style-name="T20">novo ← criar_noh(valor);</text:span><text:span text:style-name="T18"> </text:span><text:span text:style-name="T20"><text:line-break/></text:span><text:span text:style-name="T20">aux ← inicio;</text:span></text:p>
          <text:p text:style-name="P40"><text:span text:style-name="T23">a</text:span><text:span text:style-name="T20">nterior ← NULL</text:span><text:span text:style-name="T20"><text:line-break/></text:span><text:span text:style-name="T20">enquanto ((auxiliar != NULL) E (auxiliar.dado &lt; valor)){</text:span></text:p>
          <text:p text:style-name="P40"><text:span text:style-name="T20"><text:tab/></text:span><text:span text:style-name="T20">anterior ← auxiliar;</text:span><text:span text:style-name="T20"><text:line-break/></text:span><text:span text:style-name="T20"><text:tab/></text:span><text:span text:style-name="T20">aux = aux.proximo;</text:span><text:span text:style-name="T20"><text:line-break/></text:span><text:span text:style-name="T20"><text:tab/></text:span><text:span text:style-name="T20"><text:line-break/></text:span><text:span text:style-name="T20">}</text:span><text:span text:style-name="T19"><text:line-break/></text:span><text:span text:style-name="T20">novo.proximo = aux;</text:span></text:p>
          <text:p text:style-name="P40"><text:span text:style-name="T23">Se (anterior == NULL){</text:span></text:p>
          <text:p text:style-name="P40"><text:span text:style-name="T23"><text:tab/></text:span><text:span text:style-name="T23">inicio = novo;</text:span></text:p>
          <text:p text:style-name="P40"><text:span text:style-name="T23">}se nao{</text:span><text:span text:style-name="T20"><text:line-break/></text:span><text:span text:style-name="T20"><text:tab/></text:span><text:span text:style-name="T20">anteiror.proximo = novo;</text:span></text:p>
          <text:p text:style-name="P40"><text:span text:style-name="T20">}</text:span><text:span text:style-name="T20"><text:line-break/></text:span><text:span text:style-name="T20">tamanho++;</text:span></text:p>
          <text:p text:style-name="P40"><text:span text:style-name="T24">Se (aux = </text:span><text:span text:style-name="T18">NULL</text:span><text:span text:style-name="T27">){</text:span></text:p>
          <text:p text:style-name="P40"><text:span text:style-name="T27"><text:tab/></text:span><text:span text:style-name="T27">fim = novo;</text:span></text:p>
          <text:p text:style-name="P40"><text:span text:style-name="T27">}</text:span></text:p>
          <text:p text:style-name="P40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34" draw:layer="layout" svg:width="2.6cm" svg:height="2.6cm" svg:x="21.6cm" svg:y="8.5cm">
          <text:p text:style-name="P30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1.6cm" svg:y="8.5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1.6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0.6cm" svg:y1="10.7cm" svg:x2="21.6cm" svg:y2="10.7cm">
          <text:p/>
        </draw:line>
        <draw:custom-shape draw:style-name="gr12" draw:text-style-name="P34" draw:layer="layout" svg:width="2.6cm" svg:height="2.6cm" svg:x="25.1cm" svg:y="8.5cm">
          <text:p text:style-name="P30"><text:span text:style-name="T16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263" draw:id="id263" draw:layer="layout" svg:width="2.6cm" svg:height="0.8cm" svg:x="25.1cm" svg:y="8.5cm">
          <text:p text:style-name="P21"><text:span text:style-name="T13">Nó 5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266" draw:id="id266" draw:layer="layout" svg:width="2.6cm" svg:height="0.8cm" svg:x="25.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6.4cm" svg:y1="11.1cm" svg:x2="26.397cm" svg:y2="13cm" draw:start-shape="id266" draw:start-glue-point="2" draw:end-shape="id267" draw:end-glue-point="0" svg:d="M26400 11100v951h-3v949" svg:viewBox="0 0 4 1901">
          <text:p/>
        </draw:connector>
        <draw:custom-shape draw:style-name="gr71" draw:text-style-name="P49" xml:id="id268" draw:id="id268" draw:layer="layout" svg:width="2.4cm" svg:height="0.8cm" svg:x="21.5cm" svg:y="13.1cm">
          <text:p text:style-name="P48"><text:span text:style-name="T34">aux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3.9cm" svg:y1="13.5cm" svg:x2="25.3cm" svg:y2="13.481cm" draw:start-shape="id268" draw:start-glue-point="1" draw:end-shape="id267" draw:end-glue-point="3" svg:d="M23900 13500h701v-19h699" svg:viewBox="0 0 1401 20">
          <text:p/>
        </draw:connector>
        <draw:line draw:style-name="gr84" draw:text-style-name="P9" draw:layer="layout" svg:x1="24.2cm" svg:y1="10.7cm" svg:x2="25.1cm" svg:y2="10.7cm">
          <text:p/>
        </draw:line>
        <presentation:notes draw:style-name="dp2">
          <draw:page-thumbnail draw:style-name="gr9" draw:layer="layout" svg:width="19.798cm" svg:height="11.136cm" svg:x="0.6cm" svg:y="2.257cm" draw:page-number="69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5. Inserir ordenado os elementos 9,10,1</text:span></text:p>
          </draw:text-box>
        </draw:frame>
        <draw:custom-shape draw:style-name="gr1" draw:text-style-name="P29" draw:layer="layout" svg:width="5.6cm" svg:height="1.4cm" svg:x="16.5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6.5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271" draw:id="id271" draw:layer="layout" svg:width="2.2cm" svg:height="1cm" svg:x="16.8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269" draw:id="id269" draw:layer="layout" svg:width="2.2cm" svg:height="1cm" svg:x="19.6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98cm" svg:y="13.161cm">
          <draw:text-box>
            <text:p><text:span text:style-name="T12">tamanho = 5</text:span></text:p>
          </draw:text-box>
        </draw:frame>
        <draw:custom-shape draw:style-name="gr12" draw:text-style-name="P34" draw:layer="layout" svg:width="2.6cm" svg:height="2.6cm" svg:x="14.3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4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4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33" xml:id="id274" draw:id="id274" draw:layer="layout" svg:width="2.195cm" svg:height="0.962cm" svg:x="25.3cm" svg:y="13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18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8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8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6.942cm" svg:y1="10.7cm" svg:x2="18cm" svg:y2="10.7cm">
          <text:p/>
        </draw:line>
        <draw:custom-shape draw:style-name="gr12" draw:text-style-name="P34" draw:layer="layout" svg:width="2.6cm" svg:height="2.6cm" svg:x="10.7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272" draw:id="id272" draw:layer="layout" svg:width="2.6cm" svg:height="0.8cm" svg:x="10.7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0.7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0.7cm" svg:y1="5.938cm" svg:x2="26.4cm" svg:y2="8.5cm" draw:start-shape="id269" draw:start-glue-point="2" draw:end-shape="id270" draw:end-glue-point="0" svg:d="M20700 5938v1281h5700v1281" svg:viewBox="0 0 5701 2563">
          <text:p/>
        </draw:connector>
        <draw:connector draw:style-name="gr15" draw:text-style-name="P24" draw:layer="layout" svg:x1="17.9cm" svg:y1="5.938cm" svg:x2="12cm" svg:y2="8.5cm" draw:start-shape="id271" draw:start-glue-point="2" draw:end-shape="id272" draw:end-glue-point="0" svg:d="M17900 5938v1281h-5900v1281" svg:viewBox="0 0 5901 2563">
          <text:p/>
        </draw:connector>
        <draw:line draw:style-name="gr10" draw:text-style-name="P9" draw:layer="layout" svg:x1="13.3cm" svg:y1="10.7cm" svg:x2="14.358cm" svg:y2="10.7cm">
          <text:p/>
        </draw:line>
        <draw:custom-shape draw:name="CaixaDeTexto 23_44" draw:style-name="gr85" draw:text-style-name="P41" draw:layer="layout" svg:width="9.202cm" svg:height="10.391cm" svg:x="1.198cm" svg:y="2.8cm">
          <text:p text:style-name="P40"><text:span text:style-name="T18">novo ← criar_noh(valor); </text:span><text:span text:style-name="T20"><text:line-break/></text:span><text:span text:style-name="T20">aux ← inicio;</text:span></text:p>
          <text:p text:style-name="P40"><text:span text:style-name="T23">a</text:span><text:span text:style-name="T20">nterior ← NULL</text:span><text:span text:style-name="T20"><text:line-break/></text:span><text:span text:style-name="T20">enquanto ((auxiliar != NULL) E (auxiliar.dado &lt; valor)){</text:span></text:p>
          <text:p text:style-name="P40"><text:span text:style-name="T20"><text:tab/></text:span><text:span text:style-name="T20">anterior ← auxiliar;</text:span><text:span text:style-name="T20"><text:line-break/></text:span><text:span text:style-name="T20"><text:tab/></text:span><text:span text:style-name="T20">aux = aux.proximo;</text:span><text:span text:style-name="T20"><text:line-break/></text:span><text:span text:style-name="T20"><text:tab/></text:span><text:span text:style-name="T20"><text:line-break/></text:span><text:span text:style-name="T20">}</text:span><text:span text:style-name="T19"><text:line-break/></text:span><text:span text:style-name="T20">novo.proximo = aux;</text:span></text:p>
          <text:p text:style-name="P40"><text:span text:style-name="T23">Se (anterior == NULL){</text:span></text:p>
          <text:p text:style-name="P40"><text:span text:style-name="T23"><text:tab/></text:span><text:span text:style-name="T23">inicio = novo;</text:span></text:p>
          <text:p text:style-name="P40"><text:span text:style-name="T23">}se nao{</text:span><text:span text:style-name="T20"><text:line-break/></text:span><text:span text:style-name="T20"><text:tab/></text:span><text:span text:style-name="T20">anteiror.proximo = novo;</text:span></text:p>
          <text:p text:style-name="P40"><text:span text:style-name="T20">}</text:span><text:span text:style-name="T20"><text:line-break/></text:span><text:span text:style-name="T20">tamanho++;</text:span></text:p>
          <text:p text:style-name="P40"><text:span text:style-name="T21">Se (aux = </text:span><text:span text:style-name="T20">NULL</text:span><text:span text:style-name="T23">){</text:span></text:p>
          <text:p text:style-name="P40"><text:span text:style-name="T23"><text:tab/></text:span><text:span text:style-name="T23">fim = novo;</text:span></text:p>
          <text:p text:style-name="P40"><text:span text:style-name="T23">}</text:span></text:p>
          <text:p text:style-name="P40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34" draw:layer="layout" svg:width="2.6cm" svg:height="2.6cm" svg:x="21.6cm" svg:y="8.5cm">
          <text:p text:style-name="P30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1.6cm" svg:y="8.5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1.6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0.6cm" svg:y1="10.7cm" svg:x2="21.6cm" svg:y2="10.7cm">
          <text:p/>
        </draw:line>
        <draw:custom-shape draw:style-name="gr12" draw:text-style-name="P34" draw:layer="layout" svg:width="2.6cm" svg:height="2.6cm" svg:x="25.1cm" svg:y="8.5cm">
          <text:p text:style-name="P30"><text:span text:style-name="T16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270" draw:id="id270" draw:layer="layout" svg:width="2.6cm" svg:height="0.8cm" svg:x="25.1cm" svg:y="8.5cm">
          <text:p text:style-name="P21"><text:span text:style-name="T13">Nó 5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273" draw:id="id273" draw:layer="layout" svg:width="2.6cm" svg:height="0.8cm" svg:x="25.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6.4cm" svg:y1="11.1cm" svg:x2="26.397cm" svg:y2="13cm" draw:start-shape="id273" draw:start-glue-point="2" draw:end-shape="id274" draw:end-glue-point="0" svg:d="M26400 11100v951h-3v949" svg:viewBox="0 0 4 1901">
          <text:p/>
        </draw:connector>
        <draw:custom-shape draw:style-name="gr71" draw:text-style-name="P49" xml:id="id275" draw:id="id275" draw:layer="layout" svg:width="2.4cm" svg:height="0.8cm" svg:x="21.5cm" svg:y="13.1cm">
          <text:p text:style-name="P48"><text:span text:style-name="T34">aux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3.9cm" svg:y1="13.5cm" svg:x2="25.3cm" svg:y2="13.481cm" draw:start-shape="id275" draw:start-glue-point="1" draw:end-shape="id274" draw:end-glue-point="3" svg:d="M23900 13500h701v-19h699" svg:viewBox="0 0 1401 20">
          <text:p/>
        </draw:connector>
        <draw:line draw:style-name="gr84" draw:text-style-name="P9" draw:layer="layout" svg:x1="24.2cm" svg:y1="10.7cm" svg:x2="25.1cm" svg:y2="10.7cm">
          <text:p/>
        </draw:line>
        <draw:frame draw:style-name="gr7" draw:text-style-name="P33" draw:layer="layout" svg:width="2.195cm" svg:height="0.962cm" svg:x="24.4cm" svg:y="5.638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24.3cm" svg:y="1.738cm">
          <text:p text:style-name="P30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4.3cm" svg:y="1.738cm">
          <text:p text:style-name="P21"><text:span text:style-name="T13">Nó 6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4.3cm" svg:y="3.538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5.6cm" svg:y1="4.338cm" svg:x2="25.6cm" svg:y2="5.838cm">
          <text:p/>
        </draw:line>
        <presentation:notes draw:style-name="dp2">
          <draw:page-thumbnail draw:style-name="gr9" draw:layer="layout" svg:width="19.798cm" svg:height="11.136cm" svg:x="0.6cm" svg:y="2.257cm" draw:page-number="70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5. Inserir ordenado os elementos 9,10,1</text:span></text:p>
          </draw:text-box>
        </draw:frame>
        <draw:custom-shape draw:style-name="gr1" draw:text-style-name="P29" draw:layer="layout" svg:width="5.6cm" svg:height="1.4cm" svg:x="16.5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6.5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278" draw:id="id278" draw:layer="layout" svg:width="2.2cm" svg:height="1cm" svg:x="16.8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276" draw:id="id276" draw:layer="layout" svg:width="2.2cm" svg:height="1cm" svg:x="19.6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98cm" svg:y="13.161cm">
          <draw:text-box>
            <text:p><text:span text:style-name="T12">tamanho = 5</text:span></text:p>
          </draw:text-box>
        </draw:frame>
        <draw:custom-shape draw:style-name="gr12" draw:text-style-name="P34" draw:layer="layout" svg:width="2.6cm" svg:height="2.6cm" svg:x="14.3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4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4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33" xml:id="id281" draw:id="id281" draw:layer="layout" svg:width="2.195cm" svg:height="0.962cm" svg:x="25.3cm" svg:y="13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18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8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8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6.942cm" svg:y1="10.7cm" svg:x2="18cm" svg:y2="10.7cm">
          <text:p/>
        </draw:line>
        <draw:custom-shape draw:style-name="gr12" draw:text-style-name="P34" draw:layer="layout" svg:width="2.6cm" svg:height="2.6cm" svg:x="10.7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279" draw:id="id279" draw:layer="layout" svg:width="2.6cm" svg:height="0.8cm" svg:x="10.7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283" draw:id="id283" draw:layer="layout" svg:width="2.6cm" svg:height="0.8cm" svg:x="10.7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0.7cm" svg:y1="5.938cm" svg:x2="26.4cm" svg:y2="8.5cm" draw:start-shape="id276" draw:start-glue-point="2" draw:end-shape="id277" draw:end-glue-point="0" svg:d="M20700 5938v1281h5700v1281" svg:viewBox="0 0 5701 2563">
          <text:p/>
        </draw:connector>
        <draw:connector draw:style-name="gr15" draw:text-style-name="P24" draw:layer="layout" svg:x1="17.9cm" svg:y1="5.938cm" svg:x2="12cm" svg:y2="8.5cm" draw:start-shape="id278" draw:start-glue-point="2" draw:end-shape="id279" draw:end-glue-point="0" svg:d="M17900 5938v1281h-5900v1281" svg:viewBox="0 0 5901 2563">
          <text:p/>
        </draw:connector>
        <draw:line draw:style-name="gr10" draw:text-style-name="P9" draw:layer="layout" svg:x1="13.3cm" svg:y1="10.7cm" svg:x2="14.358cm" svg:y2="10.7cm">
          <text:p/>
        </draw:line>
        <draw:custom-shape draw:name="CaixaDeTexto 23_45" draw:style-name="gr86" draw:text-style-name="P41" draw:layer="layout" svg:width="9.202cm" svg:height="10.391cm" svg:x="1.198cm" svg:y="2.8cm">
          <text:p text:style-name="P40"><text:span text:style-name="T20">novo ← criar_noh(valor);</text:span><text:span text:style-name="T18"> </text:span><text:span text:style-name="T20"><text:line-break/></text:span><text:span text:style-name="T18">aux ← inicio;</text:span></text:p>
          <text:p text:style-name="P40"><text:span text:style-name="T23">a</text:span><text:span text:style-name="T20">nterior ← NULL</text:span><text:span text:style-name="T20"><text:line-break/></text:span><text:span text:style-name="T20">enquanto ((auxiliar != NULL) E (auxiliar.dado &lt; valor)){</text:span></text:p>
          <text:p text:style-name="P40"><text:span text:style-name="T20"><text:tab/></text:span><text:span text:style-name="T20">anterior ← auxiliar;</text:span><text:span text:style-name="T20"><text:line-break/></text:span><text:span text:style-name="T20"><text:tab/></text:span><text:span text:style-name="T20">aux = aux.proximo;</text:span><text:span text:style-name="T20"><text:line-break/></text:span><text:span text:style-name="T20"><text:tab/></text:span><text:span text:style-name="T20"><text:line-break/></text:span><text:span text:style-name="T20">}</text:span><text:span text:style-name="T19"><text:line-break/></text:span><text:span text:style-name="T20">novo.proximo = aux;</text:span></text:p>
          <text:p text:style-name="P40"><text:span text:style-name="T23">Se (anterior == NULL){</text:span></text:p>
          <text:p text:style-name="P40"><text:span text:style-name="T23"><text:tab/></text:span><text:span text:style-name="T23">inicio = novo;</text:span></text:p>
          <text:p text:style-name="P40"><text:span text:style-name="T23">}se nao{</text:span><text:span text:style-name="T20"><text:line-break/></text:span><text:span text:style-name="T20"><text:tab/></text:span><text:span text:style-name="T20">anteiror.proximo = novo;</text:span></text:p>
          <text:p text:style-name="P40"><text:span text:style-name="T20">}</text:span><text:span text:style-name="T20"><text:line-break/></text:span><text:span text:style-name="T20">tamanho++;</text:span></text:p>
          <text:p text:style-name="P40"><text:span text:style-name="T21">Se (aux = </text:span><text:span text:style-name="T20">NULL</text:span><text:span text:style-name="T23">){</text:span></text:p>
          <text:p text:style-name="P40"><text:span text:style-name="T23"><text:tab/></text:span><text:span text:style-name="T23">fim = novo;</text:span></text:p>
          <text:p text:style-name="P40"><text:span text:style-name="T23">}</text:span></text:p>
          <text:p text:style-name="P40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34" draw:layer="layout" svg:width="2.6cm" svg:height="2.6cm" svg:x="21.6cm" svg:y="8.5cm">
          <text:p text:style-name="P30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1.6cm" svg:y="8.5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1.6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0.6cm" svg:y1="10.7cm" svg:x2="21.6cm" svg:y2="10.7cm">
          <text:p/>
        </draw:line>
        <draw:custom-shape draw:style-name="gr12" draw:text-style-name="P34" draw:layer="layout" svg:width="2.6cm" svg:height="2.6cm" svg:x="25.1cm" svg:y="8.5cm">
          <text:p text:style-name="P30"><text:span text:style-name="T16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277" draw:id="id277" draw:layer="layout" svg:width="2.6cm" svg:height="0.8cm" svg:x="25.1cm" svg:y="8.5cm">
          <text:p text:style-name="P21"><text:span text:style-name="T13">Nó 5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280" draw:id="id280" draw:layer="layout" svg:width="2.6cm" svg:height="0.8cm" svg:x="25.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6.4cm" svg:y1="11.1cm" svg:x2="26.397cm" svg:y2="13cm" draw:start-shape="id280" draw:start-glue-point="2" draw:end-shape="id281" draw:end-glue-point="0" svg:d="M26400 11100v951h-3v949" svg:viewBox="0 0 4 1901">
          <text:p/>
        </draw:connector>
        <draw:custom-shape draw:style-name="gr71" draw:text-style-name="P49" xml:id="id282" draw:id="id282" draw:layer="layout" svg:width="2.4cm" svg:height="0.8cm" svg:x="10.8cm" svg:y="12.2cm">
          <text:p text:style-name="P48"><text:span text:style-name="T34">aux</text:span></text:p>
          <draw:enhanced-geometry svg:viewBox="0 0 21600 21600" draw:type="rectangle" draw:enhanced-path="M 0 0 L 21600 0 21600 21600 0 21600 0 0 Z N"/>
        </draw:custom-shape>
        <draw:line draw:style-name="gr84" draw:text-style-name="P9" draw:layer="layout" svg:x1="24.2cm" svg:y1="10.7cm" svg:x2="25.1cm" svg:y2="10.7cm">
          <text:p/>
        </draw:line>
        <draw:frame draw:style-name="gr7" draw:text-style-name="P33" draw:layer="layout" svg:width="2.195cm" svg:height="0.962cm" svg:x="24.4cm" svg:y="5.638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24.3cm" svg:y="1.738cm">
          <text:p text:style-name="P30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4.3cm" svg:y="1.738cm">
          <text:p text:style-name="P21"><text:span text:style-name="T13">Nó 6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4.3cm" svg:y="3.538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5.6cm" svg:y1="4.338cm" svg:x2="25.6cm" svg:y2="5.838cm">
          <text:p/>
        </draw:line>
        <draw:connector draw:style-name="gr15" draw:text-style-name="P24" draw:layer="layout" svg:x1="12cm" svg:y1="12.2cm" svg:x2="12cm" svg:y2="11.1cm" draw:start-shape="id282" draw:start-glue-point="0" draw:end-shape="id283" draw:end-glue-point="2" svg:d="M12000 12200v-1100" svg:viewBox="0 0 1 1101">
          <text:p/>
        </draw:connector>
        <presentation:notes draw:style-name="dp2">
          <draw:page-thumbnail draw:style-name="gr9" draw:layer="layout" svg:width="19.798cm" svg:height="11.136cm" svg:x="0.6cm" svg:y="2.257cm" draw:page-number="71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5. Inserir ordenado os elementos 9,10,1</text:span></text:p>
          </draw:text-box>
        </draw:frame>
        <draw:custom-shape draw:style-name="gr1" draw:text-style-name="P29" draw:layer="layout" svg:width="5.6cm" svg:height="1.4cm" svg:x="16.5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6.5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286" draw:id="id286" draw:layer="layout" svg:width="2.2cm" svg:height="1cm" svg:x="16.8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284" draw:id="id284" draw:layer="layout" svg:width="2.2cm" svg:height="1cm" svg:x="19.6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98cm" svg:y="13.161cm">
          <draw:text-box>
            <text:p><text:span text:style-name="T12">tamanho = 5</text:span></text:p>
          </draw:text-box>
        </draw:frame>
        <draw:custom-shape draw:style-name="gr12" draw:text-style-name="P34" draw:layer="layout" svg:width="2.6cm" svg:height="2.6cm" svg:x="14.3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4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4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33" xml:id="id289" draw:id="id289" draw:layer="layout" svg:width="2.195cm" svg:height="0.962cm" svg:x="25.3cm" svg:y="13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18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8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8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6.942cm" svg:y1="10.7cm" svg:x2="18cm" svg:y2="10.7cm">
          <text:p/>
        </draw:line>
        <draw:custom-shape draw:style-name="gr12" draw:text-style-name="P34" draw:layer="layout" svg:width="2.6cm" svg:height="2.6cm" svg:x="10.7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287" draw:id="id287" draw:layer="layout" svg:width="2.6cm" svg:height="0.8cm" svg:x="10.7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291" draw:id="id291" draw:layer="layout" svg:width="2.6cm" svg:height="0.8cm" svg:x="10.7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0.7cm" svg:y1="5.938cm" svg:x2="26.4cm" svg:y2="8.5cm" draw:start-shape="id284" draw:start-glue-point="2" draw:end-shape="id285" draw:end-glue-point="0" svg:d="M20700 5938v1281h5700v1281" svg:viewBox="0 0 5701 2563">
          <text:p/>
        </draw:connector>
        <draw:connector draw:style-name="gr15" draw:text-style-name="P24" draw:layer="layout" svg:x1="17.9cm" svg:y1="5.938cm" svg:x2="12cm" svg:y2="8.5cm" draw:start-shape="id286" draw:start-glue-point="2" draw:end-shape="id287" draw:end-glue-point="0" svg:d="M17900 5938v1281h-5900v1281" svg:viewBox="0 0 5901 2563">
          <text:p/>
        </draw:connector>
        <draw:line draw:style-name="gr10" draw:text-style-name="P9" draw:layer="layout" svg:x1="13.3cm" svg:y1="10.7cm" svg:x2="14.358cm" svg:y2="10.7cm">
          <text:p/>
        </draw:line>
        <draw:custom-shape draw:name="CaixaDeTexto 23_46" draw:style-name="gr87" draw:text-style-name="P41" draw:layer="layout" svg:width="9.202cm" svg:height="10.391cm" svg:x="1.198cm" svg:y="2.8cm">
          <text:p text:style-name="P40"><text:span text:style-name="T20">novo ← criar_noh(valor);</text:span><text:span text:style-name="T18"> </text:span><text:span text:style-name="T20"><text:line-break/></text:span><text:span text:style-name="T20">aux ← inicio;</text:span></text:p>
          <text:p text:style-name="P40"><text:span text:style-name="T27">a</text:span><text:span text:style-name="T18">nterior ← NULL</text:span><text:span text:style-name="T20"><text:line-break/></text:span><text:span text:style-name="T20">enquanto ((auxiliar != NULL) E (auxiliar.dado &lt; valor)){</text:span></text:p>
          <text:p text:style-name="P40"><text:span text:style-name="T20"><text:tab/></text:span><text:span text:style-name="T20">anterior ← auxiliar;</text:span><text:span text:style-name="T20"><text:line-break/></text:span><text:span text:style-name="T20"><text:tab/></text:span><text:span text:style-name="T20">aux = aux.proximo;</text:span><text:span text:style-name="T20"><text:line-break/></text:span><text:span text:style-name="T20"><text:tab/></text:span><text:span text:style-name="T20"><text:line-break/></text:span><text:span text:style-name="T20">}</text:span><text:span text:style-name="T19"><text:line-break/></text:span><text:span text:style-name="T20">novo.proximo = aux;</text:span></text:p>
          <text:p text:style-name="P40"><text:span text:style-name="T23">Se (anterior == NULL){</text:span></text:p>
          <text:p text:style-name="P40"><text:span text:style-name="T23"><text:tab/></text:span><text:span text:style-name="T23">inicio = novo;</text:span></text:p>
          <text:p text:style-name="P40"><text:span text:style-name="T23">}se nao{</text:span><text:span text:style-name="T20"><text:line-break/></text:span><text:span text:style-name="T20"><text:tab/></text:span><text:span text:style-name="T20">anteiror.proximo = novo;</text:span></text:p>
          <text:p text:style-name="P40"><text:span text:style-name="T20">}</text:span><text:span text:style-name="T20"><text:line-break/></text:span><text:span text:style-name="T20">tamanho++;</text:span></text:p>
          <text:p text:style-name="P40"><text:span text:style-name="T21">Se (aux = </text:span><text:span text:style-name="T20">NULL</text:span><text:span text:style-name="T23">){</text:span></text:p>
          <text:p text:style-name="P40"><text:span text:style-name="T23"><text:tab/></text:span><text:span text:style-name="T23">fim = novo;</text:span></text:p>
          <text:p text:style-name="P40"><text:span text:style-name="T23">}</text:span></text:p>
          <text:p text:style-name="P40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34" draw:layer="layout" svg:width="2.6cm" svg:height="2.6cm" svg:x="21.6cm" svg:y="8.5cm">
          <text:p text:style-name="P30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1.6cm" svg:y="8.5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1.6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0.6cm" svg:y1="10.7cm" svg:x2="21.6cm" svg:y2="10.7cm">
          <text:p/>
        </draw:line>
        <draw:custom-shape draw:style-name="gr12" draw:text-style-name="P34" draw:layer="layout" svg:width="2.6cm" svg:height="2.6cm" svg:x="25.1cm" svg:y="8.5cm">
          <text:p text:style-name="P30"><text:span text:style-name="T16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285" draw:id="id285" draw:layer="layout" svg:width="2.6cm" svg:height="0.8cm" svg:x="25.1cm" svg:y="8.5cm">
          <text:p text:style-name="P21"><text:span text:style-name="T13">Nó 5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288" draw:id="id288" draw:layer="layout" svg:width="2.6cm" svg:height="0.8cm" svg:x="25.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6.4cm" svg:y1="11.1cm" svg:x2="26.397cm" svg:y2="13cm" draw:start-shape="id288" draw:start-glue-point="2" draw:end-shape="id289" draw:end-glue-point="0" svg:d="M26400 11100v951h-3v949" svg:viewBox="0 0 4 1901">
          <text:p/>
        </draw:connector>
        <draw:custom-shape draw:style-name="gr71" draw:text-style-name="P49" xml:id="id290" draw:id="id290" draw:layer="layout" svg:width="2.4cm" svg:height="0.8cm" svg:x="10.8cm" svg:y="12.2cm">
          <text:p text:style-name="P48"><text:span text:style-name="T34">aux</text:span></text:p>
          <draw:enhanced-geometry svg:viewBox="0 0 21600 21600" draw:type="rectangle" draw:enhanced-path="M 0 0 L 21600 0 21600 21600 0 21600 0 0 Z N"/>
        </draw:custom-shape>
        <draw:line draw:style-name="gr84" draw:text-style-name="P9" draw:layer="layout" svg:x1="24.2cm" svg:y1="10.7cm" svg:x2="25.1cm" svg:y2="10.7cm">
          <text:p/>
        </draw:line>
        <draw:frame draw:style-name="gr7" draw:text-style-name="P33" draw:layer="layout" svg:width="2.195cm" svg:height="0.962cm" svg:x="24.4cm" svg:y="5.638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24.3cm" svg:y="1.738cm">
          <text:p text:style-name="P30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4.3cm" svg:y="1.738cm">
          <text:p text:style-name="P21"><text:span text:style-name="T13">Nó 6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4.3cm" svg:y="3.538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5.6cm" svg:y1="4.338cm" svg:x2="25.6cm" svg:y2="5.838cm">
          <text:p/>
        </draw:line>
        <draw:connector draw:style-name="gr15" draw:text-style-name="P24" draw:layer="layout" svg:x1="12cm" svg:y1="12.2cm" svg:x2="12cm" svg:y2="11.1cm" draw:start-shape="id290" draw:start-glue-point="0" draw:end-shape="id291" draw:end-glue-point="2" svg:d="M12000 12200v-1100" svg:viewBox="0 0 1 1101">
          <text:p/>
        </draw:connector>
        <draw:custom-shape draw:style-name="gr71" draw:text-style-name="P49" xml:id="id292" draw:id="id292" draw:layer="layout" svg:width="2.4cm" svg:height="0.8cm" svg:x="21.5cm" svg:y="13.1cm">
          <text:p text:style-name="P48"><text:span text:style-name="T34">anterior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3.9cm" svg:y1="13.5cm" svg:x2="25.3cm" svg:y2="13.481cm" draw:start-shape="id292" draw:start-glue-point="1" svg:d="M23900 13500h951v-19h449" svg:viewBox="0 0 1401 20">
          <text:p/>
        </draw:connector>
        <presentation:notes draw:style-name="dp2">
          <draw:page-thumbnail draw:style-name="gr9" draw:layer="layout" svg:width="19.798cm" svg:height="11.136cm" svg:x="0.6cm" svg:y="2.257cm" draw:page-number="72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5. Inserir ordenado os elementos 9,10,1</text:span></text:p>
          </draw:text-box>
        </draw:frame>
        <draw:custom-shape draw:style-name="gr1" draw:text-style-name="P29" draw:layer="layout" svg:width="5.6cm" svg:height="1.4cm" svg:x="16.5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6.5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295" draw:id="id295" draw:layer="layout" svg:width="2.2cm" svg:height="1cm" svg:x="16.8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293" draw:id="id293" draw:layer="layout" svg:width="2.2cm" svg:height="1cm" svg:x="19.6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98cm" svg:y="13.161cm">
          <draw:text-box>
            <text:p><text:span text:style-name="T12">tamanho = 5</text:span></text:p>
          </draw:text-box>
        </draw:frame>
        <draw:custom-shape draw:style-name="gr12" draw:text-style-name="P34" draw:layer="layout" svg:width="2.6cm" svg:height="2.6cm" svg:x="14.3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4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4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33" xml:id="id298" draw:id="id298" draw:layer="layout" svg:width="2.195cm" svg:height="0.962cm" svg:x="25.3cm" svg:y="13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18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8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8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6.942cm" svg:y1="10.7cm" svg:x2="18cm" svg:y2="10.7cm">
          <text:p/>
        </draw:line>
        <draw:custom-shape draw:style-name="gr12" draw:text-style-name="P34" draw:layer="layout" svg:width="2.6cm" svg:height="2.6cm" svg:x="10.7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296" draw:id="id296" draw:layer="layout" svg:width="2.6cm" svg:height="0.8cm" svg:x="10.7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300" draw:id="id300" draw:layer="layout" svg:width="2.6cm" svg:height="0.8cm" svg:x="10.7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0.7cm" svg:y1="5.938cm" svg:x2="26.4cm" svg:y2="8.5cm" draw:start-shape="id293" draw:start-glue-point="2" draw:end-shape="id294" draw:end-glue-point="0" svg:d="M20700 5938v1281h5700v1281" svg:viewBox="0 0 5701 2563">
          <text:p/>
        </draw:connector>
        <draw:connector draw:style-name="gr15" draw:text-style-name="P24" draw:layer="layout" svg:x1="17.9cm" svg:y1="5.938cm" svg:x2="12cm" svg:y2="8.5cm" draw:start-shape="id295" draw:start-glue-point="2" draw:end-shape="id296" draw:end-glue-point="0" svg:d="M17900 5938v1281h-5900v1281" svg:viewBox="0 0 5901 2563">
          <text:p/>
        </draw:connector>
        <draw:line draw:style-name="gr10" draw:text-style-name="P9" draw:layer="layout" svg:x1="13.3cm" svg:y1="10.7cm" svg:x2="14.358cm" svg:y2="10.7cm">
          <text:p/>
        </draw:line>
        <draw:custom-shape draw:name="CaixaDeTexto 23_47" draw:style-name="gr88" draw:text-style-name="P41" draw:layer="layout" svg:width="9.202cm" svg:height="10.391cm" svg:x="1.198cm" svg:y="2.8cm">
          <text:p text:style-name="P40"><text:span text:style-name="T20">novo ← criar_noh(valor);</text:span><text:span text:style-name="T18"> </text:span><text:span text:style-name="T20"><text:line-break/></text:span><text:span text:style-name="T20">aux ← inicio;</text:span></text:p>
          <text:p text:style-name="P40"><text:span text:style-name="T23">a</text:span><text:span text:style-name="T20">nterior ← NULL</text:span><text:span text:style-name="T20"><text:line-break/></text:span><text:span text:style-name="T18">enquanto ((auxiliar != NULL) E (auxiliar.dado &lt; valor)){</text:span></text:p>
          <text:p text:style-name="P40"><text:span text:style-name="T18"><text:tab/></text:span><text:span text:style-name="T18">anterior ← auxiliar;</text:span><text:span text:style-name="T18"><text:line-break/></text:span><text:span text:style-name="T18"><text:tab/></text:span><text:span text:style-name="T18">aux = aux.proximo;</text:span><text:span text:style-name="T18"><text:line-break/></text:span><text:span text:style-name="T18"><text:tab/></text:span><text:span text:style-name="T18"><text:line-break/></text:span><text:span text:style-name="T18">}</text:span><text:span text:style-name="T19"><text:line-break/></text:span><text:span text:style-name="T20">novo.proximo = aux;</text:span></text:p>
          <text:p text:style-name="P40"><text:span text:style-name="T23">Se (anterior == NULL){</text:span></text:p>
          <text:p text:style-name="P40"><text:span text:style-name="T23"><text:tab/></text:span><text:span text:style-name="T23">inicio = novo;</text:span></text:p>
          <text:p text:style-name="P40"><text:span text:style-name="T23">}se nao{</text:span><text:span text:style-name="T20"><text:line-break/></text:span><text:span text:style-name="T20"><text:tab/></text:span><text:span text:style-name="T20">anteiror.proximo = novo;</text:span></text:p>
          <text:p text:style-name="P40"><text:span text:style-name="T20">}</text:span><text:span text:style-name="T20"><text:line-break/></text:span><text:span text:style-name="T20">tamanho++;</text:span></text:p>
          <text:p text:style-name="P40"><text:span text:style-name="T21">Se (aux = </text:span><text:span text:style-name="T20">NULL</text:span><text:span text:style-name="T23">){</text:span></text:p>
          <text:p text:style-name="P40"><text:span text:style-name="T23"><text:tab/></text:span><text:span text:style-name="T23">fim = novo;</text:span></text:p>
          <text:p text:style-name="P40"><text:span text:style-name="T23">}</text:span></text:p>
          <text:p text:style-name="P40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34" draw:layer="layout" svg:width="2.6cm" svg:height="2.6cm" svg:x="21.6cm" svg:y="8.5cm">
          <text:p text:style-name="P30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1.6cm" svg:y="8.5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1.6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0.6cm" svg:y1="10.7cm" svg:x2="21.6cm" svg:y2="10.7cm">
          <text:p/>
        </draw:line>
        <draw:custom-shape draw:style-name="gr12" draw:text-style-name="P34" draw:layer="layout" svg:width="2.6cm" svg:height="2.6cm" svg:x="25.1cm" svg:y="8.5cm">
          <text:p text:style-name="P30"><text:span text:style-name="T16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294" draw:id="id294" draw:layer="layout" svg:width="2.6cm" svg:height="0.8cm" svg:x="25.1cm" svg:y="8.5cm">
          <text:p text:style-name="P21"><text:span text:style-name="T13">Nó 5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297" draw:id="id297" draw:layer="layout" svg:width="2.6cm" svg:height="0.8cm" svg:x="25.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6.4cm" svg:y1="11.1cm" svg:x2="26.397cm" svg:y2="13cm" draw:start-shape="id297" draw:start-glue-point="2" draw:end-shape="id298" draw:end-glue-point="0" svg:d="M26400 11100v951h-3v949" svg:viewBox="0 0 4 1901">
          <text:p/>
        </draw:connector>
        <draw:custom-shape draw:style-name="gr71" draw:text-style-name="P49" xml:id="id299" draw:id="id299" draw:layer="layout" svg:width="2.4cm" svg:height="0.8cm" svg:x="10.8cm" svg:y="12.2cm">
          <text:p text:style-name="P48"><text:span text:style-name="T34">aux</text:span></text:p>
          <draw:enhanced-geometry svg:viewBox="0 0 21600 21600" draw:type="rectangle" draw:enhanced-path="M 0 0 L 21600 0 21600 21600 0 21600 0 0 Z N"/>
        </draw:custom-shape>
        <draw:line draw:style-name="gr84" draw:text-style-name="P9" draw:layer="layout" svg:x1="24.2cm" svg:y1="10.7cm" svg:x2="25.1cm" svg:y2="10.7cm">
          <text:p/>
        </draw:line>
        <draw:frame draw:style-name="gr7" draw:text-style-name="P33" draw:layer="layout" svg:width="2.195cm" svg:height="0.962cm" svg:x="24.4cm" svg:y="5.638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24.3cm" svg:y="1.738cm">
          <text:p text:style-name="P30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4.3cm" svg:y="1.738cm">
          <text:p text:style-name="P21"><text:span text:style-name="T13">Nó 6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4.3cm" svg:y="3.538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5.6cm" svg:y1="4.338cm" svg:x2="25.6cm" svg:y2="5.838cm">
          <text:p/>
        </draw:line>
        <draw:connector draw:style-name="gr15" draw:text-style-name="P24" draw:layer="layout" svg:x1="12cm" svg:y1="12.2cm" svg:x2="12cm" svg:y2="11.1cm" draw:start-shape="id299" draw:start-glue-point="0" draw:end-shape="id300" draw:end-glue-point="2" svg:d="M12000 12200v-1100" svg:viewBox="0 0 1 1101">
          <text:p/>
        </draw:connector>
        <draw:custom-shape draw:style-name="gr71" draw:text-style-name="P49" xml:id="id301" draw:id="id301" draw:layer="layout" svg:width="2.4cm" svg:height="0.8cm" svg:x="21.5cm" svg:y="13.1cm">
          <text:p text:style-name="P48"><text:span text:style-name="T34">anterior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3.9cm" svg:y1="13.5cm" svg:x2="25.3cm" svg:y2="13.481cm" draw:start-shape="id301" draw:start-glue-point="1" svg:d="M23900 13500h951v-19h449" svg:viewBox="0 0 1401 20">
          <text:p/>
        </draw:connector>
        <draw:frame draw:style-name="gr89" draw:text-style-name="P39" draw:layer="layout" svg:width="4.388cm" svg:height="1.787cm" svg:x="9.8cm" svg:y="13.025cm">
          <draw:text-box>
            <text:p text:style-name="P24"><text:span text:style-name="T26">2 &gt; 1</text:span></text:p>
            <text:p text:style-name="P24"><text:span text:style-name="T26">Então não entra no</text:span></text:p>
            <text:p text:style-name="P24"><text:span text:style-name="T26">enquanto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3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5. Inserir ordenado os elementos 9,10,1</text:span></text:p>
          </draw:text-box>
        </draw:frame>
        <draw:custom-shape draw:style-name="gr1" draw:text-style-name="P29" draw:layer="layout" svg:width="5.6cm" svg:height="1.4cm" svg:x="16.5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6.5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304" draw:id="id304" draw:layer="layout" svg:width="2.2cm" svg:height="1cm" svg:x="16.8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302" draw:id="id302" draw:layer="layout" svg:width="2.2cm" svg:height="1cm" svg:x="19.6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98cm" svg:y="13.161cm">
          <draw:text-box>
            <text:p><text:span text:style-name="T12">tamanho = 5</text:span></text:p>
          </draw:text-box>
        </draw:frame>
        <draw:custom-shape draw:style-name="gr12" draw:text-style-name="P34" draw:layer="layout" svg:width="2.6cm" svg:height="2.6cm" svg:x="14.3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4.3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4.3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33" xml:id="id307" draw:id="id307" draw:layer="layout" svg:width="2.195cm" svg:height="0.962cm" svg:x="25.3cm" svg:y="13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18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8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8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6.942cm" svg:y1="10.7cm" svg:x2="18cm" svg:y2="10.7cm">
          <text:p/>
        </draw:line>
        <draw:custom-shape draw:style-name="gr12" draw:text-style-name="P34" xml:id="id310" draw:id="id310" draw:layer="layout" svg:width="2.6cm" svg:height="2.6cm" svg:x="10.7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305" draw:id="id305" draw:layer="layout" svg:width="2.6cm" svg:height="0.8cm" svg:x="10.7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312" draw:id="id312" draw:layer="layout" svg:width="2.6cm" svg:height="0.8cm" svg:x="10.7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0.7cm" svg:y1="5.938cm" svg:x2="26.4cm" svg:y2="8.5cm" draw:start-shape="id302" draw:start-glue-point="2" draw:end-shape="id303" draw:end-glue-point="0" svg:d="M20700 5938v1281h5700v1281" svg:viewBox="0 0 5701 2563">
          <text:p/>
        </draw:connector>
        <draw:connector draw:style-name="gr15" draw:text-style-name="P24" draw:layer="layout" svg:x1="17.9cm" svg:y1="5.938cm" svg:x2="12cm" svg:y2="8.5cm" draw:start-shape="id304" draw:start-glue-point="2" draw:end-shape="id305" draw:end-glue-point="0" svg:d="M17900 5938v1281h-5900v1281" svg:viewBox="0 0 5901 2563">
          <text:p/>
        </draw:connector>
        <draw:line draw:style-name="gr10" draw:text-style-name="P9" draw:layer="layout" svg:x1="13.3cm" svg:y1="10.7cm" svg:x2="14.358cm" svg:y2="10.7cm">
          <text:p/>
        </draw:line>
        <draw:custom-shape draw:name="CaixaDeTexto 23_48" draw:style-name="gr90" draw:text-style-name="P41" draw:layer="layout" svg:width="9.202cm" svg:height="10.391cm" svg:x="1.198cm" svg:y="2.8cm">
          <text:p text:style-name="P40"><text:span text:style-name="T20">novo ← criar_noh(valor);</text:span><text:span text:style-name="T18"> </text:span><text:span text:style-name="T20"><text:line-break/></text:span><text:span text:style-name="T20">aux ← inicio;</text:span></text:p>
          <text:p text:style-name="P40"><text:span text:style-name="T23">a</text:span><text:span text:style-name="T20">nterior ← NULL</text:span><text:span text:style-name="T20"><text:line-break/></text:span><text:span text:style-name="T20">enquanto ((auxiliar != NULL) E (auxiliar.dado &lt; valor)){</text:span></text:p>
          <text:p text:style-name="P40"><text:span text:style-name="T20"><text:tab/></text:span><text:span text:style-name="T20">anterior ← auxiliar;</text:span><text:span text:style-name="T20"><text:line-break/></text:span><text:span text:style-name="T20"><text:tab/></text:span><text:span text:style-name="T20">aux = aux.proximo;</text:span><text:span text:style-name="T20"><text:line-break/></text:span><text:span text:style-name="T20"><text:tab/></text:span><text:span text:style-name="T20"><text:line-break/></text:span><text:span text:style-name="T20">}</text:span><text:span text:style-name="T19"><text:line-break/></text:span><text:span text:style-name="T18">novo.proximo = aux;</text:span></text:p>
          <text:p text:style-name="P40"><text:span text:style-name="T23">Se (anterior == NULL){</text:span></text:p>
          <text:p text:style-name="P40"><text:span text:style-name="T23"><text:tab/></text:span><text:span text:style-name="T23">inicio = novo;</text:span></text:p>
          <text:p text:style-name="P40"><text:span text:style-name="T23">}se nao{</text:span><text:span text:style-name="T20"><text:line-break/></text:span><text:span text:style-name="T20"><text:tab/></text:span><text:span text:style-name="T20">anteiror.proximo = novo;</text:span></text:p>
          <text:p text:style-name="P40"><text:span text:style-name="T20">}</text:span><text:span text:style-name="T20"><text:line-break/></text:span><text:span text:style-name="T20">tamanho++;</text:span></text:p>
          <text:p text:style-name="P40"><text:span text:style-name="T21">Se (aux = </text:span><text:span text:style-name="T20">NULL</text:span><text:span text:style-name="T23">){</text:span></text:p>
          <text:p text:style-name="P40"><text:span text:style-name="T23"><text:tab/></text:span><text:span text:style-name="T23">fim = novo;</text:span></text:p>
          <text:p text:style-name="P40"><text:span text:style-name="T23">}</text:span></text:p>
          <text:p text:style-name="P40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34" draw:layer="layout" svg:width="2.6cm" svg:height="2.6cm" svg:x="21.6cm" svg:y="8.5cm">
          <text:p text:style-name="P30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1.6cm" svg:y="8.5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1.6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0.6cm" svg:y1="10.7cm" svg:x2="21.6cm" svg:y2="10.7cm">
          <text:p/>
        </draw:line>
        <draw:custom-shape draw:style-name="gr12" draw:text-style-name="P34" draw:layer="layout" svg:width="2.6cm" svg:height="2.6cm" svg:x="25.1cm" svg:y="8.5cm">
          <text:p text:style-name="P30"><text:span text:style-name="T16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303" draw:id="id303" draw:layer="layout" svg:width="2.6cm" svg:height="0.8cm" svg:x="25.1cm" svg:y="8.5cm">
          <text:p text:style-name="P21"><text:span text:style-name="T13">Nó 5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306" draw:id="id306" draw:layer="layout" svg:width="2.6cm" svg:height="0.8cm" svg:x="25.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6.4cm" svg:y1="11.1cm" svg:x2="26.397cm" svg:y2="13cm" draw:start-shape="id306" draw:start-glue-point="2" draw:end-shape="id307" draw:end-glue-point="0" svg:d="M26400 11100v951h-3v949" svg:viewBox="0 0 4 1901">
          <text:p/>
        </draw:connector>
        <draw:custom-shape draw:style-name="gr71" draw:text-style-name="P49" xml:id="id309" draw:id="id309" draw:layer="layout" svg:width="2.4cm" svg:height="0.8cm" svg:x="8cm" svg:y="12.2cm">
          <text:p text:style-name="P48"><text:span text:style-name="T34">aux</text:span></text:p>
          <draw:enhanced-geometry svg:viewBox="0 0 21600 21600" draw:type="rectangle" draw:enhanced-path="M 0 0 L 21600 0 21600 21600 0 21600 0 0 Z N"/>
        </draw:custom-shape>
        <draw:line draw:style-name="gr84" draw:text-style-name="P9" draw:layer="layout" svg:x1="24.2cm" svg:y1="10.7cm" svg:x2="25.1cm" svg:y2="10.7cm">
          <text:p/>
        </draw:line>
        <draw:custom-shape draw:style-name="gr12" draw:text-style-name="P34" draw:layer="layout" svg:width="2.6cm" svg:height="2.6cm" svg:x="10.7cm" svg:y="12.2cm">
          <text:p text:style-name="P30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311" draw:id="id311" draw:layer="layout" svg:width="2.6cm" svg:height="0.8cm" svg:x="10.7cm" svg:y="12.2cm">
          <text:p text:style-name="P21"><text:span text:style-name="T13">Nó 6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0.7cm" svg:y="14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71" draw:text-style-name="P49" xml:id="id308" draw:id="id308" draw:layer="layout" svg:width="2.4cm" svg:height="0.8cm" svg:x="21.5cm" svg:y="13.1cm">
          <text:p text:style-name="P48"><text:span text:style-name="T34">anterior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3.9cm" svg:y1="13.5cm" svg:x2="25.3cm" svg:y2="13.481cm" draw:start-shape="id308" draw:start-glue-point="1" svg:d="M23900 13500h951v-19h449" svg:viewBox="0 0 1401 20">
          <text:p/>
        </draw:connector>
        <draw:connector draw:style-name="gr61" draw:text-style-name="P24" draw:layer="layout" svg:x1="9.2cm" svg:y1="12.2cm" svg:x2="10.7cm" svg:y2="9.8cm" draw:start-shape="id309" draw:start-glue-point="0" draw:end-shape="id310" draw:end-glue-point="3" svg:d="M9200 12200v-2400h1500" svg:viewBox="0 0 1501 2401">
          <text:p/>
        </draw:connector>
        <draw:connector draw:style-name="gr15" draw:text-style-name="P24" draw:layer="layout" svg:x1="12cm" svg:y1="12.2cm" svg:x2="12cm" svg:y2="11.1cm" draw:start-shape="id311" draw:start-glue-point="0" draw:end-shape="id312" draw:end-glue-point="2" svg:d="M12000 12200v-1100" svg:viewBox="0 0 1 1101">
          <text:p/>
        </draw:connector>
        <presentation:notes draw:style-name="dp2">
          <draw:page-thumbnail draw:style-name="gr9" draw:layer="layout" svg:width="19.798cm" svg:height="11.136cm" svg:x="0.6cm" svg:y="2.257cm" draw:page-number="74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5. Inserir ordenado os elementos 9,10,1</text:span></text:p>
          </draw:text-box>
        </draw:frame>
        <draw:custom-shape draw:style-name="gr1" draw:text-style-name="P29" draw:layer="layout" svg:width="5.6cm" svg:height="1.4cm" svg:x="15.8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5.8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315" draw:id="id315" draw:layer="layout" svg:width="2.2cm" svg:height="1cm" svg:x="16.1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313" draw:id="id313" draw:layer="layout" svg:width="2.2cm" svg:height="1cm" svg:x="18.9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98cm" svg:y="13.161cm">
          <draw:text-box>
            <text:p><text:span text:style-name="T12">tamanho = 5</text:span></text:p>
          </draw:text-box>
        </draw:frame>
        <draw:custom-shape draw:style-name="gr12" draw:text-style-name="P34" draw:layer="layout" svg:width="2.6cm" svg:height="2.6cm" svg:x="15.7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5.7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5.7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33" xml:id="id318" draw:id="id318" draw:layer="layout" svg:width="2.195cm" svg:height="0.962cm" svg:x="25.3cm" svg:y="13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18.9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8.9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8.9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12.6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2.6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321" draw:id="id321" draw:layer="layout" svg:width="2.6cm" svg:height="0.8cm" svg:x="12.6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0cm" svg:y1="5.938cm" svg:x2="26.4cm" svg:y2="8.5cm" draw:start-shape="id313" draw:start-glue-point="2" draw:end-shape="id314" draw:end-glue-point="0" svg:d="M20000 5938v1281h6400v1281" svg:viewBox="0 0 6401 2563">
          <text:p/>
        </draw:connector>
        <draw:connector draw:style-name="gr15" draw:text-style-name="P24" draw:layer="layout" svg:x1="17.2cm" svg:y1="5.938cm" svg:x2="10.7cm" svg:y2="8.5cm" draw:start-shape="id315" draw:start-glue-point="2" draw:end-shape="id316" draw:end-glue-point="0" svg:d="M17200 5938v1281h-6500v1281" svg:viewBox="0 0 6501 2563">
          <text:p/>
        </draw:connector>
        <draw:custom-shape draw:name="CaixaDeTexto 23_49" draw:style-name="gr91" draw:text-style-name="P41" draw:layer="layout" svg:width="9.202cm" svg:height="10.391cm" svg:x="1.198cm" svg:y="2.8cm">
          <text:p text:style-name="P40"><text:span text:style-name="T20">novo ← criar_noh(valor);</text:span><text:span text:style-name="T18"> </text:span><text:span text:style-name="T20"><text:line-break/></text:span><text:span text:style-name="T20">aux ← inicio;</text:span></text:p>
          <text:p text:style-name="P40"><text:span text:style-name="T23">a</text:span><text:span text:style-name="T20">nterior ← NULL</text:span><text:span text:style-name="T20"><text:line-break/></text:span><text:span text:style-name="T20">enquanto ((auxiliar != NULL) E (auxiliar.dado &lt; valor)){</text:span></text:p>
          <text:p text:style-name="P40"><text:span text:style-name="T20"><text:tab/></text:span><text:span text:style-name="T20">anterior ← auxiliar;</text:span><text:span text:style-name="T20"><text:line-break/></text:span><text:span text:style-name="T20"><text:tab/></text:span><text:span text:style-name="T20">aux = aux.proximo;</text:span><text:span text:style-name="T20"><text:line-break/></text:span><text:span text:style-name="T20"><text:tab/></text:span><text:span text:style-name="T20"><text:line-break/></text:span><text:span text:style-name="T20">}</text:span><text:span text:style-name="T19"><text:line-break/></text:span><text:span text:style-name="T20">novo.proximo = aux;</text:span></text:p>
          <text:p text:style-name="P40"><text:span text:style-name="T27">Se (anterior == NULL){</text:span></text:p>
          <text:p text:style-name="P40"><text:span text:style-name="T27"><text:tab/></text:span><text:span text:style-name="T27">inicio = novo;</text:span></text:p>
          <text:p text:style-name="P40"><text:span text:style-name="T27">}</text:span><text:span text:style-name="T23">se nao{</text:span><text:span text:style-name="T20"><text:line-break/></text:span><text:span text:style-name="T20"><text:tab/></text:span><text:span text:style-name="T20">anteiror.proximo = novo;</text:span></text:p>
          <text:p text:style-name="P40"><text:span text:style-name="T20">}</text:span><text:span text:style-name="T20"><text:line-break/></text:span><text:span text:style-name="T20">tamanho++;</text:span></text:p>
          <text:p text:style-name="P40"><text:span text:style-name="T21">Se (aux = </text:span><text:span text:style-name="T20">NULL</text:span><text:span text:style-name="T23">){</text:span></text:p>
          <text:p text:style-name="P40"><text:span text:style-name="T23"><text:tab/></text:span><text:span text:style-name="T23">fim = novo;</text:span></text:p>
          <text:p text:style-name="P40"><text:span text:style-name="T23">}</text:span></text:p>
          <text:p text:style-name="P40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34" draw:layer="layout" svg:width="2.6cm" svg:height="2.6cm" svg:x="22cm" svg:y="8.5cm">
          <text:p text:style-name="P30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2cm" svg:y="8.5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2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25.1cm" svg:y="8.5cm">
          <text:p text:style-name="P30"><text:span text:style-name="T16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314" draw:id="id314" draw:layer="layout" svg:width="2.6cm" svg:height="0.8cm" svg:x="25.1cm" svg:y="8.5cm">
          <text:p text:style-name="P21"><text:span text:style-name="T13">Nó 5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317" draw:id="id317" draw:layer="layout" svg:width="2.6cm" svg:height="0.8cm" svg:x="25.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6.4cm" svg:y1="11.1cm" svg:x2="26.397cm" svg:y2="13cm" draw:start-shape="id317" draw:start-glue-point="2" draw:end-shape="id318" draw:end-glue-point="0" svg:d="M26400 11100v951h-3v949" svg:viewBox="0 0 4 1901">
          <text:p/>
        </draw:connector>
        <draw:custom-shape draw:style-name="gr71" draw:text-style-name="P49" xml:id="id320" draw:id="id320" draw:layer="layout" svg:width="2.4cm" svg:height="0.8cm" svg:x="12.7cm" svg:y="12.4cm">
          <text:p text:style-name="P48"><text:span text:style-name="T34">aux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9.4cm" svg:y="8.5cm">
          <text:p text:style-name="P30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316" draw:id="id316" draw:layer="layout" svg:width="2.6cm" svg:height="0.8cm" svg:x="9.4cm" svg:y="8.5cm">
          <text:p text:style-name="P21"><text:span text:style-name="T13">Nó 6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9.4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71" draw:text-style-name="P49" xml:id="id319" draw:id="id319" draw:layer="layout" svg:width="2.4cm" svg:height="0.8cm" svg:x="21.5cm" svg:y="13.1cm">
          <text:p text:style-name="P48"><text:span text:style-name="T34">anterior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3.9cm" svg:y1="13.5cm" svg:x2="25.3cm" svg:y2="13.481cm" draw:start-shape="id319" draw:start-glue-point="1" svg:d="M23900 13500h951v-19h449" svg:viewBox="0 0 1401 20">
          <text:p/>
        </draw:connector>
        <draw:connector draw:style-name="gr15" draw:text-style-name="P24" draw:layer="layout" svg:x1="13.9cm" svg:y1="12.4cm" svg:x2="13.9cm" svg:y2="11.1cm" draw:start-shape="id320" draw:start-glue-point="0" draw:end-shape="id321" draw:end-glue-point="2" svg:d="M13900 12400v-1300" svg:viewBox="0 0 1 1301">
          <text:p/>
        </draw:connector>
        <draw:connector draw:style-name="gr15" draw:text-style-name="P24" draw:layer="layout" svg:x1="12cm" svg:y1="10.7cm" svg:x2="12.6cm" svg:y2="10.7cm" svg:d="M12000 10700h600" svg:viewBox="0 0 601 1">
          <text:p/>
        </draw:connector>
        <draw:connector draw:style-name="gr15" draw:text-style-name="P24" draw:layer="layout" svg:x1="15.2cm" svg:y1="10.7cm" svg:x2="15.742cm" svg:y2="10.722cm" svg:d="M15200 10700h271v22h271" svg:viewBox="0 0 543 23">
          <text:p/>
        </draw:connector>
        <draw:connector draw:style-name="gr61" draw:text-style-name="P24" draw:layer="layout" svg:x1="18.342cm" svg:y1="10.722cm" svg:x2="18.9cm" svg:y2="10.7cm" svg:d="M18342 10722h279v-22h279" svg:viewBox="0 0 559 23">
          <text:p/>
        </draw:connector>
        <draw:connector draw:style-name="gr15" draw:text-style-name="P24" draw:layer="layout" svg:x1="21.5cm" svg:y1="10.7cm" svg:x2="22cm" svg:y2="10.7cm" svg:d="M21500 10700h500" svg:viewBox="0 0 501 1">
          <text:p/>
        </draw:connector>
        <draw:connector draw:style-name="gr15" draw:text-style-name="P24" draw:layer="layout" svg:x1="24.6cm" svg:y1="10.7cm" svg:x2="25.1cm" svg:y2="10.7cm" svg:d="M24600 10700h500" svg:viewBox="0 0 501 1">
          <text:p/>
        </draw:connector>
        <presentation:notes draw:style-name="dp2">
          <draw:page-thumbnail draw:style-name="gr9" draw:layer="layout" svg:width="19.798cm" svg:height="11.136cm" svg:x="0.6cm" svg:y="2.257cm" draw:page-number="75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5. Inserir ordenado os elementos 9,10,1</text:span></text:p>
          </draw:text-box>
        </draw:frame>
        <draw:custom-shape draw:style-name="gr1" draw:text-style-name="P29" draw:layer="layout" svg:width="5.6cm" svg:height="1.4cm" svg:x="15.8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5.8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324" draw:id="id324" draw:layer="layout" svg:width="2.2cm" svg:height="1cm" svg:x="16.1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322" draw:id="id322" draw:layer="layout" svg:width="2.2cm" svg:height="1cm" svg:x="18.9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3.474cm" svg:height="0.839cm" svg:x="1.198cm" svg:y="13.161cm">
          <draw:text-box>
            <text:p><text:span text:style-name="T8">tamanho = 6</text:span></text:p>
          </draw:text-box>
        </draw:frame>
        <draw:custom-shape draw:style-name="gr12" draw:text-style-name="P34" draw:layer="layout" svg:width="2.6cm" svg:height="2.6cm" svg:x="15.7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5.7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5.7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33" xml:id="id327" draw:id="id327" draw:layer="layout" svg:width="2.195cm" svg:height="0.962cm" svg:x="25.3cm" svg:y="13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18.9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8.9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8.9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12.6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2.6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330" draw:id="id330" draw:layer="layout" svg:width="2.6cm" svg:height="0.8cm" svg:x="12.6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0cm" svg:y1="5.938cm" svg:x2="26.4cm" svg:y2="8.5cm" draw:start-shape="id322" draw:start-glue-point="2" draw:end-shape="id323" draw:end-glue-point="0" svg:d="M20000 5938v1281h6400v1281" svg:viewBox="0 0 6401 2563">
          <text:p/>
        </draw:connector>
        <draw:connector draw:style-name="gr15" draw:text-style-name="P24" draw:layer="layout" svg:x1="17.2cm" svg:y1="5.938cm" svg:x2="10.7cm" svg:y2="8.5cm" draw:start-shape="id324" draw:start-glue-point="2" draw:end-shape="id325" draw:end-glue-point="0" svg:d="M17200 5938v1281h-6500v1281" svg:viewBox="0 0 6501 2563">
          <text:p/>
        </draw:connector>
        <draw:custom-shape draw:name="CaixaDeTexto 23_51" draw:style-name="gr92" draw:text-style-name="P41" draw:layer="layout" svg:width="9.202cm" svg:height="10.391cm" svg:x="1.198cm" svg:y="2.8cm">
          <text:p text:style-name="P40"><text:span text:style-name="T20">novo ← criar_noh(valor);</text:span><text:span text:style-name="T18"> </text:span><text:span text:style-name="T20"><text:line-break/></text:span><text:span text:style-name="T20">aux ← inicio;</text:span></text:p>
          <text:p text:style-name="P40"><text:span text:style-name="T23">a</text:span><text:span text:style-name="T20">nterior ← NULL</text:span><text:span text:style-name="T20"><text:line-break/></text:span><text:span text:style-name="T20">enquanto ((auxiliar != NULL) E (auxiliar.dado &lt; valor)){</text:span></text:p>
          <text:p text:style-name="P40"><text:span text:style-name="T20"><text:tab/></text:span><text:span text:style-name="T20">anterior ← auxiliar;</text:span><text:span text:style-name="T20"><text:line-break/></text:span><text:span text:style-name="T20"><text:tab/></text:span><text:span text:style-name="T20">aux = aux.proximo;</text:span><text:span text:style-name="T20"><text:line-break/></text:span><text:span text:style-name="T20"><text:tab/></text:span><text:span text:style-name="T20"><text:line-break/></text:span><text:span text:style-name="T20">}</text:span><text:span text:style-name="T19"><text:line-break/></text:span><text:span text:style-name="T20">novo.proximo = aux;</text:span></text:p>
          <text:p text:style-name="P40"><text:span text:style-name="T23">Se (anterior == NULL){</text:span></text:p>
          <text:p text:style-name="P40"><text:span text:style-name="T23"><text:tab/></text:span><text:span text:style-name="T23">inicio = novo;</text:span></text:p>
          <text:p text:style-name="P40"><text:span text:style-name="T23">}se nao{</text:span><text:span text:style-name="T20"><text:line-break/></text:span><text:span text:style-name="T20"><text:tab/></text:span><text:span text:style-name="T20">anteiror.proximo = novo;</text:span></text:p>
          <text:p text:style-name="P40"><text:span text:style-name="T20">}</text:span><text:span text:style-name="T20"><text:line-break/></text:span><text:span text:style-name="T18">tamanho++;</text:span></text:p>
          <text:p text:style-name="P40"><text:span text:style-name="T21">Se (aux = </text:span><text:span text:style-name="T20">NULL</text:span><text:span text:style-name="T23">){</text:span></text:p>
          <text:p text:style-name="P40"><text:span text:style-name="T23"><text:tab/></text:span><text:span text:style-name="T23">fim = novo;</text:span></text:p>
          <text:p text:style-name="P40"><text:span text:style-name="T23">}</text:span></text:p>
          <text:p text:style-name="P40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34" draw:layer="layout" svg:width="2.6cm" svg:height="2.6cm" svg:x="22cm" svg:y="8.5cm">
          <text:p text:style-name="P30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2cm" svg:y="8.5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2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25.1cm" svg:y="8.5cm">
          <text:p text:style-name="P30"><text:span text:style-name="T16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323" draw:id="id323" draw:layer="layout" svg:width="2.6cm" svg:height="0.8cm" svg:x="25.1cm" svg:y="8.5cm">
          <text:p text:style-name="P21"><text:span text:style-name="T13">Nó 5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326" draw:id="id326" draw:layer="layout" svg:width="2.6cm" svg:height="0.8cm" svg:x="25.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6.4cm" svg:y1="11.1cm" svg:x2="26.397cm" svg:y2="13cm" draw:start-shape="id326" draw:start-glue-point="2" draw:end-shape="id327" draw:end-glue-point="0" svg:d="M26400 11100v951h-3v949" svg:viewBox="0 0 4 1901">
          <text:p/>
        </draw:connector>
        <draw:custom-shape draw:style-name="gr71" draw:text-style-name="P49" xml:id="id329" draw:id="id329" draw:layer="layout" svg:width="2.4cm" svg:height="0.8cm" svg:x="12.7cm" svg:y="12.4cm">
          <text:p text:style-name="P48"><text:span text:style-name="T34">aux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9.4cm" svg:y="8.5cm">
          <text:p text:style-name="P30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325" draw:id="id325" draw:layer="layout" svg:width="2.6cm" svg:height="0.8cm" svg:x="9.4cm" svg:y="8.5cm">
          <text:p text:style-name="P21"><text:span text:style-name="T13">Nó 6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9.4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71" draw:text-style-name="P49" xml:id="id328" draw:id="id328" draw:layer="layout" svg:width="2.4cm" svg:height="0.8cm" svg:x="21.5cm" svg:y="13.1cm">
          <text:p text:style-name="P48"><text:span text:style-name="T34">anterior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3.9cm" svg:y1="13.5cm" svg:x2="25.3cm" svg:y2="13.481cm" draw:start-shape="id328" draw:start-glue-point="1" svg:d="M23900 13500h951v-19h449" svg:viewBox="0 0 1401 20">
          <text:p/>
        </draw:connector>
        <draw:connector draw:style-name="gr15" draw:text-style-name="P24" draw:layer="layout" svg:x1="13.9cm" svg:y1="12.4cm" svg:x2="13.9cm" svg:y2="11.1cm" draw:start-shape="id329" draw:start-glue-point="0" draw:end-shape="id330" draw:end-glue-point="2" svg:d="M13900 12400v-1300" svg:viewBox="0 0 1 1301">
          <text:p/>
        </draw:connector>
        <draw:connector draw:style-name="gr15" draw:text-style-name="P24" draw:layer="layout" svg:x1="12cm" svg:y1="10.7cm" svg:x2="12.6cm" svg:y2="10.7cm" svg:d="M12000 10700h600" svg:viewBox="0 0 601 1">
          <text:p/>
        </draw:connector>
        <draw:connector draw:style-name="gr15" draw:text-style-name="P24" draw:layer="layout" svg:x1="15.2cm" svg:y1="10.7cm" svg:x2="15.742cm" svg:y2="10.722cm" svg:d="M15200 10700h271v22h271" svg:viewBox="0 0 543 23">
          <text:p/>
        </draw:connector>
        <draw:connector draw:style-name="gr61" draw:text-style-name="P24" draw:layer="layout" svg:x1="18.342cm" svg:y1="10.722cm" svg:x2="18.9cm" svg:y2="10.7cm" svg:d="M18342 10722h279v-22h279" svg:viewBox="0 0 559 23">
          <text:p/>
        </draw:connector>
        <draw:connector draw:style-name="gr15" draw:text-style-name="P24" draw:layer="layout" svg:x1="21.5cm" svg:y1="10.7cm" svg:x2="22cm" svg:y2="10.7cm" svg:d="M21500 10700h500" svg:viewBox="0 0 501 1">
          <text:p/>
        </draw:connector>
        <draw:connector draw:style-name="gr15" draw:text-style-name="P24" draw:layer="layout" svg:x1="24.6cm" svg:y1="10.7cm" svg:x2="25.1cm" svg:y2="10.7cm" svg:d="M24600 10700h500" svg:viewBox="0 0 501 1">
          <text:p/>
        </draw:connector>
        <presentation:notes draw:style-name="dp2">
          <draw:page-thumbnail draw:style-name="gr9" draw:layer="layout" svg:width="19.798cm" svg:height="11.136cm" svg:x="0.6cm" svg:y="2.257cm" draw:page-number="76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6. Remover elemento 10</text:span></text:p>
          </draw:text-box>
        </draw:frame>
        <draw:custom-shape draw:style-name="gr1" draw:text-style-name="P29" draw:layer="layout" svg:width="5.6cm" svg:height="1.4cm" svg:x="15.8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5.8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333" draw:id="id333" draw:layer="layout" svg:width="2.2cm" svg:height="1cm" svg:x="16.1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331" draw:id="id331" draw:layer="layout" svg:width="2.2cm" svg:height="1cm" svg:x="18.9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98cm" svg:y="13.161cm">
          <draw:text-box>
            <text:p><text:span text:style-name="T12">tamanho = 6</text:span></text:p>
          </draw:text-box>
        </draw:frame>
        <draw:custom-shape draw:style-name="gr12" draw:text-style-name="P34" draw:layer="layout" svg:width="2.6cm" svg:height="2.6cm" svg:x="15.7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5.7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5.7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33" xml:id="id336" draw:id="id336" draw:layer="layout" svg:width="2.195cm" svg:height="0.962cm" svg:x="25.3cm" svg:y="13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18.9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8.9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8.9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12.6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2.6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2.6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0cm" svg:y1="5.938cm" svg:x2="26.4cm" svg:y2="8.5cm" draw:start-shape="id331" draw:start-glue-point="2" draw:end-shape="id332" draw:end-glue-point="0" svg:d="M20000 5938v1281h6400v1281" svg:viewBox="0 0 6401 2563">
          <text:p/>
        </draw:connector>
        <draw:connector draw:style-name="gr15" draw:text-style-name="P24" draw:layer="layout" svg:x1="17.2cm" svg:y1="5.938cm" svg:x2="10.7cm" svg:y2="8.5cm" draw:start-shape="id333" draw:start-glue-point="2" draw:end-shape="id334" draw:end-glue-point="0" svg:d="M17200 5938v1281h-6500v1281" svg:viewBox="0 0 6501 2563">
          <text:p/>
        </draw:connector>
        <draw:custom-shape draw:style-name="gr12" draw:text-style-name="P34" draw:layer="layout" svg:width="2.6cm" svg:height="2.6cm" svg:x="22cm" svg:y="8.5cm">
          <text:p text:style-name="P30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2cm" svg:y="8.5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2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25.1cm" svg:y="8.5cm">
          <text:p text:style-name="P30"><text:span text:style-name="T16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332" draw:id="id332" draw:layer="layout" svg:width="2.6cm" svg:height="0.8cm" svg:x="25.1cm" svg:y="8.5cm">
          <text:p text:style-name="P21"><text:span text:style-name="T13">Nó 5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335" draw:id="id335" draw:layer="layout" svg:width="2.6cm" svg:height="0.8cm" svg:x="25.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6.4cm" svg:y1="11.1cm" svg:x2="26.397cm" svg:y2="13cm" draw:start-shape="id335" draw:start-glue-point="2" draw:end-shape="id336" draw:end-glue-point="0" svg:d="M26400 11100v951h-3v949" svg:viewBox="0 0 4 1901">
          <text:p/>
        </draw:connector>
        <draw:custom-shape draw:style-name="gr71" draw:text-style-name="P49" xml:id="id338" draw:id="id338" draw:layer="layout" svg:width="2.4cm" svg:height="0.8cm" svg:x="9.5cm" svg:y="12.4cm">
          <text:p text:style-name="P48"><text:span text:style-name="T34">aux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9.4cm" svg:y="8.5cm">
          <text:p text:style-name="P30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334" draw:id="id334" draw:layer="layout" svg:width="2.6cm" svg:height="0.8cm" svg:x="9.4cm" svg:y="8.5cm">
          <text:p text:style-name="P21"><text:span text:style-name="T13">Nó 6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339" draw:id="id339" draw:layer="layout" svg:width="2.6cm" svg:height="0.8cm" svg:x="9.4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71" draw:text-style-name="P49" xml:id="id337" draw:id="id337" draw:layer="layout" svg:width="2.4cm" svg:height="0.8cm" svg:x="21.5cm" svg:y="13.1cm">
          <text:p text:style-name="P48"><text:span text:style-name="T34">anterior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3.9cm" svg:y1="13.5cm" svg:x2="25.3cm" svg:y2="13.481cm" draw:start-shape="id337" draw:start-glue-point="1" svg:d="M23900 13500h951v-19h449" svg:viewBox="0 0 1401 20">
          <text:p/>
        </draw:connector>
        <draw:connector draw:style-name="gr15" draw:text-style-name="P24" draw:layer="layout" svg:x1="10.7cm" svg:y1="12.4cm" svg:x2="10.7cm" svg:y2="11.1cm" draw:start-shape="id338" draw:start-glue-point="0" draw:end-shape="id339" draw:end-glue-point="2" svg:d="M10700 12400v-1300" svg:viewBox="0 0 1 1301">
          <text:p/>
        </draw:connector>
        <draw:connector draw:style-name="gr15" draw:text-style-name="P24" draw:layer="layout" svg:x1="12cm" svg:y1="10.7cm" svg:x2="12.6cm" svg:y2="10.7cm" svg:d="M12000 10700h600" svg:viewBox="0 0 601 1">
          <text:p/>
        </draw:connector>
        <draw:connector draw:style-name="gr15" draw:text-style-name="P24" draw:layer="layout" svg:x1="15.2cm" svg:y1="10.7cm" svg:x2="15.742cm" svg:y2="10.722cm" svg:d="M15200 10700h271v22h271" svg:viewBox="0 0 543 23">
          <text:p/>
        </draw:connector>
        <draw:connector draw:style-name="gr61" draw:text-style-name="P24" draw:layer="layout" svg:x1="18.342cm" svg:y1="10.722cm" svg:x2="18.9cm" svg:y2="10.7cm" svg:d="M18342 10722h279v-22h279" svg:viewBox="0 0 559 23">
          <text:p/>
        </draw:connector>
        <draw:connector draw:style-name="gr15" draw:text-style-name="P24" draw:layer="layout" svg:x1="21.5cm" svg:y1="10.7cm" svg:x2="22cm" svg:y2="10.7cm" svg:d="M21500 10700h500" svg:viewBox="0 0 501 1">
          <text:p/>
        </draw:connector>
        <draw:connector draw:style-name="gr15" draw:text-style-name="P24" draw:layer="layout" svg:x1="24.6cm" svg:y1="10.7cm" svg:x2="25.1cm" svg:y2="10.7cm" svg:d="M24600 10700h500" svg:viewBox="0 0 501 1">
          <text:p/>
        </draw:connector>
        <draw:custom-shape draw:name="CaixaDeTexto 36_6" draw:style-name="gr93" draw:text-style-name="P46" draw:layer="layout" svg:width="11.484cm" svg:height="10.391cm" svg:x="1.198cm" svg:y="2.809cm">
          <text:p text:style-name="P42"><text:span text:style-name="T27">auxiliar← inicio;</text:span></text:p>
          <text:p text:style-name="P42"><text:span text:style-name="T27">a</text:span><text:span text:style-name="T18">nterior ← null</text:span></text:p>
          <text:p text:style-name="P42"><text:span text:style-name="T23">enquanto ((auxiliar != NULL) E (auxiliar.dado != valor)){</text:span></text:p>
          <text:p text:style-name="P42"><text:span text:style-name="T23"><text:tab/></text:span><text:span text:style-name="T23">anterior ← auxiliar;</text:span><text:span text:style-name="T23"><text:tab/></text:span></text:p>
          <text:p text:style-name="P42"><text:span text:style-name="T23"><text:s text:c="2"/></text:span><text:span text:style-name="T23"><text:tab/></text:span><text:span text:style-name="T23">auxiliar ← auxiliar.proximo;</text:span></text:p>
          <text:p text:style-name="P42"><text:span text:style-name="T23">}</text:span><text:span text:style-name="T28"><text:line-break/></text:span><text:span text:style-name="T23">se (auxiliar != NULL){</text:span></text:p>
          <text:p text:style-name="P43"><text:span text:style-name="T23">se (auxiliar == inicio){</text:span><text:span text:style-name="T23"><text:line-break/></text:span><text:span text:style-name="T23"><text:tab/></text:span><text:span text:style-name="T23"><text:tab/></text:span><text:span text:style-name="T23">removeNoInicio();</text:span></text:p>
          <text:p text:style-name="P43"><text:span text:style-name="T23">} senao se (auxiliar == fim){</text:span></text:p>
          <text:p text:style-name="P43"><text:span text:style-name="T23"><text:tab/></text:span><text:span text:style-name="T23">removeNoFim()</text:span></text:p>
          <text:p text:style-name="P43"><text:span text:style-name="T23">} senao {</text:span></text:p>
          <text:p text:style-name="P44"><text:span text:style-name="T23">anterior.proximo ← auxiliar.proximo;</text:span><text:span text:style-name="T23"><text:line-break/></text:span><text:span text:style-name="T23"><text:tab/></text:span><text:span text:style-name="T23">tamanho--;</text:span></text:p>
          <text:p text:style-name="P44"><text:span text:style-name="T23">apaga(auxiliar);</text:span></text:p>
          <text:p text:style-name="P45"><text:span text:style-name="T23">}</text:span></text:p>
          <text:p text:style-name="P42"><text:span text:style-name="T23">}</text:span></text:p>
          <text:p text:style-name="P42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77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6. Remover elemento 10</text:span></text:p>
          </draw:text-box>
        </draw:frame>
        <draw:custom-shape draw:style-name="gr1" draw:text-style-name="P29" draw:layer="layout" svg:width="5.6cm" svg:height="1.4cm" svg:x="15.8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5.8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342" draw:id="id342" draw:layer="layout" svg:width="2.2cm" svg:height="1cm" svg:x="16.1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340" draw:id="id340" draw:layer="layout" svg:width="2.2cm" svg:height="1cm" svg:x="18.9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98cm" svg:y="13.161cm">
          <draw:text-box>
            <text:p><text:span text:style-name="T12">tamanho = 6</text:span></text:p>
          </draw:text-box>
        </draw:frame>
        <draw:custom-shape draw:style-name="gr12" draw:text-style-name="P34" draw:layer="layout" svg:width="2.6cm" svg:height="2.6cm" svg:x="15.7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5.7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5.7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33" xml:id="id345" draw:id="id345" draw:layer="layout" svg:width="2.195cm" svg:height="0.962cm" svg:x="25.3cm" svg:y="13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18.9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8.9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8.9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12.6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2.6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2.6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0cm" svg:y1="5.938cm" svg:x2="26.4cm" svg:y2="8.5cm" draw:start-shape="id340" draw:start-glue-point="2" draw:end-shape="id341" draw:end-glue-point="0" svg:d="M20000 5938v1281h6400v1281" svg:viewBox="0 0 6401 2563">
          <text:p/>
        </draw:connector>
        <draw:connector draw:style-name="gr15" draw:text-style-name="P24" draw:layer="layout" svg:x1="17.2cm" svg:y1="5.938cm" svg:x2="10.7cm" svg:y2="8.5cm" draw:start-shape="id342" draw:start-glue-point="2" draw:end-shape="id343" draw:end-glue-point="0" svg:d="M17200 5938v1281h-6500v1281" svg:viewBox="0 0 6501 2563">
          <text:p/>
        </draw:connector>
        <draw:custom-shape draw:style-name="gr12" draw:text-style-name="P34" draw:layer="layout" svg:width="2.6cm" svg:height="2.6cm" svg:x="22cm" svg:y="8.5cm">
          <text:p text:style-name="P30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2cm" svg:y="8.5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2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25.1cm" svg:y="8.5cm">
          <text:p text:style-name="P30"><text:span text:style-name="T16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341" draw:id="id341" draw:layer="layout" svg:width="2.6cm" svg:height="0.8cm" svg:x="25.1cm" svg:y="8.5cm">
          <text:p text:style-name="P21"><text:span text:style-name="T13">Nó 5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344" draw:id="id344" draw:layer="layout" svg:width="2.6cm" svg:height="0.8cm" svg:x="25.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6.4cm" svg:y1="11.1cm" svg:x2="26.397cm" svg:y2="13cm" draw:start-shape="id344" draw:start-glue-point="2" draw:end-shape="id345" draw:end-glue-point="0" svg:d="M26400 11100v951h-3v949" svg:viewBox="0 0 4 1901">
          <text:p/>
        </draw:connector>
        <draw:custom-shape draw:style-name="gr71" draw:text-style-name="P49" xml:id="id347" draw:id="id347" draw:layer="layout" svg:width="2.4cm" svg:height="0.8cm" svg:x="9.5cm" svg:y="12.4cm">
          <text:p text:style-name="P48"><text:span text:style-name="T34">aux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9.4cm" svg:y="8.5cm">
          <text:p text:style-name="P30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343" draw:id="id343" draw:layer="layout" svg:width="2.6cm" svg:height="0.8cm" svg:x="9.4cm" svg:y="8.5cm">
          <text:p text:style-name="P21"><text:span text:style-name="T13">Nó 6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348" draw:id="id348" draw:layer="layout" svg:width="2.6cm" svg:height="0.8cm" svg:x="9.4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71" draw:text-style-name="P49" xml:id="id346" draw:id="id346" draw:layer="layout" svg:width="2.4cm" svg:height="0.8cm" svg:x="21.5cm" svg:y="13.1cm">
          <text:p text:style-name="P48"><text:span text:style-name="T34">anterior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3.9cm" svg:y1="13.5cm" svg:x2="25.3cm" svg:y2="13.481cm" draw:start-shape="id346" draw:start-glue-point="1" svg:d="M23900 13500h951v-19h449" svg:viewBox="0 0 1401 20">
          <text:p/>
        </draw:connector>
        <draw:connector draw:style-name="gr15" draw:text-style-name="P24" draw:layer="layout" svg:x1="10.7cm" svg:y1="12.4cm" svg:x2="10.7cm" svg:y2="11.1cm" draw:start-shape="id347" draw:start-glue-point="0" draw:end-shape="id348" draw:end-glue-point="2" svg:d="M10700 12400v-1300" svg:viewBox="0 0 1 1301">
          <text:p/>
        </draw:connector>
        <draw:connector draw:style-name="gr15" draw:text-style-name="P24" draw:layer="layout" svg:x1="12cm" svg:y1="10.7cm" svg:x2="12.6cm" svg:y2="10.7cm" svg:d="M12000 10700h600" svg:viewBox="0 0 601 1">
          <text:p/>
        </draw:connector>
        <draw:connector draw:style-name="gr15" draw:text-style-name="P24" draw:layer="layout" svg:x1="15.2cm" svg:y1="10.7cm" svg:x2="15.742cm" svg:y2="10.722cm" svg:d="M15200 10700h271v22h271" svg:viewBox="0 0 543 23">
          <text:p/>
        </draw:connector>
        <draw:connector draw:style-name="gr61" draw:text-style-name="P24" draw:layer="layout" svg:x1="18.342cm" svg:y1="10.722cm" svg:x2="18.9cm" svg:y2="10.7cm" svg:d="M18342 10722h279v-22h279" svg:viewBox="0 0 559 23">
          <text:p/>
        </draw:connector>
        <draw:connector draw:style-name="gr15" draw:text-style-name="P24" draw:layer="layout" svg:x1="21.5cm" svg:y1="10.7cm" svg:x2="22cm" svg:y2="10.7cm" svg:d="M21500 10700h500" svg:viewBox="0 0 501 1">
          <text:p/>
        </draw:connector>
        <draw:connector draw:style-name="gr15" draw:text-style-name="P24" draw:layer="layout" svg:x1="24.6cm" svg:y1="10.7cm" svg:x2="25.1cm" svg:y2="10.7cm" svg:d="M24600 10700h500" svg:viewBox="0 0 501 1">
          <text:p/>
        </draw:connector>
        <draw:custom-shape draw:name="CaixaDeTexto 36_8" draw:style-name="gr94" draw:text-style-name="P46" draw:layer="layout" svg:width="11.484cm" svg:height="10.391cm" svg:x="1.198cm" svg:y="2.809cm">
          <text:p text:style-name="P42"><text:span text:style-name="T23">auxiliar← inicio;</text:span></text:p>
          <text:p text:style-name="P42"><text:span text:style-name="T23">a</text:span><text:span text:style-name="T20">nterior ← null</text:span></text:p>
          <text:p text:style-name="P42"><text:span text:style-name="T27">enquanto ((auxiliar != NULL) E (auxiliar.dado != valor)){</text:span></text:p>
          <text:p text:style-name="P42"><text:span text:style-name="T27"><text:tab/></text:span><text:span text:style-name="T27">anterior ← auxiliar;</text:span><text:span text:style-name="T27"><text:tab/></text:span></text:p>
          <text:p text:style-name="P42"><text:span text:style-name="T27"><text:s text:c="2"/></text:span><text:span text:style-name="T27"><text:tab/></text:span><text:span text:style-name="T27">auxiliar ← auxiliar.proximo;</text:span></text:p>
          <text:p text:style-name="P42"><text:span text:style-name="T27">}</text:span><text:span text:style-name="T28"><text:line-break/></text:span><text:span text:style-name="T23">se (auxiliar != NULL){</text:span></text:p>
          <text:p text:style-name="P43"><text:span text:style-name="T23">se (auxiliar == inicio){</text:span><text:span text:style-name="T23"><text:line-break/></text:span><text:span text:style-name="T23"><text:tab/></text:span><text:span text:style-name="T23"><text:tab/></text:span><text:span text:style-name="T23">removeNoInicio();</text:span></text:p>
          <text:p text:style-name="P43"><text:span text:style-name="T23">} senao se (auxiliar == fim){</text:span></text:p>
          <text:p text:style-name="P43"><text:span text:style-name="T23"><text:tab/></text:span><text:span text:style-name="T23">removeNoFim()</text:span></text:p>
          <text:p text:style-name="P43"><text:span text:style-name="T23">} senao {</text:span></text:p>
          <text:p text:style-name="P44"><text:span text:style-name="T23">anterior.proximo ← auxiliar.proximo;</text:span><text:span text:style-name="T23"><text:line-break/></text:span><text:span text:style-name="T23"><text:tab/></text:span><text:span text:style-name="T23">tamanho--;</text:span></text:p>
          <text:p text:style-name="P44"><text:span text:style-name="T23">apaga(auxiliar);</text:span></text:p>
          <text:p text:style-name="P45"><text:span text:style-name="T23">}</text:span></text:p>
          <text:p text:style-name="P42"><text:span text:style-name="T23">}</text:span></text:p>
          <text:p text:style-name="P42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5" draw:text-style-name="P39" draw:layer="layout" svg:width="4.972cm" svg:height="1.275cm" svg:x="8.2cm" svg:y="13.2cm">
          <draw:text-box>
            <text:p text:style-name="P24"><text:span text:style-name="T26">1 != 10 e aux != NULL</text:span></text:p>
            <text:p text:style-name="P24"><text:span text:style-name="T26">Continua o enquant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8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6. Remover elemento 10</text:span></text:p>
          </draw:text-box>
        </draw:frame>
        <draw:custom-shape draw:style-name="gr1" draw:text-style-name="P29" draw:layer="layout" svg:width="5.6cm" svg:height="1.4cm" svg:x="15.8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5.8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351" draw:id="id351" draw:layer="layout" svg:width="2.2cm" svg:height="1cm" svg:x="16.1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349" draw:id="id349" draw:layer="layout" svg:width="2.2cm" svg:height="1cm" svg:x="18.9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98cm" svg:y="13.161cm">
          <draw:text-box>
            <text:p><text:span text:style-name="T12">tamanho = 6</text:span></text:p>
          </draw:text-box>
        </draw:frame>
        <draw:custom-shape draw:style-name="gr12" draw:text-style-name="P34" draw:layer="layout" svg:width="2.6cm" svg:height="2.6cm" svg:x="15.7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5.7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5.7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33" xml:id="id354" draw:id="id354" draw:layer="layout" svg:width="2.195cm" svg:height="0.962cm" svg:x="25.3cm" svg:y="13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18.9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8.9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8.9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12.6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2.6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358" draw:id="id358" draw:layer="layout" svg:width="2.6cm" svg:height="0.8cm" svg:x="12.6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0cm" svg:y1="5.938cm" svg:x2="26.4cm" svg:y2="8.5cm" draw:start-shape="id349" draw:start-glue-point="2" draw:end-shape="id350" draw:end-glue-point="0" svg:d="M20000 5938v1281h6400v1281" svg:viewBox="0 0 6401 2563">
          <text:p/>
        </draw:connector>
        <draw:connector draw:style-name="gr15" draw:text-style-name="P24" draw:layer="layout" svg:x1="17.2cm" svg:y1="5.938cm" svg:x2="10.7cm" svg:y2="8.5cm" draw:start-shape="id351" draw:start-glue-point="2" draw:end-shape="id352" draw:end-glue-point="0" svg:d="M17200 5938v1281h-6500v1281" svg:viewBox="0 0 6501 2563">
          <text:p/>
        </draw:connector>
        <draw:custom-shape draw:style-name="gr12" draw:text-style-name="P34" draw:layer="layout" svg:width="2.6cm" svg:height="2.6cm" svg:x="22cm" svg:y="8.5cm">
          <text:p text:style-name="P30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2cm" svg:y="8.5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2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25.1cm" svg:y="8.5cm">
          <text:p text:style-name="P30"><text:span text:style-name="T16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350" draw:id="id350" draw:layer="layout" svg:width="2.6cm" svg:height="0.8cm" svg:x="25.1cm" svg:y="8.5cm">
          <text:p text:style-name="P21"><text:span text:style-name="T13">Nó 5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353" draw:id="id353" draw:layer="layout" svg:width="2.6cm" svg:height="0.8cm" svg:x="25.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6.4cm" svg:y1="11.1cm" svg:x2="26.397cm" svg:y2="13cm" draw:start-shape="id353" draw:start-glue-point="2" draw:end-shape="id354" draw:end-glue-point="0" svg:d="M26400 11100v951h-3v949" svg:viewBox="0 0 4 1901">
          <text:p/>
        </draw:connector>
        <draw:custom-shape draw:style-name="gr71" draw:text-style-name="P49" xml:id="id355" draw:id="id355" draw:layer="layout" svg:width="2.4cm" svg:height="0.8cm" svg:x="9.5cm" svg:y="12.4cm">
          <text:p text:style-name="P48"><text:span text:style-name="T34">anterior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9.4cm" svg:y="8.5cm">
          <text:p text:style-name="P30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352" draw:id="id352" draw:layer="layout" svg:width="2.6cm" svg:height="0.8cm" svg:x="9.4cm" svg:y="8.5cm">
          <text:p text:style-name="P21"><text:span text:style-name="T13">Nó 6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356" draw:id="id356" draw:layer="layout" svg:width="2.6cm" svg:height="0.8cm" svg:x="9.4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10.7cm" svg:y1="12.4cm" svg:x2="10.7cm" svg:y2="11.1cm" draw:start-shape="id355" draw:start-glue-point="0" draw:end-shape="id356" draw:end-glue-point="2" svg:d="M10700 12400v-1300" svg:viewBox="0 0 1 1301">
          <text:p/>
        </draw:connector>
        <draw:connector draw:style-name="gr15" draw:text-style-name="P24" draw:layer="layout" svg:x1="12cm" svg:y1="10.7cm" svg:x2="12.6cm" svg:y2="10.7cm" svg:d="M12000 10700h600" svg:viewBox="0 0 601 1">
          <text:p/>
        </draw:connector>
        <draw:connector draw:style-name="gr15" draw:text-style-name="P24" draw:layer="layout" svg:x1="15.2cm" svg:y1="10.7cm" svg:x2="15.742cm" svg:y2="10.722cm" svg:d="M15200 10700h271v22h271" svg:viewBox="0 0 543 23">
          <text:p/>
        </draw:connector>
        <draw:connector draw:style-name="gr61" draw:text-style-name="P24" draw:layer="layout" svg:x1="18.342cm" svg:y1="10.722cm" svg:x2="18.9cm" svg:y2="10.7cm" svg:d="M18342 10722h279v-22h279" svg:viewBox="0 0 559 23">
          <text:p/>
        </draw:connector>
        <draw:connector draw:style-name="gr15" draw:text-style-name="P24" draw:layer="layout" svg:x1="21.5cm" svg:y1="10.7cm" svg:x2="22cm" svg:y2="10.7cm" svg:d="M21500 10700h500" svg:viewBox="0 0 501 1">
          <text:p/>
        </draw:connector>
        <draw:connector draw:style-name="gr15" draw:text-style-name="P24" draw:layer="layout" svg:x1="24.6cm" svg:y1="10.7cm" svg:x2="25.1cm" svg:y2="10.7cm" svg:d="M24600 10700h500" svg:viewBox="0 0 501 1">
          <text:p/>
        </draw:connector>
        <draw:custom-shape draw:name="CaixaDeTexto 36_9" draw:style-name="gr96" draw:text-style-name="P46" draw:layer="layout" svg:width="11.484cm" svg:height="10.391cm" svg:x="1.198cm" svg:y="2.809cm">
          <text:p text:style-name="P42"><text:span text:style-name="T23">auxiliar← inicio;</text:span></text:p>
          <text:p text:style-name="P42"><text:span text:style-name="T23">a</text:span><text:span text:style-name="T20">nterior ← null</text:span></text:p>
          <text:p text:style-name="P42"><text:span text:style-name="T27">enquanto ((auxiliar != NULL) E (auxiliar.dado != valor)){</text:span></text:p>
          <text:p text:style-name="P42"><text:span text:style-name="T27"><text:tab/></text:span><text:span text:style-name="T27">anterior ← auxiliar;</text:span><text:span text:style-name="T27"><text:tab/></text:span></text:p>
          <text:p text:style-name="P42"><text:span text:style-name="T27"><text:s text:c="2"/></text:span><text:span text:style-name="T27"><text:tab/></text:span><text:span text:style-name="T27">auxiliar ← auxiliar.proximo;</text:span></text:p>
          <text:p text:style-name="P42"><text:span text:style-name="T27">}</text:span><text:span text:style-name="T28"><text:line-break/></text:span><text:span text:style-name="T23">se (auxiliar != NULL){</text:span></text:p>
          <text:p text:style-name="P43"><text:span text:style-name="T23">se (auxiliar == inicio){</text:span><text:span text:style-name="T23"><text:line-break/></text:span><text:span text:style-name="T23"><text:tab/></text:span><text:span text:style-name="T23"><text:tab/></text:span><text:span text:style-name="T23">removeNoInicio();</text:span></text:p>
          <text:p text:style-name="P43"><text:span text:style-name="T23">} senao se (auxiliar == fim){</text:span></text:p>
          <text:p text:style-name="P43"><text:span text:style-name="T23"><text:tab/></text:span><text:span text:style-name="T23">removeNoFim()</text:span></text:p>
          <text:p text:style-name="P43"><text:span text:style-name="T23">} senao {</text:span></text:p>
          <text:p text:style-name="P44"><text:span text:style-name="T23">anterior.proximo ← auxiliar.proximo;</text:span><text:span text:style-name="T23"><text:line-break/></text:span><text:span text:style-name="T23"><text:tab/></text:span><text:span text:style-name="T23">tamanho--;</text:span></text:p>
          <text:p text:style-name="P44"><text:span text:style-name="T23">apaga(auxiliar);</text:span></text:p>
          <text:p text:style-name="P45"><text:span text:style-name="T23">}</text:span></text:p>
          <text:p text:style-name="P42"><text:span text:style-name="T23">}</text:span></text:p>
          <text:p text:style-name="P42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7" draw:text-style-name="P39" draw:layer="layout" svg:width="4.845cm" svg:height="1.275cm" svg:x="11.6cm" svg:y="13.125cm">
          <draw:text-box>
            <text:p text:style-name="P24"><text:span text:style-name="T26">2!= 10 e aux != NULL</text:span></text:p>
            <text:p text:style-name="P24"><text:span text:style-name="T26">Continua o enquanto</text:span></text:p>
          </draw:text-box>
        </draw:frame>
        <draw:custom-shape draw:style-name="gr71" draw:text-style-name="P49" xml:id="id357" draw:id="id357" draw:layer="layout" svg:width="2.4cm" svg:height="0.8cm" svg:x="12.7cm" svg:y="12.4cm">
          <text:p text:style-name="P48"><text:span text:style-name="T34">aux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13.9cm" svg:y1="12.4cm" svg:x2="13.9cm" svg:y2="11.1cm" draw:start-shape="id357" draw:start-glue-point="0" draw:end-shape="id358" draw:end-glue-point="2" svg:d="M13900 12400v-1300" svg:viewBox="0 0 1 1301">
          <text:p/>
        </draw:connector>
        <presentation:notes draw:style-name="dp2">
          <draw:page-thumbnail draw:style-name="gr9" draw:layer="layout" svg:width="19.798cm" svg:height="11.136cm" svg:x="0.6cm" svg:y="2.257cm" draw:page-number="79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6. Remover elemento 10</text:span></text:p>
          </draw:text-box>
        </draw:frame>
        <draw:custom-shape draw:style-name="gr1" draw:text-style-name="P29" draw:layer="layout" svg:width="5.6cm" svg:height="1.4cm" svg:x="15.8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5.8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361" draw:id="id361" draw:layer="layout" svg:width="2.2cm" svg:height="1cm" svg:x="16.1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359" draw:id="id359" draw:layer="layout" svg:width="2.2cm" svg:height="1cm" svg:x="18.9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98cm" svg:y="13.161cm">
          <draw:text-box>
            <text:p><text:span text:style-name="T12">tamanho = 6</text:span></text:p>
          </draw:text-box>
        </draw:frame>
        <draw:custom-shape draw:style-name="gr12" draw:text-style-name="P34" draw:layer="layout" svg:width="2.6cm" svg:height="2.6cm" svg:x="15.7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5.7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368" draw:id="id368" draw:layer="layout" svg:width="2.6cm" svg:height="0.8cm" svg:x="15.7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33" xml:id="id364" draw:id="id364" draw:layer="layout" svg:width="2.195cm" svg:height="0.962cm" svg:x="25.3cm" svg:y="13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18.9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8.9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8.9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12.6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2.6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366" draw:id="id366" draw:layer="layout" svg:width="2.6cm" svg:height="0.8cm" svg:x="12.6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0cm" svg:y1="5.938cm" svg:x2="26.4cm" svg:y2="8.5cm" draw:start-shape="id359" draw:start-glue-point="2" draw:end-shape="id360" draw:end-glue-point="0" svg:d="M20000 5938v1281h6400v1281" svg:viewBox="0 0 6401 2563">
          <text:p/>
        </draw:connector>
        <draw:connector draw:style-name="gr15" draw:text-style-name="P24" draw:layer="layout" svg:x1="17.2cm" svg:y1="5.938cm" svg:x2="10.7cm" svg:y2="8.5cm" draw:start-shape="id361" draw:start-glue-point="2" draw:end-shape="id362" draw:end-glue-point="0" svg:d="M17200 5938v1281h-6500v1281" svg:viewBox="0 0 6501 2563">
          <text:p/>
        </draw:connector>
        <draw:custom-shape draw:style-name="gr12" draw:text-style-name="P34" draw:layer="layout" svg:width="2.6cm" svg:height="2.6cm" svg:x="22cm" svg:y="8.5cm">
          <text:p text:style-name="P30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2cm" svg:y="8.5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2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25.1cm" svg:y="8.5cm">
          <text:p text:style-name="P30"><text:span text:style-name="T16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360" draw:id="id360" draw:layer="layout" svg:width="2.6cm" svg:height="0.8cm" svg:x="25.1cm" svg:y="8.5cm">
          <text:p text:style-name="P21"><text:span text:style-name="T13">Nó 5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363" draw:id="id363" draw:layer="layout" svg:width="2.6cm" svg:height="0.8cm" svg:x="25.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6.4cm" svg:y1="11.1cm" svg:x2="26.397cm" svg:y2="13cm" draw:start-shape="id363" draw:start-glue-point="2" draw:end-shape="id364" draw:end-glue-point="0" svg:d="M26400 11100v951h-3v949" svg:viewBox="0 0 4 1901">
          <text:p/>
        </draw:connector>
        <draw:custom-shape draw:style-name="gr12" draw:text-style-name="P34" draw:layer="layout" svg:width="2.6cm" svg:height="2.6cm" svg:x="9.4cm" svg:y="8.5cm">
          <text:p text:style-name="P30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362" draw:id="id362" draw:layer="layout" svg:width="2.6cm" svg:height="0.8cm" svg:x="9.4cm" svg:y="8.5cm">
          <text:p text:style-name="P21"><text:span text:style-name="T13">Nó 6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9.4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12cm" svg:y1="10.7cm" svg:x2="12.6cm" svg:y2="10.7cm" svg:d="M12000 10700h600" svg:viewBox="0 0 601 1">
          <text:p/>
        </draw:connector>
        <draw:connector draw:style-name="gr15" draw:text-style-name="P24" draw:layer="layout" svg:x1="15.2cm" svg:y1="10.7cm" svg:x2="15.742cm" svg:y2="10.722cm" svg:d="M15200 10700h271v22h271" svg:viewBox="0 0 543 23">
          <text:p/>
        </draw:connector>
        <draw:connector draw:style-name="gr61" draw:text-style-name="P24" draw:layer="layout" svg:x1="18.342cm" svg:y1="10.722cm" svg:x2="18.9cm" svg:y2="10.7cm" svg:d="M18342 10722h279v-22h279" svg:viewBox="0 0 559 23">
          <text:p/>
        </draw:connector>
        <draw:connector draw:style-name="gr15" draw:text-style-name="P24" draw:layer="layout" svg:x1="21.5cm" svg:y1="10.7cm" svg:x2="22cm" svg:y2="10.7cm" svg:d="M21500 10700h500" svg:viewBox="0 0 501 1">
          <text:p/>
        </draw:connector>
        <draw:connector draw:style-name="gr15" draw:text-style-name="P24" draw:layer="layout" svg:x1="24.6cm" svg:y1="10.7cm" svg:x2="25.1cm" svg:y2="10.7cm" svg:d="M24600 10700h500" svg:viewBox="0 0 501 1">
          <text:p/>
        </draw:connector>
        <draw:custom-shape draw:name="CaixaDeTexto 36_10" draw:style-name="gr98" draw:text-style-name="P46" draw:layer="layout" svg:width="11.484cm" svg:height="10.391cm" svg:x="1.198cm" svg:y="2.809cm">
          <text:p text:style-name="P42"><text:span text:style-name="T23">auxiliar← inicio;</text:span></text:p>
          <text:p text:style-name="P42"><text:span text:style-name="T23">a</text:span><text:span text:style-name="T20">nterior ← null</text:span></text:p>
          <text:p text:style-name="P42"><text:span text:style-name="T27">enquanto ((auxiliar != NULL) E (auxiliar.dado != valor)){</text:span></text:p>
          <text:p text:style-name="P42"><text:span text:style-name="T27"><text:tab/></text:span><text:span text:style-name="T27">anterior ← auxiliar;</text:span><text:span text:style-name="T27"><text:tab/></text:span></text:p>
          <text:p text:style-name="P42"><text:span text:style-name="T27"><text:s text:c="2"/></text:span><text:span text:style-name="T27"><text:tab/></text:span><text:span text:style-name="T27">auxiliar ← auxiliar.proximo;</text:span></text:p>
          <text:p text:style-name="P42"><text:span text:style-name="T27">}</text:span><text:span text:style-name="T28"><text:line-break/></text:span><text:span text:style-name="T23">se (auxiliar != NULL){</text:span></text:p>
          <text:p text:style-name="P43"><text:span text:style-name="T23">se (auxiliar == inicio){</text:span><text:span text:style-name="T23"><text:line-break/></text:span><text:span text:style-name="T23"><text:tab/></text:span><text:span text:style-name="T23"><text:tab/></text:span><text:span text:style-name="T23">removeNoInicio();</text:span></text:p>
          <text:p text:style-name="P43"><text:span text:style-name="T23">} senao se (auxiliar == fim){</text:span></text:p>
          <text:p text:style-name="P43"><text:span text:style-name="T23"><text:tab/></text:span><text:span text:style-name="T23">removeNoFim()</text:span></text:p>
          <text:p text:style-name="P43"><text:span text:style-name="T23">} senao {</text:span></text:p>
          <text:p text:style-name="P44"><text:span text:style-name="T23">anterior.proximo ← auxiliar.proximo;</text:span><text:span text:style-name="T23"><text:line-break/></text:span><text:span text:style-name="T23"><text:tab/></text:span><text:span text:style-name="T23">tamanho--;</text:span></text:p>
          <text:p text:style-name="P44"><text:span text:style-name="T23">apaga(auxiliar);</text:span></text:p>
          <text:p text:style-name="P45"><text:span text:style-name="T23">}</text:span></text:p>
          <text:p text:style-name="P42"><text:span text:style-name="T23">}</text:span></text:p>
          <text:p text:style-name="P42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7" draw:text-style-name="P39" draw:layer="layout" svg:width="4.845cm" svg:height="1.275cm" svg:x="14.555cm" svg:y="13.2cm">
          <draw:text-box>
            <text:p text:style-name="P24"><text:span text:style-name="T26">4!= 10 e aux != NULL</text:span></text:p>
            <text:p text:style-name="P24"><text:span text:style-name="T26">Continua o enquanto</text:span></text:p>
          </draw:text-box>
        </draw:frame>
        <draw:custom-shape draw:style-name="gr71" draw:text-style-name="P49" xml:id="id365" draw:id="id365" draw:layer="layout" svg:width="2.4cm" svg:height="0.8cm" svg:x="12.7cm" svg:y="12.4cm">
          <text:p text:style-name="P48"><text:span text:style-name="T34">anterior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13.9cm" svg:y1="12.4cm" svg:x2="13.9cm" svg:y2="11.1cm" draw:start-shape="id365" draw:start-glue-point="0" draw:end-shape="id366" draw:end-glue-point="2" svg:d="M13900 12400v-1300" svg:viewBox="0 0 1 1301">
          <text:p/>
        </draw:connector>
        <draw:custom-shape draw:style-name="gr71" draw:text-style-name="P49" xml:id="id367" draw:id="id367" draw:layer="layout" svg:width="2.4cm" svg:height="0.8cm" svg:x="15.8cm" svg:y="12.4cm">
          <text:p text:style-name="P48"><text:span text:style-name="T34">aux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17cm" svg:y1="12.4cm" svg:x2="17.042cm" svg:y2="11.122cm" draw:start-shape="id367" draw:start-glue-point="0" draw:end-shape="id368" draw:end-glue-point="2" svg:d="M17000 12400v-639h42v-639" svg:viewBox="0 0 43 1279">
          <text:p/>
        </draw:connector>
        <presentation:notes draw:style-name="dp2">
          <draw:page-thumbnail draw:style-name="gr9" draw:layer="layout" svg:width="19.798cm" svg:height="11.136cm" svg:x="0.6cm" svg:y="2.257cm" draw:page-number="80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6. </text:span><text:span text:style-name="T7">Remover </text:span><text:span text:style-name="T7">elemento </text:span><text:span text:style-name="T7">10</text:span></text:p>
          </draw:text-box>
        </draw:frame>
        <draw:custom-shape draw:style-name="gr1" draw:text-style-name="P29" draw:layer="layout" svg:width="5.6cm" svg:height="1.4cm" svg:x="15.8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5.8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371" draw:id="id371" draw:layer="layout" svg:width="2.2cm" svg:height="1cm" svg:x="16.1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369" draw:id="id369" draw:layer="layout" svg:width="2.2cm" svg:height="1cm" svg:x="18.9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98cm" svg:y="13.161cm">
          <draw:text-box>
            <text:p><text:span text:style-name="T12">tamanho = 6</text:span></text:p>
          </draw:text-box>
        </draw:frame>
        <draw:custom-shape draw:style-name="gr12" draw:text-style-name="P34" draw:layer="layout" svg:width="2.6cm" svg:height="2.6cm" svg:x="15.7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5.7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376" draw:id="id376" draw:layer="layout" svg:width="2.6cm" svg:height="0.8cm" svg:x="15.7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33" xml:id="id374" draw:id="id374" draw:layer="layout" svg:width="2.195cm" svg:height="0.962cm" svg:x="25.3cm" svg:y="13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18.9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8.9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378" draw:id="id378" draw:layer="layout" svg:width="2.6cm" svg:height="0.8cm" svg:x="18.9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12.6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2.6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2.6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0cm" svg:y1="5.938cm" svg:x2="26.4cm" svg:y2="8.5cm" draw:start-shape="id369" draw:start-glue-point="2" draw:end-shape="id370" draw:end-glue-point="0" svg:d="M20000 5938v1281h6400v1281" svg:viewBox="0 0 6401 2563">
          <text:p/>
        </draw:connector>
        <draw:connector draw:style-name="gr15" draw:text-style-name="P24" draw:layer="layout" svg:x1="17.2cm" svg:y1="5.938cm" svg:x2="10.7cm" svg:y2="8.5cm" draw:start-shape="id371" draw:start-glue-point="2" draw:end-shape="id372" draw:end-glue-point="0" svg:d="M17200 5938v1281h-6500v1281" svg:viewBox="0 0 6501 2563">
          <text:p/>
        </draw:connector>
        <draw:custom-shape draw:style-name="gr12" draw:text-style-name="P34" draw:layer="layout" svg:width="2.6cm" svg:height="2.6cm" svg:x="22cm" svg:y="8.5cm">
          <text:p text:style-name="P30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2cm" svg:y="8.5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2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25.1cm" svg:y="8.5cm">
          <text:p text:style-name="P30"><text:span text:style-name="T16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370" draw:id="id370" draw:layer="layout" svg:width="2.6cm" svg:height="0.8cm" svg:x="25.1cm" svg:y="8.5cm">
          <text:p text:style-name="P21"><text:span text:style-name="T13">Nó 5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373" draw:id="id373" draw:layer="layout" svg:width="2.6cm" svg:height="0.8cm" svg:x="25.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6.4cm" svg:y1="11.1cm" svg:x2="26.397cm" svg:y2="13cm" draw:start-shape="id373" draw:start-glue-point="2" draw:end-shape="id374" draw:end-glue-point="0" svg:d="M26400 11100v951h-3v949" svg:viewBox="0 0 4 1901">
          <text:p/>
        </draw:connector>
        <draw:custom-shape draw:style-name="gr12" draw:text-style-name="P34" draw:layer="layout" svg:width="2.6cm" svg:height="2.6cm" svg:x="9.4cm" svg:y="8.5cm">
          <text:p text:style-name="P30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372" draw:id="id372" draw:layer="layout" svg:width="2.6cm" svg:height="0.8cm" svg:x="9.4cm" svg:y="8.5cm">
          <text:p text:style-name="P21"><text:span text:style-name="T13">Nó 6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9.4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12cm" svg:y1="10.7cm" svg:x2="12.6cm" svg:y2="10.7cm" svg:d="M12000 10700h600" svg:viewBox="0 0 601 1">
          <text:p/>
        </draw:connector>
        <draw:connector draw:style-name="gr15" draw:text-style-name="P24" draw:layer="layout" svg:x1="15.2cm" svg:y1="10.7cm" svg:x2="15.742cm" svg:y2="10.722cm" svg:d="M15200 10700h271v22h271" svg:viewBox="0 0 543 23">
          <text:p/>
        </draw:connector>
        <draw:connector draw:style-name="gr61" draw:text-style-name="P24" draw:layer="layout" svg:x1="18.342cm" svg:y1="10.722cm" svg:x2="18.9cm" svg:y2="10.7cm" svg:d="M18342 10722h279v-22h279" svg:viewBox="0 0 559 23">
          <text:p/>
        </draw:connector>
        <draw:connector draw:style-name="gr15" draw:text-style-name="P24" draw:layer="layout" svg:x1="21.5cm" svg:y1="10.7cm" svg:x2="22cm" svg:y2="10.7cm" svg:d="M21500 10700h500" svg:viewBox="0 0 501 1">
          <text:p/>
        </draw:connector>
        <draw:connector draw:style-name="gr15" draw:text-style-name="P24" draw:layer="layout" svg:x1="24.6cm" svg:y1="10.7cm" svg:x2="25.1cm" svg:y2="10.7cm" svg:d="M24600 10700h500" svg:viewBox="0 0 501 1">
          <text:p/>
        </draw:connector>
        <draw:custom-shape draw:name="CaixaDeTexto 36_11" draw:style-name="gr99" draw:text-style-name="P46" draw:layer="layout" svg:width="11.484cm" svg:height="10.391cm" svg:x="1.198cm" svg:y="2.809cm">
          <text:p text:style-name="P42"><text:span text:style-name="T23">auxiliar← inicio;</text:span></text:p>
          <text:p text:style-name="P42"><text:span text:style-name="T23">a</text:span><text:span text:style-name="T20">nterior ← null</text:span></text:p>
          <text:p text:style-name="P42"><text:span text:style-name="T27">enquanto ((auxiliar != NULL) E (auxiliar.dado != valor)){</text:span></text:p>
          <text:p text:style-name="P42"><text:span text:style-name="T27"><text:tab/></text:span><text:span text:style-name="T27">anterior ← auxiliar;</text:span><text:span text:style-name="T27"><text:tab/></text:span></text:p>
          <text:p text:style-name="P42"><text:span text:style-name="T27"><text:s text:c="2"/></text:span><text:span text:style-name="T27"><text:tab/></text:span><text:span text:style-name="T27">auxiliar ← auxiliar.proximo;</text:span></text:p>
          <text:p text:style-name="P42"><text:span text:style-name="T27">}</text:span><text:span text:style-name="T28"><text:line-break/></text:span><text:span text:style-name="T23">se (auxiliar != NULL){</text:span></text:p>
          <text:p text:style-name="P43"><text:span text:style-name="T23">se (auxiliar == inicio){</text:span><text:span text:style-name="T23"><text:line-break/></text:span><text:span text:style-name="T23"><text:tab/></text:span><text:span text:style-name="T23"><text:tab/></text:span><text:span text:style-name="T23">removeNoInicio();</text:span></text:p>
          <text:p text:style-name="P43"><text:span text:style-name="T23">} senao se (auxiliar == fim){</text:span></text:p>
          <text:p text:style-name="P43"><text:span text:style-name="T23"><text:tab/></text:span><text:span text:style-name="T23">removeNoFim()</text:span></text:p>
          <text:p text:style-name="P43"><text:span text:style-name="T23">} senao {</text:span></text:p>
          <text:p text:style-name="P44"><text:span text:style-name="T23">anterior.proximo ← auxiliar.proximo;</text:span><text:span text:style-name="T23"><text:line-break/></text:span><text:span text:style-name="T23"><text:tab/></text:span><text:span text:style-name="T23">tamanho--;</text:span></text:p>
          <text:p text:style-name="P44"><text:span text:style-name="T23">apaga(auxiliar);</text:span></text:p>
          <text:p text:style-name="P45"><text:span text:style-name="T23">}</text:span></text:p>
          <text:p text:style-name="P42"><text:span text:style-name="T23">}</text:span></text:p>
          <text:p text:style-name="P42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7" draw:text-style-name="P39" draw:layer="layout" svg:width="4.845cm" svg:height="1.275cm" svg:x="17.855cm" svg:y="13.2cm">
          <draw:text-box>
            <text:p text:style-name="P24"><text:span text:style-name="T26">8!= 10 e aux != NULL</text:span></text:p>
            <text:p text:style-name="P24"><text:span text:style-name="T26">Continua o enquanto</text:span></text:p>
          </draw:text-box>
        </draw:frame>
        <draw:custom-shape draw:style-name="gr71" draw:text-style-name="P49" xml:id="id375" draw:id="id375" draw:layer="layout" svg:width="2.4cm" svg:height="0.8cm" svg:x="15.8cm" svg:y="12.4cm">
          <text:p text:style-name="P48"><text:span text:style-name="T34">anterior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17cm" svg:y1="12.4cm" svg:x2="17.042cm" svg:y2="11.122cm" draw:start-shape="id375" draw:start-glue-point="0" draw:end-shape="id376" draw:end-glue-point="2" svg:d="M17000 12400v-639h42v-639" svg:viewBox="0 0 43 1279">
          <text:p/>
        </draw:connector>
        <draw:custom-shape draw:style-name="gr71" draw:text-style-name="P49" xml:id="id377" draw:id="id377" draw:layer="layout" svg:width="2.4cm" svg:height="0.8cm" svg:x="19cm" svg:y="12.4cm">
          <text:p text:style-name="P48"><text:span text:style-name="T34">aux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0.2cm" svg:y1="12.4cm" svg:x2="20.2cm" svg:y2="11.1cm" draw:start-shape="id377" draw:start-glue-point="0" draw:end-shape="id378" draw:end-glue-point="2" svg:d="M20200 12400v-1300" svg:viewBox="0 0 1 1301">
          <text:p/>
        </draw:connector>
        <presentation:notes draw:style-name="dp2">
          <draw:page-thumbnail draw:style-name="gr9" draw:layer="layout" svg:width="19.798cm" svg:height="11.136cm" svg:x="0.6cm" svg:y="2.257cm" draw:page-number="81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6. Remover elemento 10</text:span></text:p>
          </draw:text-box>
        </draw:frame>
        <draw:custom-shape draw:style-name="gr1" draw:text-style-name="P29" draw:layer="layout" svg:width="5.6cm" svg:height="1.4cm" svg:x="15.8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5.8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381" draw:id="id381" draw:layer="layout" svg:width="2.2cm" svg:height="1cm" svg:x="16.1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379" draw:id="id379" draw:layer="layout" svg:width="2.2cm" svg:height="1cm" svg:x="18.9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98cm" svg:y="13.161cm">
          <draw:text-box>
            <text:p><text:span text:style-name="T12">tamanho = 6</text:span></text:p>
          </draw:text-box>
        </draw:frame>
        <draw:custom-shape draw:style-name="gr12" draw:text-style-name="P34" draw:layer="layout" svg:width="2.6cm" svg:height="2.6cm" svg:x="15.7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5.7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5.7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33" xml:id="id384" draw:id="id384" draw:layer="layout" svg:width="2.195cm" svg:height="0.962cm" svg:x="25.305cm" svg:y="14.638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18.9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8.9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386" draw:id="id386" draw:layer="layout" svg:width="2.6cm" svg:height="0.8cm" svg:x="18.9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12.6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2.6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2.6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0cm" svg:y1="5.938cm" svg:x2="26.4cm" svg:y2="8.5cm" draw:start-shape="id379" draw:start-glue-point="2" draw:end-shape="id380" draw:end-glue-point="0" svg:d="M20000 5938v1281h6400v1281" svg:viewBox="0 0 6401 2563">
          <text:p/>
        </draw:connector>
        <draw:connector draw:style-name="gr15" draw:text-style-name="P24" draw:layer="layout" svg:x1="17.2cm" svg:y1="5.938cm" svg:x2="10.7cm" svg:y2="8.5cm" draw:start-shape="id381" draw:start-glue-point="2" draw:end-shape="id382" draw:end-glue-point="0" svg:d="M17200 5938v1281h-6500v1281" svg:viewBox="0 0 6501 2563">
          <text:p/>
        </draw:connector>
        <draw:custom-shape draw:style-name="gr12" draw:text-style-name="P34" draw:layer="layout" svg:width="2.6cm" svg:height="2.6cm" svg:x="22cm" svg:y="8.5cm">
          <text:p text:style-name="P30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2cm" svg:y="8.5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388" draw:id="id388" draw:layer="layout" svg:width="2.6cm" svg:height="0.8cm" svg:x="22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25.1cm" svg:y="8.5cm">
          <text:p text:style-name="P30"><text:span text:style-name="T16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380" draw:id="id380" draw:layer="layout" svg:width="2.6cm" svg:height="0.8cm" svg:x="25.1cm" svg:y="8.5cm">
          <text:p text:style-name="P21"><text:span text:style-name="T13">Nó 5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383" draw:id="id383" draw:layer="layout" svg:width="2.6cm" svg:height="0.8cm" svg:x="25.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6.4cm" svg:y1="11.1cm" svg:x2="26.402cm" svg:y2="14.638cm" draw:start-shape="id383" draw:start-glue-point="2" draw:end-shape="id384" draw:end-glue-point="0" svg:d="M26400 11100v1770h2v1768" svg:viewBox="0 0 3 3539">
          <text:p/>
        </draw:connector>
        <draw:custom-shape draw:style-name="gr12" draw:text-style-name="P34" draw:layer="layout" svg:width="2.6cm" svg:height="2.6cm" svg:x="9.4cm" svg:y="8.5cm">
          <text:p text:style-name="P30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382" draw:id="id382" draw:layer="layout" svg:width="2.6cm" svg:height="0.8cm" svg:x="9.4cm" svg:y="8.5cm">
          <text:p text:style-name="P21"><text:span text:style-name="T13">Nó 6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9.4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12cm" svg:y1="10.7cm" svg:x2="12.6cm" svg:y2="10.7cm" svg:d="M12000 10700h600" svg:viewBox="0 0 601 1">
          <text:p/>
        </draw:connector>
        <draw:connector draw:style-name="gr15" draw:text-style-name="P24" draw:layer="layout" svg:x1="15.2cm" svg:y1="10.7cm" svg:x2="15.742cm" svg:y2="10.722cm" svg:d="M15200 10700h271v22h271" svg:viewBox="0 0 543 23">
          <text:p/>
        </draw:connector>
        <draw:connector draw:style-name="gr61" draw:text-style-name="P24" draw:layer="layout" svg:x1="18.342cm" svg:y1="10.722cm" svg:x2="18.9cm" svg:y2="10.7cm" svg:d="M18342 10722h279v-22h279" svg:viewBox="0 0 559 23">
          <text:p/>
        </draw:connector>
        <draw:connector draw:style-name="gr15" draw:text-style-name="P24" draw:layer="layout" svg:x1="21.5cm" svg:y1="10.7cm" svg:x2="22cm" svg:y2="10.7cm" svg:d="M21500 10700h500" svg:viewBox="0 0 501 1">
          <text:p/>
        </draw:connector>
        <draw:connector draw:style-name="gr15" draw:text-style-name="P24" draw:layer="layout" svg:x1="24.6cm" svg:y1="10.7cm" svg:x2="25.1cm" svg:y2="10.7cm" svg:d="M24600 10700h500" svg:viewBox="0 0 501 1">
          <text:p/>
        </draw:connector>
        <draw:custom-shape draw:name="CaixaDeTexto 36_12" draw:style-name="gr100" draw:text-style-name="P46" draw:layer="layout" svg:width="11.484cm" svg:height="10.391cm" svg:x="1.198cm" svg:y="2.809cm">
          <text:p text:style-name="P42"><text:span text:style-name="T23">auxiliar← inicio;</text:span></text:p>
          <text:p text:style-name="P42"><text:span text:style-name="T23">a</text:span><text:span text:style-name="T20">nterior ← null</text:span></text:p>
          <text:p text:style-name="P42"><text:span text:style-name="T27">enquanto ((auxiliar != NULL) E (auxiliar.dado != valor)){</text:span></text:p>
          <text:p text:style-name="P42"><text:span text:style-name="T27"><text:tab/></text:span><text:span text:style-name="T27">anterior ← auxiliar;</text:span><text:span text:style-name="T27"><text:tab/></text:span></text:p>
          <text:p text:style-name="P42"><text:span text:style-name="T27"><text:s text:c="2"/></text:span><text:span text:style-name="T27"><text:tab/></text:span><text:span text:style-name="T27">auxiliar ← auxiliar.proximo;</text:span></text:p>
          <text:p text:style-name="P42"><text:span text:style-name="T27">}</text:span><text:span text:style-name="T28"><text:line-break/></text:span><text:span text:style-name="T23">se (auxiliar != NULL){</text:span></text:p>
          <text:p text:style-name="P43"><text:span text:style-name="T23">se (auxiliar == inicio){</text:span><text:span text:style-name="T23"><text:line-break/></text:span><text:span text:style-name="T23"><text:tab/></text:span><text:span text:style-name="T23"><text:tab/></text:span><text:span text:style-name="T23">removeNoInicio();</text:span></text:p>
          <text:p text:style-name="P43"><text:span text:style-name="T23">} senao se (auxiliar == fim){</text:span></text:p>
          <text:p text:style-name="P43"><text:span text:style-name="T23"><text:tab/></text:span><text:span text:style-name="T23">removeNoFim()</text:span></text:p>
          <text:p text:style-name="P43"><text:span text:style-name="T23">} senao {</text:span></text:p>
          <text:p text:style-name="P44"><text:span text:style-name="T23">anterior.proximo ← auxiliar.proximo;</text:span><text:span text:style-name="T23"><text:line-break/></text:span><text:span text:style-name="T23"><text:tab/></text:span><text:span text:style-name="T23">tamanho--;</text:span></text:p>
          <text:p text:style-name="P44"><text:span text:style-name="T23">apaga(auxiliar);</text:span></text:p>
          <text:p text:style-name="P45"><text:span text:style-name="T23">}</text:span></text:p>
          <text:p text:style-name="P42"><text:span text:style-name="T23">}</text:span></text:p>
          <text:p text:style-name="P42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7" draw:text-style-name="P39" draw:layer="layout" svg:width="4.845cm" svg:height="1.275cm" svg:x="20.955cm" svg:y="13.2cm">
          <draw:text-box>
            <text:p text:style-name="P24"><text:span text:style-name="T26">9!= 10 e aux != NULL</text:span></text:p>
            <text:p text:style-name="P24"><text:span text:style-name="T26">Continua o enquanto</text:span></text:p>
          </draw:text-box>
        </draw:frame>
        <draw:custom-shape draw:style-name="gr71" draw:text-style-name="P49" xml:id="id387" draw:id="id387" draw:layer="layout" svg:width="2.4cm" svg:height="0.8cm" svg:x="22.1cm" svg:y="12.4cm">
          <text:p text:style-name="P48"><text:span text:style-name="T34">aux</text:span></text:p>
          <draw:enhanced-geometry svg:viewBox="0 0 21600 21600" draw:type="rectangle" draw:enhanced-path="M 0 0 L 21600 0 21600 21600 0 21600 0 0 Z N"/>
        </draw:custom-shape>
        <draw:custom-shape draw:style-name="gr71" draw:text-style-name="P49" xml:id="id385" draw:id="id385" draw:layer="layout" svg:width="2.4cm" svg:height="0.8cm" svg:x="19cm" svg:y="12.4cm">
          <text:p text:style-name="P48"><text:span text:style-name="T34">anterior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0.2cm" svg:y1="12.4cm" svg:x2="20.2cm" svg:y2="11.1cm" draw:start-shape="id385" draw:start-glue-point="0" draw:end-shape="id386" draw:end-glue-point="2" svg:d="M20200 12400v-1300" svg:viewBox="0 0 1 1301">
          <text:p/>
        </draw:connector>
        <draw:connector draw:style-name="gr61" draw:text-style-name="P24" draw:layer="layout" svg:x1="23.3cm" svg:y1="12.4cm" svg:x2="23.3cm" svg:y2="11.1cm" draw:start-shape="id387" draw:start-glue-point="0" draw:end-shape="id388" draw:end-glue-point="2" svg:d="M23300 12400v-1300" svg:viewBox="0 0 1 1301">
          <text:p/>
        </draw:connector>
        <presentation:notes draw:style-name="dp2">
          <draw:page-thumbnail draw:style-name="gr9" draw:layer="layout" svg:width="19.798cm" svg:height="11.136cm" svg:x="0.6cm" svg:y="2.257cm" draw:page-number="82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6. Remover elemento 10</text:span></text:p>
          </draw:text-box>
        </draw:frame>
        <draw:custom-shape draw:style-name="gr1" draw:text-style-name="P29" draw:layer="layout" svg:width="5.6cm" svg:height="1.4cm" svg:x="15.8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5.8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391" draw:id="id391" draw:layer="layout" svg:width="2.2cm" svg:height="1cm" svg:x="16.1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389" draw:id="id389" draw:layer="layout" svg:width="2.2cm" svg:height="1cm" svg:x="18.9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98cm" svg:y="13.161cm">
          <draw:text-box>
            <text:p><text:span text:style-name="T12">tamanho = 6</text:span></text:p>
          </draw:text-box>
        </draw:frame>
        <draw:custom-shape draw:style-name="gr12" draw:text-style-name="P34" draw:layer="layout" svg:width="2.6cm" svg:height="2.6cm" svg:x="15.7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5.7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5.7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33" xml:id="id394" draw:id="id394" draw:layer="layout" svg:width="2.195cm" svg:height="0.962cm" svg:x="25.305cm" svg:y="14.638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18.9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8.9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8.9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12.6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2.6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2.6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0cm" svg:y1="5.938cm" svg:x2="26.4cm" svg:y2="8.5cm" draw:start-shape="id389" draw:start-glue-point="2" draw:end-shape="id390" draw:end-glue-point="0" svg:d="M20000 5938v1281h6400v1281" svg:viewBox="0 0 6401 2563">
          <text:p/>
        </draw:connector>
        <draw:connector draw:style-name="gr15" draw:text-style-name="P24" draw:layer="layout" svg:x1="17.2cm" svg:y1="5.938cm" svg:x2="10.7cm" svg:y2="8.5cm" draw:start-shape="id391" draw:start-glue-point="2" draw:end-shape="id392" draw:end-glue-point="0" svg:d="M17200 5938v1281h-6500v1281" svg:viewBox="0 0 6501 2563">
          <text:p/>
        </draw:connector>
        <draw:custom-shape draw:style-name="gr12" draw:text-style-name="P34" draw:layer="layout" svg:width="2.6cm" svg:height="2.6cm" svg:x="22cm" svg:y="8.5cm">
          <text:p text:style-name="P30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2cm" svg:y="8.5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397" draw:id="id397" draw:layer="layout" svg:width="2.6cm" svg:height="0.8cm" svg:x="22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25.1cm" svg:y="8.5cm">
          <text:p text:style-name="P30"><text:span text:style-name="T16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390" draw:id="id390" draw:layer="layout" svg:width="2.6cm" svg:height="0.8cm" svg:x="25.1cm" svg:y="8.5cm">
          <text:p text:style-name="P21"><text:span text:style-name="T13">Nó 5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393" draw:id="id393" draw:layer="layout" svg:width="2.6cm" svg:height="0.8cm" svg:x="25.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6.4cm" svg:y1="11.1cm" svg:x2="26.402cm" svg:y2="14.638cm" draw:start-shape="id393" draw:start-glue-point="2" draw:end-shape="id394" draw:end-glue-point="0" svg:d="M26400 11100v1770h2v1768" svg:viewBox="0 0 3 3539">
          <text:p/>
        </draw:connector>
        <draw:custom-shape draw:style-name="gr12" draw:text-style-name="P34" draw:layer="layout" svg:width="2.6cm" svg:height="2.6cm" svg:x="9.4cm" svg:y="8.5cm">
          <text:p text:style-name="P30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392" draw:id="id392" draw:layer="layout" svg:width="2.6cm" svg:height="0.8cm" svg:x="9.4cm" svg:y="8.5cm">
          <text:p text:style-name="P21"><text:span text:style-name="T13">Nó 6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9.4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12cm" svg:y1="10.7cm" svg:x2="12.6cm" svg:y2="10.7cm" svg:d="M12000 10700h600" svg:viewBox="0 0 601 1">
          <text:p/>
        </draw:connector>
        <draw:connector draw:style-name="gr15" draw:text-style-name="P24" draw:layer="layout" svg:x1="15.2cm" svg:y1="10.7cm" svg:x2="15.742cm" svg:y2="10.722cm" svg:d="M15200 10700h271v22h271" svg:viewBox="0 0 543 23">
          <text:p/>
        </draw:connector>
        <draw:connector draw:style-name="gr61" draw:text-style-name="P24" draw:layer="layout" svg:x1="18.342cm" svg:y1="10.722cm" svg:x2="18.9cm" svg:y2="10.7cm" svg:d="M18342 10722h279v-22h279" svg:viewBox="0 0 559 23">
          <text:p/>
        </draw:connector>
        <draw:connector draw:style-name="gr15" draw:text-style-name="P24" draw:layer="layout" svg:x1="21.5cm" svg:y1="10.7cm" svg:x2="22cm" svg:y2="10.7cm" svg:d="M21500 10700h500" svg:viewBox="0 0 501 1">
          <text:p/>
        </draw:connector>
        <draw:connector draw:style-name="gr15" draw:text-style-name="P24" draw:layer="layout" svg:x1="24.6cm" svg:y1="10.7cm" svg:x2="25.1cm" svg:y2="10.7cm" svg:d="M24600 10700h500" svg:viewBox="0 0 501 1">
          <text:p/>
        </draw:connector>
        <draw:custom-shape draw:name="CaixaDeTexto 36_13" draw:style-name="gr101" draw:text-style-name="P46" draw:layer="layout" svg:width="11.484cm" svg:height="10.391cm" svg:x="1.198cm" svg:y="2.809cm">
          <text:p text:style-name="P42"><text:span text:style-name="T23">auxiliar← inicio;</text:span></text:p>
          <text:p text:style-name="P42"><text:span text:style-name="T23">a</text:span><text:span text:style-name="T20">nterior ← null</text:span></text:p>
          <text:p text:style-name="P42"><text:span text:style-name="T27">enquanto ((auxiliar != NULL) E (auxiliar.dado != valor)){</text:span></text:p>
          <text:p text:style-name="P42"><text:span text:style-name="T27"><text:tab/></text:span><text:span text:style-name="T27">anterior ← auxiliar;</text:span><text:span text:style-name="T27"><text:tab/></text:span></text:p>
          <text:p text:style-name="P42"><text:span text:style-name="T27"><text:s text:c="2"/></text:span><text:span text:style-name="T27"><text:tab/></text:span><text:span text:style-name="T27">auxiliar ← auxiliar.proximo;</text:span></text:p>
          <text:p text:style-name="P42"><text:span text:style-name="T27">}</text:span><text:span text:style-name="T28"><text:line-break/></text:span><text:span text:style-name="T23">se (auxiliar != NULL){</text:span></text:p>
          <text:p text:style-name="P43"><text:span text:style-name="T23">se (auxiliar == inicio){</text:span><text:span text:style-name="T23"><text:line-break/></text:span><text:span text:style-name="T23"><text:tab/></text:span><text:span text:style-name="T23"><text:tab/></text:span><text:span text:style-name="T23">removeNoInicio();</text:span></text:p>
          <text:p text:style-name="P43"><text:span text:style-name="T23">} senao se (auxiliar == fim){</text:span></text:p>
          <text:p text:style-name="P43"><text:span text:style-name="T23"><text:tab/></text:span><text:span text:style-name="T23">removeNoFim()</text:span></text:p>
          <text:p text:style-name="P43"><text:span text:style-name="T23">} senao {</text:span></text:p>
          <text:p text:style-name="P44"><text:span text:style-name="T23">anterior.proximo ← auxiliar.proximo;</text:span><text:span text:style-name="T23"><text:line-break/></text:span><text:span text:style-name="T23"><text:tab/></text:span><text:span text:style-name="T23">tamanho--;</text:span></text:p>
          <text:p text:style-name="P44"><text:span text:style-name="T23">apaga(auxiliar);</text:span></text:p>
          <text:p text:style-name="P45"><text:span text:style-name="T23">}</text:span></text:p>
          <text:p text:style-name="P42"><text:span text:style-name="T23">}</text:span></text:p>
          <text:p text:style-name="P42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39" draw:layer="layout" svg:width="3.829cm" svg:height="1.275cm" svg:x="23.355cm" svg:y="4.125cm">
          <draw:text-box>
            <text:p text:style-name="P24"><text:span text:style-name="T26">10 = 10</text:span></text:p>
            <text:p text:style-name="P24"><text:span text:style-name="T26">Sai do enquanto</text:span></text:p>
          </draw:text-box>
        </draw:frame>
        <draw:custom-shape draw:style-name="gr71" draw:text-style-name="P49" xml:id="id395" draw:id="id395" draw:layer="layout" svg:width="2.4cm" svg:height="0.8cm" svg:x="24.1cm" svg:y="5.4cm">
          <text:p text:style-name="P48"><text:span text:style-name="T34">aux</text:span></text:p>
          <draw:enhanced-geometry svg:viewBox="0 0 21600 21600" draw:type="rectangle" draw:enhanced-path="M 0 0 L 21600 0 21600 21600 0 21600 0 0 Z N"/>
        </draw:custom-shape>
        <draw:custom-shape draw:style-name="gr71" draw:text-style-name="P49" xml:id="id396" draw:id="id396" draw:layer="layout" svg:width="2.4cm" svg:height="0.8cm" svg:x="22.1cm" svg:y="12.4cm">
          <text:p text:style-name="P48"><text:span text:style-name="T34">anterior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draw:line-skew="-0.75cm" svg:x1="25.3cm" svg:y1="6.2cm" svg:x2="26.4cm" svg:y2="8.5cm" draw:start-shape="id395" draw:start-glue-point="2" draw:end-shape="id390" draw:end-glue-point="0" svg:d="M25300 6200v400h1100v1900" svg:viewBox="0 0 1101 2301">
          <text:p/>
        </draw:connector>
        <draw:connector draw:style-name="gr15" draw:text-style-name="P24" draw:layer="layout" svg:x1="23.3cm" svg:y1="12.4cm" svg:x2="23.3cm" svg:y2="11.1cm" draw:start-shape="id396" draw:start-glue-point="0" draw:end-shape="id397" draw:end-glue-point="2" svg:d="M23300 12400v-1300" svg:viewBox="0 0 1 1301">
          <text:p/>
        </draw:connector>
        <presentation:notes draw:style-name="dp2">
          <draw:page-thumbnail draw:style-name="gr9" draw:layer="layout" svg:width="19.798cm" svg:height="11.136cm" svg:x="0.6cm" svg:y="2.257cm" draw:page-number="83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6. Remover elemento 10</text:span></text:p>
          </draw:text-box>
        </draw:frame>
        <draw:custom-shape draw:style-name="gr1" draw:text-style-name="P29" draw:layer="layout" svg:width="5.6cm" svg:height="1.4cm" svg:x="15.8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5.8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400" draw:id="id400" draw:layer="layout" svg:width="2.2cm" svg:height="1cm" svg:x="16.1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398" draw:id="id398" draw:layer="layout" svg:width="2.2cm" svg:height="1cm" svg:x="18.9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98cm" svg:y="13.161cm">
          <draw:text-box>
            <text:p><text:span text:style-name="T12">tamanho = 6</text:span></text:p>
          </draw:text-box>
        </draw:frame>
        <draw:custom-shape draw:style-name="gr12" draw:text-style-name="P34" draw:layer="layout" svg:width="2.6cm" svg:height="2.6cm" svg:x="15.7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5.7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5.7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33" xml:id="id403" draw:id="id403" draw:layer="layout" svg:width="2.195cm" svg:height="0.962cm" svg:x="25.305cm" svg:y="14.638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18.9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8.9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8.9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12.6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2.6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2.6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0cm" svg:y1="5.938cm" svg:x2="26.4cm" svg:y2="8.5cm" draw:start-shape="id398" draw:start-glue-point="2" draw:end-shape="id399" draw:end-glue-point="0" svg:d="M20000 5938v1281h6400v1281" svg:viewBox="0 0 6401 2563">
          <text:p/>
        </draw:connector>
        <draw:connector draw:style-name="gr15" draw:text-style-name="P24" draw:layer="layout" svg:x1="17.2cm" svg:y1="5.938cm" svg:x2="10.7cm" svg:y2="8.5cm" draw:start-shape="id400" draw:start-glue-point="2" draw:end-shape="id401" draw:end-glue-point="0" svg:d="M17200 5938v1281h-6500v1281" svg:viewBox="0 0 6501 2563">
          <text:p/>
        </draw:connector>
        <draw:custom-shape draw:style-name="gr12" draw:text-style-name="P34" draw:layer="layout" svg:width="2.6cm" svg:height="2.6cm" svg:x="22cm" svg:y="8.5cm">
          <text:p text:style-name="P30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2cm" svg:y="8.5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406" draw:id="id406" draw:layer="layout" svg:width="2.6cm" svg:height="0.8cm" svg:x="22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25.1cm" svg:y="8.5cm">
          <text:p text:style-name="P30"><text:span text:style-name="T16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399" draw:id="id399" draw:layer="layout" svg:width="2.6cm" svg:height="0.8cm" svg:x="25.1cm" svg:y="8.5cm">
          <text:p text:style-name="P21"><text:span text:style-name="T13">Nó 5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402" draw:id="id402" draw:layer="layout" svg:width="2.6cm" svg:height="0.8cm" svg:x="25.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6.4cm" svg:y1="11.1cm" svg:x2="26.402cm" svg:y2="14.638cm" draw:start-shape="id402" draw:start-glue-point="2" draw:end-shape="id403" draw:end-glue-point="0" svg:d="M26400 11100v1770h2v1768" svg:viewBox="0 0 3 3539">
          <text:p/>
        </draw:connector>
        <draw:custom-shape draw:style-name="gr12" draw:text-style-name="P34" draw:layer="layout" svg:width="2.6cm" svg:height="2.6cm" svg:x="9.4cm" svg:y="8.5cm">
          <text:p text:style-name="P30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401" draw:id="id401" draw:layer="layout" svg:width="2.6cm" svg:height="0.8cm" svg:x="9.4cm" svg:y="8.5cm">
          <text:p text:style-name="P21"><text:span text:style-name="T13">Nó 6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9.4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12cm" svg:y1="10.7cm" svg:x2="12.6cm" svg:y2="10.7cm" svg:d="M12000 10700h600" svg:viewBox="0 0 601 1">
          <text:p/>
        </draw:connector>
        <draw:connector draw:style-name="gr15" draw:text-style-name="P24" draw:layer="layout" svg:x1="15.2cm" svg:y1="10.7cm" svg:x2="15.742cm" svg:y2="10.722cm" svg:d="M15200 10700h271v22h271" svg:viewBox="0 0 543 23">
          <text:p/>
        </draw:connector>
        <draw:connector draw:style-name="gr61" draw:text-style-name="P24" draw:layer="layout" svg:x1="18.342cm" svg:y1="10.722cm" svg:x2="18.9cm" svg:y2="10.7cm" svg:d="M18342 10722h279v-22h279" svg:viewBox="0 0 559 23">
          <text:p/>
        </draw:connector>
        <draw:connector draw:style-name="gr15" draw:text-style-name="P24" draw:layer="layout" svg:x1="21.5cm" svg:y1="10.7cm" svg:x2="22cm" svg:y2="10.7cm" svg:d="M21500 10700h500" svg:viewBox="0 0 501 1">
          <text:p/>
        </draw:connector>
        <draw:connector draw:style-name="gr15" draw:text-style-name="P24" draw:layer="layout" svg:x1="24.6cm" svg:y1="10.7cm" svg:x2="25.1cm" svg:y2="10.7cm" svg:d="M24600 10700h500" svg:viewBox="0 0 501 1">
          <text:p/>
        </draw:connector>
        <draw:custom-shape draw:name="CaixaDeTexto 36_14" draw:style-name="gr102" draw:text-style-name="P46" draw:layer="layout" svg:width="11.484cm" svg:height="10.391cm" svg:x="1.198cm" svg:y="2.809cm">
          <text:p text:style-name="P42"><text:span text:style-name="T23">auxiliar← inicio;</text:span></text:p>
          <text:p text:style-name="P42"><text:span text:style-name="T23">a</text:span><text:span text:style-name="T20">nterior ← null</text:span></text:p>
          <text:p text:style-name="P42"><text:span text:style-name="T23">enquanto ((auxiliar != NULL) E (auxiliar.dado != valor)){</text:span></text:p>
          <text:p text:style-name="P42"><text:span text:style-name="T23"><text:tab/></text:span><text:span text:style-name="T23">anterior ← auxiliar;</text:span><text:span text:style-name="T23"><text:tab/></text:span></text:p>
          <text:p text:style-name="P42"><text:span text:style-name="T23"><text:s text:c="2"/></text:span><text:span text:style-name="T23"><text:tab/></text:span><text:span text:style-name="T23">auxiliar ← auxiliar.proximo;</text:span></text:p>
          <text:p text:style-name="P42"><text:span text:style-name="T23">}</text:span><text:span text:style-name="T28"><text:line-break/></text:span><text:span text:style-name="T27">se (auxiliar != NULL){</text:span></text:p>
          <text:p text:style-name="P43"><text:span text:style-name="T23">se (auxiliar == inicio){</text:span><text:span text:style-name="T23"><text:line-break/></text:span><text:span text:style-name="T23"><text:tab/></text:span><text:span text:style-name="T23"><text:tab/></text:span><text:span text:style-name="T23">removeNoInicio();</text:span></text:p>
          <text:p text:style-name="P43"><text:span text:style-name="T23">} </text:span><text:span text:style-name="T27">senao se (auxiliar == fim){</text:span></text:p>
          <text:p text:style-name="P43"><text:span text:style-name="T27"><text:tab/></text:span><text:span text:style-name="T27">removeNoFim()</text:span></text:p>
          <text:p text:style-name="P43"><text:span text:style-name="T27">}</text:span><text:span text:style-name="T23"> senao {</text:span></text:p>
          <text:p text:style-name="P44"><text:span text:style-name="T23">anterior.proximo ← auxiliar.proximo;</text:span><text:span text:style-name="T23"><text:line-break/></text:span><text:span text:style-name="T23"><text:tab/></text:span><text:span text:style-name="T23">tamanho--;</text:span></text:p>
          <text:p text:style-name="P44"><text:span text:style-name="T23">apaga(auxiliar);</text:span></text:p>
          <text:p text:style-name="P45"><text:span text:style-name="T23">}</text:span></text:p>
          <text:p text:style-name="P42"><text:span text:style-name="T23">}</text:span></text:p>
          <text:p text:style-name="P42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3" draw:text-style-name="P51" draw:layer="layout" svg:width="7.796cm" svg:height="0.839cm" svg:x="10cm" svg:y="12.961cm">
          <draw:text-box>
            <text:p text:style-name="P24"><text:span text:style-name="T36">Chama função removeNoFim()</text:span></text:p>
          </draw:text-box>
        </draw:frame>
        <draw:custom-shape draw:style-name="gr71" draw:text-style-name="P49" xml:id="id404" draw:id="id404" draw:layer="layout" svg:width="2.4cm" svg:height="0.8cm" svg:x="24.1cm" svg:y="5.4cm">
          <text:p text:style-name="P48"><text:span text:style-name="T34">aux</text:span></text:p>
          <draw:enhanced-geometry svg:viewBox="0 0 21600 21600" draw:type="rectangle" draw:enhanced-path="M 0 0 L 21600 0 21600 21600 0 21600 0 0 Z N"/>
        </draw:custom-shape>
        <draw:custom-shape draw:style-name="gr71" draw:text-style-name="P49" xml:id="id405" draw:id="id405" draw:layer="layout" svg:width="2.4cm" svg:height="0.8cm" svg:x="22.1cm" svg:y="12.4cm">
          <text:p text:style-name="P48"><text:span text:style-name="T34">anterior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draw:line-skew="-0.75cm" svg:x1="25.3cm" svg:y1="6.2cm" svg:x2="26.4cm" svg:y2="8.5cm" draw:start-shape="id404" draw:start-glue-point="2" draw:end-shape="id399" draw:end-glue-point="0" svg:d="M25300 6200v400h1100v1900" svg:viewBox="0 0 1101 2301">
          <text:p/>
        </draw:connector>
        <draw:connector draw:style-name="gr15" draw:text-style-name="P24" draw:layer="layout" svg:x1="23.3cm" svg:y1="12.4cm" svg:x2="23.3cm" svg:y2="11.1cm" draw:start-shape="id405" draw:start-glue-point="0" draw:end-shape="id406" draw:end-glue-point="2" svg:d="M23300 12400v-1300" svg:viewBox="0 0 1 1301">
          <text:p/>
        </draw:connector>
        <presentation:notes draw:style-name="dp2">
          <draw:page-thumbnail draw:style-name="gr9" draw:layer="layout" svg:width="19.798cm" svg:height="11.136cm" svg:x="0.6cm" svg:y="2.257cm" draw:page-number="84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6. Remover elemento 10</text:span></text:p>
          </draw:text-box>
        </draw:frame>
        <draw:custom-shape draw:style-name="gr1" draw:text-style-name="P29" draw:layer="layout" svg:width="5.6cm" svg:height="1.4cm" svg:x="15.8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5.8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409" draw:id="id409" draw:layer="layout" svg:width="2.2cm" svg:height="1cm" svg:x="16.1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407" draw:id="id407" draw:layer="layout" svg:width="2.2cm" svg:height="1cm" svg:x="18.9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26cm" svg:y="14.4cm">
          <draw:text-box>
            <text:p><text:span text:style-name="T12">tamanho = 6</text:span></text:p>
          </draw:text-box>
        </draw:frame>
        <draw:custom-shape draw:style-name="gr12" draw:text-style-name="P34" draw:layer="layout" svg:width="2.6cm" svg:height="2.6cm" svg:x="15.7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5.7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5.7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33" xml:id="id412" draw:id="id412" draw:layer="layout" svg:width="2.195cm" svg:height="0.962cm" svg:x="25.305cm" svg:y="14.638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18.9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8.9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8.9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12.6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2.6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2.6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0cm" svg:y1="5.938cm" svg:x2="26.4cm" svg:y2="8.5cm" draw:start-shape="id407" draw:start-glue-point="2" draw:end-shape="id408" draw:end-glue-point="0" svg:d="M20000 5938v1281h6400v1281" svg:viewBox="0 0 6401 2563">
          <text:p/>
        </draw:connector>
        <draw:connector draw:style-name="gr15" draw:text-style-name="P24" draw:layer="layout" svg:x1="17.2cm" svg:y1="5.938cm" svg:x2="10.7cm" svg:y2="8.5cm" draw:start-shape="id409" draw:start-glue-point="2" draw:end-shape="id410" draw:end-glue-point="0" svg:d="M17200 5938v1281h-6500v1281" svg:viewBox="0 0 6501 2563">
          <text:p/>
        </draw:connector>
        <draw:custom-shape draw:style-name="gr12" draw:text-style-name="P34" draw:layer="layout" svg:width="2.6cm" svg:height="2.6cm" svg:x="22cm" svg:y="8.5cm">
          <text:p text:style-name="P30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2cm" svg:y="8.5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414" draw:id="id414" draw:layer="layout" svg:width="2.6cm" svg:height="0.8cm" svg:x="22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25.1cm" svg:y="8.5cm">
          <text:p text:style-name="P30"><text:span text:style-name="T16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408" draw:id="id408" draw:layer="layout" svg:width="2.6cm" svg:height="0.8cm" svg:x="25.1cm" svg:y="8.5cm">
          <text:p text:style-name="P21"><text:span text:style-name="T13">Nó 5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411" draw:id="id411" draw:layer="layout" svg:width="2.6cm" svg:height="0.8cm" svg:x="25.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6.4cm" svg:y1="11.1cm" svg:x2="26.402cm" svg:y2="14.638cm" draw:start-shape="id411" draw:start-glue-point="2" draw:end-shape="id412" draw:end-glue-point="0" svg:d="M26400 11100v1770h2v1768" svg:viewBox="0 0 3 3539">
          <text:p/>
        </draw:connector>
        <draw:custom-shape draw:style-name="gr12" draw:text-style-name="P34" draw:layer="layout" svg:width="2.6cm" svg:height="2.6cm" svg:x="9.4cm" svg:y="8.5cm">
          <text:p text:style-name="P30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410" draw:id="id410" draw:layer="layout" svg:width="2.6cm" svg:height="0.8cm" svg:x="9.4cm" svg:y="8.5cm">
          <text:p text:style-name="P21"><text:span text:style-name="T13">Nó 6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416" draw:id="id416" draw:layer="layout" svg:width="2.6cm" svg:height="0.8cm" svg:x="9.4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12cm" svg:y1="10.7cm" svg:x2="12.6cm" svg:y2="10.7cm" svg:d="M12000 10700h600" svg:viewBox="0 0 601 1">
          <text:p/>
        </draw:connector>
        <draw:connector draw:style-name="gr15" draw:text-style-name="P24" draw:layer="layout" svg:x1="15.2cm" svg:y1="10.7cm" svg:x2="15.742cm" svg:y2="10.722cm" svg:d="M15200 10700h271v22h271" svg:viewBox="0 0 543 23">
          <text:p/>
        </draw:connector>
        <draw:connector draw:style-name="gr61" draw:text-style-name="P24" draw:layer="layout" svg:x1="18.342cm" svg:y1="10.722cm" svg:x2="18.9cm" svg:y2="10.7cm" svg:d="M18342 10722h279v-22h279" svg:viewBox="0 0 559 23">
          <text:p/>
        </draw:connector>
        <draw:connector draw:style-name="gr15" draw:text-style-name="P24" draw:layer="layout" svg:x1="21.5cm" svg:y1="10.7cm" svg:x2="22cm" svg:y2="10.7cm" svg:d="M21500 10700h500" svg:viewBox="0 0 501 1">
          <text:p/>
        </draw:connector>
        <draw:connector draw:style-name="gr15" draw:text-style-name="P24" draw:layer="layout" svg:x1="24.6cm" svg:y1="10.7cm" svg:x2="25.1cm" svg:y2="10.7cm" svg:d="M24600 10700h500" svg:viewBox="0 0 501 1">
          <text:p/>
        </draw:connector>
        <draw:custom-shape draw:style-name="gr71" draw:text-style-name="P49" xml:id="id415" draw:id="id415" draw:layer="layout" svg:width="2.4cm" svg:height="0.8cm" svg:x="9.5cm" svg:y="12.2cm">
          <text:p text:style-name="P48"><text:span text:style-name="T34">aux</text:span></text:p>
          <draw:enhanced-geometry svg:viewBox="0 0 21600 21600" draw:type="rectangle" draw:enhanced-path="M 0 0 L 21600 0 21600 21600 0 21600 0 0 Z N"/>
        </draw:custom-shape>
        <draw:custom-shape draw:style-name="gr71" draw:text-style-name="P49" xml:id="id413" draw:id="id413" draw:layer="layout" svg:width="2.4cm" svg:height="0.8cm" svg:x="22.1cm" svg:y="12.4cm">
          <text:p text:style-name="P48"><text:span text:style-name="T34">anterior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3.3cm" svg:y1="12.4cm" svg:x2="23.3cm" svg:y2="11.1cm" draw:start-shape="id413" draw:start-glue-point="0" draw:end-shape="id414" draw:end-glue-point="2" svg:d="M23300 12400v-1300" svg:viewBox="0 0 1 1301">
          <text:p/>
        </draw:connector>
        <draw:frame draw:name="Google Shape;2445;p128" draw:style-name="gr8" draw:text-style-name="P13" draw:layer="layout" svg:width="23.667cm" svg:height="0.677cm" svg:x="1.1cm" svg:y="2.723cm">
          <draw:text-box>
            <text:p text:style-name="P11"><text:span text:style-name="T2">removeNoFim():</text:span><text:span text:style-name="T5"><text:line-break/></text:span><text:span text:style-name="T5">se listaVazia() sairComErro()</text:span></text:p>
            <text:p text:style-name="P52"><text:span text:style-name="T4">aux ← inicio;</text:span><text:span text:style-name="T5"><text:line-break/></text:span><text:span text:style-name="T5">anterior ← NULL</text:span><text:span text:style-name="T5"><text:line-break/></text:span><text:span text:style-name="T5">enquanto (aux.proximo ≠ NULL) {</text:span><text:span text:style-name="T5"><text:line-break/></text:span><text:span text:style-name="T5"> <text:s text:c="5"/>anterior ← aux;</text:span><text:span text:style-name="T5"><text:line-break/></text:span><text:span text:style-name="T5"> <text:s text:c="5"/>aux ← aux.proximo</text:span><text:span text:style-name="T5"><text:line-break/></text:span><text:span text:style-name="T5">}</text:span></text:p>
            <text:p text:style-name="P12"><text:span text:style-name="T37"><text:line-break/></text:span><text:span text:style-name="T37"> <text:s text:c="2"/></text:span></text:p>
          </draw:text-box>
        </draw:frame>
        <draw:frame draw:name="Google Shape;2452;p129" draw:style-name="gr8" draw:text-style-name="P18" draw:layer="layout" svg:width="8.667cm" svg:height="4.482cm" svg:x="1.133cm" svg:y="7.718cm">
          <draw:text-box>
            <text:p text:style-name="P11"><text:span text:style-name="T38"><text:line-break/></text:span><text:span text:style-name="T31">valor ← aux.dado;</text:span><text:span text:style-name="T38"><text:line-break/></text:span><text:span text:style-name="T31">SE(anterior = NULO)</text:span><text:span text:style-name="T38"><text:line-break/></text:span><text:span text:style-name="T38"> <text:s text:c="2"/></text:span><text:span text:style-name="T31">primeiro ← NULO; <text:s/></text:span><text:span text:style-name="T31"><text:line-break/></text:span><text:span text:style-name="T31">senão </text:span><text:span text:style-name="T31"><text:line-break/></text:span><text:span text:style-name="T31"> <text:s text:c="2"/>anterior.proximo ← NULO;</text:span></text:p>
            <text:p text:style-name="P12"><text:span text:style-name="T31"/></text:p>
          </draw:text-box>
        </draw:frame>
        <draw:frame draw:name="Google Shape;2459;p130" draw:style-name="gr8" draw:text-style-name="P18" draw:layer="layout" svg:width="5.8cm" svg:height="2.35cm" svg:x="1.1cm" svg:y="11.65cm">
          <draw:text-box>
            <text:p text:style-name="P11"><text:span text:style-name="T31">apagar(fim);</text:span><text:span text:style-name="T31"><text:line-break/></text:span><text:span text:style-name="T31">fim ← anterior</text:span><text:span text:style-name="T31"><text:line-break/></text:span><text:span text:style-name="T31">tamanho--;</text:span></text:p>
            <text:p text:style-name="P12"><text:span text:style-name="T39"/></text:p>
          </draw:text-box>
        </draw:frame>
        <draw:connector draw:style-name="gr61" draw:text-style-name="P24" draw:layer="layout" svg:x1="10.7cm" svg:y1="12.2cm" svg:x2="10.7cm" svg:y2="11.1cm" draw:start-shape="id415" draw:start-glue-point="0" draw:end-shape="id416" draw:end-glue-point="2" svg:d="M10700 12200v-1100" svg:viewBox="0 0 1 1101">
          <text:p/>
        </draw:connector>
        <presentation:notes draw:style-name="dp2">
          <draw:page-thumbnail draw:style-name="gr9" draw:layer="layout" svg:width="19.798cm" svg:height="11.136cm" svg:x="0.6cm" svg:y="2.257cm" draw:page-number="85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6. Remover elemento 10</text:span></text:p>
          </draw:text-box>
        </draw:frame>
        <draw:custom-shape draw:style-name="gr1" draw:text-style-name="P29" draw:layer="layout" svg:width="5.6cm" svg:height="1.4cm" svg:x="15.8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5.8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419" draw:id="id419" draw:layer="layout" svg:width="2.2cm" svg:height="1cm" svg:x="16.1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417" draw:id="id417" draw:layer="layout" svg:width="2.2cm" svg:height="1cm" svg:x="18.9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26cm" svg:y="14.4cm">
          <draw:text-box>
            <text:p><text:span text:style-name="T12">tamanho = 6</text:span></text:p>
          </draw:text-box>
        </draw:frame>
        <draw:custom-shape draw:style-name="gr12" draw:text-style-name="P34" draw:layer="layout" svg:width="2.6cm" svg:height="2.6cm" svg:x="15.7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5.7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5.7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33" xml:id="id422" draw:id="id422" draw:layer="layout" svg:width="2.195cm" svg:height="0.962cm" svg:x="25.305cm" svg:y="14.638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18.9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8.9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8.9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12.6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2.6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2.6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0cm" svg:y1="5.938cm" svg:x2="26.4cm" svg:y2="8.5cm" draw:start-shape="id417" draw:start-glue-point="2" draw:end-shape="id418" draw:end-glue-point="0" svg:d="M20000 5938v1281h6400v1281" svg:viewBox="0 0 6401 2563">
          <text:p/>
        </draw:connector>
        <draw:connector draw:style-name="gr15" draw:text-style-name="P24" draw:layer="layout" svg:x1="17.2cm" svg:y1="5.938cm" svg:x2="10.7cm" svg:y2="8.5cm" draw:start-shape="id419" draw:start-glue-point="2" draw:end-shape="id420" draw:end-glue-point="0" svg:d="M17200 5938v1281h-6500v1281" svg:viewBox="0 0 6501 2563">
          <text:p/>
        </draw:connector>
        <draw:custom-shape draw:style-name="gr12" draw:text-style-name="P34" draw:layer="layout" svg:width="2.6cm" svg:height="2.6cm" svg:x="22cm" svg:y="8.5cm">
          <text:p text:style-name="P30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2cm" svg:y="8.5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2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25.1cm" svg:y="8.5cm">
          <text:p text:style-name="P30"><text:span text:style-name="T16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418" draw:id="id418" draw:layer="layout" svg:width="2.6cm" svg:height="0.8cm" svg:x="25.1cm" svg:y="8.5cm">
          <text:p text:style-name="P21"><text:span text:style-name="T13">Nó 5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421" draw:id="id421" draw:layer="layout" svg:width="2.6cm" svg:height="0.8cm" svg:x="25.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6.4cm" svg:y1="11.1cm" svg:x2="26.402cm" svg:y2="14.638cm" draw:start-shape="id421" draw:start-glue-point="2" draw:end-shape="id422" draw:end-glue-point="0" svg:d="M26400 11100v1770h2v1768" svg:viewBox="0 0 3 3539">
          <text:p/>
        </draw:connector>
        <draw:custom-shape draw:style-name="gr12" draw:text-style-name="P34" draw:layer="layout" svg:width="2.6cm" svg:height="2.6cm" svg:x="9.4cm" svg:y="8.5cm">
          <text:p text:style-name="P30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420" draw:id="id420" draw:layer="layout" svg:width="2.6cm" svg:height="0.8cm" svg:x="9.4cm" svg:y="8.5cm">
          <text:p text:style-name="P21"><text:span text:style-name="T13">Nó 6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424" draw:id="id424" draw:layer="layout" svg:width="2.6cm" svg:height="0.8cm" svg:x="9.4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12cm" svg:y1="10.7cm" svg:x2="12.6cm" svg:y2="10.7cm" svg:d="M12000 10700h600" svg:viewBox="0 0 601 1">
          <text:p/>
        </draw:connector>
        <draw:connector draw:style-name="gr15" draw:text-style-name="P24" draw:layer="layout" svg:x1="15.2cm" svg:y1="10.7cm" svg:x2="15.742cm" svg:y2="10.722cm" svg:d="M15200 10700h271v22h271" svg:viewBox="0 0 543 23">
          <text:p/>
        </draw:connector>
        <draw:connector draw:style-name="gr61" draw:text-style-name="P24" draw:layer="layout" svg:x1="18.342cm" svg:y1="10.722cm" svg:x2="18.9cm" svg:y2="10.7cm" svg:d="M18342 10722h279v-22h279" svg:viewBox="0 0 559 23">
          <text:p/>
        </draw:connector>
        <draw:connector draw:style-name="gr15" draw:text-style-name="P24" draw:layer="layout" svg:x1="21.5cm" svg:y1="10.7cm" svg:x2="22cm" svg:y2="10.7cm" svg:d="M21500 10700h500" svg:viewBox="0 0 501 1">
          <text:p/>
        </draw:connector>
        <draw:connector draw:style-name="gr15" draw:text-style-name="P24" draw:layer="layout" svg:x1="24.6cm" svg:y1="10.7cm" svg:x2="25.1cm" svg:y2="10.7cm" svg:d="M24600 10700h500" svg:viewBox="0 0 501 1">
          <text:p/>
        </draw:connector>
        <draw:custom-shape draw:style-name="gr71" draw:text-style-name="P49" xml:id="id423" draw:id="id423" draw:layer="layout" svg:width="2.4cm" svg:height="0.8cm" svg:x="9.5cm" svg:y="12.2cm">
          <text:p text:style-name="P48"><text:span text:style-name="T34">aux</text:span></text:p>
          <draw:enhanced-geometry svg:viewBox="0 0 21600 21600" draw:type="rectangle" draw:enhanced-path="M 0 0 L 21600 0 21600 21600 0 21600 0 0 Z N"/>
        </draw:custom-shape>
        <draw:custom-shape draw:style-name="gr71" draw:text-style-name="P49" xml:id="id425" draw:id="id425" draw:layer="layout" svg:width="2.4cm" svg:height="0.8cm" svg:x="21.1cm" svg:y="14.7cm">
          <text:p text:style-name="P48"><text:span text:style-name="T34">anterior</text:span></text:p>
          <draw:enhanced-geometry svg:viewBox="0 0 21600 21600" draw:type="rectangle" draw:enhanced-path="M 0 0 L 21600 0 21600 21600 0 21600 0 0 Z N"/>
        </draw:custom-shape>
        <draw:frame draw:name="Google Shape;2445;p128_0" draw:style-name="gr8" draw:text-style-name="P13" draw:layer="layout" svg:width="23.667cm" svg:height="0.677cm" svg:x="1.1cm" svg:y="2.723cm">
          <draw:text-box>
            <text:p text:style-name="P11"><text:span text:style-name="T2">removeNoFim():</text:span><text:span text:style-name="T5"><text:line-break/></text:span><text:span text:style-name="T5">se listaVazia() sairComErro()</text:span></text:p>
            <text:p text:style-name="P52"><text:span text:style-name="T5">aux ← inicio;</text:span><text:span text:style-name="T5"><text:line-break/></text:span><text:span text:style-name="T4">anterior ← NULL</text:span><text:span text:style-name="T5"><text:line-break/></text:span><text:span text:style-name="T5">enquanto (aux.proximo ≠ NULL) {</text:span><text:span text:style-name="T5"><text:line-break/></text:span><text:span text:style-name="T5"> <text:s text:c="5"/>anterior ← aux;</text:span><text:span text:style-name="T5"><text:line-break/></text:span><text:span text:style-name="T5"> <text:s text:c="5"/>aux ← aux.proximo</text:span><text:span text:style-name="T5"><text:line-break/></text:span><text:span text:style-name="T5">}</text:span></text:p>
            <text:p text:style-name="P12"><text:span text:style-name="T37"><text:line-break/></text:span><text:span text:style-name="T37"> <text:s text:c="2"/></text:span></text:p>
          </draw:text-box>
        </draw:frame>
        <draw:frame draw:name="Google Shape;2452;p129_0" draw:style-name="gr8" draw:text-style-name="P18" draw:layer="layout" svg:width="8.667cm" svg:height="4.482cm" svg:x="1.133cm" svg:y="7.718cm">
          <draw:text-box>
            <text:p text:style-name="P11"><text:span text:style-name="T38"><text:line-break/></text:span><text:span text:style-name="T31">valor ← aux.dado;</text:span><text:span text:style-name="T38"><text:line-break/></text:span><text:span text:style-name="T31">SE(anterior = NULO)</text:span><text:span text:style-name="T38"><text:line-break/></text:span><text:span text:style-name="T38"> <text:s text:c="2"/></text:span><text:span text:style-name="T31">primeiro ← NULO; <text:s/></text:span><text:span text:style-name="T31"><text:line-break/></text:span><text:span text:style-name="T31">senão </text:span><text:span text:style-name="T31"><text:line-break/></text:span><text:span text:style-name="T31"> <text:s text:c="2"/>anterior.proximo ← NULO;</text:span></text:p>
            <text:p text:style-name="P12"><text:span text:style-name="T31"/></text:p>
          </draw:text-box>
        </draw:frame>
        <draw:frame draw:name="Google Shape;2459;p130_0" draw:style-name="gr8" draw:text-style-name="P18" draw:layer="layout" svg:width="5.8cm" svg:height="2.35cm" svg:x="1.1cm" svg:y="11.65cm">
          <draw:text-box>
            <text:p text:style-name="P11"><text:span text:style-name="T31">apagar(fim);</text:span><text:span text:style-name="T31"><text:line-break/></text:span><text:span text:style-name="T31">fim ← anterior</text:span><text:span text:style-name="T31"><text:line-break/></text:span><text:span text:style-name="T31">tamanho--;</text:span></text:p>
            <text:p text:style-name="P12"><text:span text:style-name="T39"/></text:p>
          </draw:text-box>
        </draw:frame>
        <draw:connector draw:style-name="gr61" draw:text-style-name="P24" draw:layer="layout" svg:x1="10.7cm" svg:y1="12.2cm" svg:x2="10.7cm" svg:y2="11.1cm" draw:start-shape="id423" draw:start-glue-point="0" draw:end-shape="id424" draw:end-glue-point="2" svg:d="M10700 12200v-1100" svg:viewBox="0 0 1 1101">
          <text:p/>
        </draw:connector>
        <draw:connector draw:style-name="gr104" draw:text-style-name="P24" draw:layer="layout" svg:x1="23.5cm" svg:y1="15.1cm" svg:x2="25.305cm" svg:y2="15.119cm" draw:start-shape="id425" draw:start-glue-point="1" draw:end-shape="id422" draw:end-glue-point="3" svg:d="M23500 15100h903v19h902" svg:viewBox="0 0 1806 20">
          <text:p/>
        </draw:connector>
        <presentation:notes draw:style-name="dp2">
          <draw:page-thumbnail draw:style-name="gr9" draw:layer="layout" svg:width="19.798cm" svg:height="11.136cm" svg:x="0.6cm" svg:y="2.257cm" draw:page-number="86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6. Remover elemento 10</text:span></text:p>
          </draw:text-box>
        </draw:frame>
        <draw:custom-shape draw:style-name="gr1" draw:text-style-name="P29" draw:layer="layout" svg:width="5.6cm" svg:height="1.4cm" svg:x="15.8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5.8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428" draw:id="id428" draw:layer="layout" svg:width="2.2cm" svg:height="1cm" svg:x="16.1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426" draw:id="id426" draw:layer="layout" svg:width="2.2cm" svg:height="1cm" svg:x="18.9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26cm" svg:y="14.4cm">
          <draw:text-box>
            <text:p><text:span text:style-name="T12">tamanho = 6</text:span></text:p>
          </draw:text-box>
        </draw:frame>
        <draw:custom-shape draw:style-name="gr12" draw:text-style-name="P34" draw:layer="layout" svg:width="2.6cm" svg:height="2.6cm" svg:x="15.7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5.7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5.7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33" xml:id="id431" draw:id="id431" draw:layer="layout" svg:width="2.195cm" svg:height="0.962cm" svg:x="25.305cm" svg:y="14.638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18.9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8.9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8.9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12.6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2.6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435" draw:id="id435" draw:layer="layout" svg:width="2.6cm" svg:height="0.8cm" svg:x="12.6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0cm" svg:y1="5.938cm" svg:x2="26.4cm" svg:y2="8.5cm" draw:start-shape="id426" draw:start-glue-point="2" draw:end-shape="id427" draw:end-glue-point="0" svg:d="M20000 5938v1281h6400v1281" svg:viewBox="0 0 6401 2563">
          <text:p/>
        </draw:connector>
        <draw:connector draw:style-name="gr15" draw:text-style-name="P24" draw:layer="layout" svg:x1="17.2cm" svg:y1="5.938cm" svg:x2="10.7cm" svg:y2="8.5cm" draw:start-shape="id428" draw:start-glue-point="2" draw:end-shape="id429" draw:end-glue-point="0" svg:d="M17200 5938v1281h-6500v1281" svg:viewBox="0 0 6501 2563">
          <text:p/>
        </draw:connector>
        <draw:custom-shape draw:style-name="gr12" draw:text-style-name="P34" draw:layer="layout" svg:width="2.6cm" svg:height="2.6cm" svg:x="22cm" svg:y="8.5cm">
          <text:p text:style-name="P30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2cm" svg:y="8.5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2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25.1cm" svg:y="8.5cm">
          <text:p text:style-name="P30"><text:span text:style-name="T16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427" draw:id="id427" draw:layer="layout" svg:width="2.6cm" svg:height="0.8cm" svg:x="25.1cm" svg:y="8.5cm">
          <text:p text:style-name="P21"><text:span text:style-name="T13">Nó 5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430" draw:id="id430" draw:layer="layout" svg:width="2.6cm" svg:height="0.8cm" svg:x="25.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6.4cm" svg:y1="11.1cm" svg:x2="26.402cm" svg:y2="14.638cm" draw:start-shape="id430" draw:start-glue-point="2" draw:end-shape="id431" draw:end-glue-point="0" svg:d="M26400 11100v1770h2v1768" svg:viewBox="0 0 3 3539">
          <text:p/>
        </draw:connector>
        <draw:custom-shape draw:style-name="gr12" draw:text-style-name="P34" draw:layer="layout" svg:width="2.6cm" svg:height="2.6cm" svg:x="9.4cm" svg:y="8.5cm">
          <text:p text:style-name="P30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429" draw:id="id429" draw:layer="layout" svg:width="2.6cm" svg:height="0.8cm" svg:x="9.4cm" svg:y="8.5cm">
          <text:p text:style-name="P21"><text:span text:style-name="T13">Nó 6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433" draw:id="id433" draw:layer="layout" svg:width="2.6cm" svg:height="0.8cm" svg:x="9.4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12cm" svg:y1="10.7cm" svg:x2="12.6cm" svg:y2="10.7cm" svg:d="M12000 10700h600" svg:viewBox="0 0 601 1">
          <text:p/>
        </draw:connector>
        <draw:connector draw:style-name="gr15" draw:text-style-name="P24" draw:layer="layout" svg:x1="15.2cm" svg:y1="10.7cm" svg:x2="15.742cm" svg:y2="10.722cm" svg:d="M15200 10700h271v22h271" svg:viewBox="0 0 543 23">
          <text:p/>
        </draw:connector>
        <draw:connector draw:style-name="gr61" draw:text-style-name="P24" draw:layer="layout" svg:x1="18.342cm" svg:y1="10.722cm" svg:x2="18.9cm" svg:y2="10.7cm" svg:d="M18342 10722h279v-22h279" svg:viewBox="0 0 559 23">
          <text:p/>
        </draw:connector>
        <draw:connector draw:style-name="gr15" draw:text-style-name="P24" draw:layer="layout" svg:x1="21.5cm" svg:y1="10.7cm" svg:x2="22cm" svg:y2="10.7cm" svg:d="M21500 10700h500" svg:viewBox="0 0 501 1">
          <text:p/>
        </draw:connector>
        <draw:connector draw:style-name="gr15" draw:text-style-name="P24" draw:layer="layout" svg:x1="24.6cm" svg:y1="10.7cm" svg:x2="25.1cm" svg:y2="10.7cm" svg:d="M24600 10700h500" svg:viewBox="0 0 501 1">
          <text:p/>
        </draw:connector>
        <draw:custom-shape draw:style-name="gr71" draw:text-style-name="P49" xml:id="id434" draw:id="id434" draw:layer="layout" svg:width="2.4cm" svg:height="0.8cm" svg:x="12.7cm" svg:y="12.1cm">
          <text:p text:style-name="P48"><text:span text:style-name="T34">aux</text:span></text:p>
          <draw:enhanced-geometry svg:viewBox="0 0 21600 21600" draw:type="rectangle" draw:enhanced-path="M 0 0 L 21600 0 21600 21600 0 21600 0 0 Z N"/>
        </draw:custom-shape>
        <draw:custom-shape draw:style-name="gr71" draw:text-style-name="P49" xml:id="id432" draw:id="id432" draw:layer="layout" svg:width="2.4cm" svg:height="0.8cm" svg:x="9.5cm" svg:y="12.1cm">
          <text:p text:style-name="P48"><text:span text:style-name="T34">anterior</text:span></text:p>
          <draw:enhanced-geometry svg:viewBox="0 0 21600 21600" draw:type="rectangle" draw:enhanced-path="M 0 0 L 21600 0 21600 21600 0 21600 0 0 Z N"/>
        </draw:custom-shape>
        <draw:frame draw:name="Google Shape;2445;p128_1" draw:style-name="gr8" draw:text-style-name="P13" draw:layer="layout" svg:width="23.667cm" svg:height="0.677cm" svg:x="1.1cm" svg:y="2.723cm">
          <draw:text-box>
            <text:p text:style-name="P11"><text:span text:style-name="T2">removeNoFim():</text:span><text:span text:style-name="T5"><text:line-break/></text:span><text:span text:style-name="T5">se listaVazia() sairComErro()</text:span></text:p>
            <text:p text:style-name="P52"><text:span text:style-name="T5">aux ← inicio;</text:span><text:span text:style-name="T5"><text:line-break/></text:span><text:span text:style-name="T5">anterior ← NULL</text:span><text:span text:style-name="T5"><text:line-break/></text:span><text:span text:style-name="T4">enquanto (aux.proximo ≠ NULL) {</text:span><text:span text:style-name="T4"><text:line-break/></text:span><text:span text:style-name="T4"> <text:s text:c="5"/>anterior ← aux;</text:span><text:span text:style-name="T4"><text:line-break/></text:span><text:span text:style-name="T4"> <text:s text:c="5"/>aux ← aux.proximo</text:span><text:span text:style-name="T4"><text:line-break/></text:span><text:span text:style-name="T4">}</text:span></text:p>
            <text:p text:style-name="P12"><text:span text:style-name="T37"><text:line-break/></text:span><text:span text:style-name="T37"> <text:s text:c="2"/></text:span></text:p>
          </draw:text-box>
        </draw:frame>
        <draw:frame draw:name="Google Shape;2452;p129_1" draw:style-name="gr8" draw:text-style-name="P18" draw:layer="layout" svg:width="8.667cm" svg:height="4.482cm" svg:x="1.133cm" svg:y="7.718cm">
          <draw:text-box>
            <text:p text:style-name="P11"><text:span text:style-name="T38"><text:line-break/></text:span><text:span text:style-name="T31">valor ← aux.dado;</text:span><text:span text:style-name="T38"><text:line-break/></text:span><text:span text:style-name="T31">SE(anterior = NULO)</text:span><text:span text:style-name="T38"><text:line-break/></text:span><text:span text:style-name="T38"> <text:s text:c="2"/></text:span><text:span text:style-name="T31">primeiro ← NULO; <text:s/></text:span><text:span text:style-name="T31"><text:line-break/></text:span><text:span text:style-name="T31">senão </text:span><text:span text:style-name="T31"><text:line-break/></text:span><text:span text:style-name="T31"> <text:s text:c="2"/>anterior.proximo ← NULO;</text:span></text:p>
            <text:p text:style-name="P12"><text:span text:style-name="T31"/></text:p>
          </draw:text-box>
        </draw:frame>
        <draw:frame draw:name="Google Shape;2459;p130_1" draw:style-name="gr8" draw:text-style-name="P18" draw:layer="layout" svg:width="5.8cm" svg:height="2.35cm" svg:x="1.1cm" svg:y="11.65cm">
          <draw:text-box>
            <text:p text:style-name="P11"><text:span text:style-name="T31">apagar(fim);</text:span><text:span text:style-name="T31"><text:line-break/></text:span><text:span text:style-name="T31">fim ← anterior</text:span><text:span text:style-name="T31"><text:line-break/></text:span><text:span text:style-name="T31">tamanho--;</text:span></text:p>
            <text:p text:style-name="P12"><text:span text:style-name="T39"/></text:p>
          </draw:text-box>
        </draw:frame>
        <draw:connector draw:style-name="gr15" draw:text-style-name="P24" draw:layer="layout" svg:x1="10.7cm" svg:y1="12.1cm" svg:x2="10.7cm" svg:y2="11.1cm" draw:start-shape="id432" draw:start-glue-point="0" draw:end-shape="id433" draw:end-glue-point="2" svg:d="M10700 12100v-1000" svg:viewBox="0 0 1 1001">
          <text:p/>
        </draw:connector>
        <draw:connector draw:style-name="gr15" draw:text-style-name="P24" draw:layer="layout" svg:x1="13.9cm" svg:y1="12.1cm" svg:x2="13.9cm" svg:y2="11.1cm" draw:start-shape="id434" draw:start-glue-point="0" draw:end-shape="id435" draw:end-glue-point="2" svg:d="M13900 12100v-1000" svg:viewBox="0 0 1 1001">
          <text:p/>
        </draw:connector>
        <presentation:notes draw:style-name="dp2">
          <draw:page-thumbnail draw:style-name="gr9" draw:layer="layout" svg:width="19.798cm" svg:height="11.136cm" svg:x="0.6cm" svg:y="2.257cm" draw:page-number="87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6. Remover elemento 10</text:span></text:p>
          </draw:text-box>
        </draw:frame>
        <draw:custom-shape draw:style-name="gr1" draw:text-style-name="P29" draw:layer="layout" svg:width="5.6cm" svg:height="1.4cm" svg:x="15.8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5.8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438" draw:id="id438" draw:layer="layout" svg:width="2.2cm" svg:height="1cm" svg:x="16.1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436" draw:id="id436" draw:layer="layout" svg:width="2.2cm" svg:height="1cm" svg:x="18.9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26cm" svg:y="14.4cm">
          <draw:text-box>
            <text:p><text:span text:style-name="T12">tamanho = 6</text:span></text:p>
          </draw:text-box>
        </draw:frame>
        <draw:custom-shape draw:style-name="gr12" draw:text-style-name="P34" draw:layer="layout" svg:width="2.6cm" svg:height="2.6cm" svg:x="15.7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5.7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445" draw:id="id445" draw:layer="layout" svg:width="2.6cm" svg:height="0.8cm" svg:x="15.7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33" xml:id="id441" draw:id="id441" draw:layer="layout" svg:width="2.195cm" svg:height="0.962cm" svg:x="25.305cm" svg:y="14.638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18.9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8.9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8.9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12.6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2.6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443" draw:id="id443" draw:layer="layout" svg:width="2.6cm" svg:height="0.8cm" svg:x="12.6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0cm" svg:y1="5.938cm" svg:x2="26.4cm" svg:y2="8.5cm" draw:start-shape="id436" draw:start-glue-point="2" draw:end-shape="id437" draw:end-glue-point="0" svg:d="M20000 5938v1281h6400v1281" svg:viewBox="0 0 6401 2563">
          <text:p/>
        </draw:connector>
        <draw:connector draw:style-name="gr15" draw:text-style-name="P24" draw:layer="layout" svg:x1="17.2cm" svg:y1="5.938cm" svg:x2="10.7cm" svg:y2="8.5cm" draw:start-shape="id438" draw:start-glue-point="2" draw:end-shape="id439" draw:end-glue-point="0" svg:d="M17200 5938v1281h-6500v1281" svg:viewBox="0 0 6501 2563">
          <text:p/>
        </draw:connector>
        <draw:custom-shape draw:style-name="gr12" draw:text-style-name="P34" draw:layer="layout" svg:width="2.6cm" svg:height="2.6cm" svg:x="22cm" svg:y="8.5cm">
          <text:p text:style-name="P30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2cm" svg:y="8.5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2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25.1cm" svg:y="8.5cm">
          <text:p text:style-name="P30"><text:span text:style-name="T16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437" draw:id="id437" draw:layer="layout" svg:width="2.6cm" svg:height="0.8cm" svg:x="25.1cm" svg:y="8.5cm">
          <text:p text:style-name="P21"><text:span text:style-name="T13">Nó 5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440" draw:id="id440" draw:layer="layout" svg:width="2.6cm" svg:height="0.8cm" svg:x="25.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6.4cm" svg:y1="11.1cm" svg:x2="26.402cm" svg:y2="14.638cm" draw:start-shape="id440" draw:start-glue-point="2" draw:end-shape="id441" draw:end-glue-point="0" svg:d="M26400 11100v1770h2v1768" svg:viewBox="0 0 3 3539">
          <text:p/>
        </draw:connector>
        <draw:custom-shape draw:style-name="gr12" draw:text-style-name="P34" draw:layer="layout" svg:width="2.6cm" svg:height="2.6cm" svg:x="9.4cm" svg:y="8.5cm">
          <text:p text:style-name="P30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439" draw:id="id439" draw:layer="layout" svg:width="2.6cm" svg:height="0.8cm" svg:x="9.4cm" svg:y="8.5cm">
          <text:p text:style-name="P21"><text:span text:style-name="T13">Nó 6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9.4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12cm" svg:y1="10.7cm" svg:x2="12.6cm" svg:y2="10.7cm" svg:d="M12000 10700h600" svg:viewBox="0 0 601 1">
          <text:p/>
        </draw:connector>
        <draw:connector draw:style-name="gr15" draw:text-style-name="P24" draw:layer="layout" svg:x1="15.2cm" svg:y1="10.7cm" svg:x2="15.742cm" svg:y2="10.722cm" svg:d="M15200 10700h271v22h271" svg:viewBox="0 0 543 23">
          <text:p/>
        </draw:connector>
        <draw:connector draw:style-name="gr61" draw:text-style-name="P24" draw:layer="layout" svg:x1="18.342cm" svg:y1="10.722cm" svg:x2="18.9cm" svg:y2="10.7cm" svg:d="M18342 10722h279v-22h279" svg:viewBox="0 0 559 23">
          <text:p/>
        </draw:connector>
        <draw:connector draw:style-name="gr15" draw:text-style-name="P24" draw:layer="layout" svg:x1="21.5cm" svg:y1="10.7cm" svg:x2="22cm" svg:y2="10.7cm" svg:d="M21500 10700h500" svg:viewBox="0 0 501 1">
          <text:p/>
        </draw:connector>
        <draw:connector draw:style-name="gr15" draw:text-style-name="P24" draw:layer="layout" svg:x1="24.6cm" svg:y1="10.7cm" svg:x2="25.1cm" svg:y2="10.7cm" svg:d="M24600 10700h500" svg:viewBox="0 0 501 1">
          <text:p/>
        </draw:connector>
        <draw:custom-shape draw:style-name="gr71" draw:text-style-name="P49" xml:id="id444" draw:id="id444" draw:layer="layout" svg:width="2.4cm" svg:height="0.8cm" svg:x="15.8cm" svg:y="12.1cm">
          <text:p text:style-name="P48"><text:span text:style-name="T34">aux</text:span></text:p>
          <draw:enhanced-geometry svg:viewBox="0 0 21600 21600" draw:type="rectangle" draw:enhanced-path="M 0 0 L 21600 0 21600 21600 0 21600 0 0 Z N"/>
        </draw:custom-shape>
        <draw:custom-shape draw:style-name="gr71" draw:text-style-name="P49" xml:id="id442" draw:id="id442" draw:layer="layout" svg:width="2.4cm" svg:height="0.8cm" svg:x="12.7cm" svg:y="12.1cm">
          <text:p text:style-name="P48"><text:span text:style-name="T34">anterior</text:span></text:p>
          <draw:enhanced-geometry svg:viewBox="0 0 21600 21600" draw:type="rectangle" draw:enhanced-path="M 0 0 L 21600 0 21600 21600 0 21600 0 0 Z N"/>
        </draw:custom-shape>
        <draw:frame draw:name="Google Shape;2445;p128_2" draw:style-name="gr8" draw:text-style-name="P13" draw:layer="layout" svg:width="23.667cm" svg:height="0.677cm" svg:x="1.1cm" svg:y="2.723cm">
          <draw:text-box>
            <text:p text:style-name="P11"><text:span text:style-name="T2">removeNoFim():</text:span><text:span text:style-name="T5"><text:line-break/></text:span><text:span text:style-name="T5">se listaVazia() sairComErro()</text:span></text:p>
            <text:p text:style-name="P52"><text:span text:style-name="T5">aux ← inicio;</text:span><text:span text:style-name="T5"><text:line-break/></text:span><text:span text:style-name="T5">anterior ← NULL</text:span><text:span text:style-name="T5"><text:line-break/></text:span><text:span text:style-name="T4">enquanto (aux.proximo ≠ NULL) {</text:span><text:span text:style-name="T4"><text:line-break/></text:span><text:span text:style-name="T4"> <text:s text:c="5"/>anterior ← aux;</text:span><text:span text:style-name="T4"><text:line-break/></text:span><text:span text:style-name="T4"> <text:s text:c="5"/>aux ← aux.proximo</text:span><text:span text:style-name="T4"><text:line-break/></text:span><text:span text:style-name="T4">}</text:span></text:p>
            <text:p text:style-name="P12"><text:span text:style-name="T37"><text:line-break/></text:span><text:span text:style-name="T37"> <text:s text:c="2"/></text:span></text:p>
          </draw:text-box>
        </draw:frame>
        <draw:frame draw:name="Google Shape;2452;p129_2" draw:style-name="gr8" draw:text-style-name="P18" draw:layer="layout" svg:width="8.667cm" svg:height="4.482cm" svg:x="1.133cm" svg:y="7.718cm">
          <draw:text-box>
            <text:p text:style-name="P11"><text:span text:style-name="T38"><text:line-break/></text:span><text:span text:style-name="T31">valor ← aux.dado;</text:span><text:span text:style-name="T38"><text:line-break/></text:span><text:span text:style-name="T31">SE(anterior = NULO)</text:span><text:span text:style-name="T38"><text:line-break/></text:span><text:span text:style-name="T38"> <text:s text:c="2"/></text:span><text:span text:style-name="T31">primeiro ← NULO; <text:s/></text:span><text:span text:style-name="T31"><text:line-break/></text:span><text:span text:style-name="T31">senão </text:span><text:span text:style-name="T31"><text:line-break/></text:span><text:span text:style-name="T31"> <text:s text:c="2"/>anterior.proximo ← NULO;</text:span></text:p>
            <text:p text:style-name="P12"><text:span text:style-name="T31"/></text:p>
          </draw:text-box>
        </draw:frame>
        <draw:frame draw:name="Google Shape;2459;p130_2" draw:style-name="gr8" draw:text-style-name="P18" draw:layer="layout" svg:width="5.8cm" svg:height="2.35cm" svg:x="1.1cm" svg:y="11.65cm">
          <draw:text-box>
            <text:p text:style-name="P11"><text:span text:style-name="T31">apagar(fim);</text:span><text:span text:style-name="T31"><text:line-break/></text:span><text:span text:style-name="T31">fim ← anterior</text:span><text:span text:style-name="T31"><text:line-break/></text:span><text:span text:style-name="T31">tamanho--;</text:span></text:p>
            <text:p text:style-name="P12"><text:span text:style-name="T39"/></text:p>
          </draw:text-box>
        </draw:frame>
        <draw:connector draw:style-name="gr15" draw:text-style-name="P24" draw:layer="layout" svg:x1="13.9cm" svg:y1="12.1cm" svg:x2="13.9cm" svg:y2="11.1cm" draw:start-shape="id442" draw:start-glue-point="0" draw:end-shape="id443" draw:end-glue-point="2" svg:d="M13900 12100v-1000" svg:viewBox="0 0 1 1001">
          <text:p/>
        </draw:connector>
        <draw:connector draw:style-name="gr15" draw:text-style-name="P24" draw:layer="layout" draw:line-skew="0.189cm" svg:x1="17cm" svg:y1="12.1cm" svg:x2="17.042cm" svg:y2="11.122cm" draw:start-shape="id444" draw:start-glue-point="0" draw:end-shape="id445" draw:end-glue-point="2" svg:d="M17000 12100v-300h42v-678" svg:viewBox="0 0 43 979">
          <text:p/>
        </draw:connector>
        <presentation:notes draw:style-name="dp2">
          <draw:page-thumbnail draw:style-name="gr9" draw:layer="layout" svg:width="19.798cm" svg:height="11.136cm" svg:x="0.6cm" svg:y="2.257cm" draw:page-number="88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6. Remover elemento 10</text:span></text:p>
          </draw:text-box>
        </draw:frame>
        <draw:custom-shape draw:style-name="gr1" draw:text-style-name="P29" draw:layer="layout" svg:width="5.6cm" svg:height="1.4cm" svg:x="15.8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5.8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448" draw:id="id448" draw:layer="layout" svg:width="2.2cm" svg:height="1cm" svg:x="16.1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446" draw:id="id446" draw:layer="layout" svg:width="2.2cm" svg:height="1cm" svg:x="18.9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26cm" svg:y="14.4cm">
          <draw:text-box>
            <text:p><text:span text:style-name="T12">tamanho = 6</text:span></text:p>
          </draw:text-box>
        </draw:frame>
        <draw:custom-shape draw:style-name="gr12" draw:text-style-name="P34" draw:layer="layout" svg:width="2.6cm" svg:height="2.6cm" svg:x="15.7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5.7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453" draw:id="id453" draw:layer="layout" svg:width="2.6cm" svg:height="0.8cm" svg:x="15.7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33" xml:id="id451" draw:id="id451" draw:layer="layout" svg:width="2.195cm" svg:height="0.962cm" svg:x="25.305cm" svg:y="14.638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18.9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8.9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455" draw:id="id455" draw:layer="layout" svg:width="2.6cm" svg:height="0.8cm" svg:x="18.9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12.6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2.6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2.6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0cm" svg:y1="5.938cm" svg:x2="26.4cm" svg:y2="8.5cm" draw:start-shape="id446" draw:start-glue-point="2" draw:end-shape="id447" draw:end-glue-point="0" svg:d="M20000 5938v1281h6400v1281" svg:viewBox="0 0 6401 2563">
          <text:p/>
        </draw:connector>
        <draw:connector draw:style-name="gr15" draw:text-style-name="P24" draw:layer="layout" svg:x1="17.2cm" svg:y1="5.938cm" svg:x2="10.7cm" svg:y2="8.5cm" draw:start-shape="id448" draw:start-glue-point="2" draw:end-shape="id449" draw:end-glue-point="0" svg:d="M17200 5938v1281h-6500v1281" svg:viewBox="0 0 6501 2563">
          <text:p/>
        </draw:connector>
        <draw:custom-shape draw:style-name="gr12" draw:text-style-name="P34" draw:layer="layout" svg:width="2.6cm" svg:height="2.6cm" svg:x="22cm" svg:y="8.5cm">
          <text:p text:style-name="P30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2cm" svg:y="8.5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2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25.1cm" svg:y="8.5cm">
          <text:p text:style-name="P30"><text:span text:style-name="T16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447" draw:id="id447" draw:layer="layout" svg:width="2.6cm" svg:height="0.8cm" svg:x="25.1cm" svg:y="8.5cm">
          <text:p text:style-name="P21"><text:span text:style-name="T13">Nó 5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450" draw:id="id450" draw:layer="layout" svg:width="2.6cm" svg:height="0.8cm" svg:x="25.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6.4cm" svg:y1="11.1cm" svg:x2="26.402cm" svg:y2="14.638cm" draw:start-shape="id450" draw:start-glue-point="2" draw:end-shape="id451" draw:end-glue-point="0" svg:d="M26400 11100v1770h2v1768" svg:viewBox="0 0 3 3539">
          <text:p/>
        </draw:connector>
        <draw:custom-shape draw:style-name="gr12" draw:text-style-name="P34" draw:layer="layout" svg:width="2.6cm" svg:height="2.6cm" svg:x="9.4cm" svg:y="8.5cm">
          <text:p text:style-name="P30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449" draw:id="id449" draw:layer="layout" svg:width="2.6cm" svg:height="0.8cm" svg:x="9.4cm" svg:y="8.5cm">
          <text:p text:style-name="P21"><text:span text:style-name="T13">Nó 6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9.4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12cm" svg:y1="10.7cm" svg:x2="12.6cm" svg:y2="10.7cm" svg:d="M12000 10700h600" svg:viewBox="0 0 601 1">
          <text:p/>
        </draw:connector>
        <draw:connector draw:style-name="gr15" draw:text-style-name="P24" draw:layer="layout" svg:x1="15.2cm" svg:y1="10.7cm" svg:x2="15.742cm" svg:y2="10.722cm" svg:d="M15200 10700h271v22h271" svg:viewBox="0 0 543 23">
          <text:p/>
        </draw:connector>
        <draw:connector draw:style-name="gr61" draw:text-style-name="P24" draw:layer="layout" svg:x1="18.342cm" svg:y1="10.722cm" svg:x2="18.9cm" svg:y2="10.7cm" svg:d="M18342 10722h279v-22h279" svg:viewBox="0 0 559 23">
          <text:p/>
        </draw:connector>
        <draw:connector draw:style-name="gr15" draw:text-style-name="P24" draw:layer="layout" svg:x1="21.5cm" svg:y1="10.7cm" svg:x2="22cm" svg:y2="10.7cm" svg:d="M21500 10700h500" svg:viewBox="0 0 501 1">
          <text:p/>
        </draw:connector>
        <draw:connector draw:style-name="gr15" draw:text-style-name="P24" draw:layer="layout" svg:x1="24.6cm" svg:y1="10.7cm" svg:x2="25.1cm" svg:y2="10.7cm" svg:d="M24600 10700h500" svg:viewBox="0 0 501 1">
          <text:p/>
        </draw:connector>
        <draw:custom-shape draw:style-name="gr71" draw:text-style-name="P49" xml:id="id454" draw:id="id454" draw:layer="layout" svg:width="2.4cm" svg:height="0.8cm" svg:x="19cm" svg:y="12.1cm">
          <text:p text:style-name="P48"><text:span text:style-name="T34">aux</text:span></text:p>
          <draw:enhanced-geometry svg:viewBox="0 0 21600 21600" draw:type="rectangle" draw:enhanced-path="M 0 0 L 21600 0 21600 21600 0 21600 0 0 Z N"/>
        </draw:custom-shape>
        <draw:custom-shape draw:style-name="gr71" draw:text-style-name="P49" xml:id="id452" draw:id="id452" draw:layer="layout" svg:width="2.4cm" svg:height="0.8cm" svg:x="15.8cm" svg:y="12.1cm">
          <text:p text:style-name="P48"><text:span text:style-name="T34">anterior</text:span></text:p>
          <draw:enhanced-geometry svg:viewBox="0 0 21600 21600" draw:type="rectangle" draw:enhanced-path="M 0 0 L 21600 0 21600 21600 0 21600 0 0 Z N"/>
        </draw:custom-shape>
        <draw:frame draw:name="Google Shape;2445;p128_3" draw:style-name="gr8" draw:text-style-name="P13" draw:layer="layout" svg:width="23.667cm" svg:height="0.677cm" svg:x="1.1cm" svg:y="2.723cm">
          <draw:text-box>
            <text:p text:style-name="P11"><text:span text:style-name="T2">removeNoFim():</text:span><text:span text:style-name="T5"><text:line-break/></text:span><text:span text:style-name="T5">se listaVazia() sairComErro()</text:span></text:p>
            <text:p text:style-name="P52"><text:span text:style-name="T5">aux ← inicio;</text:span><text:span text:style-name="T5"><text:line-break/></text:span><text:span text:style-name="T5">anterior ← NULL</text:span><text:span text:style-name="T5"><text:line-break/></text:span><text:span text:style-name="T4">enquanto (aux.proximo ≠ NULL) {</text:span><text:span text:style-name="T4"><text:line-break/></text:span><text:span text:style-name="T4"> <text:s text:c="5"/>anterior ← aux;</text:span><text:span text:style-name="T4"><text:line-break/></text:span><text:span text:style-name="T4"> <text:s text:c="5"/>aux ← aux.proximo</text:span><text:span text:style-name="T4"><text:line-break/></text:span><text:span text:style-name="T4">}</text:span></text:p>
            <text:p text:style-name="P12"><text:span text:style-name="T37"><text:line-break/></text:span><text:span text:style-name="T37"> <text:s text:c="2"/></text:span></text:p>
          </draw:text-box>
        </draw:frame>
        <draw:frame draw:name="Google Shape;2452;p129_3" draw:style-name="gr8" draw:text-style-name="P18" draw:layer="layout" svg:width="8.667cm" svg:height="4.482cm" svg:x="1.133cm" svg:y="7.718cm">
          <draw:text-box>
            <text:p text:style-name="P11"><text:span text:style-name="T38"><text:line-break/></text:span><text:span text:style-name="T31">valor ← aux.dado;</text:span><text:span text:style-name="T38"><text:line-break/></text:span><text:span text:style-name="T31">SE(anterior = NULO)</text:span><text:span text:style-name="T38"><text:line-break/></text:span><text:span text:style-name="T38"> <text:s text:c="2"/></text:span><text:span text:style-name="T31">primeiro ← NULO; <text:s/></text:span><text:span text:style-name="T31"><text:line-break/></text:span><text:span text:style-name="T31">senão </text:span><text:span text:style-name="T31"><text:line-break/></text:span><text:span text:style-name="T31"> <text:s text:c="2"/>anterior.proximo ← NULO;</text:span></text:p>
            <text:p text:style-name="P12"><text:span text:style-name="T31"/></text:p>
          </draw:text-box>
        </draw:frame>
        <draw:frame draw:name="Google Shape;2459;p130_3" draw:style-name="gr8" draw:text-style-name="P18" draw:layer="layout" svg:width="5.8cm" svg:height="2.35cm" svg:x="1.1cm" svg:y="11.65cm">
          <draw:text-box>
            <text:p text:style-name="P11"><text:span text:style-name="T31">apagar(fim);</text:span><text:span text:style-name="T31"><text:line-break/></text:span><text:span text:style-name="T31">fim ← anterior</text:span><text:span text:style-name="T31"><text:line-break/></text:span><text:span text:style-name="T31">tamanho--;</text:span></text:p>
            <text:p text:style-name="P12"><text:span text:style-name="T39"/></text:p>
          </draw:text-box>
        </draw:frame>
        <draw:connector draw:style-name="gr15" draw:text-style-name="P24" draw:layer="layout" draw:line-skew="0.189cm" svg:x1="17cm" svg:y1="12.1cm" svg:x2="17.042cm" svg:y2="11.122cm" draw:start-shape="id452" draw:start-glue-point="0" draw:end-shape="id453" draw:end-glue-point="2" svg:d="M17000 12100v-300h42v-678" svg:viewBox="0 0 43 979">
          <text:p/>
        </draw:connector>
        <draw:connector draw:style-name="gr15" draw:text-style-name="P24" draw:layer="layout" svg:x1="20.2cm" svg:y1="12.1cm" svg:x2="20.2cm" svg:y2="11.1cm" draw:start-shape="id454" draw:start-glue-point="0" draw:end-shape="id455" draw:end-glue-point="2" svg:d="M20200 12100v-1000" svg:viewBox="0 0 1 1001">
          <text:p/>
        </draw:connector>
        <presentation:notes draw:style-name="dp2">
          <draw:page-thumbnail draw:style-name="gr9" draw:layer="layout" svg:width="19.798cm" svg:height="11.136cm" svg:x="0.6cm" svg:y="2.257cm" draw:page-number="89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6. Remover elemento 10</text:span></text:p>
          </draw:text-box>
        </draw:frame>
        <draw:custom-shape draw:style-name="gr1" draw:text-style-name="P29" draw:layer="layout" svg:width="5.6cm" svg:height="1.4cm" svg:x="15.8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5.8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458" draw:id="id458" draw:layer="layout" svg:width="2.2cm" svg:height="1cm" svg:x="16.1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456" draw:id="id456" draw:layer="layout" svg:width="2.2cm" svg:height="1cm" svg:x="18.9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26cm" svg:y="14.4cm">
          <draw:text-box>
            <text:p><text:span text:style-name="T12">tamanho = 6</text:span></text:p>
          </draw:text-box>
        </draw:frame>
        <draw:custom-shape draw:style-name="gr12" draw:text-style-name="P34" draw:layer="layout" svg:width="2.6cm" svg:height="2.6cm" svg:x="15.7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5.7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5.7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33" xml:id="id461" draw:id="id461" draw:layer="layout" svg:width="2.195cm" svg:height="0.962cm" svg:x="25.305cm" svg:y="14.638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18.9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8.9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463" draw:id="id463" draw:layer="layout" svg:width="2.6cm" svg:height="0.8cm" svg:x="18.9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12.6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2.6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2.6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0cm" svg:y1="5.938cm" svg:x2="26.4cm" svg:y2="8.5cm" draw:start-shape="id456" draw:start-glue-point="2" draw:end-shape="id457" draw:end-glue-point="0" svg:d="M20000 5938v1281h6400v1281" svg:viewBox="0 0 6401 2563">
          <text:p/>
        </draw:connector>
        <draw:connector draw:style-name="gr15" draw:text-style-name="P24" draw:layer="layout" svg:x1="17.2cm" svg:y1="5.938cm" svg:x2="10.7cm" svg:y2="8.5cm" draw:start-shape="id458" draw:start-glue-point="2" draw:end-shape="id459" draw:end-glue-point="0" svg:d="M17200 5938v1281h-6500v1281" svg:viewBox="0 0 6501 2563">
          <text:p/>
        </draw:connector>
        <draw:custom-shape draw:style-name="gr12" draw:text-style-name="P34" draw:layer="layout" svg:width="2.6cm" svg:height="2.6cm" svg:x="22cm" svg:y="8.5cm">
          <text:p text:style-name="P30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2cm" svg:y="8.5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465" draw:id="id465" draw:layer="layout" svg:width="2.6cm" svg:height="0.8cm" svg:x="22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25.1cm" svg:y="8.5cm">
          <text:p text:style-name="P30"><text:span text:style-name="T16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457" draw:id="id457" draw:layer="layout" svg:width="2.6cm" svg:height="0.8cm" svg:x="25.1cm" svg:y="8.5cm">
          <text:p text:style-name="P21"><text:span text:style-name="T13">Nó 5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460" draw:id="id460" draw:layer="layout" svg:width="2.6cm" svg:height="0.8cm" svg:x="25.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6.4cm" svg:y1="11.1cm" svg:x2="26.402cm" svg:y2="14.638cm" draw:start-shape="id460" draw:start-glue-point="2" draw:end-shape="id461" draw:end-glue-point="0" svg:d="M26400 11100v1770h2v1768" svg:viewBox="0 0 3 3539">
          <text:p/>
        </draw:connector>
        <draw:custom-shape draw:style-name="gr12" draw:text-style-name="P34" draw:layer="layout" svg:width="2.6cm" svg:height="2.6cm" svg:x="9.4cm" svg:y="8.5cm">
          <text:p text:style-name="P30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459" draw:id="id459" draw:layer="layout" svg:width="2.6cm" svg:height="0.8cm" svg:x="9.4cm" svg:y="8.5cm">
          <text:p text:style-name="P21"><text:span text:style-name="T13">Nó 6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9.4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12cm" svg:y1="10.7cm" svg:x2="12.6cm" svg:y2="10.7cm" svg:d="M12000 10700h600" svg:viewBox="0 0 601 1">
          <text:p/>
        </draw:connector>
        <draw:connector draw:style-name="gr15" draw:text-style-name="P24" draw:layer="layout" svg:x1="15.2cm" svg:y1="10.7cm" svg:x2="15.742cm" svg:y2="10.722cm" svg:d="M15200 10700h271v22h271" svg:viewBox="0 0 543 23">
          <text:p/>
        </draw:connector>
        <draw:connector draw:style-name="gr61" draw:text-style-name="P24" draw:layer="layout" svg:x1="18.342cm" svg:y1="10.722cm" svg:x2="18.9cm" svg:y2="10.7cm" svg:d="M18342 10722h279v-22h279" svg:viewBox="0 0 559 23">
          <text:p/>
        </draw:connector>
        <draw:connector draw:style-name="gr15" draw:text-style-name="P24" draw:layer="layout" svg:x1="21.5cm" svg:y1="10.7cm" svg:x2="22cm" svg:y2="10.7cm" svg:d="M21500 10700h500" svg:viewBox="0 0 501 1">
          <text:p/>
        </draw:connector>
        <draw:connector draw:style-name="gr15" draw:text-style-name="P24" draw:layer="layout" svg:x1="24.6cm" svg:y1="10.7cm" svg:x2="25.1cm" svg:y2="10.7cm" svg:d="M24600 10700h500" svg:viewBox="0 0 501 1">
          <text:p/>
        </draw:connector>
        <draw:custom-shape draw:style-name="gr71" draw:text-style-name="P49" xml:id="id464" draw:id="id464" draw:layer="layout" svg:width="2.4cm" svg:height="0.8cm" svg:x="22.1cm" svg:y="12.1cm">
          <text:p text:style-name="P48"><text:span text:style-name="T34">aux</text:span></text:p>
          <draw:enhanced-geometry svg:viewBox="0 0 21600 21600" draw:type="rectangle" draw:enhanced-path="M 0 0 L 21600 0 21600 21600 0 21600 0 0 Z N"/>
        </draw:custom-shape>
        <draw:custom-shape draw:style-name="gr71" draw:text-style-name="P49" xml:id="id462" draw:id="id462" draw:layer="layout" svg:width="2.4cm" svg:height="0.8cm" svg:x="19cm" svg:y="12.1cm">
          <text:p text:style-name="P48"><text:span text:style-name="T34">anterior</text:span></text:p>
          <draw:enhanced-geometry svg:viewBox="0 0 21600 21600" draw:type="rectangle" draw:enhanced-path="M 0 0 L 21600 0 21600 21600 0 21600 0 0 Z N"/>
        </draw:custom-shape>
        <draw:frame draw:name="Google Shape;2445;p128_4" draw:style-name="gr8" draw:text-style-name="P13" draw:layer="layout" svg:width="23.667cm" svg:height="0.677cm" svg:x="1.1cm" svg:y="2.723cm">
          <draw:text-box>
            <text:p text:style-name="P11"><text:span text:style-name="T2">removeNoFim():</text:span><text:span text:style-name="T5"><text:line-break/></text:span><text:span text:style-name="T5">se listaVazia() sairComErro()</text:span></text:p>
            <text:p text:style-name="P52"><text:span text:style-name="T5">aux ← inicio;</text:span><text:span text:style-name="T5"><text:line-break/></text:span><text:span text:style-name="T5">anterior ← NULL</text:span><text:span text:style-name="T5"><text:line-break/></text:span><text:span text:style-name="T4">enquanto (aux.proximo ≠ NULL) {</text:span><text:span text:style-name="T4"><text:line-break/></text:span><text:span text:style-name="T4"> <text:s text:c="5"/>anterior ← aux;</text:span><text:span text:style-name="T4"><text:line-break/></text:span><text:span text:style-name="T4"> <text:s text:c="5"/>aux ← aux.proximo</text:span><text:span text:style-name="T4"><text:line-break/></text:span><text:span text:style-name="T4">}</text:span></text:p>
            <text:p text:style-name="P12"><text:span text:style-name="T37"><text:line-break/></text:span><text:span text:style-name="T37"> <text:s text:c="2"/></text:span></text:p>
          </draw:text-box>
        </draw:frame>
        <draw:frame draw:name="Google Shape;2452;p129_4" draw:style-name="gr8" draw:text-style-name="P18" draw:layer="layout" svg:width="8.667cm" svg:height="4.482cm" svg:x="1.133cm" svg:y="7.718cm">
          <draw:text-box>
            <text:p text:style-name="P11"><text:span text:style-name="T38"><text:line-break/></text:span><text:span text:style-name="T31">valor ← aux.dado;</text:span><text:span text:style-name="T38"><text:line-break/></text:span><text:span text:style-name="T31">SE(anterior = NULO)</text:span><text:span text:style-name="T38"><text:line-break/></text:span><text:span text:style-name="T38"> <text:s text:c="2"/></text:span><text:span text:style-name="T31">primeiro ← NULO; <text:s/></text:span><text:span text:style-name="T31"><text:line-break/></text:span><text:span text:style-name="T31">senão </text:span><text:span text:style-name="T31"><text:line-break/></text:span><text:span text:style-name="T31"> <text:s text:c="2"/>anterior.proximo ← NULO;</text:span></text:p>
            <text:p text:style-name="P12"><text:span text:style-name="T31"/></text:p>
          </draw:text-box>
        </draw:frame>
        <draw:frame draw:name="Google Shape;2459;p130_4" draw:style-name="gr8" draw:text-style-name="P18" draw:layer="layout" svg:width="5.8cm" svg:height="2.35cm" svg:x="1.1cm" svg:y="11.65cm">
          <draw:text-box>
            <text:p text:style-name="P11"><text:span text:style-name="T31">apagar(fim);</text:span><text:span text:style-name="T31"><text:line-break/></text:span><text:span text:style-name="T31">fim ← anterior</text:span><text:span text:style-name="T31"><text:line-break/></text:span><text:span text:style-name="T31">tamanho--;</text:span></text:p>
            <text:p text:style-name="P12"><text:span text:style-name="T39"/></text:p>
          </draw:text-box>
        </draw:frame>
        <draw:connector draw:style-name="gr15" draw:text-style-name="P24" draw:layer="layout" svg:x1="20.2cm" svg:y1="12.1cm" svg:x2="20.2cm" svg:y2="11.1cm" draw:start-shape="id462" draw:start-glue-point="0" draw:end-shape="id463" draw:end-glue-point="2" svg:d="M20200 12100v-1000" svg:viewBox="0 0 1 1001">
          <text:p/>
        </draw:connector>
        <draw:connector draw:style-name="gr15" draw:text-style-name="P24" draw:layer="layout" svg:x1="23.3cm" svg:y1="12.1cm" svg:x2="23.3cm" svg:y2="11.1cm" draw:start-shape="id464" draw:start-glue-point="0" draw:end-shape="id465" draw:end-glue-point="2" svg:d="M23300 12100v-1000" svg:viewBox="0 0 1 1001">
          <text:p/>
        </draw:connector>
        <presentation:notes draw:style-name="dp2">
          <draw:page-thumbnail draw:style-name="gr9" draw:layer="layout" svg:width="19.798cm" svg:height="11.136cm" svg:x="0.6cm" svg:y="2.257cm" draw:page-number="90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6. Remover elemento 10</text:span></text:p>
          </draw:text-box>
        </draw:frame>
        <draw:custom-shape draw:style-name="gr1" draw:text-style-name="P29" draw:layer="layout" svg:width="5.6cm" svg:height="1.4cm" svg:x="15.8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5.8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468" draw:id="id468" draw:layer="layout" svg:width="2.2cm" svg:height="1cm" svg:x="16.1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466" draw:id="id466" draw:layer="layout" svg:width="2.2cm" svg:height="1cm" svg:x="18.9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26cm" svg:y="14.4cm">
          <draw:text-box>
            <text:p><text:span text:style-name="T12">tamanho = 6</text:span></text:p>
          </draw:text-box>
        </draw:frame>
        <draw:custom-shape draw:style-name="gr12" draw:text-style-name="P34" draw:layer="layout" svg:width="2.6cm" svg:height="2.6cm" svg:x="15.7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5.7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5.7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33" xml:id="id471" draw:id="id471" draw:layer="layout" svg:width="2.195cm" svg:height="0.962cm" svg:x="25.305cm" svg:y="14.638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18.9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8.9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8.9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12.6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2.6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2.6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0cm" svg:y1="5.938cm" svg:x2="26.4cm" svg:y2="8.5cm" draw:start-shape="id466" draw:start-glue-point="2" draw:end-shape="id467" draw:end-glue-point="0" svg:d="M20000 5938v1281h6400v1281" svg:viewBox="0 0 6401 2563">
          <text:p/>
        </draw:connector>
        <draw:connector draw:style-name="gr15" draw:text-style-name="P24" draw:layer="layout" svg:x1="17.2cm" svg:y1="5.938cm" svg:x2="10.7cm" svg:y2="8.5cm" draw:start-shape="id468" draw:start-glue-point="2" draw:end-shape="id469" draw:end-glue-point="0" svg:d="M17200 5938v1281h-6500v1281" svg:viewBox="0 0 6501 2563">
          <text:p/>
        </draw:connector>
        <draw:custom-shape draw:style-name="gr12" draw:text-style-name="P34" draw:layer="layout" svg:width="2.6cm" svg:height="2.6cm" svg:x="22cm" svg:y="8.5cm">
          <text:p text:style-name="P30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2cm" svg:y="8.5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473" draw:id="id473" draw:layer="layout" svg:width="2.6cm" svg:height="0.8cm" svg:x="22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25.1cm" svg:y="8.5cm">
          <text:p text:style-name="P30"><text:span text:style-name="T16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467" draw:id="id467" draw:layer="layout" svg:width="2.6cm" svg:height="0.8cm" svg:x="25.1cm" svg:y="8.5cm">
          <text:p text:style-name="P21"><text:span text:style-name="T13">Nó 5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470" draw:id="id470" draw:layer="layout" svg:width="2.6cm" svg:height="0.8cm" svg:x="25.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6.4cm" svg:y1="11.1cm" svg:x2="26.402cm" svg:y2="14.638cm" draw:start-shape="id470" draw:start-glue-point="2" draw:end-shape="id471" draw:end-glue-point="0" svg:d="M26400 11100v1770h2v1768" svg:viewBox="0 0 3 3539">
          <text:p/>
        </draw:connector>
        <draw:custom-shape draw:style-name="gr12" draw:text-style-name="P34" draw:layer="layout" svg:width="2.6cm" svg:height="2.6cm" svg:x="9.4cm" svg:y="8.5cm">
          <text:p text:style-name="P30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469" draw:id="id469" draw:layer="layout" svg:width="2.6cm" svg:height="0.8cm" svg:x="9.4cm" svg:y="8.5cm">
          <text:p text:style-name="P21"><text:span text:style-name="T13">Nó 6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9.4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12cm" svg:y1="10.7cm" svg:x2="12.6cm" svg:y2="10.7cm" svg:d="M12000 10700h600" svg:viewBox="0 0 601 1">
          <text:p/>
        </draw:connector>
        <draw:connector draw:style-name="gr15" draw:text-style-name="P24" draw:layer="layout" svg:x1="15.2cm" svg:y1="10.7cm" svg:x2="15.742cm" svg:y2="10.722cm" svg:d="M15200 10700h271v22h271" svg:viewBox="0 0 543 23">
          <text:p/>
        </draw:connector>
        <draw:connector draw:style-name="gr61" draw:text-style-name="P24" draw:layer="layout" svg:x1="18.342cm" svg:y1="10.722cm" svg:x2="18.9cm" svg:y2="10.7cm" svg:d="M18342 10722h279v-22h279" svg:viewBox="0 0 559 23">
          <text:p/>
        </draw:connector>
        <draw:connector draw:style-name="gr15" draw:text-style-name="P24" draw:layer="layout" svg:x1="21.5cm" svg:y1="10.7cm" svg:x2="22cm" svg:y2="10.7cm" svg:d="M21500 10700h500" svg:viewBox="0 0 501 1">
          <text:p/>
        </draw:connector>
        <draw:connector draw:style-name="gr15" draw:text-style-name="P24" draw:layer="layout" svg:x1="24.6cm" svg:y1="10.7cm" svg:x2="25.1cm" svg:y2="10.7cm" svg:d="M24600 10700h500" svg:viewBox="0 0 501 1">
          <text:p/>
        </draw:connector>
        <draw:custom-shape draw:style-name="gr71" draw:text-style-name="P49" xml:id="id474" draw:id="id474" draw:layer="layout" svg:width="2.4cm" svg:height="0.8cm" svg:x="23.5cm" svg:y="13.5cm">
          <text:p text:style-name="P48"><text:span text:style-name="T34">aux</text:span></text:p>
          <draw:enhanced-geometry svg:viewBox="0 0 21600 21600" draw:type="rectangle" draw:enhanced-path="M 0 0 L 21600 0 21600 21600 0 21600 0 0 Z N"/>
        </draw:custom-shape>
        <draw:custom-shape draw:style-name="gr71" draw:text-style-name="P49" xml:id="id472" draw:id="id472" draw:layer="layout" svg:width="2.4cm" svg:height="0.8cm" svg:x="22.1cm" svg:y="12.1cm">
          <text:p text:style-name="P48"><text:span text:style-name="T34">anterior</text:span></text:p>
          <draw:enhanced-geometry svg:viewBox="0 0 21600 21600" draw:type="rectangle" draw:enhanced-path="M 0 0 L 21600 0 21600 21600 0 21600 0 0 Z N"/>
        </draw:custom-shape>
        <draw:frame draw:name="Google Shape;2445;p128_5" draw:style-name="gr8" draw:text-style-name="P13" draw:layer="layout" svg:width="23.667cm" svg:height="0.677cm" svg:x="1.1cm" svg:y="2.723cm">
          <draw:text-box>
            <text:p text:style-name="P11"><text:span text:style-name="T2">removeNoFim():</text:span><text:span text:style-name="T5"><text:line-break/></text:span><text:span text:style-name="T5">se listaVazia() sairComErro()</text:span></text:p>
            <text:p text:style-name="P52"><text:span text:style-name="T5">aux ← inicio;</text:span><text:span text:style-name="T5"><text:line-break/></text:span><text:span text:style-name="T5">anterior ← NULL</text:span><text:span text:style-name="T5"><text:line-break/></text:span><text:span text:style-name="T4">enquanto (aux.proximo ≠ NULL) {</text:span><text:span text:style-name="T4"><text:line-break/></text:span><text:span text:style-name="T4"> <text:s text:c="5"/>anterior ← aux;</text:span><text:span text:style-name="T4"><text:line-break/></text:span><text:span text:style-name="T4"> <text:s text:c="5"/>aux ← aux.proximo</text:span><text:span text:style-name="T4"><text:line-break/></text:span><text:span text:style-name="T4">}</text:span></text:p>
            <text:p text:style-name="P12"><text:span text:style-name="T37"><text:line-break/></text:span><text:span text:style-name="T37"> <text:s text:c="2"/></text:span></text:p>
          </draw:text-box>
        </draw:frame>
        <draw:frame draw:name="Google Shape;2452;p129_5" draw:style-name="gr8" draw:text-style-name="P18" draw:layer="layout" svg:width="8.667cm" svg:height="4.482cm" svg:x="1.133cm" svg:y="7.718cm">
          <draw:text-box>
            <text:p text:style-name="P11"><text:span text:style-name="T38"><text:line-break/></text:span><text:span text:style-name="T31">valor ← aux.dado;</text:span><text:span text:style-name="T38"><text:line-break/></text:span><text:span text:style-name="T31">SE(anterior = NULO)</text:span><text:span text:style-name="T38"><text:line-break/></text:span><text:span text:style-name="T38"> <text:s text:c="2"/></text:span><text:span text:style-name="T31">primeiro ← NULO; <text:s/></text:span><text:span text:style-name="T31"><text:line-break/></text:span><text:span text:style-name="T31">senão </text:span><text:span text:style-name="T31"><text:line-break/></text:span><text:span text:style-name="T31"> <text:s text:c="2"/>anterior.proximo ← NULO;</text:span></text:p>
            <text:p text:style-name="P12"><text:span text:style-name="T31"/></text:p>
          </draw:text-box>
        </draw:frame>
        <draw:frame draw:name="Google Shape;2459;p130_5" draw:style-name="gr8" draw:text-style-name="P18" draw:layer="layout" svg:width="5.8cm" svg:height="2.35cm" svg:x="1.1cm" svg:y="11.65cm">
          <draw:text-box>
            <text:p text:style-name="P11"><text:span text:style-name="T31">apagar(fim);</text:span><text:span text:style-name="T31"><text:line-break/></text:span><text:span text:style-name="T31">fim ← anterior</text:span><text:span text:style-name="T31"><text:line-break/></text:span><text:span text:style-name="T31">tamanho--;</text:span></text:p>
            <text:p text:style-name="P12"><text:span text:style-name="T39"/></text:p>
          </draw:text-box>
        </draw:frame>
        <draw:connector draw:style-name="gr15" draw:text-style-name="P24" draw:layer="layout" svg:x1="23.3cm" svg:y1="12.1cm" svg:x2="23.3cm" svg:y2="11.1cm" draw:start-shape="id472" draw:start-glue-point="0" draw:end-shape="id473" draw:end-glue-point="2" svg:d="M23300 12100v-1000" svg:viewBox="0 0 1 1001">
          <text:p/>
        </draw:connector>
        <draw:connector draw:style-name="gr15" draw:text-style-name="P24" draw:layer="layout" draw:line-skew="0.7cm 0.201cm" svg:x1="24.7cm" svg:y1="13.5cm" svg:x2="25.1cm" svg:y2="10.7cm" draw:start-shape="id474" draw:start-glue-point="0" draw:end-shape="id470" draw:end-glue-point="3" svg:d="M24700 13500v-500h100v-2300h300" svg:viewBox="0 0 401 2801">
          <text:p/>
        </draw:connector>
        <presentation:notes draw:style-name="dp2">
          <draw:page-thumbnail draw:style-name="gr9" draw:layer="layout" svg:width="19.798cm" svg:height="11.136cm" svg:x="0.6cm" svg:y="2.257cm" draw:page-number="91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6. Remover elemento 10</text:span></text:p>
          </draw:text-box>
        </draw:frame>
        <draw:custom-shape draw:style-name="gr1" draw:text-style-name="P29" draw:layer="layout" svg:width="5.6cm" svg:height="1.4cm" svg:x="15.8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5.8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477" draw:id="id477" draw:layer="layout" svg:width="2.2cm" svg:height="1cm" svg:x="16.1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475" draw:id="id475" draw:layer="layout" svg:width="2.2cm" svg:height="1cm" svg:x="18.9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26cm" svg:y="14.4cm">
          <draw:text-box>
            <text:p><text:span text:style-name="T12">tamanho = 6</text:span></text:p>
          </draw:text-box>
        </draw:frame>
        <draw:custom-shape draw:style-name="gr12" draw:text-style-name="P34" draw:layer="layout" svg:width="2.6cm" svg:height="2.6cm" svg:x="15.7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5.7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5.7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33" xml:id="id480" draw:id="id480" draw:layer="layout" svg:width="2.195cm" svg:height="0.962cm" svg:x="25.305cm" svg:y="14.638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18.9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8.9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8.9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12.6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2.6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2.6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0cm" svg:y1="5.938cm" svg:x2="26.4cm" svg:y2="8.5cm" draw:start-shape="id475" draw:start-glue-point="2" draw:end-shape="id476" draw:end-glue-point="0" svg:d="M20000 5938v1281h6400v1281" svg:viewBox="0 0 6401 2563">
          <text:p/>
        </draw:connector>
        <draw:connector draw:style-name="gr15" draw:text-style-name="P24" draw:layer="layout" svg:x1="17.2cm" svg:y1="5.938cm" svg:x2="10.7cm" svg:y2="8.5cm" draw:start-shape="id477" draw:start-glue-point="2" draw:end-shape="id478" draw:end-glue-point="0" svg:d="M17200 5938v1281h-6500v1281" svg:viewBox="0 0 6501 2563">
          <text:p/>
        </draw:connector>
        <draw:custom-shape draw:style-name="gr12" draw:text-style-name="P34" draw:layer="layout" svg:width="2.6cm" svg:height="2.6cm" svg:x="22cm" svg:y="8.5cm">
          <text:p text:style-name="P30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2cm" svg:y="8.5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482" draw:id="id482" draw:layer="layout" svg:width="2.6cm" svg:height="0.8cm" svg:x="22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25.1cm" svg:y="8.5cm">
          <text:p text:style-name="P30"><text:span text:style-name="T16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476" draw:id="id476" draw:layer="layout" svg:width="2.6cm" svg:height="0.8cm" svg:x="25.1cm" svg:y="8.5cm">
          <text:p text:style-name="P21"><text:span text:style-name="T13">Nó 5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479" draw:id="id479" draw:layer="layout" svg:width="2.6cm" svg:height="0.8cm" svg:x="25.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6.4cm" svg:y1="11.1cm" svg:x2="26.402cm" svg:y2="14.638cm" draw:start-shape="id479" draw:start-glue-point="2" draw:end-shape="id480" draw:end-glue-point="0" svg:d="M26400 11100v1770h2v1768" svg:viewBox="0 0 3 3539">
          <text:p/>
        </draw:connector>
        <draw:custom-shape draw:style-name="gr12" draw:text-style-name="P34" draw:layer="layout" svg:width="2.6cm" svg:height="2.6cm" svg:x="9.4cm" svg:y="8.5cm">
          <text:p text:style-name="P30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478" draw:id="id478" draw:layer="layout" svg:width="2.6cm" svg:height="0.8cm" svg:x="9.4cm" svg:y="8.5cm">
          <text:p text:style-name="P21"><text:span text:style-name="T13">Nó 6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9.4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12cm" svg:y1="10.5cm" svg:x2="12.6cm" svg:y2="10.5cm" svg:d="M12000 10500h600" svg:viewBox="0 0 601 1">
          <text:p/>
        </draw:connector>
        <draw:connector draw:style-name="gr15" draw:text-style-name="P24" draw:layer="layout" svg:x1="15.2cm" svg:y1="10.5cm" svg:x2="15.742cm" svg:y2="10.522cm" svg:d="M15200 10500h271v22h271" svg:viewBox="0 0 543 23">
          <text:p/>
        </draw:connector>
        <draw:connector draw:style-name="gr61" draw:text-style-name="P24" draw:layer="layout" svg:x1="18.342cm" svg:y1="10.522cm" svg:x2="18.9cm" svg:y2="10.5cm" svg:d="M18342 10522h279v-22h279" svg:viewBox="0 0 559 23">
          <text:p/>
        </draw:connector>
        <draw:connector draw:style-name="gr15" draw:text-style-name="P24" draw:layer="layout" svg:x1="21.5cm" svg:y1="10.5cm" svg:x2="22cm" svg:y2="10.5cm" svg:d="M21500 10500h500" svg:viewBox="0 0 501 1">
          <text:p/>
        </draw:connector>
        <draw:connector draw:style-name="gr15" draw:text-style-name="P24" draw:layer="layout" svg:x1="24.6cm" svg:y1="10.5cm" svg:x2="25.1cm" svg:y2="10.5cm" svg:d="M24600 10500h500" svg:viewBox="0 0 501 1">
          <text:p/>
        </draw:connector>
        <draw:custom-shape draw:style-name="gr71" draw:text-style-name="P49" xml:id="id483" draw:id="id483" draw:layer="layout" svg:width="2.4cm" svg:height="0.8cm" svg:x="23.5cm" svg:y="13.5cm">
          <text:p text:style-name="P48"><text:span text:style-name="T34">aux</text:span></text:p>
          <draw:enhanced-geometry svg:viewBox="0 0 21600 21600" draw:type="rectangle" draw:enhanced-path="M 0 0 L 21600 0 21600 21600 0 21600 0 0 Z N"/>
        </draw:custom-shape>
        <draw:custom-shape draw:style-name="gr71" draw:text-style-name="P49" xml:id="id481" draw:id="id481" draw:layer="layout" svg:width="2.4cm" svg:height="0.8cm" svg:x="22.1cm" svg:y="12.1cm">
          <text:p text:style-name="P48"><text:span text:style-name="T34">anterior</text:span></text:p>
          <draw:enhanced-geometry svg:viewBox="0 0 21600 21600" draw:type="rectangle" draw:enhanced-path="M 0 0 L 21600 0 21600 21600 0 21600 0 0 Z N"/>
        </draw:custom-shape>
        <draw:frame draw:name="Google Shape;2445;p128_6" draw:style-name="gr8" draw:text-style-name="P13" draw:layer="layout" svg:width="23.667cm" svg:height="0.677cm" svg:x="1.1cm" svg:y="2.723cm">
          <draw:text-box>
            <text:p text:style-name="P11"><text:span text:style-name="T2">removeNoFim():</text:span><text:span text:style-name="T5"><text:line-break/></text:span><text:span text:style-name="T5">se listaVazia() sairComErro()</text:span></text:p>
            <text:p text:style-name="P52"><text:span text:style-name="T5">aux ← inicio;</text:span><text:span text:style-name="T5"><text:line-break/></text:span><text:span text:style-name="T5">anterior ← NULL</text:span><text:span text:style-name="T5"><text:line-break/></text:span><text:span text:style-name="T4">enquanto (aux.proximo ≠ NULL) {</text:span><text:span text:style-name="T4"><text:line-break/></text:span><text:span text:style-name="T4"> <text:s text:c="5"/>anterior ← aux;</text:span><text:span text:style-name="T4"><text:line-break/></text:span><text:span text:style-name="T4"> <text:s text:c="5"/>aux ← aux.proximo</text:span><text:span text:style-name="T4"><text:line-break/></text:span><text:span text:style-name="T4">}</text:span></text:p>
            <text:p text:style-name="P12"><text:span text:style-name="T37"><text:line-break/></text:span><text:span text:style-name="T37"> <text:s text:c="2"/></text:span></text:p>
          </draw:text-box>
        </draw:frame>
        <draw:frame draw:name="Google Shape;2452;p129_6" draw:style-name="gr8" draw:text-style-name="P18" draw:layer="layout" svg:width="8.667cm" svg:height="4.482cm" svg:x="1.133cm" svg:y="7.718cm">
          <draw:text-box>
            <text:p text:style-name="P11"><text:span text:style-name="T38"><text:line-break/></text:span><text:span text:style-name="T31">valor ← aux.dado;</text:span><text:span text:style-name="T38"><text:line-break/></text:span><text:span text:style-name="T31">SE(anterior = NULO)</text:span><text:span text:style-name="T38"><text:line-break/></text:span><text:span text:style-name="T38"> <text:s text:c="2"/></text:span><text:span text:style-name="T31">primeiro ← NULO; <text:s/></text:span><text:span text:style-name="T31"><text:line-break/></text:span><text:span text:style-name="T31">senão </text:span><text:span text:style-name="T31"><text:line-break/></text:span><text:span text:style-name="T31"> <text:s text:c="2"/>anterior.proximo ← NULO;</text:span></text:p>
            <text:p text:style-name="P12"><text:span text:style-name="T31"/></text:p>
          </draw:text-box>
        </draw:frame>
        <draw:frame draw:name="Google Shape;2459;p130_6" draw:style-name="gr8" draw:text-style-name="P18" draw:layer="layout" svg:width="5.8cm" svg:height="2.35cm" svg:x="1.1cm" svg:y="11.65cm">
          <draw:text-box>
            <text:p text:style-name="P11"><text:span text:style-name="T31">apagar(fim);</text:span><text:span text:style-name="T31"><text:line-break/></text:span><text:span text:style-name="T31">fim ← anterior</text:span><text:span text:style-name="T31"><text:line-break/></text:span><text:span text:style-name="T31">tamanho--;</text:span></text:p>
            <text:p text:style-name="P12"><text:span text:style-name="T39"/></text:p>
          </draw:text-box>
        </draw:frame>
        <draw:connector draw:style-name="gr15" draw:text-style-name="P24" draw:layer="layout" svg:x1="23.3cm" svg:y1="12.1cm" svg:x2="23.3cm" svg:y2="11.1cm" draw:start-shape="id481" draw:start-glue-point="0" draw:end-shape="id482" draw:end-glue-point="2" svg:d="M23300 12100v-1000" svg:viewBox="0 0 1 1001">
          <text:p/>
        </draw:connector>
        <draw:connector draw:style-name="gr15" draw:text-style-name="P24" draw:layer="layout" draw:line-skew="0.7cm 0.201cm" svg:x1="24.7cm" svg:y1="13.5cm" svg:x2="25.1cm" svg:y2="10.7cm" draw:start-shape="id483" draw:start-glue-point="0" draw:end-shape="id479" draw:end-glue-point="3" svg:d="M24700 13500v-500h100v-2300h300" svg:viewBox="0 0 401 2801">
          <text:p/>
        </draw:connector>
        <draw:frame draw:style-name="gr105" draw:text-style-name="P54" draw:layer="layout" svg:width="4.426cm" svg:height="1.275cm" svg:x="18.1cm" svg:y="13.3cm">
          <draw:text-box>
            <text:p text:style-name="P53">aux.proximo=NULL</text:p>
            <text:p text:style-name="P53">Sai do enquanto</text:p>
          </draw:text-box>
        </draw:frame>
        <presentation:notes draw:style-name="dp1">
          <draw:page-thumbnail draw:style-name="gr9" draw:layer="layout" svg:width="19.798cm" svg:height="11.136cm" svg:x="0.6cm" svg:y="2.257cm" draw:page-number="92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6. Remover elemento 10</text:span></text:p>
          </draw:text-box>
        </draw:frame>
        <draw:custom-shape draw:style-name="gr1" draw:text-style-name="P29" draw:layer="layout" svg:width="5.6cm" svg:height="1.4cm" svg:x="15.8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5.8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486" draw:id="id486" draw:layer="layout" svg:width="2.2cm" svg:height="1cm" svg:x="16.1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484" draw:id="id484" draw:layer="layout" svg:width="2.2cm" svg:height="1cm" svg:x="18.9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26cm" svg:y="14.4cm">
          <draw:text-box>
            <text:p><text:span text:style-name="T12">tamanho = 6</text:span></text:p>
          </draw:text-box>
        </draw:frame>
        <draw:custom-shape draw:style-name="gr12" draw:text-style-name="P34" draw:layer="layout" svg:width="2.6cm" svg:height="2.6cm" svg:x="15.7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5.7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5.7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33" xml:id="id489" draw:id="id489" draw:layer="layout" svg:width="2.195cm" svg:height="0.962cm" svg:x="25.305cm" svg:y="12.638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18.9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8.9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8.9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12.6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2.6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2.6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0cm" svg:y1="5.938cm" svg:x2="26.4cm" svg:y2="8.5cm" draw:start-shape="id484" draw:start-glue-point="2" draw:end-shape="id485" draw:end-glue-point="0" svg:d="M20000 5938v1281h6400v1281" svg:viewBox="0 0 6401 2563">
          <text:p/>
        </draw:connector>
        <draw:connector draw:style-name="gr15" draw:text-style-name="P24" draw:layer="layout" svg:x1="17.2cm" svg:y1="5.938cm" svg:x2="10.7cm" svg:y2="8.5cm" draw:start-shape="id486" draw:start-glue-point="2" draw:end-shape="id487" draw:end-glue-point="0" svg:d="M17200 5938v1281h-6500v1281" svg:viewBox="0 0 6501 2563">
          <text:p/>
        </draw:connector>
        <draw:custom-shape draw:style-name="gr12" draw:text-style-name="P34" draw:layer="layout" svg:width="2.6cm" svg:height="2.6cm" svg:x="22cm" svg:y="8.5cm">
          <text:p text:style-name="P30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2cm" svg:y="8.5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491" draw:id="id491" draw:layer="layout" svg:width="2.6cm" svg:height="0.8cm" svg:x="22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25.1cm" svg:y="8.5cm">
          <text:p text:style-name="P30"><text:span text:style-name="T16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485" draw:id="id485" draw:layer="layout" svg:width="2.6cm" svg:height="0.8cm" svg:x="25.1cm" svg:y="8.5cm">
          <text:p text:style-name="P21"><text:span text:style-name="T13">Nó 5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488" draw:id="id488" draw:layer="layout" svg:width="2.6cm" svg:height="0.8cm" svg:x="25.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6.4cm" svg:y1="11.1cm" svg:x2="26.402cm" svg:y2="12.638cm" draw:start-shape="id488" draw:start-glue-point="2" draw:end-shape="id489" draw:end-glue-point="0" svg:d="M26400 11100v770h2v768" svg:viewBox="0 0 3 1539">
          <text:p/>
        </draw:connector>
        <draw:custom-shape draw:style-name="gr12" draw:text-style-name="P34" draw:layer="layout" svg:width="2.6cm" svg:height="2.6cm" svg:x="9.4cm" svg:y="8.5cm">
          <text:p text:style-name="P30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487" draw:id="id487" draw:layer="layout" svg:width="2.6cm" svg:height="0.8cm" svg:x="9.4cm" svg:y="8.5cm">
          <text:p text:style-name="P21"><text:span text:style-name="T13">Nó 6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9.4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12cm" svg:y1="10.5cm" svg:x2="12.6cm" svg:y2="10.5cm" svg:d="M12000 10500h600" svg:viewBox="0 0 601 1">
          <text:p/>
        </draw:connector>
        <draw:connector draw:style-name="gr15" draw:text-style-name="P24" draw:layer="layout" svg:x1="15.2cm" svg:y1="10.5cm" svg:x2="15.742cm" svg:y2="10.522cm" svg:d="M15200 10500h271v22h271" svg:viewBox="0 0 543 23">
          <text:p/>
        </draw:connector>
        <draw:connector draw:style-name="gr61" draw:text-style-name="P24" draw:layer="layout" svg:x1="18.342cm" svg:y1="10.522cm" svg:x2="18.9cm" svg:y2="10.5cm" svg:d="M18342 10522h279v-22h279" svg:viewBox="0 0 559 23">
          <text:p/>
        </draw:connector>
        <draw:connector draw:style-name="gr15" draw:text-style-name="P24" draw:layer="layout" svg:x1="21.5cm" svg:y1="10.5cm" svg:x2="22cm" svg:y2="10.5cm" svg:d="M21500 10500h500" svg:viewBox="0 0 501 1">
          <text:p/>
        </draw:connector>
        <draw:connector draw:style-name="gr15" draw:text-style-name="P24" draw:layer="layout" svg:x1="24.6cm" svg:y1="10.5cm" svg:x2="25.1cm" svg:y2="10.5cm" svg:d="M24600 10500h500" svg:viewBox="0 0 501 1">
          <text:p/>
        </draw:connector>
        <draw:custom-shape draw:style-name="gr71" draw:text-style-name="P49" xml:id="id492" draw:id="id492" draw:layer="layout" svg:width="2.4cm" svg:height="0.8cm" svg:x="23.626cm" svg:y="13.8cm">
          <text:p text:style-name="P48"><text:span text:style-name="T34">aux</text:span></text:p>
          <draw:enhanced-geometry svg:viewBox="0 0 21600 21600" draw:type="rectangle" draw:enhanced-path="M 0 0 L 21600 0 21600 21600 0 21600 0 0 Z N"/>
        </draw:custom-shape>
        <draw:custom-shape draw:style-name="gr71" draw:text-style-name="P49" xml:id="id490" draw:id="id490" draw:layer="layout" svg:width="2.4cm" svg:height="0.8cm" svg:x="19.4cm" svg:y="12.2cm">
          <text:p text:style-name="P48"><text:span text:style-name="T34">anterior</text:span></text:p>
          <draw:enhanced-geometry svg:viewBox="0 0 21600 21600" draw:type="rectangle" draw:enhanced-path="M 0 0 L 21600 0 21600 21600 0 21600 0 0 Z N"/>
        </draw:custom-shape>
        <draw:frame draw:name="Google Shape;2445;p128_7" draw:style-name="gr8" draw:text-style-name="P13" draw:layer="layout" svg:width="23.667cm" svg:height="0.677cm" svg:x="1.1cm" svg:y="2.723cm">
          <draw:text-box>
            <text:p text:style-name="P11"><text:span text:style-name="T2">removeNoFim():</text:span><text:span text:style-name="T5"><text:line-break/></text:span><text:span text:style-name="T5">se listaVazia() sairComErro()</text:span></text:p>
            <text:p text:style-name="P52"><text:span text:style-name="T5">aux ← inicio;</text:span><text:span text:style-name="T5"><text:line-break/></text:span><text:span text:style-name="T5">anterior ← NULL</text:span><text:span text:style-name="T5"><text:line-break/></text:span><text:span text:style-name="T5">enquanto (aux.proximo ≠ NULL) {</text:span><text:span text:style-name="T5"><text:line-break/></text:span><text:span text:style-name="T5"> <text:s text:c="5"/>anterior ← aux;</text:span><text:span text:style-name="T5"><text:line-break/></text:span><text:span text:style-name="T5"> <text:s text:c="5"/>aux ← aux.proximo</text:span><text:span text:style-name="T5"><text:line-break/></text:span><text:span text:style-name="T5">}</text:span></text:p>
            <text:p text:style-name="P12"><text:span text:style-name="T37"><text:line-break/></text:span><text:span text:style-name="T37"> <text:s text:c="2"/></text:span></text:p>
          </draw:text-box>
        </draw:frame>
        <draw:frame draw:name="Google Shape;2452;p129_7" draw:style-name="gr8" draw:text-style-name="P18" draw:layer="layout" svg:width="8.667cm" svg:height="4.482cm" svg:x="1.133cm" svg:y="7.718cm">
          <draw:text-box>
            <text:p text:style-name="P11"><text:span text:style-name="T38"><text:line-break/></text:span><text:span text:style-name="T32">valor ← aux.dado;</text:span><text:span text:style-name="T38"><text:line-break/></text:span><text:span text:style-name="T31">SE(anterior = NULO)</text:span><text:span text:style-name="T38"><text:line-break/></text:span><text:span text:style-name="T38"> <text:s text:c="2"/></text:span><text:span text:style-name="T31">primeiro ← NULO; <text:s/></text:span><text:span text:style-name="T31"><text:line-break/></text:span><text:span text:style-name="T31">senão </text:span><text:span text:style-name="T31"><text:line-break/></text:span><text:span text:style-name="T31"> <text:s text:c="2"/>anterior.proximo ← NULO;</text:span></text:p>
            <text:p text:style-name="P12"><text:span text:style-name="T31"/></text:p>
          </draw:text-box>
        </draw:frame>
        <draw:frame draw:name="Google Shape;2459;p130_7" draw:style-name="gr8" draw:text-style-name="P18" draw:layer="layout" svg:width="5.8cm" svg:height="2.35cm" svg:x="1.1cm" svg:y="11.65cm">
          <draw:text-box>
            <text:p text:style-name="P11"><text:span text:style-name="T31">apagar(fim);</text:span><text:span text:style-name="T31"><text:line-break/></text:span><text:span text:style-name="T31">fim ← anterior</text:span><text:span text:style-name="T31"><text:line-break/></text:span><text:span text:style-name="T31">tamanho--;</text:span></text:p>
            <text:p text:style-name="P12"><text:span text:style-name="T39"/></text:p>
          </draw:text-box>
        </draw:frame>
        <draw:connector draw:style-name="gr15" draw:text-style-name="P24" draw:layer="layout" svg:x1="20.6cm" svg:y1="12.2cm" svg:x2="23.3cm" svg:y2="11.1cm" draw:start-shape="id490" draw:start-glue-point="0" draw:end-shape="id491" draw:end-glue-point="2" svg:d="M20600 12200v-550h2700v-550" svg:viewBox="0 0 2701 1101">
          <text:p/>
        </draw:connector>
        <draw:custom-shape draw:style-name="gr71" draw:text-style-name="P49" draw:layer="layout" svg:width="2.4cm" svg:height="0.8cm" svg:x="23.626cm" svg:y="14.6cm">
          <text:p text:style-name="P48"><text:span text:style-name="T34">10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draw:line-skew="0cm 0.201cm" svg:x1="24.826cm" svg:y1="13.8cm" svg:x2="25.1cm" svg:y2="10.7cm" draw:start-shape="id492" draw:start-glue-point="0" draw:end-shape="id488" draw:end-glue-point="3" svg:d="M24826 13800v-1350h-26v-1750h300" svg:viewBox="0 0 301 3101">
          <text:p/>
        </draw:connector>
        <presentation:notes draw:style-name="dp1">
          <draw:page-thumbnail draw:style-name="gr9" draw:layer="layout" svg:width="19.798cm" svg:height="11.136cm" svg:x="0.6cm" svg:y="2.257cm" draw:page-number="93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6. Remover elemento 10</text:span></text:p>
          </draw:text-box>
        </draw:frame>
        <draw:custom-shape draw:style-name="gr1" draw:text-style-name="P29" draw:layer="layout" svg:width="5.6cm" svg:height="1.4cm" svg:x="15.8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5.8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495" draw:id="id495" draw:layer="layout" svg:width="2.2cm" svg:height="1cm" svg:x="16.1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493" draw:id="id493" draw:layer="layout" svg:width="2.2cm" svg:height="1cm" svg:x="18.9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26cm" svg:y="14.4cm">
          <draw:text-box>
            <text:p><text:span text:style-name="T12">tamanho = 6</text:span></text:p>
          </draw:text-box>
        </draw:frame>
        <draw:custom-shape draw:style-name="gr12" draw:text-style-name="P34" draw:layer="layout" svg:width="2.6cm" svg:height="2.6cm" svg:x="15.7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5.7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5.7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33" xml:id="id498" draw:id="id498" draw:layer="layout" svg:width="2.195cm" svg:height="0.962cm" svg:x="25.305cm" svg:y="12.638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18.9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8.9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8.9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12.6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2.6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2.6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0cm" svg:y1="5.938cm" svg:x2="26.4cm" svg:y2="8.5cm" draw:start-shape="id493" draw:start-glue-point="2" draw:end-shape="id494" draw:end-glue-point="0" svg:d="M20000 5938v1281h6400v1281" svg:viewBox="0 0 6401 2563">
          <text:p/>
        </draw:connector>
        <draw:connector draw:style-name="gr15" draw:text-style-name="P24" draw:layer="layout" svg:x1="17.2cm" svg:y1="5.938cm" svg:x2="10.7cm" svg:y2="8.5cm" draw:start-shape="id495" draw:start-glue-point="2" draw:end-shape="id496" draw:end-glue-point="0" svg:d="M17200 5938v1281h-6500v1281" svg:viewBox="0 0 6501 2563">
          <text:p/>
        </draw:connector>
        <draw:custom-shape draw:style-name="gr12" draw:text-style-name="P34" draw:layer="layout" svg:width="2.6cm" svg:height="2.6cm" svg:x="22cm" svg:y="8.5cm">
          <text:p text:style-name="P30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2cm" svg:y="8.5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500" draw:id="id500" draw:layer="layout" svg:width="2.6cm" svg:height="0.8cm" svg:x="22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25.1cm" svg:y="8.5cm">
          <text:p text:style-name="P30"><text:span text:style-name="T16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494" draw:id="id494" draw:layer="layout" svg:width="2.6cm" svg:height="0.8cm" svg:x="25.1cm" svg:y="8.5cm">
          <text:p text:style-name="P21"><text:span text:style-name="T13">Nó 5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497" draw:id="id497" draw:layer="layout" svg:width="2.6cm" svg:height="0.8cm" svg:x="25.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6.4cm" svg:y1="11.1cm" svg:x2="26.402cm" svg:y2="12.638cm" draw:start-shape="id497" draw:start-glue-point="2" draw:end-shape="id498" draw:end-glue-point="0" svg:d="M26400 11100v770h2v768" svg:viewBox="0 0 3 1539">
          <text:p/>
        </draw:connector>
        <draw:custom-shape draw:style-name="gr12" draw:text-style-name="P34" draw:layer="layout" svg:width="2.6cm" svg:height="2.6cm" svg:x="9.4cm" svg:y="8.5cm">
          <text:p text:style-name="P30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496" draw:id="id496" draw:layer="layout" svg:width="2.6cm" svg:height="0.8cm" svg:x="9.4cm" svg:y="8.5cm">
          <text:p text:style-name="P21"><text:span text:style-name="T13">Nó 6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9.4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12cm" svg:y1="10.5cm" svg:x2="12.6cm" svg:y2="10.5cm" svg:d="M12000 10500h600" svg:viewBox="0 0 601 1">
          <text:p/>
        </draw:connector>
        <draw:connector draw:style-name="gr15" draw:text-style-name="P24" draw:layer="layout" svg:x1="15.2cm" svg:y1="10.5cm" svg:x2="15.742cm" svg:y2="10.522cm" svg:d="M15200 10500h271v22h271" svg:viewBox="0 0 543 23">
          <text:p/>
        </draw:connector>
        <draw:connector draw:style-name="gr61" draw:text-style-name="P24" draw:layer="layout" svg:x1="18.342cm" svg:y1="10.522cm" svg:x2="18.9cm" svg:y2="10.5cm" svg:d="M18342 10522h279v-22h279" svg:viewBox="0 0 559 23">
          <text:p/>
        </draw:connector>
        <draw:connector draw:style-name="gr15" draw:text-style-name="P24" draw:layer="layout" svg:x1="21.5cm" svg:y1="10.5cm" svg:x2="22cm" svg:y2="10.5cm" svg:d="M21500 10500h500" svg:viewBox="0 0 501 1">
          <text:p/>
        </draw:connector>
        <draw:custom-shape draw:style-name="gr71" draw:text-style-name="P49" xml:id="id501" draw:id="id501" draw:layer="layout" svg:width="2.4cm" svg:height="0.8cm" svg:x="23.626cm" svg:y="13.8cm">
          <text:p text:style-name="P48"><text:span text:style-name="T34">aux</text:span></text:p>
          <draw:enhanced-geometry svg:viewBox="0 0 21600 21600" draw:type="rectangle" draw:enhanced-path="M 0 0 L 21600 0 21600 21600 0 21600 0 0 Z N"/>
        </draw:custom-shape>
        <draw:custom-shape draw:style-name="gr71" draw:text-style-name="P49" xml:id="id499" draw:id="id499" draw:layer="layout" svg:width="2.4cm" svg:height="0.8cm" svg:x="18.2cm" svg:y="12.2cm">
          <text:p text:style-name="P48"><text:span text:style-name="T34">anterior</text:span></text:p>
          <draw:enhanced-geometry svg:viewBox="0 0 21600 21600" draw:type="rectangle" draw:enhanced-path="M 0 0 L 21600 0 21600 21600 0 21600 0 0 Z N"/>
        </draw:custom-shape>
        <draw:frame draw:name="Google Shape;2445;p128_8" draw:style-name="gr8" draw:text-style-name="P13" draw:layer="layout" svg:width="23.667cm" svg:height="0.677cm" svg:x="1.1cm" svg:y="2.723cm">
          <draw:text-box>
            <text:p text:style-name="P11"><text:span text:style-name="T2">removeNoFim():</text:span><text:span text:style-name="T5"><text:line-break/></text:span><text:span text:style-name="T5">se listaVazia() sairComErro()</text:span></text:p>
            <text:p text:style-name="P52"><text:span text:style-name="T5">aux ← inicio;</text:span><text:span text:style-name="T5"><text:line-break/></text:span><text:span text:style-name="T5">anterior ← NULL</text:span><text:span text:style-name="T5"><text:line-break/></text:span><text:span text:style-name="T5">enquanto (aux.proximo ≠ NULL) {</text:span><text:span text:style-name="T5"><text:line-break/></text:span><text:span text:style-name="T5"> <text:s text:c="5"/>anterior ← aux;</text:span><text:span text:style-name="T5"><text:line-break/></text:span><text:span text:style-name="T5"> <text:s text:c="5"/>aux ← aux.proximo</text:span><text:span text:style-name="T5"><text:line-break/></text:span><text:span text:style-name="T5">}</text:span></text:p>
            <text:p text:style-name="P12"><text:span text:style-name="T37"><text:line-break/></text:span><text:span text:style-name="T37"> <text:s text:c="2"/></text:span></text:p>
          </draw:text-box>
        </draw:frame>
        <draw:frame draw:name="Google Shape;2452;p129_8" draw:style-name="gr8" draw:text-style-name="P18" draw:layer="layout" svg:width="8.667cm" svg:height="4.482cm" svg:x="1.133cm" svg:y="7.718cm">
          <draw:text-box>
            <text:p text:style-name="P11"><text:span text:style-name="T38"><text:line-break/></text:span><text:span text:style-name="T31">valor ← aux.dado;</text:span><text:span text:style-name="T38"><text:line-break/></text:span><text:span text:style-name="T31">SE(anterior = NULO)</text:span><text:span text:style-name="T38"><text:line-break/></text:span><text:span text:style-name="T38"> <text:s text:c="2"/></text:span><text:span text:style-name="T31">primeiro ← NULO; <text:s/></text:span><text:span text:style-name="T31"><text:line-break/></text:span><text:span text:style-name="T32">senão </text:span><text:span text:style-name="T32"><text:line-break/></text:span><text:span text:style-name="T32"> <text:s text:c="2"/>anterior.proximo ← NULO;</text:span></text:p>
            <text:p text:style-name="P12"><text:span text:style-name="T31"/></text:p>
          </draw:text-box>
        </draw:frame>
        <draw:frame draw:name="Google Shape;2459;p130_8" draw:style-name="gr8" draw:text-style-name="P18" draw:layer="layout" svg:width="5.8cm" svg:height="2.35cm" svg:x="1.1cm" svg:y="11.65cm">
          <draw:text-box>
            <text:p text:style-name="P11"><text:span text:style-name="T31">apagar(fim);</text:span><text:span text:style-name="T31"><text:line-break/></text:span><text:span text:style-name="T31">fim ← anterior</text:span><text:span text:style-name="T31"><text:line-break/></text:span><text:span text:style-name="T31">tamanho--;</text:span></text:p>
            <text:p text:style-name="P12"><text:span text:style-name="T39"/></text:p>
          </draw:text-box>
        </draw:frame>
        <draw:connector draw:style-name="gr15" draw:text-style-name="P24" draw:layer="layout" draw:line-skew="0.3cm" svg:x1="20.6cm" svg:y1="12.6cm" svg:x2="22cm" svg:y2="10.7cm" draw:start-shape="id499" draw:start-glue-point="1" draw:end-shape="id500" draw:end-glue-point="3" svg:d="M20600 12600h1000v-1900h400" svg:viewBox="0 0 1401 1901">
          <text:p/>
        </draw:connector>
        <draw:custom-shape draw:style-name="gr71" draw:text-style-name="P49" draw:layer="layout" svg:width="2.4cm" svg:height="0.8cm" svg:x="23.626cm" svg:y="14.6cm">
          <text:p text:style-name="P48"><text:span text:style-name="T34">10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draw:line-skew="0cm 0.201cm" svg:x1="24.826cm" svg:y1="13.8cm" svg:x2="25.1cm" svg:y2="10.7cm" draw:start-shape="id501" draw:start-glue-point="0" draw:end-shape="id497" draw:end-glue-point="3" svg:d="M24826 13800v-1350h-26v-1750h300" svg:viewBox="0 0 301 3101">
          <text:p/>
        </draw:connector>
        <draw:frame draw:style-name="gr7" draw:text-style-name="P33" xml:id="id502" draw:id="id502" draw:layer="layout" svg:width="2.195cm" svg:height="0.962cm" svg:x="22.205cm" svg:y="12.538cm">
          <draw:text-box>
            <text:p><text:span text:style-name="T17">NULL</text:span></text:p>
          </draw:text-box>
        </draw:frame>
        <draw:connector draw:style-name="gr15" draw:text-style-name="P24" draw:layer="layout" svg:x1="23.3cm" svg:y1="11.1cm" svg:x2="23.302cm" svg:y2="12.538cm" draw:end-shape="id502" draw:end-glue-point="0" svg:d="M23300 11100v469h2v969" svg:viewBox="0 0 3 1439">
          <text:p/>
        </draw:connector>
        <presentation:notes draw:style-name="dp1">
          <draw:page-thumbnail draw:style-name="gr9" draw:layer="layout" svg:width="19.798cm" svg:height="11.136cm" svg:x="0.6cm" svg:y="2.257cm" draw:page-number="94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6. Remover elemento 10</text:span></text:p>
          </draw:text-box>
        </draw:frame>
        <draw:custom-shape draw:style-name="gr1" draw:text-style-name="P29" draw:layer="layout" svg:width="5.6cm" svg:height="1.4cm" svg:x="15.8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5.8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505" draw:id="id505" draw:layer="layout" svg:width="2.2cm" svg:height="1cm" svg:x="16.1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503" draw:id="id503" draw:layer="layout" svg:width="2.2cm" svg:height="1cm" svg:x="18.9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26cm" svg:y="14.4cm">
          <draw:text-box>
            <text:p><text:span text:style-name="T12">tamanho = 6</text:span></text:p>
          </draw:text-box>
        </draw:frame>
        <draw:custom-shape draw:style-name="gr12" draw:text-style-name="P34" draw:layer="layout" svg:width="2.6cm" svg:height="2.6cm" svg:x="15.7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5.7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5.7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33" xml:id="id508" draw:id="id508" draw:layer="layout" svg:width="2.195cm" svg:height="0.962cm" svg:x="25.305cm" svg:y="12.638cm">
          <draw:text-box>
            <text:p><text:span text:style-name="T17">NULL</text:span></text:p>
          </draw:text-box>
        </draw:frame>
        <draw:custom-shape draw:style-name="gr12" draw:text-style-name="P34" draw:layer="layout" svg:width="2.6cm" svg:height="2.6cm" svg:x="18.9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8.9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8.9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12.6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2.6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2.6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0cm" svg:y1="5.938cm" svg:x2="26.4cm" svg:y2="8.5cm" draw:start-shape="id503" draw:start-glue-point="2" draw:end-shape="id504" draw:end-glue-point="0" svg:d="M20000 5938v1281h6400v1281" svg:viewBox="0 0 6401 2563">
          <text:p/>
        </draw:connector>
        <draw:connector draw:style-name="gr15" draw:text-style-name="P24" draw:layer="layout" svg:x1="17.2cm" svg:y1="5.938cm" svg:x2="10.7cm" svg:y2="8.5cm" draw:start-shape="id505" draw:start-glue-point="2" draw:end-shape="id506" draw:end-glue-point="0" svg:d="M17200 5938v1281h-6500v1281" svg:viewBox="0 0 6501 2563">
          <text:p/>
        </draw:connector>
        <draw:custom-shape draw:style-name="gr12" draw:text-style-name="P34" draw:layer="layout" svg:width="2.6cm" svg:height="2.6cm" svg:x="22cm" svg:y="8.5cm">
          <text:p text:style-name="P30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2cm" svg:y="8.5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510" draw:id="id510" draw:layer="layout" svg:width="2.6cm" svg:height="0.8cm" svg:x="22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25.1cm" svg:y="8.5cm">
          <text:p text:style-name="P30"><text:span text:style-name="T16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504" draw:id="id504" draw:layer="layout" svg:width="2.6cm" svg:height="0.8cm" svg:x="25.1cm" svg:y="8.5cm">
          <text:p text:style-name="P21"><text:span text:style-name="T13">Nó 5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507" draw:id="id507" draw:layer="layout" svg:width="2.6cm" svg:height="0.8cm" svg:x="25.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26.4cm" svg:y1="11.1cm" svg:x2="26.402cm" svg:y2="12.638cm" draw:start-shape="id507" draw:start-glue-point="2" draw:end-shape="id508" draw:end-glue-point="0" svg:d="M26400 11100v770h2v768" svg:viewBox="0 0 3 1539">
          <text:p/>
        </draw:connector>
        <draw:custom-shape draw:style-name="gr12" draw:text-style-name="P34" draw:layer="layout" svg:width="2.6cm" svg:height="2.6cm" svg:x="9.4cm" svg:y="8.5cm">
          <text:p text:style-name="P30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506" draw:id="id506" draw:layer="layout" svg:width="2.6cm" svg:height="0.8cm" svg:x="9.4cm" svg:y="8.5cm">
          <text:p text:style-name="P21"><text:span text:style-name="T13">Nó 6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9.4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12cm" svg:y1="10.5cm" svg:x2="12.6cm" svg:y2="10.5cm" svg:d="M12000 10500h600" svg:viewBox="0 0 601 1">
          <text:p/>
        </draw:connector>
        <draw:connector draw:style-name="gr15" draw:text-style-name="P24" draw:layer="layout" svg:x1="15.2cm" svg:y1="10.5cm" svg:x2="15.742cm" svg:y2="10.522cm" svg:d="M15200 10500h271v22h271" svg:viewBox="0 0 543 23">
          <text:p/>
        </draw:connector>
        <draw:connector draw:style-name="gr61" draw:text-style-name="P24" draw:layer="layout" svg:x1="18.342cm" svg:y1="10.522cm" svg:x2="18.9cm" svg:y2="10.5cm" svg:d="M18342 10522h279v-22h279" svg:viewBox="0 0 559 23">
          <text:p/>
        </draw:connector>
        <draw:connector draw:style-name="gr15" draw:text-style-name="P24" draw:layer="layout" svg:x1="21.5cm" svg:y1="10.5cm" svg:x2="22cm" svg:y2="10.5cm" svg:d="M21500 10500h500" svg:viewBox="0 0 501 1">
          <text:p/>
        </draw:connector>
        <draw:custom-shape draw:style-name="gr71" draw:text-style-name="P49" xml:id="id511" draw:id="id511" draw:layer="layout" svg:width="2.4cm" svg:height="0.8cm" svg:x="23.626cm" svg:y="13.8cm">
          <text:p text:style-name="P48"><text:span text:style-name="T34">aux</text:span></text:p>
          <draw:enhanced-geometry svg:viewBox="0 0 21600 21600" draw:type="rectangle" draw:enhanced-path="M 0 0 L 21600 0 21600 21600 0 21600 0 0 Z N"/>
        </draw:custom-shape>
        <draw:custom-shape draw:style-name="gr71" draw:text-style-name="P49" xml:id="id509" draw:id="id509" draw:layer="layout" svg:width="2.4cm" svg:height="0.8cm" svg:x="18.2cm" svg:y="12.2cm">
          <text:p text:style-name="P48"><text:span text:style-name="T34">anterio</text:span><text:span text:style-name="T34">r</text:span></text:p>
          <draw:enhanced-geometry svg:viewBox="0 0 21600 21600" draw:type="rectangle" draw:enhanced-path="M 0 0 L 21600 0 21600 21600 0 21600 0 0 Z N"/>
        </draw:custom-shape>
        <draw:frame draw:name="Google Shape;2445;p128_9" draw:style-name="gr8" draw:text-style-name="P13" draw:layer="layout" svg:width="23.667cm" svg:height="0.677cm" svg:x="1.1cm" svg:y="2.723cm">
          <draw:text-box>
            <text:p text:style-name="P11"><text:span text:style-name="T2">removeNoFim():</text:span><text:span text:style-name="T5"><text:line-break/></text:span><text:span text:style-name="T5">se listaVazia() sairComErro()</text:span></text:p>
            <text:p text:style-name="P52"><text:span text:style-name="T5">aux ← inicio;</text:span><text:span text:style-name="T5"><text:line-break/></text:span><text:span text:style-name="T5">anterior ← NULL</text:span><text:span text:style-name="T5"><text:line-break/></text:span><text:span text:style-name="T5">enquanto (aux.proximo ≠ NULL) {</text:span><text:span text:style-name="T5"><text:line-break/></text:span><text:span text:style-name="T5"> <text:s text:c="5"/>anterior ← aux;</text:span><text:span text:style-name="T5"><text:line-break/></text:span><text:span text:style-name="T5"> <text:s text:c="5"/>aux ← aux.proximo</text:span><text:span text:style-name="T5"><text:line-break/></text:span><text:span text:style-name="T5">}</text:span></text:p>
            <text:p text:style-name="P12"><text:span text:style-name="T37"><text:line-break/></text:span><text:span text:style-name="T37"> <text:s text:c="2"/></text:span></text:p>
          </draw:text-box>
        </draw:frame>
        <draw:frame draw:name="Google Shape;2452;p129_9" draw:style-name="gr8" draw:text-style-name="P18" draw:layer="layout" svg:width="8.667cm" svg:height="4.482cm" svg:x="1.133cm" svg:y="7.718cm">
          <draw:text-box>
            <text:p text:style-name="P11"><text:span text:style-name="T38"><text:line-break/></text:span><text:span text:style-name="T31">valor ← aux.dado;</text:span><text:span text:style-name="T38"><text:line-break/></text:span><text:span text:style-name="T31">SE(anterior = NULO)</text:span><text:span text:style-name="T38"><text:line-break/></text:span><text:span text:style-name="T38"> <text:s text:c="2"/></text:span><text:span text:style-name="T31">primeiro ← NULO; <text:s/></text:span><text:span text:style-name="T31"><text:line-break/></text:span><text:span text:style-name="T31">senão </text:span><text:span text:style-name="T31"><text:line-break/></text:span><text:span text:style-name="T31"> <text:s text:c="2"/>anterior.proximo ← NULO;</text:span></text:p>
            <text:p text:style-name="P12"><text:span text:style-name="T31"/></text:p>
          </draw:text-box>
        </draw:frame>
        <draw:frame draw:name="Google Shape;2459;p130_9" draw:style-name="gr8" draw:text-style-name="P18" draw:layer="layout" svg:width="5.8cm" svg:height="2.35cm" svg:x="1.1cm" svg:y="11.65cm">
          <draw:text-box>
            <text:p text:style-name="P11"><text:span text:style-name="T32">apagar(fim);</text:span><text:span text:style-name="T31"><text:line-break/></text:span><text:span text:style-name="T31">fim ← anterior</text:span><text:span text:style-name="T31"><text:line-break/></text:span><text:span text:style-name="T31">tamanho--;</text:span></text:p>
            <text:p text:style-name="P12"><text:span text:style-name="T39"/></text:p>
          </draw:text-box>
        </draw:frame>
        <draw:connector draw:style-name="gr15" draw:text-style-name="P24" draw:layer="layout" draw:line-skew="0.3cm" svg:x1="20.6cm" svg:y1="12.6cm" svg:x2="22cm" svg:y2="10.7cm" draw:start-shape="id509" draw:start-glue-point="1" draw:end-shape="id510" draw:end-glue-point="3" svg:d="M20600 12600h1000v-1900h400" svg:viewBox="0 0 1401 1901">
          <text:p/>
        </draw:connector>
        <draw:custom-shape draw:style-name="gr71" draw:text-style-name="P49" draw:layer="layout" svg:width="2.4cm" svg:height="0.8cm" svg:x="23.626cm" svg:y="14.6cm">
          <text:p text:style-name="P48"><text:span text:style-name="T34">10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draw:line-skew="0cm 0.201cm" svg:x1="24.826cm" svg:y1="13.8cm" svg:x2="25.1cm" svg:y2="10.7cm" draw:start-shape="id511" draw:start-glue-point="0" draw:end-shape="id507" draw:end-glue-point="3" svg:d="M24826 13800v-1350h-26v-1750h300" svg:viewBox="0 0 301 3101">
          <text:p/>
        </draw:connector>
        <draw:frame draw:style-name="gr7" draw:text-style-name="P33" xml:id="id512" draw:id="id512" draw:layer="layout" svg:width="2.195cm" svg:height="0.962cm" svg:x="22.205cm" svg:y="12.538cm">
          <draw:text-box>
            <text:p><text:span text:style-name="T17">NULL</text:span></text:p>
          </draw:text-box>
        </draw:frame>
        <draw:connector draw:style-name="gr15" draw:text-style-name="P24" draw:layer="layout" svg:x1="23.3cm" svg:y1="11.1cm" svg:x2="23.302cm" svg:y2="12.538cm" draw:end-shape="id512" draw:end-glue-point="0" svg:d="M23300 11100v469h2v969" svg:viewBox="0 0 3 1439">
          <text:p/>
        </draw:connector>
        <draw:custom-shape draw:name="Sinal de Multiplicação 1_1" draw:style-name="gr22" draw:text-style-name="P27" draw:layer="layout" svg:width="4.544cm" svg:height="5.062cm" svg:x="24.2cm" svg:y="7.138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range-y-minimum="0" draw:handle-range-y-maximum="51965" draw:handle-position="0 ?f2"/>
          </draw:enhanced-geometry>
        </draw:custom-shape>
        <presentation:notes draw:style-name="dp1">
          <draw:page-thumbnail draw:style-name="gr9" draw:layer="layout" svg:width="19.798cm" svg:height="11.136cm" svg:x="0.6cm" svg:y="2.257cm" draw:page-number="95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6. Remover elemento 10</text:span></text:p>
          </draw:text-box>
        </draw:frame>
        <draw:custom-shape draw:style-name="gr1" draw:text-style-name="P29" draw:layer="layout" svg:width="5.6cm" svg:height="1.4cm" svg:x="15.4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5.4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515" draw:id="id515" draw:layer="layout" svg:width="2.2cm" svg:height="1cm" svg:x="15.7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513" draw:id="id513" draw:layer="layout" svg:width="2.2cm" svg:height="1cm" svg:x="18.5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26cm" svg:y="14.4cm">
          <draw:text-box>
            <text:p><text:span text:style-name="T12">tamanho = 6</text:span></text:p>
          </draw:text-box>
        </draw:frame>
        <draw:custom-shape draw:style-name="gr12" draw:text-style-name="P34" draw:layer="layout" svg:width="2.6cm" svg:height="2.6cm" svg:x="16.9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6.9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6.9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20.1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0.1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0.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13.8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3.8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3.8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19.6cm" svg:y1="5.938cm" svg:x2="24.5cm" svg:y2="8.5cm" draw:start-shape="id513" draw:start-glue-point="2" draw:end-shape="id514" draw:end-glue-point="0" svg:d="M19600 5938v1281h4900v1281" svg:viewBox="0 0 4901 2563">
          <text:p/>
        </draw:connector>
        <draw:connector draw:style-name="gr15" draw:text-style-name="P24" draw:layer="layout" svg:x1="16.8cm" svg:y1="5.938cm" svg:x2="11.9cm" svg:y2="8.5cm" draw:start-shape="id515" draw:start-glue-point="2" draw:end-shape="id516" draw:end-glue-point="0" svg:d="M16800 5938v1281h-4900v1281" svg:viewBox="0 0 4901 2563">
          <text:p/>
        </draw:connector>
        <draw:custom-shape draw:style-name="gr12" draw:text-style-name="P34" draw:layer="layout" svg:width="2.6cm" svg:height="2.6cm" svg:x="23.2cm" svg:y="8.5cm">
          <text:p text:style-name="P30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514" draw:id="id514" draw:layer="layout" svg:width="2.6cm" svg:height="0.8cm" svg:x="23.2cm" svg:y="8.5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518" draw:id="id518" draw:layer="layout" svg:width="2.6cm" svg:height="0.8cm" svg:x="23.2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10.6cm" svg:y="8.5cm">
          <text:p text:style-name="P30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516" draw:id="id516" draw:layer="layout" svg:width="2.6cm" svg:height="0.8cm" svg:x="10.6cm" svg:y="8.5cm">
          <text:p text:style-name="P21"><text:span text:style-name="T13">Nó 6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0.6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13.2cm" svg:y1="10.5cm" svg:x2="13.8cm" svg:y2="10.5cm" svg:d="M13200 10500h600" svg:viewBox="0 0 601 1">
          <text:p/>
        </draw:connector>
        <draw:connector draw:style-name="gr15" draw:text-style-name="P24" draw:layer="layout" svg:x1="16.4cm" svg:y1="10.5cm" svg:x2="16.942cm" svg:y2="10.522cm" svg:d="M16400 10500h271v22h271" svg:viewBox="0 0 543 23">
          <text:p/>
        </draw:connector>
        <draw:connector draw:style-name="gr61" draw:text-style-name="P24" draw:layer="layout" svg:x1="19.542cm" svg:y1="10.522cm" svg:x2="20.1cm" svg:y2="10.5cm" svg:d="M19542 10522h279v-22h279" svg:viewBox="0 0 559 23">
          <text:p/>
        </draw:connector>
        <draw:connector draw:style-name="gr15" draw:text-style-name="P24" draw:layer="layout" svg:x1="22.7cm" svg:y1="10.5cm" svg:x2="23.2cm" svg:y2="10.5cm" svg:d="M22700 10500h500" svg:viewBox="0 0 501 1">
          <text:p/>
        </draw:connector>
        <draw:custom-shape draw:style-name="gr71" draw:text-style-name="P49" xml:id="id517" draw:id="id517" draw:layer="layout" svg:width="2.4cm" svg:height="0.8cm" svg:x="19.4cm" svg:y="12.2cm">
          <text:p text:style-name="P48"><text:span text:style-name="T34">anterior</text:span></text:p>
          <draw:enhanced-geometry svg:viewBox="0 0 21600 21600" draw:type="rectangle" draw:enhanced-path="M 0 0 L 21600 0 21600 21600 0 21600 0 0 Z N"/>
        </draw:custom-shape>
        <draw:frame draw:name="Google Shape;2445;p128_10" draw:style-name="gr8" draw:text-style-name="P13" draw:layer="layout" svg:width="23.667cm" svg:height="0.677cm" svg:x="1.1cm" svg:y="2.723cm">
          <draw:text-box>
            <text:p text:style-name="P11"><text:span text:style-name="T2">removeNoFim():</text:span><text:span text:style-name="T5"><text:line-break/></text:span><text:span text:style-name="T5">se listaVazia() sairComErro()</text:span></text:p>
            <text:p text:style-name="P52"><text:span text:style-name="T5">aux ← inicio;</text:span><text:span text:style-name="T5"><text:line-break/></text:span><text:span text:style-name="T5">anterior ← NULL</text:span><text:span text:style-name="T5"><text:line-break/></text:span><text:span text:style-name="T5">enquanto (aux.proximo ≠ NULL) {</text:span><text:span text:style-name="T5"><text:line-break/></text:span><text:span text:style-name="T5"> <text:s text:c="5"/>anterior ← aux;</text:span><text:span text:style-name="T5"><text:line-break/></text:span><text:span text:style-name="T5"> <text:s text:c="5"/>aux ← aux.proximo</text:span><text:span text:style-name="T5"><text:line-break/></text:span><text:span text:style-name="T5">}</text:span></text:p>
            <text:p text:style-name="P12"><text:span text:style-name="T37"><text:line-break/></text:span><text:span text:style-name="T37"> <text:s text:c="2"/></text:span></text:p>
          </draw:text-box>
        </draw:frame>
        <draw:frame draw:name="Google Shape;2452;p129_10" draw:style-name="gr8" draw:text-style-name="P18" draw:layer="layout" svg:width="8.667cm" svg:height="4.482cm" svg:x="1.133cm" svg:y="7.718cm">
          <draw:text-box>
            <text:p text:style-name="P11"><text:span text:style-name="T38"><text:line-break/></text:span><text:span text:style-name="T31">valor ← aux.dado;</text:span><text:span text:style-name="T38"><text:line-break/></text:span><text:span text:style-name="T31">SE(anterior = NULO)</text:span><text:span text:style-name="T38"><text:line-break/></text:span><text:span text:style-name="T38"> <text:s text:c="2"/></text:span><text:span text:style-name="T31">primeiro ← NULO; <text:s/></text:span><text:span text:style-name="T31"><text:line-break/></text:span><text:span text:style-name="T31">senão </text:span><text:span text:style-name="T31"><text:line-break/></text:span><text:span text:style-name="T31"> <text:s text:c="2"/>anterior.proximo ← NULO;</text:span></text:p>
            <text:p text:style-name="P12"><text:span text:style-name="T31"/></text:p>
          </draw:text-box>
        </draw:frame>
        <draw:frame draw:name="Google Shape;2459;p130_10" draw:style-name="gr8" draw:text-style-name="P18" draw:layer="layout" svg:width="5.8cm" svg:height="2.35cm" svg:x="1.1cm" svg:y="11.65cm">
          <draw:text-box>
            <text:p text:style-name="P11"><text:span text:style-name="T31">apagar(fim);</text:span><text:span text:style-name="T31"><text:line-break/></text:span><text:span text:style-name="T32">fim ← anterior</text:span><text:span text:style-name="T31"><text:line-break/></text:span><text:span text:style-name="T31">tamanho--;</text:span></text:p>
            <text:p text:style-name="P12"><text:span text:style-name="T39"/></text:p>
          </draw:text-box>
        </draw:frame>
        <draw:connector draw:style-name="gr15" draw:text-style-name="P24" draw:layer="layout" draw:line-skew="0.3cm" svg:x1="21.8cm" svg:y1="12.6cm" svg:x2="23.2cm" svg:y2="10.7cm" draw:start-shape="id517" draw:start-glue-point="1" draw:end-shape="id518" draw:end-glue-point="3" svg:d="M21800 12600h1000v-1900h400" svg:viewBox="0 0 1401 1901">
          <text:p/>
        </draw:connector>
        <draw:frame draw:style-name="gr7" draw:text-style-name="P33" xml:id="id519" draw:id="id519" draw:layer="layout" svg:width="2.195cm" svg:height="0.962cm" svg:x="23.405cm" svg:y="12.538cm">
          <draw:text-box>
            <text:p><text:span text:style-name="T17">NULL</text:span></text:p>
          </draw:text-box>
        </draw:frame>
        <draw:connector draw:style-name="gr15" draw:text-style-name="P24" draw:layer="layout" svg:x1="24.5cm" svg:y1="11.1cm" svg:x2="24.502cm" svg:y2="12.538cm" draw:end-shape="id519" draw:end-glue-point="0" svg:d="M24500 11100v469h2v969" svg:viewBox="0 0 3 1439">
          <text:p/>
        </draw:connector>
        <presentation:notes draw:style-name="dp1">
          <draw:page-thumbnail draw:style-name="gr9" draw:layer="layout" svg:width="19.798cm" svg:height="11.136cm" svg:x="0.6cm" svg:y="2.257cm" draw:page-number="96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6. Remover elemento 10</text:span></text:p>
          </draw:text-box>
        </draw:frame>
        <draw:custom-shape draw:style-name="gr1" draw:text-style-name="P29" draw:layer="layout" svg:width="5.6cm" svg:height="1.4cm" svg:x="15.4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5.4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522" draw:id="id522" draw:layer="layout" svg:width="2.2cm" svg:height="1cm" svg:x="15.7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520" draw:id="id520" draw:layer="layout" svg:width="2.2cm" svg:height="1cm" svg:x="18.5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3.474cm" svg:height="0.839cm" svg:x="1.126cm" svg:y="14.4cm">
          <draw:text-box>
            <text:p text:style-name="P55"><text:span text:style-name="T40">tamanho = 5</text:span></text:p>
          </draw:text-box>
        </draw:frame>
        <draw:custom-shape draw:style-name="gr12" draw:text-style-name="P34" draw:layer="layout" svg:width="2.6cm" svg:height="2.6cm" svg:x="16.9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6.9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6.9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20.1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0.1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0.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13.8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3.8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3.8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19.6cm" svg:y1="5.938cm" svg:x2="24.5cm" svg:y2="8.5cm" draw:start-shape="id520" draw:start-glue-point="2" draw:end-shape="id521" draw:end-glue-point="0" svg:d="M19600 5938v1281h4900v1281" svg:viewBox="0 0 4901 2563">
          <text:p/>
        </draw:connector>
        <draw:connector draw:style-name="gr15" draw:text-style-name="P24" draw:layer="layout" svg:x1="16.8cm" svg:y1="5.938cm" svg:x2="11.9cm" svg:y2="8.5cm" draw:start-shape="id522" draw:start-glue-point="2" draw:end-shape="id523" draw:end-glue-point="0" svg:d="M16800 5938v1281h-4900v1281" svg:viewBox="0 0 4901 2563">
          <text:p/>
        </draw:connector>
        <draw:custom-shape draw:style-name="gr12" draw:text-style-name="P34" draw:layer="layout" svg:width="2.6cm" svg:height="2.6cm" svg:x="23.2cm" svg:y="8.5cm">
          <text:p text:style-name="P30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521" draw:id="id521" draw:layer="layout" svg:width="2.6cm" svg:height="0.8cm" svg:x="23.2cm" svg:y="8.5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525" draw:id="id525" draw:layer="layout" svg:width="2.6cm" svg:height="0.8cm" svg:x="23.2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10.6cm" svg:y="8.5cm">
          <text:p text:style-name="P30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523" draw:id="id523" draw:layer="layout" svg:width="2.6cm" svg:height="0.8cm" svg:x="10.6cm" svg:y="8.5cm">
          <text:p text:style-name="P21"><text:span text:style-name="T13">Nó 6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0.6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13.2cm" svg:y1="10.5cm" svg:x2="13.8cm" svg:y2="10.5cm" svg:d="M13200 10500h600" svg:viewBox="0 0 601 1">
          <text:p/>
        </draw:connector>
        <draw:connector draw:style-name="gr15" draw:text-style-name="P24" draw:layer="layout" svg:x1="16.4cm" svg:y1="10.5cm" svg:x2="16.942cm" svg:y2="10.522cm" svg:d="M16400 10500h271v22h271" svg:viewBox="0 0 543 23">
          <text:p/>
        </draw:connector>
        <draw:connector draw:style-name="gr61" draw:text-style-name="P24" draw:layer="layout" svg:x1="19.542cm" svg:y1="10.522cm" svg:x2="20.1cm" svg:y2="10.5cm" svg:d="M19542 10522h279v-22h279" svg:viewBox="0 0 559 23">
          <text:p/>
        </draw:connector>
        <draw:connector draw:style-name="gr15" draw:text-style-name="P24" draw:layer="layout" svg:x1="22.7cm" svg:y1="10.5cm" svg:x2="23.2cm" svg:y2="10.5cm" svg:d="M22700 10500h500" svg:viewBox="0 0 501 1">
          <text:p/>
        </draw:connector>
        <draw:custom-shape draw:style-name="gr71" draw:text-style-name="P49" xml:id="id524" draw:id="id524" draw:layer="layout" svg:width="2.4cm" svg:height="0.8cm" svg:x="19.4cm" svg:y="12.2cm">
          <text:p text:style-name="P48"><text:span text:style-name="T34">anterior</text:span></text:p>
          <draw:enhanced-geometry svg:viewBox="0 0 21600 21600" draw:type="rectangle" draw:enhanced-path="M 0 0 L 21600 0 21600 21600 0 21600 0 0 Z N"/>
        </draw:custom-shape>
        <draw:frame draw:name="Google Shape;2445;p128_11" draw:style-name="gr8" draw:text-style-name="P13" draw:layer="layout" svg:width="23.667cm" svg:height="0.677cm" svg:x="1.1cm" svg:y="2.723cm">
          <draw:text-box>
            <text:p text:style-name="P11"><text:span text:style-name="T2">removeNoFim():</text:span><text:span text:style-name="T5"><text:line-break/></text:span><text:span text:style-name="T5">se listaVazia() sairComErro()</text:span></text:p>
            <text:p text:style-name="P52"><text:span text:style-name="T5">aux ← inicio;</text:span><text:span text:style-name="T5"><text:line-break/></text:span><text:span text:style-name="T5">anterior ← NULL</text:span><text:span text:style-name="T5"><text:line-break/></text:span><text:span text:style-name="T5">enquanto (aux.proximo ≠ NULL) {</text:span><text:span text:style-name="T5"><text:line-break/></text:span><text:span text:style-name="T5"> <text:s text:c="5"/>anterior ← aux;</text:span><text:span text:style-name="T5"><text:line-break/></text:span><text:span text:style-name="T5"> <text:s text:c="5"/>aux ← aux.proximo</text:span><text:span text:style-name="T5"><text:line-break/></text:span><text:span text:style-name="T5">}</text:span></text:p>
            <text:p text:style-name="P12"><text:span text:style-name="T37"><text:line-break/></text:span><text:span text:style-name="T37"> <text:s text:c="2"/></text:span></text:p>
          </draw:text-box>
        </draw:frame>
        <draw:frame draw:name="Google Shape;2452;p129_11" draw:style-name="gr8" draw:text-style-name="P18" draw:layer="layout" svg:width="8.667cm" svg:height="4.482cm" svg:x="1.133cm" svg:y="7.718cm">
          <draw:text-box>
            <text:p text:style-name="P11"><text:span text:style-name="T38"><text:line-break/></text:span><text:span text:style-name="T31">valor ← aux.dado;</text:span><text:span text:style-name="T38"><text:line-break/></text:span><text:span text:style-name="T31">SE(anterior = NULO)</text:span><text:span text:style-name="T38"><text:line-break/></text:span><text:span text:style-name="T38"> <text:s text:c="2"/></text:span><text:span text:style-name="T31">primeiro ← NULO; <text:s/></text:span><text:span text:style-name="T31"><text:line-break/></text:span><text:span text:style-name="T31">senão </text:span><text:span text:style-name="T31"><text:line-break/></text:span><text:span text:style-name="T31"> <text:s text:c="2"/>anterior.proximo ← NULO;</text:span></text:p>
            <text:p text:style-name="P12"><text:span text:style-name="T31"/></text:p>
          </draw:text-box>
        </draw:frame>
        <draw:frame draw:name="Google Shape;2459;p130_11" draw:style-name="gr8" draw:text-style-name="P18" draw:layer="layout" svg:width="5.8cm" svg:height="2.35cm" svg:x="1.1cm" svg:y="11.65cm">
          <draw:text-box>
            <text:p text:style-name="P11"><text:span text:style-name="T31">apagar(fim);</text:span><text:span text:style-name="T31"><text:line-break/></text:span><text:span text:style-name="T31">fim ← anterior</text:span><text:span text:style-name="T31"><text:line-break/></text:span><text:span text:style-name="T32">tamanho--;</text:span></text:p>
            <text:p text:style-name="P12"><text:span text:style-name="T39"/></text:p>
          </draw:text-box>
        </draw:frame>
        <draw:connector draw:style-name="gr15" draw:text-style-name="P24" draw:layer="layout" draw:line-skew="0.3cm" svg:x1="21.8cm" svg:y1="12.6cm" svg:x2="23.2cm" svg:y2="10.7cm" draw:start-shape="id524" draw:start-glue-point="1" draw:end-shape="id525" draw:end-glue-point="3" svg:d="M21800 12600h1000v-1900h400" svg:viewBox="0 0 1401 1901">
          <text:p/>
        </draw:connector>
        <draw:frame draw:style-name="gr7" draw:text-style-name="P33" xml:id="id526" draw:id="id526" draw:layer="layout" svg:width="2.195cm" svg:height="0.962cm" svg:x="23.405cm" svg:y="12.538cm">
          <draw:text-box>
            <text:p><text:span text:style-name="T17">NULL</text:span></text:p>
          </draw:text-box>
        </draw:frame>
        <draw:connector draw:style-name="gr15" draw:text-style-name="P24" draw:layer="layout" svg:x1="24.5cm" svg:y1="11.1cm" svg:x2="24.502cm" svg:y2="12.538cm" draw:end-shape="id526" draw:end-glue-point="0" svg:d="M24500 11100v469h2v969" svg:viewBox="0 0 3 1439">
          <text:p/>
        </draw:connector>
        <presentation:notes draw:style-name="dp1">
          <draw:page-thumbnail draw:style-name="gr9" draw:layer="layout" svg:width="19.798cm" svg:height="11.136cm" svg:x="0.6cm" svg:y="2.257cm" draw:page-number="97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7. Remover elemento 2</text:span></text:p>
          </draw:text-box>
        </draw:frame>
        <draw:custom-shape draw:style-name="gr1" draw:text-style-name="P29" draw:layer="layout" svg:width="5.6cm" svg:height="1.4cm" svg:x="15.4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5.4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529" draw:id="id529" draw:layer="layout" svg:width="2.2cm" svg:height="1cm" svg:x="15.7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527" draw:id="id527" draw:layer="layout" svg:width="2.2cm" svg:height="1cm" svg:x="18.5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26cm" svg:y="14.4cm">
          <draw:text-box>
            <text:p text:style-name="P56"><text:span text:style-name="T40">tamanho = 5</text:span></text:p>
          </draw:text-box>
        </draw:frame>
        <draw:custom-shape draw:style-name="gr12" draw:text-style-name="P34" draw:layer="layout" svg:width="2.6cm" svg:height="2.6cm" svg:x="16.9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6.9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6.9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20.1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0.1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0.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13.8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3.8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3.8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19.6cm" svg:y1="5.938cm" svg:x2="24.5cm" svg:y2="8.5cm" draw:start-shape="id527" draw:start-glue-point="2" draw:end-shape="id528" draw:end-glue-point="0" svg:d="M19600 5938v1281h4900v1281" svg:viewBox="0 0 4901 2563">
          <text:p/>
        </draw:connector>
        <draw:connector draw:style-name="gr15" draw:text-style-name="P24" draw:layer="layout" svg:x1="16.8cm" svg:y1="5.938cm" svg:x2="11.9cm" svg:y2="8.5cm" draw:start-shape="id529" draw:start-glue-point="2" draw:end-shape="id530" draw:end-glue-point="0" svg:d="M16800 5938v1281h-4900v1281" svg:viewBox="0 0 4901 2563">
          <text:p/>
        </draw:connector>
        <draw:custom-shape draw:style-name="gr12" draw:text-style-name="P34" draw:layer="layout" svg:width="2.6cm" svg:height="2.6cm" svg:x="23.2cm" svg:y="8.5cm">
          <text:p text:style-name="P30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528" draw:id="id528" draw:layer="layout" svg:width="2.6cm" svg:height="0.8cm" svg:x="23.2cm" svg:y="8.5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3.2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xml:id="id533" draw:id="id533" draw:layer="layout" svg:width="2.6cm" svg:height="2.6cm" svg:x="10.6cm" svg:y="8.5cm">
          <text:p text:style-name="P30"><text:span text:style-name="T1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2" xml:id="id530" draw:id="id530" draw:layer="layout" svg:width="2.6cm" svg:height="0.8cm" svg:x="10.6cm" svg:y="8.5cm">
          <text:p text:style-name="P21"><text:span text:style-name="T13">Nó 6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0.6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13.2cm" svg:y1="10.7cm" svg:x2="13.8cm" svg:y2="10.7cm" svg:d="M13200 10700h600" svg:viewBox="0 0 601 1">
          <text:p/>
        </draw:connector>
        <draw:connector draw:style-name="gr15" draw:text-style-name="P24" draw:layer="layout" svg:x1="16.4cm" svg:y1="10.7cm" svg:x2="16.942cm" svg:y2="10.722cm" svg:d="M16400 10700h271v22h271" svg:viewBox="0 0 543 23">
          <text:p/>
        </draw:connector>
        <draw:connector draw:style-name="gr61" draw:text-style-name="P24" draw:layer="layout" svg:x1="19.542cm" svg:y1="10.722cm" svg:x2="20.1cm" svg:y2="10.7cm" svg:d="M19542 10722h279v-22h279" svg:viewBox="0 0 559 23">
          <text:p/>
        </draw:connector>
        <draw:connector draw:style-name="gr15" draw:text-style-name="P24" draw:layer="layout" svg:x1="22.7cm" svg:y1="10.7cm" svg:x2="23.2cm" svg:y2="10.7cm" svg:d="M22700 10700h500" svg:viewBox="0 0 501 1">
          <text:p/>
        </draw:connector>
        <draw:custom-shape draw:style-name="gr71" draw:text-style-name="P49" xml:id="id534" draw:id="id534" draw:layer="layout" svg:width="2.4cm" svg:height="0.8cm" svg:x="19.5cm" svg:y="12.6cm">
          <text:p text:style-name="P48"><text:span text:style-name="T34">anterior</text:span></text:p>
          <draw:enhanced-geometry svg:viewBox="0 0 21600 21600" draw:type="rectangle" draw:enhanced-path="M 0 0 L 21600 0 21600 21600 0 21600 0 0 Z N"/>
        </draw:custom-shape>
        <draw:frame draw:style-name="gr7" draw:text-style-name="P33" xml:id="id531" draw:id="id531" draw:layer="layout" svg:width="2.195cm" svg:height="0.962cm" svg:x="23.405cm" svg:y="12.538cm">
          <draw:text-box>
            <text:p><text:span text:style-name="T17">NULL</text:span></text:p>
          </draw:text-box>
        </draw:frame>
        <draw:connector draw:style-name="gr15" draw:text-style-name="P24" draw:layer="layout" svg:x1="24.5cm" svg:y1="11.1cm" svg:x2="24.502cm" svg:y2="12.538cm" draw:end-shape="id531" draw:end-glue-point="0" svg:d="M24500 11100v469h2v969" svg:viewBox="0 0 3 1439">
          <text:p/>
        </draw:connector>
        <draw:custom-shape draw:name="CaixaDeTexto 36_15" draw:style-name="gr106" draw:text-style-name="P46" draw:layer="layout" svg:width="11.484cm" svg:height="10.391cm" svg:x="1.198cm" svg:y="2.809cm">
          <text:p text:style-name="P42"><text:span text:style-name="T27">auxiliar← inicio;</text:span></text:p>
          <text:p text:style-name="P42"><text:span text:style-name="T27">a</text:span><text:span text:style-name="T18">nterior ← null</text:span></text:p>
          <text:p text:style-name="P42"><text:span text:style-name="T23">enquanto ((auxiliar </text:span><text:span text:style-name="T23">!= NULL) E </text:span><text:span text:style-name="T23">(auxiliar.dado != </text:span><text:span text:style-name="T23">valor)){</text:span></text:p>
          <text:p text:style-name="P42"><text:span text:style-name="T23"><text:tab/></text:span><text:span text:style-name="T23">anterior ← </text:span><text:span text:style-name="T23">auxiliar;</text:span><text:span text:style-name="T23"><text:tab/></text:span></text:p>
          <text:p text:style-name="P42"><text:span text:style-name="T23"><text:s text:c="2"/></text:span><text:span text:style-name="T23"><text:tab/></text:span><text:span text:style-name="T23">auxiliar ← </text:span><text:span text:style-name="T23">auxiliar.proximo;</text:span></text:p>
          <text:p text:style-name="P42"><text:span text:style-name="T23">}</text:span><text:span text:style-name="T28"><text:line-break/></text:span><text:span text:style-name="T23">se (auxiliar != </text:span><text:span text:style-name="T23">NULL){</text:span></text:p>
          <text:p text:style-name="P43"><text:span text:style-name="T23">se (auxiliar </text:span><text:span text:style-name="T23">== inicio){</text:span><text:span text:style-name="T23"><text:line-break/></text:span><text:span text:style-name="T23"><text:tab/></text:span><text:span text:style-name="T23"><text:tab/></text:span><text:span text:style-name="T23">removeNoInicio();</text:span></text:p>
          <text:p text:style-name="P43"><text:span text:style-name="T23">} senao se </text:span><text:span text:style-name="T23">(auxiliar == fim){</text:span></text:p>
          <text:p text:style-name="P43"><text:span text:style-name="T23"><text:tab/></text:span><text:span text:style-name="T23">removeNoFim()</text:span></text:p>
          <text:p text:style-name="P43"><text:span text:style-name="T23">} senao {</text:span></text:p>
          <text:p text:style-name="P44"><text:span text:style-name="T23">anterior.</text:span><text:span text:style-name="T23">proximo ← </text:span><text:span text:style-name="T23">auxiliar.proxi</text:span><text:span text:style-name="T23">mo;</text:span><text:span text:style-name="T23"><text:line-break/></text:span><text:span text:style-name="T23"><text:tab/></text:span><text:span text:style-name="T23">tamanho--;</text:span></text:p>
          <text:p text:style-name="P44"><text:span text:style-name="T23">apaga(aux</text:span><text:span text:style-name="T23">iliar);</text:span></text:p>
          <text:p text:style-name="P45"><text:span text:style-name="T23">}</text:span></text:p>
          <text:p text:style-name="P42"><text:span text:style-name="T23">}</text:span></text:p>
          <text:p text:style-name="P42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1" draw:text-style-name="P49" xml:id="id532" draw:id="id532" draw:layer="layout" svg:width="2.4cm" svg:height="0.8cm" svg:x="8.6cm" svg:y="12.1cm">
          <text:p text:style-name="P48"><text:span text:style-name="T34">aux</text:span></text:p>
          <draw:enhanced-geometry svg:viewBox="0 0 21600 21600" draw:type="rectangle" draw:enhanced-path="M 0 0 L 21600 0 21600 21600 0 21600 0 0 Z N"/>
        </draw:custom-shape>
        <draw:connector draw:style-name="gr72" draw:text-style-name="P24" draw:layer="layout" svg:x1="9.8cm" svg:y1="12.1cm" svg:x2="10.6cm" svg:y2="9.8cm" draw:start-shape="id532" draw:start-glue-point="0" draw:end-shape="id533" draw:end-glue-point="3" svg:d="M9800 12100v-2300h800" svg:viewBox="0 0 801 2301">
          <text:p/>
        </draw:connector>
        <draw:connector draw:style-name="gr61" draw:text-style-name="P24" draw:layer="layout" svg:x1="21.9cm" svg:y1="13cm" svg:x2="23.405cm" svg:y2="13.019cm" draw:start-shape="id534" draw:start-glue-point="1" draw:end-shape="id531" draw:end-glue-point="3" svg:d="M21900 13000h753v19h752" svg:viewBox="0 0 1506 20">
          <text:p/>
        </draw:connector>
        <presentation:notes draw:style-name="dp1">
          <draw:page-thumbnail draw:style-name="gr9" draw:layer="layout" svg:width="19.798cm" svg:height="11.136cm" svg:x="0.6cm" svg:y="2.257cm" draw:page-number="98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7. Remover elemento 2</text:span></text:p>
          </draw:text-box>
        </draw:frame>
        <draw:custom-shape draw:style-name="gr1" draw:text-style-name="P29" draw:layer="layout" svg:width="5.6cm" svg:height="1.4cm" svg:x="15.4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5.4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537" draw:id="id537" draw:layer="layout" svg:width="2.2cm" svg:height="1cm" svg:x="15.7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535" draw:id="id535" draw:layer="layout" svg:width="2.2cm" svg:height="1cm" svg:x="18.5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26cm" svg:y="14.4cm">
          <draw:text-box>
            <text:p text:style-name="P56"><text:span text:style-name="T40">tamanho = 5</text:span></text:p>
          </draw:text-box>
        </draw:frame>
        <draw:custom-shape draw:style-name="gr12" draw:text-style-name="P34" draw:layer="layout" svg:width="2.6cm" svg:height="2.6cm" svg:x="16.9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6.9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6.9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20.1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0.1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0.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13.8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3.8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3.8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19.6cm" svg:y1="5.938cm" svg:x2="24.5cm" svg:y2="8.5cm" draw:start-shape="id535" draw:start-glue-point="2" draw:end-shape="id536" draw:end-glue-point="0" svg:d="M19600 5938v1281h4900v1281" svg:viewBox="0 0 4901 2563">
          <text:p/>
        </draw:connector>
        <draw:connector draw:style-name="gr15" draw:text-style-name="P24" draw:layer="layout" svg:x1="16.8cm" svg:y1="5.938cm" svg:x2="11.9cm" svg:y2="8.5cm" draw:start-shape="id537" draw:start-glue-point="2" draw:end-shape="id538" draw:end-glue-point="0" svg:d="M16800 5938v1281h-4900v1281" svg:viewBox="0 0 4901 2563">
          <text:p/>
        </draw:connector>
        <draw:custom-shape draw:style-name="gr12" draw:text-style-name="P34" draw:layer="layout" svg:width="2.6cm" svg:height="2.6cm" svg:x="23.2cm" svg:y="8.5cm">
          <text:p text:style-name="P30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536" draw:id="id536" draw:layer="layout" svg:width="2.6cm" svg:height="0.8cm" svg:x="23.2cm" svg:y="8.5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3.2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xml:id="id541" draw:id="id541" draw:layer="layout" svg:width="2.6cm" svg:height="2.6cm" svg:x="10.6cm" svg:y="8.5cm">
          <text:p text:style-name="P30"><text:span text:style-name="T1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2" xml:id="id538" draw:id="id538" draw:layer="layout" svg:width="2.6cm" svg:height="0.8cm" svg:x="10.6cm" svg:y="8.5cm">
          <text:p text:style-name="P21"><text:span text:style-name="T13">Nó 6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0.6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13.2cm" svg:y1="10.7cm" svg:x2="13.8cm" svg:y2="10.7cm" svg:d="M13200 10700h600" svg:viewBox="0 0 601 1">
          <text:p/>
        </draw:connector>
        <draw:connector draw:style-name="gr15" draw:text-style-name="P24" draw:layer="layout" svg:x1="16.4cm" svg:y1="10.7cm" svg:x2="16.942cm" svg:y2="10.722cm" svg:d="M16400 10700h271v22h271" svg:viewBox="0 0 543 23">
          <text:p/>
        </draw:connector>
        <draw:connector draw:style-name="gr61" draw:text-style-name="P24" draw:layer="layout" svg:x1="19.542cm" svg:y1="10.722cm" svg:x2="20.1cm" svg:y2="10.7cm" svg:d="M19542 10722h279v-22h279" svg:viewBox="0 0 559 23">
          <text:p/>
        </draw:connector>
        <draw:connector draw:style-name="gr15" draw:text-style-name="P24" draw:layer="layout" svg:x1="22.7cm" svg:y1="10.7cm" svg:x2="23.2cm" svg:y2="10.7cm" svg:d="M22700 10700h500" svg:viewBox="0 0 501 1">
          <text:p/>
        </draw:connector>
        <draw:custom-shape draw:style-name="gr71" draw:text-style-name="P49" xml:id="id542" draw:id="id542" draw:layer="layout" svg:width="2.4cm" svg:height="0.8cm" svg:x="19.5cm" svg:y="12.6cm">
          <text:p text:style-name="P48"><text:span text:style-name="T34">anterior</text:span></text:p>
          <draw:enhanced-geometry svg:viewBox="0 0 21600 21600" draw:type="rectangle" draw:enhanced-path="M 0 0 L 21600 0 21600 21600 0 21600 0 0 Z N"/>
        </draw:custom-shape>
        <draw:frame draw:style-name="gr7" draw:text-style-name="P33" xml:id="id539" draw:id="id539" draw:layer="layout" svg:width="2.195cm" svg:height="0.962cm" svg:x="23.405cm" svg:y="12.538cm">
          <draw:text-box>
            <text:p><text:span text:style-name="T17">NULL</text:span></text:p>
          </draw:text-box>
        </draw:frame>
        <draw:connector draw:style-name="gr15" draw:text-style-name="P24" draw:layer="layout" svg:x1="24.5cm" svg:y1="11.1cm" svg:x2="24.502cm" svg:y2="12.538cm" draw:end-shape="id539" draw:end-glue-point="0" svg:d="M24500 11100v469h2v969" svg:viewBox="0 0 3 1439">
          <text:p/>
        </draw:connector>
        <draw:custom-shape draw:name="CaixaDeTexto 36_16" draw:style-name="gr107" draw:text-style-name="P46" draw:layer="layout" svg:width="11.484cm" svg:height="10.391cm" svg:x="1.198cm" svg:y="2.809cm">
          <text:p text:style-name="P42"><text:span text:style-name="T23">auxiliar← inicio;</text:span></text:p>
          <text:p text:style-name="P42"><text:span text:style-name="T23">a</text:span><text:span text:style-name="T20">nterior ← null</text:span></text:p>
          <text:p text:style-name="P42"><text:span text:style-name="T27">enquanto ((auxiliar != NULL) E (auxiliar.dado != valor)){</text:span></text:p>
          <text:p text:style-name="P42"><text:span text:style-name="T27"><text:tab/></text:span><text:span text:style-name="T27">anterior ← auxiliar;</text:span><text:span text:style-name="T27"><text:tab/></text:span></text:p>
          <text:p text:style-name="P42"><text:span text:style-name="T27"><text:s text:c="2"/></text:span><text:span text:style-name="T27"><text:tab/></text:span><text:span text:style-name="T27">auxiliar ← auxiliar.proximo;</text:span></text:p>
          <text:p text:style-name="P42"><text:span text:style-name="T27">}</text:span><text:span text:style-name="T28"><text:line-break/></text:span><text:span text:style-name="T23">se (auxiliar != NULL){</text:span></text:p>
          <text:p text:style-name="P43"><text:span text:style-name="T23">se (auxiliar == inicio){</text:span><text:span text:style-name="T23"><text:line-break/></text:span><text:span text:style-name="T23"><text:tab/></text:span><text:span text:style-name="T23"><text:tab/></text:span><text:span text:style-name="T23">removeNoInicio();</text:span></text:p>
          <text:p text:style-name="P43"><text:span text:style-name="T23">} senao se (auxiliar == fim){</text:span></text:p>
          <text:p text:style-name="P43"><text:span text:style-name="T23"><text:tab/></text:span><text:span text:style-name="T23">removeNoFim()</text:span></text:p>
          <text:p text:style-name="P43"><text:span text:style-name="T23">} senao {</text:span></text:p>
          <text:p text:style-name="P44"><text:span text:style-name="T23">anterior.proximo ← auxiliar.proximo;</text:span><text:span text:style-name="T23"><text:line-break/></text:span><text:span text:style-name="T23"><text:tab/></text:span><text:span text:style-name="T23">tamanho--;</text:span></text:p>
          <text:p text:style-name="P44"><text:span text:style-name="T23">apaga(auxiliar);</text:span></text:p>
          <text:p text:style-name="P45"><text:span text:style-name="T23">}</text:span></text:p>
          <text:p text:style-name="P42"><text:span text:style-name="T23">}</text:span></text:p>
          <text:p text:style-name="P42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1" draw:text-style-name="P49" xml:id="id540" draw:id="id540" draw:layer="layout" svg:width="2.4cm" svg:height="0.8cm" svg:x="8.6cm" svg:y="12.1cm">
          <text:p text:style-name="P48"><text:span text:style-name="T34">aux</text:span></text:p>
          <draw:enhanced-geometry svg:viewBox="0 0 21600 21600" draw:type="rectangle" draw:enhanced-path="M 0 0 L 21600 0 21600 21600 0 21600 0 0 Z N"/>
        </draw:custom-shape>
        <draw:connector draw:style-name="gr72" draw:text-style-name="P24" draw:layer="layout" svg:x1="9.8cm" svg:y1="12.1cm" svg:x2="10.6cm" svg:y2="9.8cm" draw:start-shape="id540" draw:start-glue-point="0" draw:end-shape="id541" draw:end-glue-point="3" svg:d="M9800 12100v-2300h800" svg:viewBox="0 0 801 2301">
          <text:p/>
        </draw:connector>
        <draw:connector draw:style-name="gr61" draw:text-style-name="P24" draw:layer="layout" svg:x1="21.9cm" svg:y1="13cm" svg:x2="23.405cm" svg:y2="13.019cm" draw:start-shape="id542" draw:start-glue-point="1" draw:end-shape="id539" draw:end-glue-point="3" svg:d="M21900 13000h753v19h752" svg:viewBox="0 0 1506 20">
          <text:p/>
        </draw:connector>
        <draw:frame draw:style-name="gr95" draw:text-style-name="P39" draw:layer="layout" svg:width="4.972cm" svg:height="1.275cm" svg:x="7.428cm" svg:y="13cm">
          <draw:text-box>
            <text:p text:style-name="P24"><text:span text:style-name="T26">1 != 2 e aux != NULL</text:span></text:p>
            <text:p text:style-name="P24"><text:span text:style-name="T26">Continua o enquanto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99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7. Remover elemento 2</text:span></text:p>
          </draw:text-box>
        </draw:frame>
        <draw:custom-shape draw:style-name="gr1" draw:text-style-name="P29" draw:layer="layout" svg:width="5.6cm" svg:height="1.4cm" svg:x="15.4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5.4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545" draw:id="id545" draw:layer="layout" svg:width="2.2cm" svg:height="1cm" svg:x="15.7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543" draw:id="id543" draw:layer="layout" svg:width="2.2cm" svg:height="1cm" svg:x="18.5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26cm" svg:y="14.4cm">
          <draw:text-box>
            <text:p text:style-name="P56"><text:span text:style-name="T40">tamanho = 5</text:span></text:p>
          </draw:text-box>
        </draw:frame>
        <draw:custom-shape draw:style-name="gr12" draw:text-style-name="P34" draw:layer="layout" svg:width="2.6cm" svg:height="2.6cm" svg:x="16.9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6.9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6.9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20.1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0.1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0.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13.8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3.8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551" draw:id="id551" draw:layer="layout" svg:width="2.6cm" svg:height="0.8cm" svg:x="13.8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19.6cm" svg:y1="5.938cm" svg:x2="24.5cm" svg:y2="8.5cm" draw:start-shape="id543" draw:start-glue-point="2" draw:end-shape="id544" draw:end-glue-point="0" svg:d="M19600 5938v1281h4900v1281" svg:viewBox="0 0 4901 2563">
          <text:p/>
        </draw:connector>
        <draw:connector draw:style-name="gr15" draw:text-style-name="P24" draw:layer="layout" svg:x1="16.8cm" svg:y1="5.938cm" svg:x2="11.9cm" svg:y2="8.5cm" draw:start-shape="id545" draw:start-glue-point="2" draw:end-shape="id546" draw:end-glue-point="0" svg:d="M16800 5938v1281h-4900v1281" svg:viewBox="0 0 4901 2563">
          <text:p/>
        </draw:connector>
        <draw:custom-shape draw:style-name="gr12" draw:text-style-name="P34" draw:layer="layout" svg:width="2.6cm" svg:height="2.6cm" svg:x="23.2cm" svg:y="8.5cm">
          <text:p text:style-name="P30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544" draw:id="id544" draw:layer="layout" svg:width="2.6cm" svg:height="0.8cm" svg:x="23.2cm" svg:y="8.5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3.2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xml:id="id549" draw:id="id549" draw:layer="layout" svg:width="2.6cm" svg:height="2.6cm" svg:x="10.6cm" svg:y="8.5cm">
          <text:p text:style-name="P30"><text:span text:style-name="T1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2" xml:id="id546" draw:id="id546" draw:layer="layout" svg:width="2.6cm" svg:height="0.8cm" svg:x="10.6cm" svg:y="8.5cm">
          <text:p text:style-name="P21"><text:span text:style-name="T13">Nó 6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0.6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13.2cm" svg:y1="10.7cm" svg:x2="13.8cm" svg:y2="10.7cm" svg:d="M13200 10700h600" svg:viewBox="0 0 601 1">
          <text:p/>
        </draw:connector>
        <draw:connector draw:style-name="gr15" draw:text-style-name="P24" draw:layer="layout" svg:x1="16.4cm" svg:y1="10.7cm" svg:x2="16.942cm" svg:y2="10.722cm" svg:d="M16400 10700h271v22h271" svg:viewBox="0 0 543 23">
          <text:p/>
        </draw:connector>
        <draw:connector draw:style-name="gr61" draw:text-style-name="P24" draw:layer="layout" svg:x1="19.542cm" svg:y1="10.722cm" svg:x2="20.1cm" svg:y2="10.7cm" svg:d="M19542 10722h279v-22h279" svg:viewBox="0 0 559 23">
          <text:p/>
        </draw:connector>
        <draw:connector draw:style-name="gr15" draw:text-style-name="P24" draw:layer="layout" svg:x1="22.7cm" svg:y1="10.7cm" svg:x2="23.2cm" svg:y2="10.7cm" svg:d="M22700 10700h500" svg:viewBox="0 0 501 1">
          <text:p/>
        </draw:connector>
        <draw:custom-shape draw:style-name="gr71" draw:text-style-name="P49" xml:id="id550" draw:id="id550" draw:layer="layout" svg:width="2.4cm" svg:height="0.8cm" svg:x="13.9cm" svg:y="12.6cm">
          <text:p text:style-name="P48"><text:span text:style-name="T34">aux</text:span></text:p>
          <draw:enhanced-geometry svg:viewBox="0 0 21600 21600" draw:type="rectangle" draw:enhanced-path="M 0 0 L 21600 0 21600 21600 0 21600 0 0 Z N"/>
        </draw:custom-shape>
        <draw:frame draw:style-name="gr7" draw:text-style-name="P33" xml:id="id547" draw:id="id547" draw:layer="layout" svg:width="2.195cm" svg:height="0.962cm" svg:x="23.405cm" svg:y="12.538cm">
          <draw:text-box>
            <text:p><text:span text:style-name="T17">NULL</text:span></text:p>
          </draw:text-box>
        </draw:frame>
        <draw:connector draw:style-name="gr15" draw:text-style-name="P24" draw:layer="layout" svg:x1="24.5cm" svg:y1="11.1cm" svg:x2="24.502cm" svg:y2="12.538cm" draw:end-shape="id547" draw:end-glue-point="0" svg:d="M24500 11100v469h2v969" svg:viewBox="0 0 3 1439">
          <text:p/>
        </draw:connector>
        <draw:custom-shape draw:name="CaixaDeTexto 36_17" draw:style-name="gr108" draw:text-style-name="P46" draw:layer="layout" svg:width="11.484cm" svg:height="10.391cm" svg:x="1.198cm" svg:y="2.809cm">
          <text:p text:style-name="P42"><text:span text:style-name="T23">auxiliar← inicio;</text:span></text:p>
          <text:p text:style-name="P42"><text:span text:style-name="T23">a</text:span><text:span text:style-name="T20">nterior ← null</text:span></text:p>
          <text:p text:style-name="P42"><text:span text:style-name="T27">enquanto ((auxiliar != NULL) E (auxiliar.dado != valor)){</text:span></text:p>
          <text:p text:style-name="P42"><text:span text:style-name="T27"><text:tab/></text:span><text:span text:style-name="T27">anterior ← auxiliar;</text:span><text:span text:style-name="T27"><text:tab/></text:span></text:p>
          <text:p text:style-name="P42"><text:span text:style-name="T27"><text:s text:c="2"/></text:span><text:span text:style-name="T27"><text:tab/></text:span><text:span text:style-name="T27">auxiliar ← auxiliar.proximo;</text:span></text:p>
          <text:p text:style-name="P42"><text:span text:style-name="T27">}</text:span><text:span text:style-name="T28"><text:line-break/></text:span><text:span text:style-name="T23">se (auxiliar != NULL){</text:span></text:p>
          <text:p text:style-name="P43"><text:span text:style-name="T23">se (auxiliar == inicio){</text:span><text:span text:style-name="T23"><text:line-break/></text:span><text:span text:style-name="T23"><text:tab/></text:span><text:span text:style-name="T23"><text:tab/></text:span><text:span text:style-name="T23">removeNoInicio();</text:span></text:p>
          <text:p text:style-name="P43"><text:span text:style-name="T23">} senao se (auxiliar == fim){</text:span></text:p>
          <text:p text:style-name="P43"><text:span text:style-name="T23"><text:tab/></text:span><text:span text:style-name="T23">removeNoFim()</text:span></text:p>
          <text:p text:style-name="P43"><text:span text:style-name="T23">} senao {</text:span></text:p>
          <text:p text:style-name="P44"><text:span text:style-name="T23">anterior.proximo ← auxiliar.proximo;</text:span><text:span text:style-name="T23"><text:line-break/></text:span><text:span text:style-name="T23"><text:tab/></text:span><text:span text:style-name="T23">tamanho--;</text:span></text:p>
          <text:p text:style-name="P44"><text:span text:style-name="T23">apaga(auxiliar);</text:span></text:p>
          <text:p text:style-name="P45"><text:span text:style-name="T23">}</text:span></text:p>
          <text:p text:style-name="P42"><text:span text:style-name="T23">}</text:span></text:p>
          <text:p text:style-name="P42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1" draw:text-style-name="P49" xml:id="id548" draw:id="id548" draw:layer="layout" svg:width="2.4cm" svg:height="0.8cm" svg:x="8.6cm" svg:y="12.1cm">
          <text:p text:style-name="P48"><text:span text:style-name="T34">anterior</text:span></text:p>
          <draw:enhanced-geometry svg:viewBox="0 0 21600 21600" draw:type="rectangle" draw:enhanced-path="M 0 0 L 21600 0 21600 21600 0 21600 0 0 Z N"/>
        </draw:custom-shape>
        <draw:connector draw:style-name="gr72" draw:text-style-name="P24" draw:layer="layout" svg:x1="9.8cm" svg:y1="12.1cm" svg:x2="10.6cm" svg:y2="9.8cm" draw:start-shape="id548" draw:start-glue-point="0" draw:end-shape="id549" draw:end-glue-point="3" svg:d="M9800 12100v-2300h800" svg:viewBox="0 0 801 2301">
          <text:p/>
        </draw:connector>
        <draw:frame draw:style-name="gr109" draw:text-style-name="P39" draw:layer="layout" svg:width="3.829cm" svg:height="1.275cm" svg:x="13.2cm" svg:y="13.325cm">
          <draw:text-box>
            <text:p text:style-name="P24"><text:span text:style-name="T26">2 = 2</text:span></text:p>
            <text:p text:style-name="P24"><text:span text:style-name="T26">Sai do enquanto</text:span></text:p>
          </draw:text-box>
        </draw:frame>
        <draw:connector draw:style-name="gr72" draw:text-style-name="P24" draw:layer="layout" svg:x1="15.1cm" svg:y1="12.6cm" svg:x2="15.1cm" svg:y2="11.1cm" draw:start-shape="id550" draw:start-glue-point="0" draw:end-shape="id551" draw:end-glue-point="2" svg:d="M15100 12600v-1500" svg:viewBox="0 0 1 1501">
          <text:p/>
        </draw:connector>
        <presentation:notes draw:style-name="dp1">
          <draw:page-thumbnail draw:style-name="gr9" draw:layer="layout" svg:width="19.798cm" svg:height="11.136cm" svg:x="0.6cm" svg:y="2.257cm" draw:page-number="100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7. Remover elemento 2</text:span></text:p>
          </draw:text-box>
        </draw:frame>
        <draw:custom-shape draw:style-name="gr1" draw:text-style-name="P29" draw:layer="layout" svg:width="5.6cm" svg:height="1.4cm" svg:x="15.4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5.4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554" draw:id="id554" draw:layer="layout" svg:width="2.2cm" svg:height="1cm" svg:x="15.7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552" draw:id="id552" draw:layer="layout" svg:width="2.2cm" svg:height="1cm" svg:x="18.5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26cm" svg:y="14.4cm">
          <draw:text-box>
            <text:p text:style-name="P56"><text:span text:style-name="T40">tamanho = 5</text:span></text:p>
          </draw:text-box>
        </draw:frame>
        <draw:custom-shape draw:style-name="gr12" draw:text-style-name="P34" draw:layer="layout" svg:width="2.6cm" svg:height="2.6cm" svg:x="16.9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562" draw:id="id562" draw:layer="layout" svg:width="2.6cm" svg:height="0.8cm" svg:x="16.9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6.9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20.1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0.1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0.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13.8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3.8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560" draw:id="id560" draw:layer="layout" svg:width="2.6cm" svg:height="0.8cm" svg:x="13.8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19.6cm" svg:y1="5.938cm" svg:x2="24.5cm" svg:y2="8.5cm" draw:start-shape="id552" draw:start-glue-point="2" draw:end-shape="id553" draw:end-glue-point="0" svg:d="M19600 5938v1281h4900v1281" svg:viewBox="0 0 4901 2563">
          <text:p/>
        </draw:connector>
        <draw:connector draw:style-name="gr15" draw:text-style-name="P24" draw:layer="layout" svg:x1="16.8cm" svg:y1="5.938cm" svg:x2="11.9cm" svg:y2="8.5cm" draw:start-shape="id554" draw:start-glue-point="2" draw:end-shape="id555" draw:end-glue-point="0" svg:d="M16800 5938v1281h-4900v1281" svg:viewBox="0 0 4901 2563">
          <text:p/>
        </draw:connector>
        <draw:custom-shape draw:style-name="gr12" draw:text-style-name="P34" draw:layer="layout" svg:width="2.6cm" svg:height="2.6cm" svg:x="23.2cm" svg:y="8.5cm">
          <text:p text:style-name="P30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553" draw:id="id553" draw:layer="layout" svg:width="2.6cm" svg:height="0.8cm" svg:x="23.2cm" svg:y="8.5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3.2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xml:id="id558" draw:id="id558" draw:layer="layout" svg:width="2.6cm" svg:height="2.6cm" svg:x="10.6cm" svg:y="8.5cm">
          <text:p text:style-name="P30"><text:span text:style-name="T1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2" xml:id="id555" draw:id="id555" draw:layer="layout" svg:width="2.6cm" svg:height="0.8cm" svg:x="10.6cm" svg:y="8.5cm">
          <text:p text:style-name="P21"><text:span text:style-name="T13">Nó 6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561" draw:id="id561" draw:layer="layout" svg:width="2.6cm" svg:height="0.8cm" svg:x="10.6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16.4cm" svg:y1="10.7cm" svg:x2="16.942cm" svg:y2="10.722cm" svg:d="M16400 10700h271v22h271" svg:viewBox="0 0 543 23">
          <text:p/>
        </draw:connector>
        <draw:connector draw:style-name="gr61" draw:text-style-name="P24" draw:layer="layout" svg:x1="19.542cm" svg:y1="10.722cm" svg:x2="20.1cm" svg:y2="10.7cm" svg:d="M19542 10722h279v-22h279" svg:viewBox="0 0 559 23">
          <text:p/>
        </draw:connector>
        <draw:connector draw:style-name="gr15" draw:text-style-name="P24" draw:layer="layout" svg:x1="22.7cm" svg:y1="10.7cm" svg:x2="23.2cm" svg:y2="10.7cm" svg:d="M22700 10700h500" svg:viewBox="0 0 501 1">
          <text:p/>
        </draw:connector>
        <draw:custom-shape draw:style-name="gr71" draw:text-style-name="P49" xml:id="id559" draw:id="id559" draw:layer="layout" svg:width="2.4cm" svg:height="0.8cm" svg:x="13.9cm" svg:y="12.6cm">
          <text:p text:style-name="P48"><text:span text:style-name="T34">aux</text:span></text:p>
          <draw:enhanced-geometry svg:viewBox="0 0 21600 21600" draw:type="rectangle" draw:enhanced-path="M 0 0 L 21600 0 21600 21600 0 21600 0 0 Z N"/>
        </draw:custom-shape>
        <draw:frame draw:style-name="gr7" draw:text-style-name="P33" xml:id="id556" draw:id="id556" draw:layer="layout" svg:width="2.195cm" svg:height="0.962cm" svg:x="23.405cm" svg:y="12.538cm">
          <draw:text-box>
            <text:p><text:span text:style-name="T17">NULL</text:span></text:p>
          </draw:text-box>
        </draw:frame>
        <draw:connector draw:style-name="gr15" draw:text-style-name="P24" draw:layer="layout" svg:x1="24.5cm" svg:y1="11.1cm" svg:x2="24.502cm" svg:y2="12.538cm" draw:end-shape="id556" draw:end-glue-point="0" svg:d="M24500 11100v469h2v969" svg:viewBox="0 0 3 1439">
          <text:p/>
        </draw:connector>
        <draw:custom-shape draw:name="CaixaDeTexto 36_18" draw:style-name="gr110" draw:text-style-name="P46" draw:layer="layout" svg:width="11.484cm" svg:height="10.391cm" svg:x="1.198cm" svg:y="2.809cm">
          <text:p text:style-name="P42"><text:span text:style-name="T23">auxilia</text:span><text:span text:style-name="T23">r← </text:span><text:span text:style-name="T23">inicio;</text:span></text:p>
          <text:p text:style-name="P42"><text:span text:style-name="T23">a</text:span><text:span text:style-name="T20">nterio</text:span><text:span text:style-name="T20">r ← </text:span><text:span text:style-name="T20">null</text:span></text:p>
          <text:p text:style-name="P42"><text:span text:style-name="T23">enquant</text:span><text:span text:style-name="T23">o </text:span><text:span text:style-name="T23">((auxil</text:span><text:span text:style-name="T23">iar != </text:span><text:span text:style-name="T23">NULL) E </text:span><text:span text:style-name="T23">(auxili</text:span><text:span text:style-name="T23">ar.dado </text:span><text:span text:style-name="T23">!= </text:span><text:span text:style-name="T23">valor))</text:span><text:span text:style-name="T23">{</text:span></text:p>
          <text:p text:style-name="P42"><text:span text:style-name="T23"><text:tab/></text:span><text:span text:style-name="T23">anterio</text:span><text:span text:style-name="T23">r ← </text:span><text:span text:style-name="T23">auxilia</text:span><text:span text:style-name="T23">r;</text:span><text:span text:style-name="T23"><text:tab/></text:span></text:p>
          <text:p text:style-name="P42"><text:span text:style-name="T23"><text:s text:c="2"/></text:span><text:span text:style-name="T23"><text:tab/></text:span><text:span text:style-name="T23">auxilia</text:span><text:span text:style-name="T23">r ← </text:span><text:span text:style-name="T23">auxilia</text:span><text:span text:style-name="T23">r.proxi</text:span><text:span text:style-name="T23">mo;</text:span></text:p>
          <text:p text:style-name="P42"><text:span text:style-name="T23">}</text:span><text:span text:style-name="T28"><text:line-break/></text:span><text:span text:style-name="T27">se </text:span><text:span text:style-name="T27">(auxili</text:span><text:span text:style-name="T27">ar != </text:span><text:span text:style-name="T27">NULL){</text:span></text:p>
          <text:p text:style-name="P43"><text:span text:style-name="T23">se </text:span><text:span text:style-name="T23">(auxili</text:span><text:span text:style-name="T23">ar == </text:span><text:span text:style-name="T23">inicio)</text:span><text:span text:style-name="T23">{</text:span><text:span text:style-name="T23"><text:line-break/></text:span><text:span text:style-name="T23"><text:tab/></text:span><text:span text:style-name="T23"><text:tab/></text:span><text:span text:style-name="T23">removeN</text:span><text:span text:style-name="T23">oInicio</text:span><text:span text:style-name="T23">();</text:span></text:p>
          <text:p text:style-name="P43"><text:span text:style-name="T23">} </text:span><text:span text:style-name="T23">senao </text:span><text:span text:style-name="T23">se </text:span><text:span text:style-name="T23">(auxili</text:span><text:span text:style-name="T23">ar == </text:span><text:span text:style-name="T23">fim){</text:span></text:p>
          <text:p text:style-name="P43"><text:span text:style-name="T23"><text:tab/></text:span><text:span text:style-name="T23">removeN</text:span><text:span text:style-name="T23">oFim()</text:span></text:p>
          <text:p text:style-name="P43"><text:span text:style-name="T23">} </text:span><text:span text:style-name="T27">senao {</text:span></text:p>
          <text:p text:style-name="P44"><text:span text:style-name="T27">a</text:span><text:span text:style-name="T27">nte</text:span><text:span text:style-name="T27">rio</text:span><text:span text:style-name="T27">r.p</text:span><text:span text:style-name="T27">rox</text:span><text:span text:style-name="T27">imo </text:span><text:span text:style-name="T27">← </text:span><text:span text:style-name="T27">aux</text:span><text:span text:style-name="T27">ili</text:span><text:span text:style-name="T27">ar.</text:span><text:span text:style-name="T27">pro</text:span><text:span text:style-name="T27">xim</text:span><text:span text:style-name="T27">o;</text:span><text:span text:style-name="T23"><text:line-break/></text:span><text:span text:style-name="T23"><text:tab/></text:span><text:span text:style-name="T23">tam</text:span><text:span text:style-name="T23">anh</text:span><text:span text:style-name="T23">o--</text:span><text:span text:style-name="T23">;</text:span></text:p>
          <text:p text:style-name="P44"><text:span text:style-name="T23">a</text:span><text:span text:style-name="T23">pag</text:span><text:span text:style-name="T23">a(a</text:span><text:span text:style-name="T23">uxi</text:span><text:span text:style-name="T23">lia</text:span><text:span text:style-name="T23">r);</text:span></text:p>
          <text:p text:style-name="P45"><text:span text:style-name="T23">}</text:span></text:p>
          <text:p text:style-name="P42"><text:span text:style-name="T23">}</text:span></text:p>
          <text:p text:style-name="P42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1" draw:text-style-name="P49" xml:id="id557" draw:id="id557" draw:layer="layout" svg:width="2.4cm" svg:height="0.8cm" svg:x="8.6cm" svg:y="12.1cm">
          <text:p text:style-name="P48"><text:span text:style-name="T34">anterior</text:span></text:p>
          <draw:enhanced-geometry svg:viewBox="0 0 21600 21600" draw:type="rectangle" draw:enhanced-path="M 0 0 L 21600 0 21600 21600 0 21600 0 0 Z N"/>
        </draw:custom-shape>
        <draw:connector draw:style-name="gr72" draw:text-style-name="P24" draw:layer="layout" svg:x1="9.8cm" svg:y1="12.1cm" svg:x2="10.6cm" svg:y2="9.8cm" draw:start-shape="id557" draw:start-glue-point="0" draw:end-shape="id558" draw:end-glue-point="3" svg:d="M9800 12100v-2300h800" svg:viewBox="0 0 801 2301">
          <text:p/>
        </draw:connector>
        <draw:frame draw:style-name="gr109" draw:text-style-name="P39" draw:layer="layout" svg:width="3.829cm" svg:height="1.275cm" svg:x="13.2cm" svg:y="13.325cm">
          <draw:text-box>
            <text:p text:style-name="P24"><text:span text:style-name="T26">2 = 2</text:span></text:p>
            <text:p text:style-name="P24"><text:span text:style-name="T26">Sai do enquanto</text:span></text:p>
          </draw:text-box>
        </draw:frame>
        <draw:connector draw:style-name="gr72" draw:text-style-name="P24" draw:layer="layout" svg:x1="15.1cm" svg:y1="12.6cm" svg:x2="15.1cm" svg:y2="11.1cm" draw:start-shape="id559" draw:start-glue-point="0" draw:end-shape="id560" draw:end-glue-point="2" svg:d="M15100 12600v-1500" svg:viewBox="0 0 1 1501">
          <text:p/>
        </draw:connector>
        <draw:connector draw:style-name="gr15" draw:text-style-name="P24" draw:layer="layout" draw:line-skew="-1.671cm" svg:x1="13.2cm" svg:y1="10.7cm" svg:x2="18.242cm" svg:y2="8.522cm" draw:start-shape="id561" draw:start-glue-point="1" draw:end-shape="id562" draw:end-glue-point="0" svg:d="M13200 10700h200v-2679h4842v501" svg:viewBox="0 0 5043 2680">
          <text:p/>
        </draw:connector>
        <presentation:notes draw:style-name="dp1">
          <draw:page-thumbnail draw:style-name="gr9" draw:layer="layout" svg:width="19.798cm" svg:height="11.136cm" svg:x="0.6cm" svg:y="2.257cm" draw:page-number="101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7. Remover elemento 2</text:span></text:p>
          </draw:text-box>
        </draw:frame>
        <draw:custom-shape draw:style-name="gr1" draw:text-style-name="P29" draw:layer="layout" svg:width="5.6cm" svg:height="1.4cm" svg:x="15.4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5.4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565" draw:id="id565" draw:layer="layout" svg:width="2.2cm" svg:height="1cm" svg:x="15.7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563" draw:id="id563" draw:layer="layout" svg:width="2.2cm" svg:height="1cm" svg:x="18.5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3.474cm" svg:height="0.839cm" svg:x="1.126cm" svg:y="14.4cm">
          <draw:text-box>
            <text:p text:style-name="P55"><text:span text:style-name="T40">tamanho = 4</text:span></text:p>
          </draw:text-box>
        </draw:frame>
        <draw:custom-shape draw:style-name="gr12" draw:text-style-name="P34" draw:layer="layout" svg:width="2.6cm" svg:height="2.6cm" svg:x="16.9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573" draw:id="id573" draw:layer="layout" svg:width="2.6cm" svg:height="0.8cm" svg:x="16.9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6.9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20.1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0.1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0.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13.8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3.8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571" draw:id="id571" draw:layer="layout" svg:width="2.6cm" svg:height="0.8cm" svg:x="13.8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19.6cm" svg:y1="5.938cm" svg:x2="24.5cm" svg:y2="8.5cm" draw:start-shape="id563" draw:start-glue-point="2" draw:end-shape="id564" draw:end-glue-point="0" svg:d="M19600 5938v1281h4900v1281" svg:viewBox="0 0 4901 2563">
          <text:p/>
        </draw:connector>
        <draw:connector draw:style-name="gr15" draw:text-style-name="P24" draw:layer="layout" svg:x1="16.8cm" svg:y1="5.938cm" svg:x2="11.9cm" svg:y2="8.5cm" draw:start-shape="id565" draw:start-glue-point="2" draw:end-shape="id566" draw:end-glue-point="0" svg:d="M16800 5938v1281h-4900v1281" svg:viewBox="0 0 4901 2563">
          <text:p/>
        </draw:connector>
        <draw:custom-shape draw:style-name="gr12" draw:text-style-name="P34" draw:layer="layout" svg:width="2.6cm" svg:height="2.6cm" svg:x="23.2cm" svg:y="8.5cm">
          <text:p text:style-name="P30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564" draw:id="id564" draw:layer="layout" svg:width="2.6cm" svg:height="0.8cm" svg:x="23.2cm" svg:y="8.5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3.2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xml:id="id569" draw:id="id569" draw:layer="layout" svg:width="2.6cm" svg:height="2.6cm" svg:x="10.6cm" svg:y="8.5cm">
          <text:p text:style-name="P30"><text:span text:style-name="T1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2" xml:id="id566" draw:id="id566" draw:layer="layout" svg:width="2.6cm" svg:height="0.8cm" svg:x="10.6cm" svg:y="8.5cm">
          <text:p text:style-name="P21"><text:span text:style-name="T13">Nó 6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572" draw:id="id572" draw:layer="layout" svg:width="2.6cm" svg:height="0.8cm" svg:x="10.6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16.4cm" svg:y1="10.7cm" svg:x2="16.942cm" svg:y2="10.722cm" svg:d="M16400 10700h271v22h271" svg:viewBox="0 0 543 23">
          <text:p/>
        </draw:connector>
        <draw:connector draw:style-name="gr61" draw:text-style-name="P24" draw:layer="layout" svg:x1="19.542cm" svg:y1="10.722cm" svg:x2="20.1cm" svg:y2="10.7cm" svg:d="M19542 10722h279v-22h279" svg:viewBox="0 0 559 23">
          <text:p/>
        </draw:connector>
        <draw:connector draw:style-name="gr15" draw:text-style-name="P24" draw:layer="layout" svg:x1="22.7cm" svg:y1="10.7cm" svg:x2="23.2cm" svg:y2="10.7cm" svg:d="M22700 10700h500" svg:viewBox="0 0 501 1">
          <text:p/>
        </draw:connector>
        <draw:custom-shape draw:style-name="gr71" draw:text-style-name="P49" xml:id="id570" draw:id="id570" draw:layer="layout" svg:width="2.4cm" svg:height="0.8cm" svg:x="13.9cm" svg:y="12.6cm">
          <text:p text:style-name="P48"><text:span text:style-name="T34">aux</text:span></text:p>
          <draw:enhanced-geometry svg:viewBox="0 0 21600 21600" draw:type="rectangle" draw:enhanced-path="M 0 0 L 21600 0 21600 21600 0 21600 0 0 Z N"/>
        </draw:custom-shape>
        <draw:frame draw:style-name="gr7" draw:text-style-name="P33" xml:id="id567" draw:id="id567" draw:layer="layout" svg:width="2.195cm" svg:height="0.962cm" svg:x="23.405cm" svg:y="12.538cm">
          <draw:text-box>
            <text:p><text:span text:style-name="T17">NULL</text:span></text:p>
          </draw:text-box>
        </draw:frame>
        <draw:connector draw:style-name="gr15" draw:text-style-name="P24" draw:layer="layout" svg:x1="24.5cm" svg:y1="11.1cm" svg:x2="24.502cm" svg:y2="12.538cm" draw:end-shape="id567" draw:end-glue-point="0" svg:d="M24500 11100v469h2v969" svg:viewBox="0 0 3 1439">
          <text:p/>
        </draw:connector>
        <draw:custom-shape draw:name="CaixaDeTexto 36_19" draw:style-name="gr111" draw:text-style-name="P46" draw:layer="layout" svg:width="11.484cm" svg:height="10.391cm" svg:x="1.198cm" svg:y="2.809cm">
          <text:p text:style-name="P42"><text:span text:style-name="T23">a</text:span><text:span text:style-name="T23">u</text:span><text:span text:style-name="T23">x</text:span><text:span text:style-name="T23">i</text:span><text:span text:style-name="T23">l</text:span><text:span text:style-name="T23">i</text:span><text:span text:style-name="T23">a</text:span><text:span text:style-name="T23">r</text:span><text:span text:style-name="T23">←</text:span><text:span text:style-name="T23"> </text:span><text:span text:style-name="T23">i</text:span><text:span text:style-name="T23">n</text:span><text:span text:style-name="T23">i</text:span><text:span text:style-name="T23">c</text:span><text:span text:style-name="T23">i</text:span><text:span text:style-name="T23">o</text:span><text:span text:style-name="T23">;</text:span></text:p>
          <text:p text:style-name="P42"><text:span text:style-name="T23">a</text:span><text:span text:style-name="T20">n</text:span><text:span text:style-name="T20">t</text:span><text:span text:style-name="T20">e</text:span><text:span text:style-name="T20">r</text:span><text:span text:style-name="T20">i</text:span><text:span text:style-name="T20">o</text:span><text:span text:style-name="T20">r</text:span><text:span text:style-name="T20"> </text:span><text:span text:style-name="T20">←</text:span><text:span text:style-name="T20"> </text:span><text:span text:style-name="T20">n</text:span><text:span text:style-name="T20">u</text:span><text:span text:style-name="T20">l</text:span><text:span text:style-name="T20">l</text:span></text:p>
          <text:p text:style-name="P42"><text:span text:style-name="T23">e</text:span><text:span text:style-name="T23">n</text:span><text:span text:style-name="T23">q</text:span><text:span text:style-name="T23">u</text:span><text:span text:style-name="T23">a</text:span><text:span text:style-name="T23">n</text:span><text:span text:style-name="T23">t</text:span><text:span text:style-name="T23">o</text:span><text:span text:style-name="T23"> </text:span><text:span text:style-name="T23">(</text:span><text:span text:style-name="T23">(</text:span><text:span text:style-name="T23">a</text:span><text:span text:style-name="T23">u</text:span><text:span text:style-name="T23">x</text:span><text:span text:style-name="T23">i</text:span><text:span text:style-name="T23">l</text:span><text:span text:style-name="T23">i</text:span><text:span text:style-name="T23">a</text:span><text:span text:style-name="T23">r</text:span><text:span text:style-name="T23"> </text:span><text:span text:style-name="T23">!</text:span><text:span text:style-name="T23">=</text:span><text:span text:style-name="T23"> </text:span><text:span text:style-name="T23">N</text:span><text:span text:style-name="T23">U</text:span><text:span text:style-name="T23">L</text:span><text:span text:style-name="T23">L</text:span><text:span text:style-name="T23">)</text:span><text:span text:style-name="T23"> </text:span><text:span text:style-name="T23">E</text:span><text:span text:style-name="T23"> </text:span><text:span text:style-name="T23">(</text:span><text:span text:style-name="T23">a</text:span><text:span text:style-name="T23">u</text:span><text:span text:style-name="T23">x</text:span><text:span text:style-name="T23">i</text:span><text:span text:style-name="T23">l</text:span><text:span text:style-name="T23">i</text:span><text:span text:style-name="T23">a</text:span><text:span text:style-name="T23">r</text:span><text:span text:style-name="T23">.</text:span><text:span text:style-name="T23">d</text:span><text:span text:style-name="T23">a</text:span><text:span text:style-name="T23">d</text:span><text:span text:style-name="T23">o</text:span><text:span text:style-name="T23"> </text:span><text:span text:style-name="T23">!</text:span><text:span text:style-name="T23">=</text:span><text:span text:style-name="T23"> </text:span><text:span text:style-name="T23">v</text:span><text:span text:style-name="T23">a</text:span><text:span text:style-name="T23">l</text:span><text:span text:style-name="T23">o</text:span><text:span text:style-name="T23">r</text:span><text:span text:style-name="T23">)</text:span><text:span text:style-name="T23">)</text:span><text:span text:style-name="T23">{</text:span></text:p>
          <text:p text:style-name="P42"><text:span text:style-name="T23"><text:tab/></text:span><text:span text:style-name="T23">a</text:span><text:span text:style-name="T23">n</text:span><text:span text:style-name="T23">t</text:span><text:span text:style-name="T23">e</text:span><text:span text:style-name="T23">r</text:span><text:span text:style-name="T23">i</text:span><text:span text:style-name="T23">o</text:span><text:span text:style-name="T23">r</text:span><text:span text:style-name="T23"> </text:span><text:span text:style-name="T23">←</text:span><text:span text:style-name="T23"> </text:span><text:span text:style-name="T23">a</text:span><text:span text:style-name="T23">u</text:span><text:span text:style-name="T23">x</text:span><text:span text:style-name="T23">i</text:span><text:span text:style-name="T23">l</text:span><text:span text:style-name="T23">i</text:span><text:span text:style-name="T23">a</text:span><text:span text:style-name="T23">r</text:span><text:span text:style-name="T23">;</text:span><text:span text:style-name="T23"><text:tab/></text:span></text:p>
          <text:p text:style-name="P42"><text:span text:style-name="T23"><text:s/></text:span><text:span text:style-name="T23"><text:s/></text:span><text:span text:style-name="T23"><text:tab/></text:span><text:span text:style-name="T23">a</text:span><text:span text:style-name="T23">u</text:span><text:span text:style-name="T23">x</text:span><text:span text:style-name="T23">i</text:span><text:span text:style-name="T23">l</text:span><text:span text:style-name="T23">i</text:span><text:span text:style-name="T23">a</text:span><text:span text:style-name="T23">r</text:span><text:span text:style-name="T23"> </text:span><text:span text:style-name="T23">←</text:span><text:span text:style-name="T23"> </text:span><text:span text:style-name="T23">a</text:span><text:span text:style-name="T23">u</text:span><text:span text:style-name="T23">x</text:span><text:span text:style-name="T23">i</text:span><text:span text:style-name="T23">l</text:span><text:span text:style-name="T23">i</text:span><text:span text:style-name="T23">a</text:span><text:span text:style-name="T23">r</text:span><text:span text:style-name="T23">.</text:span><text:span text:style-name="T23">p</text:span><text:span text:style-name="T23">r</text:span><text:span text:style-name="T23">o</text:span><text:span text:style-name="T23">x</text:span><text:span text:style-name="T23">i</text:span><text:span text:style-name="T23">m</text:span><text:span text:style-name="T23">o</text:span><text:span text:style-name="T23">;</text:span></text:p>
          <text:p text:style-name="P42"><text:span text:style-name="T23">}</text:span><text:span text:style-name="T28"><text:line-break/></text:span><text:span text:style-name="T27">s</text:span><text:span text:style-name="T27">e</text:span><text:span text:style-name="T27"> </text:span><text:span text:style-name="T27">(</text:span><text:span text:style-name="T27">a</text:span><text:span text:style-name="T27">u</text:span><text:span text:style-name="T27">x</text:span><text:span text:style-name="T27">i</text:span><text:span text:style-name="T27">l</text:span><text:span text:style-name="T27">i</text:span><text:span text:style-name="T27">a</text:span><text:span text:style-name="T27">r</text:span><text:span text:style-name="T27"> </text:span><text:span text:style-name="T27">!</text:span><text:span text:style-name="T27">=</text:span><text:span text:style-name="T27"> </text:span><text:span text:style-name="T27">N</text:span><text:span text:style-name="T27">U</text:span><text:span text:style-name="T27">L</text:span><text:span text:style-name="T27">L</text:span><text:span text:style-name="T27">)</text:span><text:span text:style-name="T27">{</text:span></text:p>
          <text:p text:style-name="P43"><text:span text:style-name="T23">s</text:span><text:span text:style-name="T23">e</text:span><text:span text:style-name="T23"> </text:span><text:span text:style-name="T23">(</text:span><text:span text:style-name="T23">a</text:span><text:span text:style-name="T23">u</text:span><text:span text:style-name="T23">x</text:span><text:span text:style-name="T23">i</text:span><text:span text:style-name="T23">l</text:span><text:span text:style-name="T23">i</text:span><text:span text:style-name="T23">a</text:span><text:span text:style-name="T23">r</text:span><text:span text:style-name="T23"> </text:span><text:span text:style-name="T23">=</text:span><text:span text:style-name="T23">=</text:span><text:span text:style-name="T23"> </text:span><text:span text:style-name="T23">i</text:span><text:span text:style-name="T23">n</text:span><text:span text:style-name="T23">i</text:span><text:span text:style-name="T23">c</text:span><text:span text:style-name="T23">i</text:span><text:span text:style-name="T23">o</text:span><text:span text:style-name="T23">)</text:span><text:span text:style-name="T23">{</text:span><text:span text:style-name="T23"><text:line-break/></text:span><text:span text:style-name="T23"><text:tab/></text:span><text:span text:style-name="T23"><text:tab/></text:span><text:span text:style-name="T23">r</text:span><text:span text:style-name="T23">e</text:span><text:span text:style-name="T23">m</text:span><text:span text:style-name="T23">o</text:span><text:span text:style-name="T23">v</text:span><text:span text:style-name="T23">e</text:span><text:span text:style-name="T23">N</text:span><text:span text:style-name="T23">o</text:span><text:span text:style-name="T23">I</text:span><text:span text:style-name="T23">n</text:span><text:span text:style-name="T23">i</text:span><text:span text:style-name="T23">c</text:span><text:span text:style-name="T23">i</text:span><text:span text:style-name="T23">o</text:span><text:span text:style-name="T23">(</text:span><text:span text:style-name="T23">)</text:span><text:span text:style-name="T23">;</text:span></text:p>
          <text:p text:style-name="P43"><text:span text:style-name="T23">}</text:span><text:span text:style-name="T23"> </text:span><text:span text:style-name="T23">s</text:span><text:span text:style-name="T23">e</text:span><text:span text:style-name="T23">n</text:span><text:span text:style-name="T23">a</text:span><text:span text:style-name="T23">o</text:span><text:span text:style-name="T23"> </text:span><text:span text:style-name="T23">s</text:span><text:span text:style-name="T23">e</text:span><text:span text:style-name="T23"> </text:span><text:span text:style-name="T23">(</text:span><text:span text:style-name="T23">a</text:span><text:span text:style-name="T23">u</text:span><text:span text:style-name="T23">x</text:span><text:span text:style-name="T23">i</text:span><text:span text:style-name="T23">l</text:span><text:span text:style-name="T23">i</text:span><text:span text:style-name="T23">a</text:span><text:span text:style-name="T23">r</text:span><text:span text:style-name="T23"> </text:span><text:span text:style-name="T23">=</text:span><text:span text:style-name="T23">=</text:span><text:span text:style-name="T23"> </text:span><text:span text:style-name="T23">f</text:span><text:span text:style-name="T23">i</text:span><text:span text:style-name="T23">m</text:span><text:span text:style-name="T23">)</text:span><text:span text:style-name="T23">{</text:span></text:p>
          <text:p text:style-name="P43"><text:span text:style-name="T23"><text:tab/></text:span><text:span text:style-name="T23">r</text:span><text:span text:style-name="T23">e</text:span><text:span text:style-name="T23">m</text:span><text:span text:style-name="T23">o</text:span><text:span text:style-name="T23">v</text:span><text:span text:style-name="T23">e</text:span><text:span text:style-name="T23">N</text:span><text:span text:style-name="T23">o</text:span><text:span text:style-name="T23">F</text:span><text:span text:style-name="T23">i</text:span><text:span text:style-name="T23">m</text:span><text:span text:style-name="T23">(</text:span><text:span text:style-name="T23">)</text:span></text:p>
          <text:p text:style-name="P43"><text:span text:style-name="T23">}</text:span><text:span text:style-name="T23"> </text:span><text:span text:style-name="T23">s</text:span><text:span text:style-name="T23">e</text:span><text:span text:style-name="T23">n</text:span><text:span text:style-name="T23">a</text:span><text:span text:style-name="T23">o</text:span><text:span text:style-name="T23"> </text:span><text:span text:style-name="T23">{</text:span></text:p>
          <text:p text:style-name="P44"><text:span text:style-name="T23">a</text:span><text:span text:style-name="T23">n</text:span><text:span text:style-name="T23">t</text:span><text:span text:style-name="T23">e</text:span><text:span text:style-name="T23">r</text:span><text:span text:style-name="T23">i</text:span><text:span text:style-name="T23">o</text:span><text:span text:style-name="T23">r</text:span><text:span text:style-name="T23">.</text:span><text:span text:style-name="T23">p</text:span><text:span text:style-name="T23">r</text:span><text:span text:style-name="T23">o</text:span><text:span text:style-name="T23">x</text:span><text:span text:style-name="T23">i</text:span><text:span text:style-name="T23">m</text:span><text:span text:style-name="T23">o</text:span><text:span text:style-name="T23"> </text:span><text:span text:style-name="T23">←</text:span><text:span text:style-name="T23"> </text:span><text:span text:style-name="T23">a</text:span><text:span text:style-name="T23">u</text:span><text:span text:style-name="T23">x</text:span><text:span text:style-name="T23">i</text:span><text:span text:style-name="T23">l</text:span><text:span text:style-name="T23">i</text:span><text:span text:style-name="T23">a</text:span><text:span text:style-name="T23">r</text:span><text:span text:style-name="T23">.</text:span><text:span text:style-name="T23">p</text:span><text:span text:style-name="T23">r</text:span><text:span text:style-name="T23">o</text:span><text:span text:style-name="T23">x</text:span><text:span text:style-name="T23">i</text:span><text:span text:style-name="T23">m</text:span><text:span text:style-name="T23">o</text:span><text:span text:style-name="T23">;</text:span><text:span text:style-name="T23"><text:line-break/></text:span><text:span text:style-name="T23"><text:tab/></text:span><text:span text:style-name="T27">t</text:span><text:span text:style-name="T27">a</text:span><text:span text:style-name="T27">m</text:span><text:span text:style-name="T27">a</text:span><text:span text:style-name="T27">n</text:span><text:span text:style-name="T27">h</text:span><text:span text:style-name="T27">o</text:span><text:span text:style-name="T27">-</text:span><text:span text:style-name="T27">-</text:span><text:span text:style-name="T27">;</text:span></text:p>
          <text:p text:style-name="P44"><text:span text:style-name="T23">a</text:span><text:span text:style-name="T23">p</text:span><text:span text:style-name="T23">a</text:span><text:span text:style-name="T23">g</text:span><text:span text:style-name="T23">a</text:span><text:span text:style-name="T23">(</text:span><text:span text:style-name="T23">a</text:span><text:span text:style-name="T23">u</text:span><text:span text:style-name="T23">x</text:span><text:span text:style-name="T23">i</text:span><text:span text:style-name="T23">l</text:span><text:span text:style-name="T23">i</text:span><text:span text:style-name="T23">a</text:span><text:span text:style-name="T23">r</text:span><text:span text:style-name="T23">)</text:span><text:span text:style-name="T23">;</text:span></text:p>
          <text:p text:style-name="P45"><text:span text:style-name="T23">}</text:span></text:p>
          <text:p text:style-name="P42"><text:span text:style-name="T23">}</text:span></text:p>
          <text:p text:style-name="P42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1" draw:text-style-name="P49" xml:id="id568" draw:id="id568" draw:layer="layout" svg:width="2.4cm" svg:height="0.8cm" svg:x="8.6cm" svg:y="12.1cm">
          <text:p text:style-name="P48"><text:span text:style-name="T34">anterior</text:span></text:p>
          <draw:enhanced-geometry svg:viewBox="0 0 21600 21600" draw:type="rectangle" draw:enhanced-path="M 0 0 L 21600 0 21600 21600 0 21600 0 0 Z N"/>
        </draw:custom-shape>
        <draw:connector draw:style-name="gr72" draw:text-style-name="P24" draw:layer="layout" svg:x1="9.8cm" svg:y1="12.1cm" svg:x2="10.6cm" svg:y2="9.8cm" draw:start-shape="id568" draw:start-glue-point="0" draw:end-shape="id569" draw:end-glue-point="3" svg:d="M9800 12100v-2300h800" svg:viewBox="0 0 801 2301">
          <text:p/>
        </draw:connector>
        <draw:frame draw:style-name="gr109" draw:text-style-name="P39" draw:layer="layout" svg:width="3.829cm" svg:height="1.275cm" svg:x="13.2cm" svg:y="13.325cm">
          <draw:text-box>
            <text:p text:style-name="P24"><text:span text:style-name="T26">2 = 2</text:span></text:p>
            <text:p text:style-name="P24"><text:span text:style-name="T26">Sai do enquanto</text:span></text:p>
          </draw:text-box>
        </draw:frame>
        <draw:connector draw:style-name="gr72" draw:text-style-name="P24" draw:layer="layout" svg:x1="15.1cm" svg:y1="12.6cm" svg:x2="15.1cm" svg:y2="11.1cm" draw:start-shape="id570" draw:start-glue-point="0" draw:end-shape="id571" draw:end-glue-point="2" svg:d="M15100 12600v-1500" svg:viewBox="0 0 1 1501">
          <text:p/>
        </draw:connector>
        <draw:connector draw:style-name="gr15" draw:text-style-name="P24" draw:layer="layout" draw:line-skew="-1.671cm" svg:x1="13.2cm" svg:y1="10.7cm" svg:x2="18.242cm" svg:y2="8.522cm" draw:start-shape="id572" draw:start-glue-point="1" draw:end-shape="id573" draw:end-glue-point="0" svg:d="M13200 10700h200v-2679h4842v501" svg:viewBox="0 0 5043 2680">
          <text:p/>
        </draw:connector>
        <presentation:notes draw:style-name="dp1">
          <draw:page-thumbnail draw:style-name="gr9" draw:layer="layout" svg:width="19.798cm" svg:height="11.136cm" svg:x="0.6cm" svg:y="2.257cm" draw:page-number="102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Passo 7. Remover elemento 2</text:span></text:p>
          </draw:text-box>
        </draw:frame>
        <draw:custom-shape draw:style-name="gr1" draw:text-style-name="P29" draw:layer="layout" svg:width="5.6cm" svg:height="1.4cm" svg:x="15.4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5.4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576" draw:id="id576" draw:layer="layout" svg:width="2.2cm" svg:height="1cm" svg:x="15.7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574" draw:id="id574" draw:layer="layout" svg:width="2.2cm" svg:height="1cm" svg:x="18.5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.126cm" svg:y="14.4cm">
          <draw:text-box>
            <text:p text:style-name="P56"><text:span text:style-name="T40">tamanho = 4</text:span></text:p>
          </draw:text-box>
        </draw:frame>
        <draw:custom-shape draw:style-name="gr12" draw:text-style-name="P34" draw:layer="layout" svg:width="2.6cm" svg:height="2.6cm" svg:x="16.9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584" draw:id="id584" draw:layer="layout" svg:width="2.6cm" svg:height="0.8cm" svg:x="16.9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16.9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20.1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20.1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0.1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13.8cm" svg:y="8.5cm">
          <text:p text:style-name="P30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3.8cm" svg:y="8.5cm">
          <text:p text:style-name="P21"><text:span text:style-name="T13">Nó 3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582" draw:id="id582" draw:layer="layout" svg:width="2.6cm" svg:height="0.8cm" svg:x="13.8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19.6cm" svg:y1="5.938cm" svg:x2="24.5cm" svg:y2="8.5cm" draw:start-shape="id574" draw:start-glue-point="2" draw:end-shape="id575" draw:end-glue-point="0" svg:d="M19600 5938v1281h4900v1281" svg:viewBox="0 0 4901 2563">
          <text:p/>
        </draw:connector>
        <draw:connector draw:style-name="gr15" draw:text-style-name="P24" draw:layer="layout" svg:x1="16.8cm" svg:y1="5.938cm" svg:x2="11.9cm" svg:y2="8.5cm" draw:start-shape="id576" draw:start-glue-point="2" draw:end-shape="id577" draw:end-glue-point="0" svg:d="M16800 5938v1281h-4900v1281" svg:viewBox="0 0 4901 2563">
          <text:p/>
        </draw:connector>
        <draw:custom-shape draw:style-name="gr12" draw:text-style-name="P34" draw:layer="layout" svg:width="2.6cm" svg:height="2.6cm" svg:x="23.2cm" svg:y="8.5cm">
          <text:p text:style-name="P30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575" draw:id="id575" draw:layer="layout" svg:width="2.6cm" svg:height="0.8cm" svg:x="23.2cm" svg:y="8.5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2.6cm" svg:height="0.8cm" svg:x="23.2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xml:id="id580" draw:id="id580" draw:layer="layout" svg:width="2.6cm" svg:height="2.6cm" svg:x="10.6cm" svg:y="8.5cm">
          <text:p text:style-name="P30"><text:span text:style-name="T1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2" xml:id="id577" draw:id="id577" draw:layer="layout" svg:width="2.6cm" svg:height="0.8cm" svg:x="10.6cm" svg:y="8.5cm">
          <text:p text:style-name="P21"><text:span text:style-name="T13">Nó 6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583" draw:id="id583" draw:layer="layout" svg:width="2.6cm" svg:height="0.8cm" svg:x="10.6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16.4cm" svg:y1="10.7cm" svg:x2="16.942cm" svg:y2="10.722cm" svg:d="M16400 10700h271v22h271" svg:viewBox="0 0 543 23">
          <text:p/>
        </draw:connector>
        <draw:connector draw:style-name="gr61" draw:text-style-name="P24" draw:layer="layout" svg:x1="19.542cm" svg:y1="10.722cm" svg:x2="20.1cm" svg:y2="10.7cm" svg:d="M19542 10722h279v-22h279" svg:viewBox="0 0 559 23">
          <text:p/>
        </draw:connector>
        <draw:connector draw:style-name="gr15" draw:text-style-name="P24" draw:layer="layout" svg:x1="22.7cm" svg:y1="10.7cm" svg:x2="23.2cm" svg:y2="10.7cm" svg:d="M22700 10700h500" svg:viewBox="0 0 501 1">
          <text:p/>
        </draw:connector>
        <draw:custom-shape draw:style-name="gr71" draw:text-style-name="P49" xml:id="id581" draw:id="id581" draw:layer="layout" svg:width="2.4cm" svg:height="0.8cm" svg:x="13.9cm" svg:y="12.6cm">
          <text:p text:style-name="P48"><text:span text:style-name="T34">aux</text:span></text:p>
          <draw:enhanced-geometry svg:viewBox="0 0 21600 21600" draw:type="rectangle" draw:enhanced-path="M 0 0 L 21600 0 21600 21600 0 21600 0 0 Z N"/>
        </draw:custom-shape>
        <draw:frame draw:style-name="gr7" draw:text-style-name="P33" xml:id="id578" draw:id="id578" draw:layer="layout" svg:width="2.195cm" svg:height="0.962cm" svg:x="23.405cm" svg:y="12.538cm">
          <draw:text-box>
            <text:p><text:span text:style-name="T17">NULL</text:span></text:p>
          </draw:text-box>
        </draw:frame>
        <draw:connector draw:style-name="gr15" draw:text-style-name="P24" draw:layer="layout" svg:x1="24.5cm" svg:y1="11.1cm" svg:x2="24.502cm" svg:y2="12.538cm" draw:end-shape="id578" draw:end-glue-point="0" svg:d="M24500 11100v469h2v969" svg:viewBox="0 0 3 1439">
          <text:p/>
        </draw:connector>
        <draw:custom-shape draw:name="CaixaDeTexto 36_20" draw:style-name="gr112" draw:text-style-name="P46" draw:layer="layout" svg:width="11.484cm" svg:height="10.391cm" svg:x="1.198cm" svg:y="2.809cm">
          <text:p text:style-name="P42"><text:span text:style-name="T23">auxiliar← </text:span><text:span text:style-name="T23">inicio;</text:span></text:p>
          <text:p text:style-name="P42"><text:span text:style-name="T23">a</text:span><text:span text:style-name="T20">nterior ← null</text:span></text:p>
          <text:p text:style-name="P42"><text:span text:style-name="T23">enquanto </text:span><text:span text:style-name="T23">((auxiliar != </text:span><text:span text:style-name="T23">NULL) E </text:span><text:span text:style-name="T23">(auxiliar.dado !</text:span><text:span text:style-name="T23">= valor)){</text:span></text:p>
          <text:p text:style-name="P42"><text:span text:style-name="T23"><text:tab/></text:span><text:span text:style-name="T23">anterior ← </text:span><text:span text:style-name="T23">auxiliar;</text:span><text:span text:style-name="T23"><text:tab/></text:span></text:p>
          <text:p text:style-name="P42"><text:span text:style-name="T23"><text:s text:c="2"/></text:span><text:span text:style-name="T23"><text:tab/></text:span><text:span text:style-name="T23">auxiliar ← </text:span><text:span text:style-name="T23">auxiliar.proximo</text:span><text:span text:style-name="T23">;</text:span></text:p>
          <text:p text:style-name="P42"><text:span text:style-name="T23">}</text:span><text:span text:style-name="T28"><text:line-break/></text:span><text:span text:style-name="T27">se (auxiliar != </text:span><text:span text:style-name="T27">NULL){</text:span></text:p>
          <text:p text:style-name="P43"><text:span text:style-name="T23">se </text:span><text:span text:style-name="T23">(auxiliar == </text:span><text:span text:style-name="T23">inicio){</text:span><text:span text:style-name="T23"><text:line-break/></text:span><text:span text:style-name="T23"><text:tab/></text:span><text:span text:style-name="T23"><text:tab/></text:span><text:span text:style-name="T23">removeNoInicio()</text:span><text:span text:style-name="T23">;</text:span></text:p>
          <text:p text:style-name="P43"><text:span text:style-name="T23">} senao se </text:span><text:span text:style-name="T23">(auxiliar == </text:span><text:span text:style-name="T23">fim){</text:span></text:p>
          <text:p text:style-name="P43"><text:span text:style-name="T23"><text:tab/></text:span><text:span text:style-name="T23">removeNoFim()</text:span></text:p>
          <text:p text:style-name="P43"><text:span text:style-name="T23">} senao {</text:span></text:p>
          <text:p text:style-name="P44"><text:span text:style-name="T23">anteri</text:span><text:span text:style-name="T23">or.proximo </text:span><text:span text:style-name="T23">← </text:span><text:span text:style-name="T23">auxiliar.pr</text:span><text:span text:style-name="T23">oximo;</text:span><text:span text:style-name="T23"><text:line-break/></text:span><text:span text:style-name="T23"><text:tab/></text:span><text:span text:style-name="T23">tamanho--;</text:span></text:p>
          <text:p text:style-name="P44"><text:span text:style-name="T27">apaga(</text:span><text:span text:style-name="T27">auxiliar);</text:span></text:p>
          <text:p text:style-name="P45"><text:span text:style-name="T23">}</text:span></text:p>
          <text:p text:style-name="P42"><text:span text:style-name="T23">}</text:span></text:p>
          <text:p text:style-name="P42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1" draw:text-style-name="P49" xml:id="id579" draw:id="id579" draw:layer="layout" svg:width="2.4cm" svg:height="0.8cm" svg:x="8.6cm" svg:y="12.1cm">
          <text:p text:style-name="P48"><text:span text:style-name="T34">anterior</text:span></text:p>
          <draw:enhanced-geometry svg:viewBox="0 0 21600 21600" draw:type="rectangle" draw:enhanced-path="M 0 0 L 21600 0 21600 21600 0 21600 0 0 Z N"/>
        </draw:custom-shape>
        <draw:connector draw:style-name="gr72" draw:text-style-name="P24" draw:layer="layout" svg:x1="9.8cm" svg:y1="12.1cm" svg:x2="10.6cm" svg:y2="9.8cm" draw:start-shape="id579" draw:start-glue-point="0" draw:end-shape="id580" draw:end-glue-point="3" svg:d="M9800 12100v-2300h800" svg:viewBox="0 0 801 2301">
          <text:p/>
        </draw:connector>
        <draw:frame draw:style-name="gr109" draw:text-style-name="P39" draw:layer="layout" svg:width="3.829cm" svg:height="1.275cm" svg:x="13.2cm" svg:y="13.325cm">
          <draw:text-box>
            <text:p text:style-name="P24"><text:span text:style-name="T26">2 = 2</text:span></text:p>
            <text:p text:style-name="P24"><text:span text:style-name="T26">Sai do enquanto</text:span></text:p>
          </draw:text-box>
        </draw:frame>
        <draw:connector draw:style-name="gr72" draw:text-style-name="P24" draw:layer="layout" svg:x1="15.1cm" svg:y1="12.6cm" svg:x2="15.1cm" svg:y2="11.1cm" draw:start-shape="id581" draw:start-glue-point="0" draw:end-shape="id582" draw:end-glue-point="2" svg:d="M15100 12600v-1500" svg:viewBox="0 0 1 1501">
          <text:p/>
        </draw:connector>
        <draw:connector draw:style-name="gr15" draw:text-style-name="P24" draw:layer="layout" draw:line-skew="-1.671cm" svg:x1="13.2cm" svg:y1="10.7cm" svg:x2="18.242cm" svg:y2="8.522cm" draw:start-shape="id583" draw:start-glue-point="1" draw:end-shape="id584" draw:end-glue-point="0" svg:d="M13200 10700h200v-2679h4842v501" svg:viewBox="0 0 5043 2680">
          <text:p/>
        </draw:connector>
        <draw:custom-shape draw:name="Sinal de Multiplicação 1_2" draw:style-name="gr22" draw:text-style-name="P27" draw:layer="layout" svg:width="4.544cm" svg:height="5.062cm" svg:x="12.756cm" svg:y="7.2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range-y-minimum="0" draw:handle-range-y-maximum="51965" draw:handle-position="0 ?f2"/>
          </draw:enhanced-geometry>
        </draw:custom-shape>
        <presentation:notes draw:style-name="dp1">
          <draw:page-thumbnail draw:style-name="gr9" draw:layer="layout" svg:width="19.798cm" svg:height="11.136cm" svg:x="0.6cm" svg:y="2.257cm" draw:page-number="103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Padrão" presentation:presentation-page-layout-name="AL1T0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Res</text:span><text:span text:style-name="T7">ulta</text:span><text:span text:style-name="T7">do</text:span></text:p>
          </draw:text-box>
        </draw:frame>
        <draw:custom-shape draw:style-name="gr1" draw:text-style-name="P29" draw:layer="layout" svg:width="5.6cm" svg:height="1.4cm" svg:x="11.5cm" svg:y="3.238cm">
          <text:p text:style-name="P28"><text:span text:style-name="T16">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.6cm" svg:x="11.5cm" svg:y="4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1" xml:id="id587" draw:id="id587" draw:layer="layout" svg:width="2.2cm" svg:height="1cm" svg:x="11.8cm" svg:y="4.938cm">
          <text:p text:style-name="P30"><text:span text:style-name="T16">Início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585" draw:id="id585" draw:layer="layout" svg:width="2.2cm" svg:height="1cm" svg:x="14.6cm" svg:y="4.938cm">
          <text:p text:style-name="P30"><text:span text:style-name="T16">Fim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474cm" svg:height="0.839cm" svg:x="12.526cm" svg:y="1.961cm">
          <draw:text-box>
            <text:p text:style-name="P56"><text:span text:style-name="T40">taman</text:span><text:span text:style-name="T40">ho = 4</text:span></text:p>
          </draw:text-box>
        </draw:frame>
        <draw:custom-shape draw:style-name="gr12" draw:text-style-name="P34" draw:layer="layout" svg:width="2.6cm" svg:height="2.6cm" svg:x="11.042cm" svg:y="8.522cm">
          <text:p text:style-name="P30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1.042cm" svg:y="8.522cm">
          <text:p text:style-name="P21"><text:span text:style-name="T13">Nó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591" draw:id="id591" draw:layer="layout" svg:width="2.6cm" svg:height="0.8cm" svg:x="11.042cm" svg:y="10.322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15.2cm" svg:y="8.5cm">
          <text:p text:style-name="P30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6cm" svg:height="0.8cm" svg:x="15.2cm" svg:y="8.5cm">
          <text:p text:style-name="P21"><text:span text:style-name="T13">Nó 2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592" draw:id="id592" draw:layer="layout" svg:width="2.6cm" svg:height="0.8cm" svg:x="15.2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onnector draw:style-name="gr15" draw:text-style-name="P24" draw:layer="layout" svg:x1="15.7cm" svg:y1="5.938cm" svg:x2="20.6cm" svg:y2="8.5cm" draw:start-shape="id585" draw:start-glue-point="2" draw:end-shape="id586" draw:end-glue-point="0" svg:d="M15700 5938v1281h4900v1281" svg:viewBox="0 0 4901 2563">
          <text:p/>
        </draw:connector>
        <draw:connector draw:style-name="gr15" draw:text-style-name="P24" draw:layer="layout" svg:x1="12.9cm" svg:y1="5.938cm" svg:x2="8cm" svg:y2="8.5cm" draw:start-shape="id587" draw:start-glue-point="2" draw:end-shape="id588" draw:end-glue-point="0" svg:d="M12900 5938v1281h-4900v1281" svg:viewBox="0 0 4901 2563">
          <text:p/>
        </draw:connector>
        <draw:custom-shape draw:style-name="gr12" draw:text-style-name="P34" draw:layer="layout" svg:width="2.6cm" svg:height="2.6cm" svg:x="19.3cm" svg:y="8.5cm">
          <text:p text:style-name="P30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586" draw:id="id586" draw:layer="layout" svg:width="2.6cm" svg:height="0.8cm" svg:x="19.3cm" svg:y="8.5cm">
          <text:p text:style-name="P21"><text:span text:style-name="T13">Nó 4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593" draw:id="id593" draw:layer="layout" svg:width="2.6cm" svg:height="0.8cm" svg:x="19.3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cm" svg:height="2.6cm" svg:x="6.7cm" svg:y="8.5cm">
          <text:p text:style-name="P30"><text:span text:style-name="T1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2" xml:id="id588" draw:id="id588" draw:layer="layout" svg:width="2.6cm" svg:height="0.8cm" svg:x="6.7cm" svg:y="8.5cm">
          <text:p text:style-name="P21"><text:span text:style-name="T13">Nó 6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590" draw:id="id590" draw:layer="layout" svg:width="2.6cm" svg:height="0.8cm" svg:x="6.7cm" svg:y="10.3cm">
          <text:p text:style-name="P21"><text:span text:style-name="T13">Próximo</text:span></text:p>
          <draw:enhanced-geometry svg:viewBox="0 0 21600 21600" draw:type="rectangle" draw:enhanced-path="M 0 0 L 21600 0 21600 21600 0 21600 0 0 Z N"/>
        </draw:custom-shape>
        <draw:frame draw:style-name="gr7" draw:text-style-name="P33" xml:id="id589" draw:id="id589" draw:layer="layout" svg:width="2.195cm" svg:height="0.962cm" svg:x="19.505cm" svg:y="12.538cm">
          <draw:text-box>
            <text:p><text:span text:style-name="T17">NULL</text:span></text:p>
          </draw:text-box>
        </draw:frame>
        <draw:connector draw:style-name="gr15" draw:text-style-name="P24" draw:layer="layout" svg:x1="20.6cm" svg:y1="11.1cm" svg:x2="20.602cm" svg:y2="12.538cm" draw:end-shape="id589" draw:end-glue-point="0" svg:d="M20600 11100v469h2v969" svg:viewBox="0 0 3 1439">
          <text:p/>
        </draw:connector>
        <draw:connector draw:style-name="gr15" draw:text-style-name="P24" draw:layer="layout" svg:x1="9.3cm" svg:y1="10.7cm" svg:x2="11.042cm" svg:y2="10.722cm" draw:start-shape="id590" draw:start-glue-point="1" draw:end-shape="id591" draw:end-glue-point="3" svg:d="M9300 10700h871v22h871" svg:viewBox="0 0 1743 23">
          <text:p/>
        </draw:connector>
        <draw:connector draw:style-name="gr61" draw:text-style-name="P24" draw:layer="layout" svg:x1="13.642cm" svg:y1="10.722cm" svg:x2="15.2cm" svg:y2="10.7cm" draw:start-shape="id591" draw:start-glue-point="1" draw:end-shape="id592" draw:end-glue-point="3" svg:d="M13642 10722h779v-22h779" svg:viewBox="0 0 1559 23">
          <text:p/>
        </draw:connector>
        <draw:connector draw:style-name="gr61" draw:text-style-name="P24" draw:layer="layout" svg:x1="17.8cm" svg:y1="10.7cm" svg:x2="19.3cm" svg:y2="10.7cm" draw:start-shape="id592" draw:start-glue-point="1" draw:end-shape="id593" draw:end-glue-point="3" svg:d="M17800 10700h1500" svg:viewBox="0 0 1501 1">
          <text:p/>
        </draw:connector>
        <presentation:notes draw:style-name="dp1">
          <draw:page-thumbnail draw:style-name="gr9" draw:layer="layout" svg:width="19.798cm" svg:height="11.136cm" svg:x="0.6cm" svg:y="2.257cm" draw:page-number="104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onsolas1" svg:font-family="Consolas"/>
    <style:font-face style:name="Source Code Pro1" svg:font-family="'Source Code Pro'"/>
    <style:font-face style:name="Calibri1" svg:font-family="Calibri" style:font-pitch="variable"/>
    <style:font-face style:name="Consolas" svg:font-family="Consolas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4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04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8T14:49:18.641575550</meta:creation-date>
    <dc:date>2021-09-29T17:43:44.457540726</dc:date>
    <meta:editing-duration>PT1H40M8S</meta:editing-duration>
    <meta:editing-cycles>13</meta:editing-cycles>
    <meta:generator>LibreOffice/6.4.7.2$Linux_X86_64 LibreOffice_project/40$Build-2</meta:generator>
    <meta:document-statistic meta:object-count="3326"/>
  </office:meta>
</office:document-meta>
</file>